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office:font-face-decls>
  <office:automatic-styles>
    <style:style style:name="Table1" style:family="table">
      <style:table-properties style:width="16.219cm" fo:margin-left="-0.191cm" fo:margin-top="0cm" fo:margin-bottom="0cm" table:align="left" style:writing-mode="lr-tb"/>
    </style:style>
    <style:style style:name="Table1.A" style:family="table-column">
      <style:table-column-properties style:column-width="4.576cm"/>
    </style:style>
    <style:style style:name="Table1.B" style:family="table-column">
      <style:table-column-properties style:column-width="4.42cm"/>
    </style:style>
    <style:style style:name="Table1.C" style:family="table-column">
      <style:table-column-properties style:column-width="7.223cm"/>
    </style:style>
    <style:style style:name="Table1.1" style:family="table-row">
      <style:table-row-properties fo:keep-together="auto"/>
    </style:style>
    <style:style style:name="Table1.A1" style:family="table-cell">
      <style:table-cell-properties fo:background-color="#073763" fo:padding="0.176cm" fo:border="0.75pt solid #000001" style:writing-mode="lr-tb">
        <style:background-image/>
      </style:table-cell-properties>
    </style:style>
    <style:style style:name="Table1.A2" style:family="table-cell">
      <style:table-cell-properties fo:background-color="#cfe2f3" fo:padding="0.176cm" fo:border="0.5pt solid #000001" style:writing-mode="lr-tb">
        <style:background-image/>
      </style:table-cell-properties>
    </style:style>
    <style:style style:name="Table1.A4" style:family="table-cell">
      <style:table-cell-properties fo:padding="0.176cm" fo:border="0.5pt solid #000001" style:writing-mode="lr-tb"/>
    </style:style>
    <style:style style:name="Table1.A6" style:family="table-cell">
      <style:table-cell-properties fo:background-color="#d9d9d9" fo:padding="0.176cm" fo:border="0.75pt solid #000001" style:writing-mode="lr-tb">
        <style:background-image/>
      </style:table-cell-properties>
    </style:style>
    <style:style style:name="Table1.A8" style:family="table-cell">
      <style:table-cell-properties fo:background-color="#ffffff" fo:padding="0.176cm" fo:border="0.75pt solid #000001" style:writing-mode="lr-tb">
        <style:background-image/>
      </style:table-cell-properties>
    </style:style>
    <style:style style:name="Table2" style:family="table">
      <style:table-properties style:width="16.113cm" fo:margin-left="-0.191cm" fo:margin-top="0cm" fo:margin-bottom="0cm" table:align="left" style:writing-mode="lr-tb"/>
    </style:style>
    <style:style style:name="Table2.A" style:family="table-column">
      <style:table-column-properties style:column-width="3.625cm"/>
    </style:style>
    <style:style style:name="Table2.B" style:family="table-column">
      <style:table-column-properties style:column-width="2.328cm"/>
    </style:style>
    <style:style style:name="Table2.C" style:family="table-column">
      <style:table-column-properties style:column-width="3.253cm"/>
    </style:style>
    <style:style style:name="Table2.D" style:family="table-column">
      <style:table-column-properties style:column-width="6.907cm"/>
    </style:style>
    <style:style style:name="Table2.1" style:family="table-row">
      <style:table-row-properties style:min-row-height="0.741cm" fo:keep-together="auto"/>
    </style:style>
    <style:style style:name="Table2.A1" style:family="table-cell">
      <style:table-cell-properties fo:background-color="#073763" fo:padding="0.176cm" fo:border="0.75pt solid #000001" style:writing-mode="lr-tb">
        <style:background-image/>
      </style:table-cell-properties>
    </style:style>
    <style:style style:name="Table2.A2" style:family="table-cell">
      <style:table-cell-properties fo:padding="0.176cm" fo:border="0.75pt solid #000001" style:writing-mode="lr-tb"/>
    </style:style>
    <style:style style:name="Table2.C2" style:family="table-cell">
      <style:table-cell-properties fo:padding="0.176cm" fo:border="0.75pt solid #000001" style:writing-mode="lr-tb"/>
    </style:style>
    <style:style style:name="Table2.A3" style:family="table-cell">
      <style:table-cell-properties fo:padding="0.176cm" fo:border="0.75pt solid #000001" style:writing-mode="lr-tb"/>
    </style:style>
    <style:style style:name="Table2.C3" style:family="table-cell">
      <style:table-cell-properties fo:padding="0.176cm" fo:border="0.75pt solid #000001" style:writing-mode="lr-tb"/>
    </style:style>
    <style:style style:name="Table2.4" style:family="table-row">
      <style:table-row-properties style:min-row-height="0.882cm" fo:keep-together="auto"/>
    </style:style>
    <style:style style:name="Table2.A5" style:family="table-cell">
      <style:table-cell-properties fo:padding="0.176cm" fo:border="0.75pt solid #000001" style:writing-mode="lr-tb"/>
    </style:style>
    <style:style style:name="Table2.6" style:family="table-row">
      <style:table-row-properties fo:keep-together="auto"/>
    </style:style>
    <style:style style:name="Table2.7" style:family="table-row">
      <style:table-row-properties fo:keep-together="auto"/>
    </style:style>
    <style:style style:name="Table2.A7" style:family="table-cell">
      <style:table-cell-properties fo:padding="0.176cm" fo:border="0.75pt solid #000001" style:writing-mode="lr-tb"/>
    </style:style>
    <style:style style:name="Table2.B7" style:family="table-cell">
      <style:table-cell-properties fo:padding="0.176cm" fo:border="0.75pt solid #000001" style:writing-mode="lr-tb"/>
    </style:style>
    <style:style style:name="Table2.C7" style:family="table-cell">
      <style:table-cell-properties fo:padding="0.176cm" fo:border="0.75pt solid #000001" style:writing-mode="lr-tb"/>
    </style:style>
    <style:style style:name="Table2.D7" style:family="table-cell">
      <style:table-cell-properties fo:padding="0.176cm" fo:border="0.75pt solid #000001" style:writing-mode="lr-tb"/>
    </style:style>
    <style:style style:name="Table2.8" style:family="table-row">
      <style:table-row-properties fo:keep-together="auto"/>
    </style:style>
    <style:style style:name="Table2.A8" style:family="table-cell">
      <style:table-cell-properties fo:padding="0.176cm" fo:border="0.75pt solid #000001" style:writing-mode="lr-tb"/>
    </style:style>
    <style:style style:name="Table2.B8" style:family="table-cell">
      <style:table-cell-properties fo:padding="0.176cm" fo:border="0.75pt solid #000001" style:writing-mode="lr-tb"/>
    </style:style>
    <style:style style:name="Table2.C8" style:family="table-cell">
      <style:table-cell-properties fo:padding="0.176cm" fo:border="0.75pt solid #000001" style:writing-mode="lr-tb"/>
    </style:style>
    <style:style style:name="Table2.D8" style:family="table-cell">
      <style:table-cell-properties fo:padding="0.176cm" fo:border="0.75pt solid #000001" style:writing-mode="lr-tb"/>
    </style:style>
    <style:style style:name="Table2.A9" style:family="table-cell">
      <style:table-cell-properties fo:background-color="#d9d9d9" fo:padding="0.176cm" fo:border="0.75pt solid #000001" style:writing-mode="lr-tb">
        <style:background-image/>
      </style:table-cell-properties>
    </style:style>
    <style:style style:name="Table2.10" style:family="table-row">
      <style:table-row-properties fo:keep-together="auto"/>
    </style:style>
    <style:style style:name="Table2.A10" style:family="table-cell">
      <style:table-cell-properties fo:padding="0.176cm" fo:border="0.75pt solid #000001" style:writing-mode="lr-tb"/>
    </style:style>
    <style:style style:name="Table2.B10" style:family="table-cell">
      <style:table-cell-properties fo:padding="0.176cm" fo:border="0.75pt solid #000001" style:writing-mode="lr-tb"/>
    </style:style>
    <style:style style:name="Table2.C10" style:family="table-cell">
      <style:table-cell-properties fo:padding="0.176cm" fo:border="0.75pt solid #000001" style:writing-mode="lr-tb"/>
    </style:style>
    <style:style style:name="Table2.D10" style:family="table-cell">
      <style:table-cell-properties fo:padding="0.176cm" fo:border="0.75pt solid #000001" style:writing-mode="lr-tb"/>
    </style:style>
    <style:style style:name="Table2.11" style:family="table-row">
      <style:table-row-properties fo:keep-together="auto"/>
    </style:style>
    <style:style style:name="Table2.A11" style:family="table-cell">
      <style:table-cell-properties fo:padding="0.176cm" fo:border="0.75pt solid #000001" style:writing-mode="lr-tb"/>
    </style:style>
    <style:style style:name="Table2.B11" style:family="table-cell">
      <style:table-cell-properties fo:padding="0.176cm" fo:border="0.75pt solid #000001" style:writing-mode="lr-tb"/>
    </style:style>
    <style:style style:name="Table2.C11" style:family="table-cell">
      <style:table-cell-properties fo:padding="0.176cm" fo:border="0.75pt solid #000001" style:writing-mode="lr-tb"/>
    </style:style>
    <style:style style:name="Table2.D11" style:family="table-cell">
      <style:table-cell-properties fo:padding="0.176cm" fo:border="0.75pt solid #000001" style:writing-mode="lr-tb"/>
    </style:style>
    <style:style style:name="Table2.12" style:family="table-row">
      <style:table-row-properties fo:keep-together="auto"/>
    </style:style>
    <style:style style:name="Table2.A12" style:family="table-cell">
      <style:table-cell-properties fo:padding="0.176cm" fo:border="0.75pt solid #000001" style:writing-mode="lr-tb"/>
    </style:style>
    <style:style style:name="Table2.B12" style:family="table-cell">
      <style:table-cell-properties fo:padding="0.176cm" fo:border="0.75pt solid #000001" style:writing-mode="lr-tb"/>
    </style:style>
    <style:style style:name="Table2.C12" style:family="table-cell">
      <style:table-cell-properties fo:padding="0.176cm" fo:border="0.75pt solid #000001" style:writing-mode="lr-tb"/>
    </style:style>
    <style:style style:name="Table2.D12" style:family="table-cell">
      <style:table-cell-properties fo:padding="0.176cm" fo:border="0.75pt solid #000001" style:writing-mode="lr-tb"/>
    </style:style>
    <style:style style:name="Table3" style:family="table">
      <style:table-properties style:width="16.06cm" fo:margin-left="-0.199cm" fo:margin-top="0cm" fo:margin-bottom="0cm" table:align="left" style:writing-mode="lr-tb"/>
    </style:style>
    <style:style style:name="Table3.A" style:family="table-column">
      <style:table-column-properties style:column-width="4.895cm"/>
    </style:style>
    <style:style style:name="Table3.B" style:family="table-column">
      <style:table-column-properties style:column-width="4.551cm"/>
    </style:style>
    <style:style style:name="Table3.C" style:family="table-column">
      <style:table-column-properties style:column-width="6.615cm"/>
    </style:style>
    <style:style style:name="Table3.1" style:family="table-row">
      <style:table-row-properties style:min-row-height="0.741cm" fo:keep-together="auto"/>
    </style:style>
    <style:style style:name="Table3.A1" style:family="table-cell">
      <style:table-cell-properties fo:background-color="#073763" fo:padding="0.176cm" fo:border="0.75pt solid #000001" style:writing-mode="lr-tb">
        <style:background-image/>
      </style:table-cell-properties>
    </style:style>
    <style:style style:name="Table3.A2" style:family="table-cell">
      <style:table-cell-properties fo:background-color="#cfe2f3" fo:padding="0.176cm" fo:border="0.5pt solid #000001" style:writing-mode="lr-tb">
        <style:background-image/>
      </style:table-cell-properties>
    </style:style>
    <style:style style:name="Table3.3" style:family="table-row">
      <style:table-row-properties fo:keep-together="auto"/>
    </style:style>
    <style:style style:name="Table3.4" style:family="table-row">
      <style:table-row-properties fo:keep-together="auto"/>
    </style:style>
    <style:style style:name="Table3.A4" style:family="table-cell">
      <style:table-cell-properties fo:padding="0.176cm" fo:border="0.5pt solid #000001" style:writing-mode="lr-tb"/>
    </style:style>
    <style:style style:name="Table3.5" style:family="table-row">
      <style:table-row-properties fo:keep-together="auto"/>
    </style:style>
    <style:style style:name="Table3.A5" style:family="table-cell">
      <style:table-cell-properties fo:background-color="#073763" fo:padding="0.176cm" fo:border="0.5pt solid #000001" style:writing-mode="lr-tb">
        <style:background-image/>
      </style:table-cell-properties>
    </style:style>
    <style:style style:name="Table3.6" style:family="table-row">
      <style:table-row-properties fo:keep-together="auto"/>
    </style:style>
    <style:style style:name="Table3.A6" style:family="table-cell">
      <style:table-cell-properties fo:background-color="#d9d9d9" fo:padding="0.176cm" fo:border="0.5pt solid #000001" style:writing-mode="lr-tb">
        <style:background-image/>
      </style:table-cell-properties>
    </style:style>
    <style:style style:name="Table3.7" style:family="table-row">
      <style:table-row-properties fo:keep-together="auto"/>
    </style:style>
    <style:style style:name="Table3.A7" style:family="table-cell">
      <style:table-cell-properties fo:background-color="#ffffff" fo:padding="0.176cm" fo:border="0.5pt solid #000001" style:writing-mode="lr-tb">
        <style:background-image/>
      </style:table-cell-properties>
    </style:style>
    <style:style style:name="Table3.C7" style:family="table-cell">
      <style:table-cell-properties fo:background-color="#ffffff" fo:padding="0.176cm" fo:border="0.75pt solid #000001" style:writing-mode="lr-tb">
        <style:background-image/>
      </style:table-cell-properties>
    </style:style>
    <style:style style:name="Table3.8" style:family="table-row">
      <style:table-row-properties fo:keep-together="auto"/>
    </style:style>
    <style:style style:name="Table3.9" style:family="table-row">
      <style:table-row-properties fo:keep-together="auto"/>
    </style:style>
    <style:style style:name="Table3.A9" style:family="table-cell">
      <style:table-cell-properties fo:padding="0.176cm" fo:border="0.5pt solid #000001" style:writing-mode="lr-tb"/>
    </style:style>
    <style:style style:name="Table3.B9" style:family="table-cell">
      <style:table-cell-properties fo:padding="0.176cm" fo:border="0.5pt solid #000001" style:writing-mode="lr-tb"/>
    </style:style>
    <style:style style:name="Table3.C9" style:family="table-cell">
      <style:table-cell-properties fo:padding="0.176cm" fo:border="0.5pt solid #000001" style:writing-mode="lr-tb"/>
    </style:style>
    <style:style style:name="Table3.10" style:family="table-row">
      <style:table-row-properties fo:keep-together="auto"/>
    </style:style>
    <style:style style:name="Table3.11" style:family="table-row">
      <style:table-row-properties fo:keep-together="auto"/>
    </style:style>
    <style:style style:name="Table3.12" style:family="table-row">
      <style:table-row-properties fo:keep-together="auto"/>
    </style:style>
    <style:style style:name="Table4" style:family="table">
      <style:table-properties style:width="16.51cm" fo:margin-left="-0.191cm" fo:margin-top="0cm" fo:margin-bottom="0cm" table:align="left" style:writing-mode="lr-tb"/>
    </style:style>
    <style:style style:name="Table4.A" style:family="table-column">
      <style:table-column-properties style:column-width="2.715cm"/>
    </style:style>
    <style:style style:name="Table4.B" style:family="table-column">
      <style:table-column-properties style:column-width="3.246cm"/>
    </style:style>
    <style:style style:name="Table4.C" style:family="table-column">
      <style:table-column-properties style:column-width="3.563cm"/>
    </style:style>
    <style:style style:name="Table4.D" style:family="table-column">
      <style:table-column-properties style:column-width="6.987cm"/>
    </style:style>
    <style:style style:name="Table4.1" style:family="table-row">
      <style:table-row-properties style:min-row-height="0.741cm" fo:keep-together="auto"/>
    </style:style>
    <style:style style:name="Table4.A1" style:family="table-cell">
      <style:table-cell-properties fo:background-color="#073763" fo:padding-left="0.191cm" fo:padding-right="0.191cm" fo:padding-top="0cm" fo:padding-bottom="0cm" fo:border="0.75pt solid #000001" style:writing-mode="lr-tb">
        <style:background-image/>
      </style:table-cell-properties>
    </style:style>
    <style:style style:name="Table4.A2" style:family="table-cell">
      <style:table-cell-properties fo:padding-left="0.191cm" fo:padding-right="0.191cm" fo:padding-top="0cm" fo:padding-bottom="0cm" fo:border="0.75pt solid #000001" style:writing-mode="lr-tb"/>
    </style:style>
    <style:style style:name="Table4.C2" style:family="table-cell">
      <style:table-cell-properties fo:padding="0.176cm" fo:border="0.75pt solid #000001" style:writing-mode="lr-tb"/>
    </style:style>
    <style:style style:name="Table4.A3" style:family="table-cell">
      <style:table-cell-properties fo:padding-left="0.191cm" fo:padding-right="0.191cm" fo:padding-top="0cm" fo:padding-bottom="0cm" fo:border="0.75pt solid #000001" style:writing-mode="lr-tb"/>
    </style:style>
    <style:style style:name="Table4.C3" style:family="table-cell">
      <style:table-cell-properties fo:padding="0.176cm" fo:border="0.75pt solid #000001" style:writing-mode="lr-tb"/>
    </style:style>
    <style:style style:name="Table4.A5" style:family="table-cell">
      <style:table-cell-properties fo:padding-left="0.191cm" fo:padding-right="0.191cm" fo:padding-top="0cm" fo:padding-bottom="0cm" fo:border="0.75pt solid #000001" style:writing-mode="lr-tb"/>
    </style:style>
    <style:style style:name="Table4.6" style:family="table-row">
      <style:table-row-properties fo:keep-together="auto"/>
    </style:style>
    <style:style style:name="Table4.7" style:family="table-row">
      <style:table-row-properties fo:keep-together="auto"/>
    </style:style>
    <style:style style:name="Table4.A7" style:family="table-cell">
      <style:table-cell-properties fo:padding-left="0.191cm" fo:padding-right="0.191cm" fo:padding-top="0cm" fo:padding-bottom="0cm" fo:border="0.75pt solid #000001" style:writing-mode="lr-tb"/>
    </style:style>
    <style:style style:name="Table4.B7" style:family="table-cell">
      <style:table-cell-properties fo:padding-left="0.191cm" fo:padding-right="0.191cm" fo:padding-top="0cm" fo:padding-bottom="0cm" fo:border="0.75pt solid #000001" style:writing-mode="lr-tb"/>
    </style:style>
    <style:style style:name="Table4.C7" style:family="table-cell">
      <style:table-cell-properties fo:padding-left="0.191cm" fo:padding-right="0.191cm" fo:padding-top="0cm" fo:padding-bottom="0cm" fo:border="0.75pt solid #000001" style:writing-mode="lr-tb"/>
    </style:style>
    <style:style style:name="Table4.D7" style:family="table-cell">
      <style:table-cell-properties fo:padding-left="0.191cm" fo:padding-right="0.191cm" fo:padding-top="0cm" fo:padding-bottom="0cm" fo:border="0.75pt solid #000001" style:writing-mode="lr-tb"/>
    </style:style>
    <style:style style:name="Table4.8" style:family="table-row">
      <style:table-row-properties fo:keep-together="auto"/>
    </style:style>
    <style:style style:name="Table4.A8" style:family="table-cell">
      <style:table-cell-properties fo:padding-left="0.191cm" fo:padding-right="0.191cm" fo:padding-top="0cm" fo:padding-bottom="0cm" fo:border="0.75pt solid #000001" style:writing-mode="lr-tb"/>
    </style:style>
    <style:style style:name="Table4.B8" style:family="table-cell">
      <style:table-cell-properties fo:padding-left="0.191cm" fo:padding-right="0.191cm" fo:padding-top="0cm" fo:padding-bottom="0cm" fo:border="0.75pt solid #000001" style:writing-mode="lr-tb"/>
    </style:style>
    <style:style style:name="Table4.C8" style:family="table-cell">
      <style:table-cell-properties fo:padding-left="0.191cm" fo:padding-right="0.191cm" fo:padding-top="0cm" fo:padding-bottom="0cm" fo:border="0.75pt solid #000001" style:writing-mode="lr-tb"/>
    </style:style>
    <style:style style:name="Table4.D8" style:family="table-cell">
      <style:table-cell-properties fo:padding-left="0.191cm" fo:padding-right="0.191cm" fo:padding-top="0cm" fo:padding-bottom="0cm" fo:border="0.75pt solid #000001" style:writing-mode="lr-tb"/>
    </style:style>
    <style:style style:name="Table4.9" style:family="table-row">
      <style:table-row-properties fo:keep-together="auto"/>
    </style:style>
    <style:style style:name="Table4.A9" style:family="table-cell">
      <style:table-cell-properties fo:padding-left="0.191cm" fo:padding-right="0.191cm" fo:padding-top="0cm" fo:padding-bottom="0cm" fo:border="0.75pt solid #000001" style:writing-mode="lr-tb"/>
    </style:style>
    <style:style style:name="Table4.B9" style:family="table-cell">
      <style:table-cell-properties fo:padding-left="0.191cm" fo:padding-right="0.191cm" fo:padding-top="0cm" fo:padding-bottom="0cm" fo:border="0.75pt solid #000001" style:writing-mode="lr-tb"/>
    </style:style>
    <style:style style:name="Table4.C9" style:family="table-cell">
      <style:table-cell-properties fo:padding-left="0.191cm" fo:padding-right="0.191cm" fo:padding-top="0cm" fo:padding-bottom="0cm" fo:border="0.75pt solid #000001" style:writing-mode="lr-tb"/>
    </style:style>
    <style:style style:name="Table4.D9" style:family="table-cell">
      <style:table-cell-properties fo:padding-left="0.191cm" fo:padding-right="0.191cm" fo:padding-top="0cm" fo:padding-bottom="0cm" fo:border="0.75pt solid #000001" style:writing-mode="lr-tb"/>
    </style:style>
    <style:style style:name="Table4.10" style:family="table-row">
      <style:table-row-properties fo:keep-together="auto"/>
    </style:style>
    <style:style style:name="Table4.A10" style:family="table-cell">
      <style:table-cell-properties fo:background-color="#d9d9d9" fo:padding-left="0.191cm" fo:padding-right="0.191cm" fo:padding-top="0cm" fo:padding-bottom="0cm" fo:border="0.75pt solid #000001" style:writing-mode="lr-tb">
        <style:background-image/>
      </style:table-cell-properties>
    </style:style>
    <style:style style:name="Table4.11" style:family="table-row">
      <style:table-row-properties fo:keep-together="auto"/>
    </style:style>
    <style:style style:name="Table4.A11" style:family="table-cell">
      <style:table-cell-properties fo:padding-left="0.191cm" fo:padding-right="0.191cm" fo:padding-top="0cm" fo:padding-bottom="0cm" fo:border="0.75pt solid #000001" style:writing-mode="lr-tb"/>
    </style:style>
    <style:style style:name="Table4.B11" style:family="table-cell">
      <style:table-cell-properties fo:padding-left="0.191cm" fo:padding-right="0.191cm" fo:padding-top="0cm" fo:padding-bottom="0cm" fo:border="0.75pt solid #000001" style:writing-mode="lr-tb"/>
    </style:style>
    <style:style style:name="Table4.C11" style:family="table-cell">
      <style:table-cell-properties fo:padding-left="0.191cm" fo:padding-right="0.191cm" fo:padding-top="0cm" fo:padding-bottom="0cm" fo:border="0.75pt solid #000001" style:writing-mode="lr-tb"/>
    </style:style>
    <style:style style:name="Table4.D11" style:family="table-cell">
      <style:table-cell-properties fo:padding-left="0.191cm" fo:padding-right="0.191cm" fo:padding-top="0cm" fo:padding-bottom="0cm" fo:border="0.75pt solid #000001" style:writing-mode="lr-tb"/>
    </style:style>
    <style:style style:name="Table5" style:family="table">
      <style:table-properties style:width="16.51cm" fo:margin-left="-0.206cm" fo:margin-top="0cm" fo:margin-bottom="0cm" table:align="left" style:writing-mode="lr-tb"/>
    </style:style>
    <style:style style:name="Table5.A" style:family="table-column">
      <style:table-column-properties style:column-width="5.583cm"/>
    </style:style>
    <style:style style:name="Table5.B" style:family="table-column">
      <style:table-column-properties style:column-width="4.577cm"/>
    </style:style>
    <style:style style:name="Table5.C" style:family="table-column">
      <style:table-column-properties style:column-width="6.35cm"/>
    </style:style>
    <style:style style:name="Table5.1" style:family="table-row">
      <style:table-row-properties style:min-row-height="0.741cm" fo:keep-together="auto"/>
    </style:style>
    <style:style style:name="Table5.A1" style:family="table-cell">
      <style:table-cell-properties fo:background-color="#073763" fo:padding="0.176cm" fo:border="0.75pt solid #000001" style:writing-mode="lr-tb">
        <style:background-image/>
      </style:table-cell-properties>
    </style:style>
    <style:style style:name="Table5.A2" style:family="table-cell">
      <style:table-cell-properties fo:background-color="#cfe2f3" fo:padding="0.176cm" fo:border="0.5pt solid #000001" style:writing-mode="lr-tb">
        <style:background-image/>
      </style:table-cell-properties>
    </style:style>
    <style:style style:name="Table5.3" style:family="table-row">
      <style:table-row-properties fo:keep-together="auto"/>
    </style:style>
    <style:style style:name="Table5.4" style:family="table-row">
      <style:table-row-properties fo:keep-together="auto"/>
    </style:style>
    <style:style style:name="Table5.A4" style:family="table-cell">
      <style:table-cell-properties fo:padding="0.176cm" fo:border="0.5pt solid #000001" style:writing-mode="lr-tb"/>
    </style:style>
    <style:style style:name="Table5.5" style:family="table-row">
      <style:table-row-properties fo:keep-together="auto"/>
    </style:style>
    <style:style style:name="Table5.A5" style:family="table-cell">
      <style:table-cell-properties fo:background-color="#073763" fo:padding="0.176cm" fo:border="1pt solid #000001" style:writing-mode="lr-tb">
        <style:background-image/>
      </style:table-cell-properties>
    </style:style>
    <style:style style:name="Table5.6" style:family="table-row">
      <style:table-row-properties fo:keep-together="auto"/>
    </style:style>
    <style:style style:name="Table5.A6" style:family="table-cell">
      <style:table-cell-properties fo:background-color="#d9d9d9" fo:padding="0.176cm" fo:border="1pt solid #000001" style:writing-mode="lr-tb">
        <style:background-image/>
      </style:table-cell-properties>
    </style:style>
    <style:style style:name="Table5.7" style:family="table-row">
      <style:table-row-properties fo:keep-together="auto"/>
    </style:style>
    <style:style style:name="Table5.A7" style:family="table-cell">
      <style:table-cell-properties fo:background-color="#ffffff" fo:padding="0.176cm" fo:border="1pt solid #000001" style:writing-mode="lr-tb">
        <style:background-image/>
      </style:table-cell-properties>
    </style:style>
    <style:style style:name="Table5.C7" style:family="table-cell">
      <style:table-cell-properties fo:background-color="#ffffff" fo:padding="0.176cm" fo:border="0.75pt solid #000001" style:writing-mode="lr-tb">
        <style:background-image/>
      </style:table-cell-properties>
    </style:style>
    <style:style style:name="Table5.8" style:family="table-row">
      <style:table-row-properties fo:keep-together="auto"/>
    </style:style>
    <style:style style:name="Table5.9" style:family="table-row">
      <style:table-row-properties fo:keep-together="auto"/>
    </style:style>
    <style:style style:name="Table6" style:family="table">
      <style:table-properties style:width="16.51cm" fo:margin-left="-0.191cm" fo:margin-top="0cm" fo:margin-bottom="0cm" table:align="left" style:writing-mode="lr-tb"/>
    </style:style>
    <style:style style:name="Table6.A" style:family="table-column">
      <style:table-column-properties style:column-width="4.022cm"/>
    </style:style>
    <style:style style:name="Table6.B" style:family="table-column">
      <style:table-column-properties style:column-width="2.963cm"/>
    </style:style>
    <style:style style:name="Table6.C" style:family="table-column">
      <style:table-column-properties style:column-width="3.916cm"/>
    </style:style>
    <style:style style:name="Table6.D" style:family="table-column">
      <style:table-column-properties style:column-width="5.609cm"/>
    </style:style>
    <style:style style:name="Table6.1" style:family="table-row">
      <style:table-row-properties fo:keep-together="auto"/>
    </style:style>
    <style:style style:name="Table6.A1" style:family="table-cell">
      <style:table-cell-properties fo:background-color="#073763" fo:padding="0.176cm" fo:border="0.75pt solid #000001" style:writing-mode="lr-tb">
        <style:background-image/>
      </style:table-cell-properties>
    </style:style>
    <style:style style:name="Table6.A2" style:family="table-cell">
      <style:table-cell-properties fo:padding="0.176cm" fo:border="0.75pt solid #000001" style:writing-mode="lr-tb"/>
    </style:style>
    <style:style style:name="Table6.C2" style:family="table-cell">
      <style:table-cell-properties fo:padding="0.176cm" fo:border="0.75pt solid #000001" style:writing-mode="lr-tb"/>
    </style:style>
    <style:style style:name="Table6.A3" style:family="table-cell">
      <style:table-cell-properties fo:padding="0.176cm" fo:border="0.75pt solid #000001" style:writing-mode="lr-tb"/>
    </style:style>
    <style:style style:name="Table6.C3" style:family="table-cell">
      <style:table-cell-properties fo:padding="0.176cm" fo:border="0.75pt solid #000001" style:writing-mode="lr-tb"/>
    </style:style>
    <style:style style:name="Table6.A5" style:family="table-cell">
      <style:table-cell-properties fo:padding="0.176cm" fo:border="0.75pt solid #000001" style:writing-mode="lr-tb"/>
    </style:style>
    <style:style style:name="Table6.A7" style:family="table-cell">
      <style:table-cell-properties fo:padding="0.176cm" fo:border="0.75pt solid #000001" style:writing-mode="lr-tb"/>
    </style:style>
    <style:style style:name="Table6.B7" style:family="table-cell">
      <style:table-cell-properties fo:padding="0.176cm" fo:border="0.75pt solid #000001" style:writing-mode="lr-tb"/>
    </style:style>
    <style:style style:name="Table6.C7" style:family="table-cell">
      <style:table-cell-properties fo:padding="0.176cm" fo:border="0.75pt solid #000001" style:writing-mode="lr-tb"/>
    </style:style>
    <style:style style:name="Table6.D7" style:family="table-cell">
      <style:table-cell-properties fo:padding="0.176cm" fo:border="0.75pt solid #000001" style:writing-mode="lr-tb"/>
    </style:style>
    <style:style style:name="Table6.A8" style:family="table-cell">
      <style:table-cell-properties fo:background-color="#d9d9d9" fo:padding="0.176cm" fo:border="0.75pt solid #000001" style:writing-mode="lr-tb">
        <style:background-image/>
      </style:table-cell-properties>
    </style:style>
    <style:style style:name="Table6.A9" style:family="table-cell">
      <style:table-cell-properties fo:padding="0.176cm" fo:border="0.75pt solid #000001" style:writing-mode="lr-tb"/>
    </style:style>
    <style:style style:name="Table6.B9" style:family="table-cell">
      <style:table-cell-properties fo:padding="0.176cm" fo:border="0.75pt solid #000001" style:writing-mode="lr-tb"/>
    </style:style>
    <style:style style:name="Table6.C9" style:family="table-cell">
      <style:table-cell-properties fo:padding="0.176cm" fo:border="0.75pt solid #000001" style:writing-mode="lr-tb"/>
    </style:style>
    <style:style style:name="Table6.D9" style:family="table-cell">
      <style:table-cell-properties fo:padding="0.176cm" fo:border="0.75pt solid #000001" style:writing-mode="lr-tb"/>
    </style:style>
    <style:style style:name="Table7" style:family="table">
      <style:table-properties style:width="16.51cm" fo:margin-left="-0.206cm" fo:margin-top="0cm" fo:margin-bottom="0cm" table:align="left" style:writing-mode="lr-tb"/>
    </style:style>
    <style:style style:name="Table7.A" style:family="table-column">
      <style:table-column-properties style:column-width="5.184cm"/>
    </style:style>
    <style:style style:name="Table7.B" style:family="table-column">
      <style:table-column-properties style:column-width="4.498cm"/>
    </style:style>
    <style:style style:name="Table7.C" style:family="table-column">
      <style:table-column-properties style:column-width="6.828cm"/>
    </style:style>
    <style:style style:name="Table7.1" style:family="table-row">
      <style:table-row-properties style:min-row-height="0.741cm" fo:keep-together="auto"/>
    </style:style>
    <style:style style:name="Table7.A1" style:family="table-cell">
      <style:table-cell-properties fo:background-color="#073763" fo:padding="0.176cm" fo:border="0.75pt solid #000001" style:writing-mode="lr-tb">
        <style:background-image/>
      </style:table-cell-properties>
    </style:style>
    <style:style style:name="Table7.A2" style:family="table-cell">
      <style:table-cell-properties fo:background-color="#cfe2f3" fo:padding="0.176cm" fo:border="0.5pt solid #000001" style:writing-mode="lr-tb">
        <style:background-image/>
      </style:table-cell-properties>
    </style:style>
    <style:style style:name="Table7.3" style:family="table-row">
      <style:table-row-properties fo:keep-together="auto"/>
    </style:style>
    <style:style style:name="Table7.4" style:family="table-row">
      <style:table-row-properties fo:keep-together="auto"/>
    </style:style>
    <style:style style:name="Table7.A4" style:family="table-cell">
      <style:table-cell-properties fo:padding="0.176cm" fo:border="0.5pt solid #000001" style:writing-mode="lr-tb"/>
    </style:style>
    <style:style style:name="Table7.5" style:family="table-row">
      <style:table-row-properties fo:keep-together="auto"/>
    </style:style>
    <style:style style:name="Table7.A5" style:family="table-cell">
      <style:table-cell-properties fo:background-color="#073763" fo:padding="0.176cm" fo:border="1pt solid #000001" style:writing-mode="lr-tb">
        <style:background-image/>
      </style:table-cell-properties>
    </style:style>
    <style:style style:name="Table7.6" style:family="table-row">
      <style:table-row-properties fo:keep-together="auto"/>
    </style:style>
    <style:style style:name="Table7.A6" style:family="table-cell">
      <style:table-cell-properties fo:background-color="#d9d9d9" fo:padding="0.176cm" fo:border="1pt solid #000001" style:writing-mode="lr-tb">
        <style:background-image/>
      </style:table-cell-properties>
    </style:style>
    <style:style style:name="Table7.7" style:family="table-row">
      <style:table-row-properties fo:keep-together="auto"/>
    </style:style>
    <style:style style:name="Table7.A7" style:family="table-cell">
      <style:table-cell-properties fo:background-color="#d9d9d9" fo:padding="0.176cm" fo:border="0.75pt solid #000001" style:writing-mode="lr-tb">
        <style:background-image/>
      </style:table-cell-properties>
    </style:style>
    <style:style style:name="Table7.8" style:family="table-row">
      <style:table-row-properties fo:keep-together="auto"/>
    </style:style>
    <style:style style:name="Table7.A8" style:family="table-cell">
      <style:table-cell-properties fo:background-color="#ffffff" fo:padding="0.176cm" fo:border="1pt solid #000001" style:writing-mode="lr-tb">
        <style:background-image/>
      </style:table-cell-properties>
    </style:style>
    <style:style style:name="Table7.9" style:family="table-row">
      <style:table-row-properties fo:keep-together="auto"/>
    </style:style>
    <style:style style:name="Table7.C9" style:family="table-cell">
      <style:table-cell-properties fo:background-color="#ffffff" fo:padding="0.176cm" fo:border="0.75pt solid #000001" style:writing-mode="lr-tb">
        <style:background-image/>
      </style:table-cell-properties>
    </style:style>
    <style:style style:name="Table7.10" style:family="table-row">
      <style:table-row-properties fo:keep-together="auto"/>
    </style:style>
    <style:style style:name="Table7.A10" style:family="table-cell">
      <style:table-cell-properties fo:padding="0.176cm" fo:border="0.75pt solid #000001" style:writing-mode="lr-tb"/>
    </style:style>
    <style:style style:name="Table7.B10" style:family="table-cell">
      <style:table-cell-properties fo:padding="0.176cm" fo:border="0.75pt solid #000001" style:writing-mode="lr-tb"/>
    </style:style>
    <style:style style:name="Table7.C10" style:family="table-cell">
      <style:table-cell-properties fo:padding="0.176cm" fo:border="0.75pt solid #000001" style:writing-mode="lr-tb"/>
    </style:style>
    <style:style style:name="Table7.11" style:family="table-row">
      <style:table-row-properties fo:keep-together="auto"/>
    </style:style>
    <style:style style:name="Table7.A11" style:family="table-cell">
      <style:table-cell-properties fo:padding="0.176cm" fo:border="0.75pt solid #000001" style:writing-mode="lr-tb"/>
    </style:style>
    <style:style style:name="Table7.B11" style:family="table-cell">
      <style:table-cell-properties fo:padding="0.176cm" fo:border="0.75pt solid #000001" style:writing-mode="lr-tb"/>
    </style:style>
    <style:style style:name="Table7.C11" style:family="table-cell">
      <style:table-cell-properties fo:padding="0.176cm" fo:border="0.75pt solid #000001" style:writing-mode="lr-tb"/>
    </style:style>
    <style:style style:name="Table7.12" style:family="table-row">
      <style:table-row-properties fo:keep-together="auto"/>
    </style:style>
    <style:style style:name="Table7.A12" style:family="table-cell">
      <style:table-cell-properties fo:padding="0.176cm" fo:border="0.75pt solid #000001" style:writing-mode="lr-tb"/>
    </style:style>
    <style:style style:name="Table7.B12" style:family="table-cell">
      <style:table-cell-properties fo:padding="0.176cm" fo:border="0.75pt solid #000001" style:writing-mode="lr-tb"/>
    </style:style>
    <style:style style:name="Table7.C12" style:family="table-cell">
      <style:table-cell-properties fo:padding="0.176cm" fo:border="0.75pt solid #000001" style:writing-mode="lr-tb"/>
    </style:style>
    <style:style style:name="Table8" style:family="table">
      <style:table-properties style:width="16.51cm" fo:margin-left="-0.191cm" fo:margin-top="0cm" fo:margin-bottom="0cm" table:align="left" style:writing-mode="lr-tb"/>
    </style:style>
    <style:style style:name="Table8.A" style:family="table-column">
      <style:table-column-properties style:column-width="3.493cm"/>
    </style:style>
    <style:style style:name="Table8.B" style:family="table-column">
      <style:table-column-properties style:column-width="3.387cm"/>
    </style:style>
    <style:style style:name="Table8.C" style:family="table-column">
      <style:table-column-properties style:column-width="2.681cm"/>
    </style:style>
    <style:style style:name="Table8.D" style:family="table-column">
      <style:table-column-properties style:column-width="6.95cm"/>
    </style:style>
    <style:style style:name="Table8.1" style:family="table-row">
      <style:table-row-properties fo:keep-together="auto"/>
    </style:style>
    <style:style style:name="Table8.A1" style:family="table-cell">
      <style:table-cell-properties fo:background-color="#073763" fo:padding="0.176cm" fo:border="0.75pt solid #000001" style:writing-mode="lr-tb">
        <style:background-image/>
      </style:table-cell-properties>
    </style:style>
    <style:style style:name="Table8.A2" style:family="table-cell">
      <style:table-cell-properties fo:padding="0.176cm" fo:border="0.75pt solid #000001" style:writing-mode="lr-tb"/>
    </style:style>
    <style:style style:name="Table8.C2" style:family="table-cell">
      <style:table-cell-properties fo:padding="0.176cm" fo:border="0.75pt solid #000001" style:writing-mode="lr-tb"/>
    </style:style>
    <style:style style:name="Table8.A3" style:family="table-cell">
      <style:table-cell-properties fo:padding="0.176cm" fo:border="0.75pt solid #000001" style:writing-mode="lr-tb"/>
    </style:style>
    <style:style style:name="Table8.C3" style:family="table-cell">
      <style:table-cell-properties fo:padding="0.176cm" fo:border="0.75pt solid #000001" style:writing-mode="lr-tb"/>
    </style:style>
    <style:style style:name="Table8.A5" style:family="table-cell">
      <style:table-cell-properties fo:padding="0.176cm" fo:border="0.75pt solid #000001" style:writing-mode="lr-tb"/>
    </style:style>
    <style:style style:name="Table8.A7" style:family="table-cell">
      <style:table-cell-properties fo:padding="0.176cm" fo:border="0.75pt solid #000001" style:writing-mode="lr-tb"/>
    </style:style>
    <style:style style:name="Table8.B7" style:family="table-cell">
      <style:table-cell-properties fo:padding="0.176cm" fo:border="0.75pt solid #000001" style:writing-mode="lr-tb"/>
    </style:style>
    <style:style style:name="Table8.C7" style:family="table-cell">
      <style:table-cell-properties fo:padding="0.176cm" fo:border="0.75pt solid #000001" style:writing-mode="lr-tb"/>
    </style:style>
    <style:style style:name="Table8.D7" style:family="table-cell">
      <style:table-cell-properties fo:padding="0.176cm" fo:border="0.75pt solid #000001" style:writing-mode="lr-tb"/>
    </style:style>
    <style:style style:name="Table8.A8" style:family="table-cell">
      <style:table-cell-properties fo:background-color="#d9d9d9" fo:padding="0.176cm" fo:border="0.75pt solid #000001" style:writing-mode="lr-tb">
        <style:background-image/>
      </style:table-cell-properties>
    </style:style>
    <style:style style:name="Table8.A9" style:family="table-cell">
      <style:table-cell-properties fo:padding="0.176cm" fo:border="0.75pt solid #000001" style:writing-mode="lr-tb"/>
    </style:style>
    <style:style style:name="Table8.B9" style:family="table-cell">
      <style:table-cell-properties fo:padding="0.176cm" fo:border="0.75pt solid #000001" style:writing-mode="lr-tb"/>
    </style:style>
    <style:style style:name="Table8.C9" style:family="table-cell">
      <style:table-cell-properties fo:padding="0.176cm" fo:border="0.75pt solid #000001" style:writing-mode="lr-tb"/>
    </style:style>
    <style:style style:name="Table8.D9" style:family="table-cell">
      <style:table-cell-properties fo:padding="0.176cm" fo:border="0.75pt solid #000001" style:writing-mode="lr-tb"/>
    </style:style>
    <style:style style:name="Table8.A10" style:family="table-cell">
      <style:table-cell-properties fo:padding="0.176cm" fo:border="0.75pt solid #000001" style:writing-mode="lr-tb"/>
    </style:style>
    <style:style style:name="Table8.B10" style:family="table-cell">
      <style:table-cell-properties fo:padding="0.176cm" fo:border="0.75pt solid #000001" style:writing-mode="lr-tb"/>
    </style:style>
    <style:style style:name="Table8.C10" style:family="table-cell">
      <style:table-cell-properties fo:padding="0.176cm" fo:border="0.75pt solid #000001" style:writing-mode="lr-tb"/>
    </style:style>
    <style:style style:name="Table8.D10" style:family="table-cell">
      <style:table-cell-properties fo:padding="0.176cm" fo:border="0.75pt solid #000001" style:writing-mode="lr-tb"/>
    </style:style>
    <style:style style:name="Table9" style:family="table">
      <style:table-properties style:width="16.51cm" fo:margin-left="-0.206cm" fo:margin-top="0cm" fo:margin-bottom="0cm" table:align="left" style:writing-mode="lr-tb"/>
    </style:style>
    <style:style style:name="Table9.A" style:family="table-column">
      <style:table-column-properties style:column-width="5.583cm"/>
    </style:style>
    <style:style style:name="Table9.B" style:family="table-column">
      <style:table-column-properties style:column-width="4.577cm"/>
    </style:style>
    <style:style style:name="Table9.C" style:family="table-column">
      <style:table-column-properties style:column-width="6.35cm"/>
    </style:style>
    <style:style style:name="Table9.1" style:family="table-row">
      <style:table-row-properties style:min-row-height="0.741cm" fo:keep-together="auto"/>
    </style:style>
    <style:style style:name="Table9.A1" style:family="table-cell">
      <style:table-cell-properties fo:background-color="#073763" fo:padding="0.176cm" fo:border="0.75pt solid #000001" style:writing-mode="lr-tb">
        <style:background-image/>
      </style:table-cell-properties>
    </style:style>
    <style:style style:name="Table9.A2" style:family="table-cell">
      <style:table-cell-properties fo:background-color="#cfe2f3" fo:padding="0.176cm" fo:border="0.5pt solid #000001" style:writing-mode="lr-tb">
        <style:background-image/>
      </style:table-cell-properties>
    </style:style>
    <style:style style:name="Table9.3" style:family="table-row">
      <style:table-row-properties fo:keep-together="auto"/>
    </style:style>
    <style:style style:name="Table9.4" style:family="table-row">
      <style:table-row-properties fo:keep-together="auto"/>
    </style:style>
    <style:style style:name="Table9.A4" style:family="table-cell">
      <style:table-cell-properties fo:padding="0.176cm" fo:border="0.5pt solid #000001" style:writing-mode="lr-tb"/>
    </style:style>
    <style:style style:name="Table9.5" style:family="table-row">
      <style:table-row-properties fo:keep-together="auto"/>
    </style:style>
    <style:style style:name="Table9.A5" style:family="table-cell">
      <style:table-cell-properties fo:background-color="#073763" fo:padding="0.176cm" fo:border="1pt solid #000001" style:writing-mode="lr-tb">
        <style:background-image/>
      </style:table-cell-properties>
    </style:style>
    <style:style style:name="Table9.6" style:family="table-row">
      <style:table-row-properties fo:keep-together="auto"/>
    </style:style>
    <style:style style:name="Table9.A6" style:family="table-cell">
      <style:table-cell-properties fo:background-color="#d9d9d9" fo:padding="0.176cm" fo:border="1pt solid #000001" style:writing-mode="lr-tb">
        <style:background-image/>
      </style:table-cell-properties>
    </style:style>
    <style:style style:name="Table9.7" style:family="table-row">
      <style:table-row-properties fo:keep-together="auto"/>
    </style:style>
    <style:style style:name="Table9.8" style:family="table-row">
      <style:table-row-properties fo:keep-together="auto"/>
    </style:style>
    <style:style style:name="Table9.A8" style:family="table-cell">
      <style:table-cell-properties fo:background-color="#ffffff" fo:padding="0.176cm" fo:border="1pt solid #000001" style:writing-mode="lr-tb">
        <style:background-image/>
      </style:table-cell-properties>
    </style:style>
    <style:style style:name="Table9.C8" style:family="table-cell">
      <style:table-cell-properties fo:background-color="#ffffff" fo:padding="0.176cm" fo:border="0.75pt solid #000001" style:writing-mode="lr-tb">
        <style:background-image/>
      </style:table-cell-properties>
    </style:style>
    <style:style style:name="Table9.9" style:family="table-row">
      <style:table-row-properties fo:keep-together="auto"/>
    </style:style>
    <style:style style:name="Table9.10" style:family="table-row">
      <style:table-row-properties fo:keep-together="auto"/>
    </style:style>
    <style:style style:name="Table9.A10" style:family="table-cell">
      <style:table-cell-properties fo:padding="0.176cm" fo:border="1pt solid #000001" style:writing-mode="lr-tb"/>
    </style:style>
    <style:style style:name="Table9.B10" style:family="table-cell">
      <style:table-cell-properties fo:padding="0.176cm" fo:border="1pt solid #000001" style:writing-mode="lr-tb"/>
    </style:style>
    <style:style style:name="Table9.C10" style:family="table-cell">
      <style:table-cell-properties fo:padding="0.176cm" fo:border="1pt solid #000001" style:writing-mode="lr-tb"/>
    </style:style>
    <style:style style:name="Table9.11" style:family="table-row">
      <style:table-row-properties fo:keep-together="auto"/>
    </style:style>
    <style:style style:name="Table9.A11" style:family="table-cell">
      <style:table-cell-properties fo:padding="0.176cm" fo:border="1pt solid #000001" style:writing-mode="lr-tb"/>
    </style:style>
    <style:style style:name="Table9.B11" style:family="table-cell">
      <style:table-cell-properties fo:padding="0.176cm" fo:border="1pt solid #000001" style:writing-mode="lr-tb"/>
    </style:style>
    <style:style style:name="Table9.C11" style:family="table-cell">
      <style:table-cell-properties fo:padding="0.176cm" fo:border="1pt solid #000001" style:writing-mode="lr-tb"/>
    </style:style>
    <style:style style:name="Table9.12" style:family="table-row">
      <style:table-row-properties fo:keep-together="auto"/>
    </style:style>
    <style:style style:name="Table9.A12" style:family="table-cell">
      <style:table-cell-properties fo:padding="0.176cm" fo:border="1pt solid #000001" style:writing-mode="lr-tb"/>
    </style:style>
    <style:style style:name="Table9.B12" style:family="table-cell">
      <style:table-cell-properties fo:padding="0.176cm" fo:border="1pt solid #000001" style:writing-mode="lr-tb"/>
    </style:style>
    <style:style style:name="Table9.C12" style:family="table-cell">
      <style:table-cell-properties fo:padding="0.176cm" fo:border="1pt solid #000001" style:writing-mode="lr-tb"/>
    </style:style>
    <style:style style:name="Table9.13" style:family="table-row">
      <style:table-row-properties fo:keep-together="auto"/>
    </style:style>
    <style:style style:name="Table9.A13" style:family="table-cell">
      <style:table-cell-properties fo:padding="0.176cm" fo:border="1pt solid #000001" style:writing-mode="lr-tb"/>
    </style:style>
    <style:style style:name="Table9.B13" style:family="table-cell">
      <style:table-cell-properties fo:padding="0.176cm" fo:border="1pt solid #000001" style:writing-mode="lr-tb"/>
    </style:style>
    <style:style style:name="Table9.C13" style:family="table-cell">
      <style:table-cell-properties fo:padding="0.176cm" fo:border="1pt solid #000001" style:writing-mode="lr-tb"/>
    </style:style>
    <style:style style:name="Table10" style:family="table">
      <style:table-properties style:width="16.51cm" fo:margin-left="-0.191cm" fo:margin-top="0cm" fo:margin-bottom="0cm" table:align="left" style:writing-mode="lr-tb"/>
    </style:style>
    <style:style style:name="Table10.A" style:family="table-column">
      <style:table-column-properties style:column-width="2.681cm"/>
    </style:style>
    <style:style style:name="Table10.B" style:family="table-column">
      <style:table-column-properties style:column-width="2.715cm"/>
    </style:style>
    <style:style style:name="Table10.C" style:family="table-column">
      <style:table-column-properties style:column-width="3.53cm"/>
    </style:style>
    <style:style style:name="Table10.D" style:family="table-column">
      <style:table-column-properties style:column-width="7.585cm"/>
    </style:style>
    <style:style style:name="Table10.1" style:family="table-row">
      <style:table-row-properties fo:keep-together="auto"/>
    </style:style>
    <style:style style:name="Table10.A1" style:family="table-cell">
      <style:table-cell-properties fo:background-color="#073763" fo:padding="0.176cm" fo:border="0.75pt solid #000001" style:writing-mode="lr-tb">
        <style:background-image/>
      </style:table-cell-properties>
    </style:style>
    <style:style style:name="Table10.A2" style:family="table-cell">
      <style:table-cell-properties fo:padding="0.176cm" fo:border="0.75pt solid #000001" style:writing-mode="lr-tb"/>
    </style:style>
    <style:style style:name="Table10.C2" style:family="table-cell">
      <style:table-cell-properties fo:padding="0.176cm" fo:border="0.75pt solid #000001" style:writing-mode="lr-tb"/>
    </style:style>
    <style:style style:name="Table10.A3" style:family="table-cell">
      <style:table-cell-properties fo:padding="0.176cm" fo:border="0.75pt solid #000001" style:writing-mode="lr-tb"/>
    </style:style>
    <style:style style:name="Table10.C3" style:family="table-cell">
      <style:table-cell-properties fo:padding="0.176cm" fo:border="0.75pt solid #000001" style:writing-mode="lr-tb"/>
    </style:style>
    <style:style style:name="Table10.A5" style:family="table-cell">
      <style:table-cell-properties fo:padding="0.176cm" fo:border="0.75pt solid #000001" style:writing-mode="lr-tb"/>
    </style:style>
    <style:style style:name="Table10.A7" style:family="table-cell">
      <style:table-cell-properties fo:padding="0.176cm" fo:border="0.75pt solid #000001" style:writing-mode="lr-tb"/>
    </style:style>
    <style:style style:name="Table10.B7" style:family="table-cell">
      <style:table-cell-properties fo:padding="0.176cm" fo:border="0.75pt solid #000001" style:writing-mode="lr-tb"/>
    </style:style>
    <style:style style:name="Table10.C7" style:family="table-cell">
      <style:table-cell-properties fo:padding="0.176cm" fo:border="0.75pt solid #000001" style:writing-mode="lr-tb"/>
    </style:style>
    <style:style style:name="Table10.D7" style:family="table-cell">
      <style:table-cell-properties fo:padding="0.176cm" fo:border="0.75pt solid #000001" style:writing-mode="lr-tb"/>
    </style:style>
    <style:style style:name="Table10.A8" style:family="table-cell">
      <style:table-cell-properties fo:background-color="#d9d9d9" fo:padding="0.176cm" fo:border="0.75pt solid #000001" style:writing-mode="lr-tb">
        <style:background-image/>
      </style:table-cell-properties>
    </style:style>
    <style:style style:name="Table10.A9" style:family="table-cell">
      <style:table-cell-properties fo:padding="0.176cm" fo:border="0.75pt solid #000001" style:writing-mode="lr-tb"/>
    </style:style>
    <style:style style:name="Table10.B9" style:family="table-cell">
      <style:table-cell-properties fo:padding="0.176cm" fo:border="0.75pt solid #000001" style:writing-mode="lr-tb"/>
    </style:style>
    <style:style style:name="Table10.C9" style:family="table-cell">
      <style:table-cell-properties fo:padding="0.176cm" fo:border="0.75pt solid #000001" style:writing-mode="lr-tb"/>
    </style:style>
    <style:style style:name="Table10.D9" style:family="table-cell">
      <style:table-cell-properties fo:padding="0.176cm" fo:border="0.75pt solid #000001" style:writing-mode="lr-tb"/>
    </style:style>
    <style:style style:name="Table11" style:family="table">
      <style:table-properties style:width="16.06cm" fo:margin-left="-0.199cm" fo:margin-top="0cm" fo:margin-bottom="0cm" table:align="left" style:writing-mode="lr-tb"/>
    </style:style>
    <style:style style:name="Table11.A" style:family="table-column">
      <style:table-column-properties style:column-width="4.895cm"/>
    </style:style>
    <style:style style:name="Table11.B" style:family="table-column">
      <style:table-column-properties style:column-width="4.683cm"/>
    </style:style>
    <style:style style:name="Table11.C" style:family="table-column">
      <style:table-column-properties style:column-width="6.482cm"/>
    </style:style>
    <style:style style:name="Table11.1" style:family="table-row">
      <style:table-row-properties style:min-row-height="0.741cm" fo:keep-together="auto"/>
    </style:style>
    <style:style style:name="Table11.A1" style:family="table-cell">
      <style:table-cell-properties fo:background-color="#073763" fo:padding="0.176cm" fo:border="0.75pt solid #000001" style:writing-mode="lr-tb">
        <style:background-image/>
      </style:table-cell-properties>
    </style:style>
    <style:style style:name="Table11.A2" style:family="table-cell">
      <style:table-cell-properties fo:background-color="#cfe2f3" fo:padding="0.176cm" fo:border="0.5pt solid #000001" style:writing-mode="lr-tb">
        <style:background-image/>
      </style:table-cell-properties>
    </style:style>
    <style:style style:name="Table11.3" style:family="table-row">
      <style:table-row-properties fo:keep-together="auto"/>
    </style:style>
    <style:style style:name="Table11.4" style:family="table-row">
      <style:table-row-properties fo:keep-together="auto"/>
    </style:style>
    <style:style style:name="Table11.A4" style:family="table-cell">
      <style:table-cell-properties fo:padding="0.176cm" fo:border="0.5pt solid #000001" style:writing-mode="lr-tb"/>
    </style:style>
    <style:style style:name="Table11.5" style:family="table-row">
      <style:table-row-properties fo:keep-together="auto"/>
    </style:style>
    <style:style style:name="Table11.A5" style:family="table-cell">
      <style:table-cell-properties fo:background-color="#073763" fo:padding="0.176cm" fo:border="0.5pt solid #000001" style:writing-mode="lr-tb">
        <style:background-image/>
      </style:table-cell-properties>
    </style:style>
    <style:style style:name="Table11.6" style:family="table-row">
      <style:table-row-properties fo:keep-together="auto"/>
    </style:style>
    <style:style style:name="Table11.A6" style:family="table-cell">
      <style:table-cell-properties fo:background-color="#d9d9d9" fo:padding="0.176cm" fo:border="0.5pt solid #000001" style:writing-mode="lr-tb">
        <style:background-image/>
      </style:table-cell-properties>
    </style:style>
    <style:style style:name="Table11.7" style:family="table-row">
      <style:table-row-properties fo:keep-together="auto"/>
    </style:style>
    <style:style style:name="Table11.A7" style:family="table-cell">
      <style:table-cell-properties fo:background-color="#ffffff" fo:padding="0.176cm" fo:border="0.5pt solid #000001" style:writing-mode="lr-tb">
        <style:background-image/>
      </style:table-cell-properties>
    </style:style>
    <style:style style:name="Table11.C7" style:family="table-cell">
      <style:table-cell-properties fo:background-color="#ffffff" fo:padding="0.176cm" fo:border="0.75pt solid #000001" style:writing-mode="lr-tb">
        <style:background-image/>
      </style:table-cell-properties>
    </style:style>
    <style:style style:name="Table11.8" style:family="table-row">
      <style:table-row-properties fo:keep-together="auto"/>
    </style:style>
    <style:style style:name="Table11.9" style:family="table-row">
      <style:table-row-properties fo:keep-together="auto"/>
    </style:style>
    <style:style style:name="Table11.A9" style:family="table-cell">
      <style:table-cell-properties fo:padding="0.176cm" fo:border="0.5pt solid #000001" style:writing-mode="lr-tb"/>
    </style:style>
    <style:style style:name="Table11.B9" style:family="table-cell">
      <style:table-cell-properties fo:padding="0.176cm" fo:border="0.5pt solid #000001" style:writing-mode="lr-tb"/>
    </style:style>
    <style:style style:name="Table11.C9" style:family="table-cell">
      <style:table-cell-properties fo:padding="0.176cm" fo:border="0.5pt solid #000001" style:writing-mode="lr-tb"/>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A14" style:family="table-cell">
      <style:table-cell-properties fo:padding="0.176cm" fo:border-left="1pt solid #000001" fo:border-right="1pt solid #000001" fo:border-top="0.5pt solid #000001" fo:border-bottom="1pt solid #000001" style:writing-mode="lr-tb"/>
    </style:style>
    <style:style style:name="Table11.B14" style:family="table-cell">
      <style:table-cell-properties fo:padding="0.176cm" fo:border-left="0.5pt solid #000001" fo:border-right="1pt solid #000001" fo:border-top="0.5pt solid #000001" fo:border-bottom="1pt solid #000001" style:writing-mode="lr-tb"/>
    </style:style>
    <style:style style:name="Table11.C14" style:family="table-cell">
      <style:table-cell-properties fo:padding="0.176cm" fo:border-left="0.5pt solid #000001" fo:border-right="1pt solid #000001" fo:border-top="0.5pt solid #000001" fo:border-bottom="1pt solid #000001" style:writing-mode="lr-tb"/>
    </style:style>
    <style:style style:name="Table11.15" style:family="table-row">
      <style:table-row-properties fo:keep-together="auto"/>
    </style:style>
    <style:style style:name="Table11.A15" style:family="table-cell">
      <style:table-cell-properties fo:padding="0.176cm" fo:border-left="1pt solid #000001" fo:border-right="1pt solid #000001" fo:border-top="0.5pt solid #000001" fo:border-bottom="1pt solid #000001" style:writing-mode="lr-tb"/>
    </style:style>
    <style:style style:name="Table11.B15" style:family="table-cell">
      <style:table-cell-properties fo:padding="0.176cm" fo:border-left="0.5pt solid #000001" fo:border-right="1pt solid #000001" fo:border-top="0.5pt solid #000001" fo:border-bottom="1pt solid #000001" style:writing-mode="lr-tb"/>
    </style:style>
    <style:style style:name="Table11.C15" style:family="table-cell">
      <style:table-cell-properties fo:padding="0.176cm" fo:border-left="0.5pt solid #000001" fo:border-right="1pt solid #000001" fo:border-top="0.5pt solid #000001" fo:border-bottom="1pt solid #000001" style:writing-mode="lr-tb"/>
    </style:style>
    <style:style style:name="Table12" style:family="table">
      <style:table-properties style:width="16.51cm" fo:margin-left="-0.191cm" fo:margin-top="0cm" fo:margin-bottom="0cm" table:align="left" style:writing-mode="lr-tb"/>
    </style:style>
    <style:style style:name="Table12.A" style:family="table-column">
      <style:table-column-properties style:column-width="3.209cm"/>
    </style:style>
    <style:style style:name="Table12.B" style:family="table-column">
      <style:table-column-properties style:column-width="3.422cm"/>
    </style:style>
    <style:style style:name="Table12.C" style:family="table-column">
      <style:table-column-properties style:column-width="3.739cm"/>
    </style:style>
    <style:style style:name="Table12.D" style:family="table-column">
      <style:table-column-properties style:column-width="6.14cm"/>
    </style:style>
    <style:style style:name="Table12.1" style:family="table-row">
      <style:table-row-properties style:min-row-height="0.741cm" fo:keep-together="auto"/>
    </style:style>
    <style:style style:name="Table12.A1" style:family="table-cell">
      <style:table-cell-properties fo:background-color="#073763" fo:padding-left="0.191cm" fo:padding-right="0.191cm" fo:padding-top="0cm" fo:padding-bottom="0cm" fo:border="0.75pt solid #000001" style:writing-mode="lr-tb">
        <style:background-image/>
      </style:table-cell-properties>
    </style:style>
    <style:style style:name="Table12.A2" style:family="table-cell">
      <style:table-cell-properties fo:padding-left="0.191cm" fo:padding-right="0.191cm" fo:padding-top="0cm" fo:padding-bottom="0cm" fo:border="0.75pt solid #000001" style:writing-mode="lr-tb"/>
    </style:style>
    <style:style style:name="Table12.C2" style:family="table-cell">
      <style:table-cell-properties fo:padding="0.176cm" fo:border="0.75pt solid #000001" style:writing-mode="lr-tb"/>
    </style:style>
    <style:style style:name="Table12.A3" style:family="table-cell">
      <style:table-cell-properties fo:padding-left="0.191cm" fo:padding-right="0.191cm" fo:padding-top="0cm" fo:padding-bottom="0cm" fo:border="0.75pt solid #000001" style:writing-mode="lr-tb"/>
    </style:style>
    <style:style style:name="Table12.C3" style:family="table-cell">
      <style:table-cell-properties fo:padding="0.176cm" fo:border="0.75pt solid #000001" style:writing-mode="lr-tb"/>
    </style:style>
    <style:style style:name="Table12.A5" style:family="table-cell">
      <style:table-cell-properties fo:padding-left="0.191cm" fo:padding-right="0.191cm" fo:padding-top="0cm" fo:padding-bottom="0cm" fo:border="0.75pt solid #000001" style:writing-mode="lr-tb"/>
    </style:style>
    <style:style style:name="Table12.6" style:family="table-row">
      <style:table-row-properties fo:keep-together="auto"/>
    </style:style>
    <style:style style:name="Table12.7" style:family="table-row">
      <style:table-row-properties fo:keep-together="auto"/>
    </style:style>
    <style:style style:name="Table12.A7" style:family="table-cell">
      <style:table-cell-properties fo:padding-left="0.191cm" fo:padding-right="0.191cm" fo:padding-top="0cm" fo:padding-bottom="0cm" fo:border="0.75pt solid #000001" style:writing-mode="lr-tb"/>
    </style:style>
    <style:style style:name="Table12.B7" style:family="table-cell">
      <style:table-cell-properties fo:padding-left="0.191cm" fo:padding-right="0.191cm" fo:padding-top="0cm" fo:padding-bottom="0cm" fo:border="0.75pt solid #000001" style:writing-mode="lr-tb"/>
    </style:style>
    <style:style style:name="Table12.C7" style:family="table-cell">
      <style:table-cell-properties fo:padding-left="0.191cm" fo:padding-right="0.191cm" fo:padding-top="0cm" fo:padding-bottom="0cm" fo:border="0.75pt solid #000001" style:writing-mode="lr-tb"/>
    </style:style>
    <style:style style:name="Table12.D7" style:family="table-cell">
      <style:table-cell-properties fo:padding-left="0.191cm" fo:padding-right="0.191cm" fo:padding-top="0cm" fo:padding-bottom="0cm" fo:border="0.75pt solid #000001" style:writing-mode="lr-tb"/>
    </style:style>
    <style:style style:name="Table12.8" style:family="table-row">
      <style:table-row-properties fo:keep-together="auto"/>
    </style:style>
    <style:style style:name="Table12.A8" style:family="table-cell">
      <style:table-cell-properties fo:padding-left="0.191cm" fo:padding-right="0.191cm" fo:padding-top="0cm" fo:padding-bottom="0cm" fo:border="0.75pt solid #000001" style:writing-mode="lr-tb"/>
    </style:style>
    <style:style style:name="Table12.B8" style:family="table-cell">
      <style:table-cell-properties fo:padding-left="0.191cm" fo:padding-right="0.191cm" fo:padding-top="0cm" fo:padding-bottom="0cm" fo:border="0.75pt solid #000001" style:writing-mode="lr-tb"/>
    </style:style>
    <style:style style:name="Table12.C8" style:family="table-cell">
      <style:table-cell-properties fo:padding-left="0.191cm" fo:padding-right="0.191cm" fo:padding-top="0cm" fo:padding-bottom="0cm" fo:border="0.75pt solid #000001" style:writing-mode="lr-tb"/>
    </style:style>
    <style:style style:name="Table12.D8" style:family="table-cell">
      <style:table-cell-properties fo:padding-left="0.191cm" fo:padding-right="0.191cm" fo:padding-top="0cm" fo:padding-bottom="0cm" fo:border="0.75pt solid #000001" style:writing-mode="lr-tb"/>
    </style:style>
    <style:style style:name="Table12.9" style:family="table-row">
      <style:table-row-properties fo:keep-together="auto"/>
    </style:style>
    <style:style style:name="Table12.A9" style:family="table-cell">
      <style:table-cell-properties fo:padding-left="0.191cm" fo:padding-right="0.191cm" fo:padding-top="0cm" fo:padding-bottom="0cm" fo:border="0.75pt solid #000001" style:writing-mode="lr-tb"/>
    </style:style>
    <style:style style:name="Table12.B9" style:family="table-cell">
      <style:table-cell-properties fo:padding-left="0.191cm" fo:padding-right="0.191cm" fo:padding-top="0cm" fo:padding-bottom="0cm" fo:border="0.75pt solid #000001" style:writing-mode="lr-tb"/>
    </style:style>
    <style:style style:name="Table12.C9" style:family="table-cell">
      <style:table-cell-properties fo:padding-left="0.191cm" fo:padding-right="0.191cm" fo:padding-top="0cm" fo:padding-bottom="0cm" fo:border="0.75pt solid #000001" style:writing-mode="lr-tb"/>
    </style:style>
    <style:style style:name="Table12.D9" style:family="table-cell">
      <style:table-cell-properties fo:padding-left="0.191cm" fo:padding-right="0.191cm" fo:padding-top="0cm" fo:padding-bottom="0cm" fo:border="0.75pt solid #000001" style:writing-mode="lr-tb"/>
    </style:style>
    <style:style style:name="Table12.10" style:family="table-row">
      <style:table-row-properties fo:keep-together="auto"/>
    </style:style>
    <style:style style:name="Table12.A10" style:family="table-cell">
      <style:table-cell-properties fo:background-color="#d9d9d9" fo:padding-left="0.191cm" fo:padding-right="0.191cm" fo:padding-top="0cm" fo:padding-bottom="0cm" fo:border="0.75pt solid #000001" style:writing-mode="lr-tb">
        <style:background-image/>
      </style:table-cell-properties>
    </style:style>
    <style:style style:name="Table12.11" style:family="table-row">
      <style:table-row-properties fo:keep-together="auto"/>
    </style:style>
    <style:style style:name="Table12.A11" style:family="table-cell">
      <style:table-cell-properties fo:padding-left="0.191cm" fo:padding-right="0.191cm" fo:padding-top="0cm" fo:padding-bottom="0cm" fo:border="0.75pt solid #000001" style:writing-mode="lr-tb"/>
    </style:style>
    <style:style style:name="Table12.B11" style:family="table-cell">
      <style:table-cell-properties fo:padding-left="0.191cm" fo:padding-right="0.191cm" fo:padding-top="0cm" fo:padding-bottom="0cm" fo:border="0.75pt solid #000001" style:writing-mode="lr-tb"/>
    </style:style>
    <style:style style:name="Table12.C11" style:family="table-cell">
      <style:table-cell-properties fo:padding-left="0.191cm" fo:padding-right="0.191cm" fo:padding-top="0cm" fo:padding-bottom="0cm" fo:border="0.75pt solid #000001" style:writing-mode="lr-tb"/>
    </style:style>
    <style:style style:name="Table12.D11" style:family="table-cell">
      <style:table-cell-properties fo:padding-left="0.191cm" fo:padding-right="0.191cm" fo:padding-top="0cm" fo:padding-bottom="0cm" fo:border="0.75pt solid #000001" style:writing-mode="lr-tb"/>
    </style:style>
    <style:style style:name="Table12.12" style:family="table-row">
      <style:table-row-properties fo:keep-together="auto"/>
    </style:style>
    <style:style style:name="Table12.A12" style:family="table-cell">
      <style:table-cell-properties fo:padding-left="0.191cm" fo:padding-right="0.191cm" fo:padding-top="0cm" fo:padding-bottom="0cm" fo:border="0.75pt solid #000001" style:writing-mode="lr-tb"/>
    </style:style>
    <style:style style:name="Table12.B12" style:family="table-cell">
      <style:table-cell-properties fo:padding-left="0.191cm" fo:padding-right="0.191cm" fo:padding-top="0cm" fo:padding-bottom="0cm" fo:border="0.75pt solid #000001" style:writing-mode="lr-tb"/>
    </style:style>
    <style:style style:name="Table12.C12" style:family="table-cell">
      <style:table-cell-properties fo:padding-left="0.191cm" fo:padding-right="0.191cm" fo:padding-top="0cm" fo:padding-bottom="0cm" fo:border="0.75pt solid #000001" style:writing-mode="lr-tb"/>
    </style:style>
    <style:style style:name="Table12.D12" style:family="table-cell">
      <style:table-cell-properties fo:padding-left="0.191cm" fo:padding-right="0.191cm" fo:padding-top="0cm" fo:padding-bottom="0cm" fo:border="0.75pt solid #000001" style:writing-mode="lr-tb"/>
    </style:style>
    <style:style style:name="Table13" style:family="table">
      <style:table-properties style:width="16.087cm" fo:margin-left="-0.191cm" fo:margin-top="0cm" fo:margin-bottom="0cm" table:align="left" style:writing-mode="lr-tb"/>
    </style:style>
    <style:style style:name="Table13.A" style:family="table-column">
      <style:table-column-properties style:column-width="4.763cm"/>
    </style:style>
    <style:style style:name="Table13.B" style:family="table-column">
      <style:table-column-properties style:column-width="4.26cm"/>
    </style:style>
    <style:style style:name="Table13.C" style:family="table-column">
      <style:table-column-properties style:column-width="7.064cm"/>
    </style:style>
    <style:style style:name="Table13.1" style:family="table-row">
      <style:table-row-properties fo:keep-together="auto"/>
    </style:style>
    <style:style style:name="Table13.A1" style:family="table-cell">
      <style:table-cell-properties fo:background-color="#073763" fo:padding="0.176cm" fo:border="0.75pt solid #000001" style:writing-mode="lr-tb">
        <style:background-image/>
      </style:table-cell-properties>
    </style:style>
    <style:style style:name="Table13.A2" style:family="table-cell">
      <style:table-cell-properties fo:background-color="#cfe2f3" fo:padding="0.176cm" fo:border="0.5pt solid #000001" style:writing-mode="lr-tb">
        <style:background-image/>
      </style:table-cell-properties>
    </style:style>
    <style:style style:name="Table13.A4" style:family="table-cell">
      <style:table-cell-properties fo:padding="0.176cm" fo:border="0.5pt solid #000001" style:writing-mode="lr-tb"/>
    </style:style>
    <style:style style:name="Table13.A6" style:family="table-cell">
      <style:table-cell-properties fo:background-color="#d9d9d9" fo:padding="0.176cm" fo:border="0.75pt solid #000001" style:writing-mode="lr-tb">
        <style:background-image/>
      </style:table-cell-properties>
    </style:style>
    <style:style style:name="Table13.A8" style:family="table-cell">
      <style:table-cell-properties fo:background-color="#ffffff" fo:padding="0.176cm" fo:border="0.75pt solid #000001" style:writing-mode="lr-tb">
        <style:background-image/>
      </style:table-cell-properties>
    </style:style>
    <style:style style:name="Table14" style:family="table">
      <style:table-properties style:width="16.51cm" fo:margin-left="-0.191cm" fo:margin-top="0cm" fo:margin-bottom="0cm" table:align="left" style:writing-mode="lr-tb"/>
    </style:style>
    <style:style style:name="Table14.A" style:family="table-column">
      <style:table-column-properties style:column-width="3.916cm"/>
    </style:style>
    <style:style style:name="Table14.B" style:family="table-column">
      <style:table-column-properties style:column-width="2.997cm"/>
    </style:style>
    <style:style style:name="Table14.C" style:family="table-column">
      <style:table-column-properties style:column-width="3.104cm"/>
    </style:style>
    <style:style style:name="Table14.D" style:family="table-column">
      <style:table-column-properties style:column-width="6.493cm"/>
    </style:style>
    <style:style style:name="Table14.1" style:family="table-row">
      <style:table-row-properties fo:keep-together="auto"/>
    </style:style>
    <style:style style:name="Table14.A1" style:family="table-cell">
      <style:table-cell-properties fo:background-color="#073763" fo:padding="0.176cm" fo:border="0.75pt solid #000001" style:writing-mode="lr-tb">
        <style:background-image/>
      </style:table-cell-properties>
    </style:style>
    <style:style style:name="Table14.A2" style:family="table-cell">
      <style:table-cell-properties fo:padding="0.176cm" fo:border="0.75pt solid #000001" style:writing-mode="lr-tb"/>
    </style:style>
    <style:style style:name="Table14.C2" style:family="table-cell">
      <style:table-cell-properties fo:padding="0.176cm" fo:border="0.75pt solid #000001" style:writing-mode="lr-tb"/>
    </style:style>
    <style:style style:name="Table14.A3" style:family="table-cell">
      <style:table-cell-properties fo:padding="0.176cm" fo:border="0.75pt solid #000001" style:writing-mode="lr-tb"/>
    </style:style>
    <style:style style:name="Table14.C3" style:family="table-cell">
      <style:table-cell-properties fo:padding="0.176cm" fo:border="0.75pt solid #000001" style:writing-mode="lr-tb"/>
    </style:style>
    <style:style style:name="Table14.A5" style:family="table-cell">
      <style:table-cell-properties fo:padding="0.176cm" fo:border="0.75pt solid #000001" style:writing-mode="lr-tb"/>
    </style:style>
    <style:style style:name="Table14.A7" style:family="table-cell">
      <style:table-cell-properties fo:padding="0.176cm" fo:border="0.75pt solid #000001" style:writing-mode="lr-tb"/>
    </style:style>
    <style:style style:name="Table14.B7" style:family="table-cell">
      <style:table-cell-properties fo:padding="0.176cm" fo:border="0.75pt solid #000001" style:writing-mode="lr-tb"/>
    </style:style>
    <style:style style:name="Table14.C7" style:family="table-cell">
      <style:table-cell-properties fo:padding="0.176cm" fo:border="0.75pt solid #000001" style:writing-mode="lr-tb"/>
    </style:style>
    <style:style style:name="Table14.D7" style:family="table-cell">
      <style:table-cell-properties fo:padding="0.176cm" fo:border="0.75pt solid #000001" style:writing-mode="lr-tb"/>
    </style:style>
    <style:style style:name="Table14.A8" style:family="table-cell">
      <style:table-cell-properties fo:padding="0.176cm" fo:border="0.75pt solid #000001" style:writing-mode="lr-tb"/>
    </style:style>
    <style:style style:name="Table14.B8" style:family="table-cell">
      <style:table-cell-properties fo:padding="0.176cm" fo:border="0.75pt solid #000001" style:writing-mode="lr-tb"/>
    </style:style>
    <style:style style:name="Table14.C8" style:family="table-cell">
      <style:table-cell-properties fo:padding="0.176cm" fo:border="0.75pt solid #000001" style:writing-mode="lr-tb"/>
    </style:style>
    <style:style style:name="Table14.D8" style:family="table-cell">
      <style:table-cell-properties fo:padding="0.176cm" fo:border="0.75pt solid #000001" style:writing-mode="lr-tb"/>
    </style:style>
    <style:style style:name="Table14.A9" style:family="table-cell">
      <style:table-cell-properties fo:padding="0.176cm" fo:border="0.75pt solid #000001" style:writing-mode="lr-tb"/>
    </style:style>
    <style:style style:name="Table14.B9" style:family="table-cell">
      <style:table-cell-properties fo:padding="0.176cm" fo:border="0.75pt solid #000001" style:writing-mode="lr-tb"/>
    </style:style>
    <style:style style:name="Table14.C9" style:family="table-cell">
      <style:table-cell-properties fo:padding="0.176cm" fo:border="0.75pt solid #000001" style:writing-mode="lr-tb"/>
    </style:style>
    <style:style style:name="Table14.D9" style:family="table-cell">
      <style:table-cell-properties fo:padding="0.176cm" fo:border="0.75pt solid #000001" style:writing-mode="lr-tb"/>
    </style:style>
    <style:style style:name="Table14.A10" style:family="table-cell">
      <style:table-cell-properties fo:background-color="#d9d9d9" fo:padding="0.176cm" fo:border="0.75pt solid #000001" style:writing-mode="lr-tb">
        <style:background-image/>
      </style:table-cell-properties>
    </style:style>
    <style:style style:name="Table14.A11" style:family="table-cell">
      <style:table-cell-properties fo:padding="0.176cm" fo:border="0.75pt solid #000001" style:writing-mode="lr-tb"/>
    </style:style>
    <style:style style:name="Table14.B11" style:family="table-cell">
      <style:table-cell-properties fo:padding="0.176cm" fo:border="0.75pt solid #000001" style:writing-mode="lr-tb"/>
    </style:style>
    <style:style style:name="Table14.C11" style:family="table-cell">
      <style:table-cell-properties fo:padding="0.176cm" fo:border="0.75pt solid #000001" style:writing-mode="lr-tb"/>
    </style:style>
    <style:style style:name="Table14.D11" style:family="table-cell">
      <style:table-cell-properties fo:padding="0.176cm" fo:border="0.75pt solid #000001" style:writing-mode="lr-tb"/>
    </style:style>
    <style:style style:name="Table14.A12" style:family="table-cell">
      <style:table-cell-properties fo:padding="0.176cm" fo:border="0.75pt solid #000001" style:writing-mode="lr-tb"/>
    </style:style>
    <style:style style:name="Table14.B12" style:family="table-cell">
      <style:table-cell-properties fo:padding="0.176cm" fo:border="0.75pt solid #000001" style:writing-mode="lr-tb"/>
    </style:style>
    <style:style style:name="Table14.C12" style:family="table-cell">
      <style:table-cell-properties fo:padding="0.176cm" fo:border="0.75pt solid #000001" style:writing-mode="lr-tb"/>
    </style:style>
    <style:style style:name="Table14.D12" style:family="table-cell">
      <style:table-cell-properties fo:padding="0.176cm" fo:border="0.75pt solid #000001" style:writing-mode="lr-tb"/>
    </style:style>
    <style:style style:name="Table14.A13" style:family="table-cell">
      <style:table-cell-properties fo:padding="0.176cm" fo:border="0.75pt solid #000001" style:writing-mode="lr-tb"/>
    </style:style>
    <style:style style:name="Table14.B13" style:family="table-cell">
      <style:table-cell-properties fo:padding="0.176cm" fo:border="0.75pt solid #000001" style:writing-mode="lr-tb"/>
    </style:style>
    <style:style style:name="Table14.C13" style:family="table-cell">
      <style:table-cell-properties fo:padding="0.176cm" fo:border="0.75pt solid #000001" style:writing-mode="lr-tb"/>
    </style:style>
    <style:style style:name="Table14.D13" style:family="table-cell">
      <style:table-cell-properties fo:padding="0.176cm" fo:border="0.75pt solid #000001" style:writing-mode="lr-tb"/>
    </style:style>
    <style:style style:name="Table15" style:family="table">
      <style:table-properties style:width="16.51cm" fo:margin-left="-0.206cm" fo:margin-top="0cm" fo:margin-bottom="0cm" table:align="left" style:writing-mode="lr-tb"/>
    </style:style>
    <style:style style:name="Table15.A" style:family="table-column">
      <style:table-column-properties style:column-width="5.184cm"/>
    </style:style>
    <style:style style:name="Table15.B" style:family="table-column">
      <style:table-column-properties style:column-width="4.658cm"/>
    </style:style>
    <style:style style:name="Table15.C" style:family="table-column">
      <style:table-column-properties style:column-width="6.668cm"/>
    </style:style>
    <style:style style:name="Table15.1" style:family="table-row">
      <style:table-row-properties style:min-row-height="0.741cm" fo:keep-together="auto"/>
    </style:style>
    <style:style style:name="Table15.A1" style:family="table-cell">
      <style:table-cell-properties fo:background-color="#073763" fo:padding="0.176cm" fo:border="0.75pt solid #000001" style:writing-mode="lr-tb">
        <style:background-image/>
      </style:table-cell-properties>
    </style:style>
    <style:style style:name="Table15.A2" style:family="table-cell">
      <style:table-cell-properties fo:background-color="#cfe2f3" fo:padding="0.176cm" fo:border="0.5pt solid #000001" style:writing-mode="lr-tb">
        <style:background-image/>
      </style:table-cell-properties>
    </style:style>
    <style:style style:name="Table15.3" style:family="table-row">
      <style:table-row-properties fo:keep-together="auto"/>
    </style:style>
    <style:style style:name="Table15.4" style:family="table-row">
      <style:table-row-properties fo:keep-together="auto"/>
    </style:style>
    <style:style style:name="Table15.A4" style:family="table-cell">
      <style:table-cell-properties fo:padding="0.176cm" fo:border="0.5pt solid #000001" style:writing-mode="lr-tb"/>
    </style:style>
    <style:style style:name="Table15.5" style:family="table-row">
      <style:table-row-properties fo:keep-together="auto"/>
    </style:style>
    <style:style style:name="Table15.A5" style:family="table-cell">
      <style:table-cell-properties fo:background-color="#073763" fo:padding="0.176cm" fo:border="1pt solid #000001" style:writing-mode="lr-tb">
        <style:background-image/>
      </style:table-cell-properties>
    </style:style>
    <style:style style:name="Table15.6" style:family="table-row">
      <style:table-row-properties fo:keep-together="auto"/>
    </style:style>
    <style:style style:name="Table15.A6" style:family="table-cell">
      <style:table-cell-properties fo:background-color="#d9d9d9" fo:padding="0.176cm" fo:border="1pt solid #000001" style:writing-mode="lr-tb">
        <style:background-image/>
      </style:table-cell-properties>
    </style:style>
    <style:style style:name="Table15.7" style:family="table-row">
      <style:table-row-properties fo:keep-together="auto"/>
    </style:style>
    <style:style style:name="Table15.A7" style:family="table-cell">
      <style:table-cell-properties fo:padding="0.176cm" fo:border="1pt solid #000001" style:writing-mode="lr-tb"/>
    </style:style>
    <style:style style:name="Table15.B7" style:family="table-cell">
      <style:table-cell-properties fo:padding="0.176cm" fo:border="1pt solid #000001" style:writing-mode="lr-tb"/>
    </style:style>
    <style:style style:name="Table15.C7" style:family="table-cell">
      <style:table-cell-properties fo:padding="0.176cm" fo:border="1pt solid #000001" style:writing-mode="lr-tb"/>
    </style:style>
    <style:style style:name="Table15.8" style:family="table-row">
      <style:table-row-properties fo:keep-together="auto"/>
    </style:style>
    <style:style style:name="Table15.A8" style:family="table-cell">
      <style:table-cell-properties fo:padding="0.176cm" fo:border="1pt solid #000001" style:writing-mode="lr-tb"/>
    </style:style>
    <style:style style:name="Table15.B8" style:family="table-cell">
      <style:table-cell-properties fo:padding="0.176cm" fo:border="1pt solid #000001" style:writing-mode="lr-tb"/>
    </style:style>
    <style:style style:name="Table15.C8" style:family="table-cell">
      <style:table-cell-properties fo:padding="0.176cm" fo:border="1pt solid #000001" style:writing-mode="lr-tb"/>
    </style:style>
    <style:style style:name="Table15.9" style:family="table-row">
      <style:table-row-properties fo:keep-together="auto"/>
    </style:style>
    <style:style style:name="Table15.A9" style:family="table-cell">
      <style:table-cell-properties fo:padding="0.176cm" fo:border="0.75pt solid #000001" style:writing-mode="lr-tb"/>
    </style:style>
    <style:style style:name="Table15.B9" style:family="table-cell">
      <style:table-cell-properties fo:padding="0.176cm" fo:border="0.75pt solid #000001" style:writing-mode="lr-tb"/>
    </style:style>
    <style:style style:name="Table15.C9" style:family="table-cell">
      <style:table-cell-properties fo:padding="0.176cm" fo:border="0.75pt solid #000001" style:writing-mode="lr-tb"/>
    </style:style>
    <style:style style:name="Table15.10" style:family="table-row">
      <style:table-row-properties fo:keep-together="auto"/>
    </style:style>
    <style:style style:name="Table15.A10" style:family="table-cell">
      <style:table-cell-properties fo:padding="0.176cm" fo:border="1pt solid #000001" style:writing-mode="lr-tb"/>
    </style:style>
    <style:style style:name="Table15.B10" style:family="table-cell">
      <style:table-cell-properties fo:padding="0.176cm" fo:border="1pt solid #000001" style:writing-mode="lr-tb"/>
    </style:style>
    <style:style style:name="Table15.C10" style:family="table-cell">
      <style:table-cell-properties fo:padding="0.176cm" fo:border="1pt solid #000001" style:writing-mode="lr-tb"/>
    </style:style>
    <style:style style:name="Table16" style:family="table">
      <style:table-properties style:width="16.087cm" fo:margin-left="-0.191cm" fo:margin-top="0cm" fo:margin-bottom="0cm" table:align="left" style:writing-mode="lr-tb"/>
    </style:style>
    <style:style style:name="Table16.A" style:family="table-column">
      <style:table-column-properties style:column-width="3.438cm"/>
    </style:style>
    <style:style style:name="Table16.B" style:family="table-column">
      <style:table-column-properties style:column-width="2.064cm"/>
    </style:style>
    <style:style style:name="Table16.C" style:family="table-column">
      <style:table-column-properties style:column-width="4.233cm"/>
    </style:style>
    <style:style style:name="Table16.D" style:family="table-column">
      <style:table-column-properties style:column-width="6.352cm"/>
    </style:style>
    <style:style style:name="Table16.1" style:family="table-row">
      <style:table-row-properties style:min-row-height="0.741cm" fo:keep-together="auto"/>
    </style:style>
    <style:style style:name="Table16.A1" style:family="table-cell">
      <style:table-cell-properties fo:background-color="#073763" fo:padding="0.176cm" fo:border="0.75pt solid #000001" style:writing-mode="lr-tb">
        <style:background-image/>
      </style:table-cell-properties>
    </style:style>
    <style:style style:name="Table16.A2" style:family="table-cell">
      <style:table-cell-properties fo:padding="0.176cm" fo:border="0.75pt solid #000001" style:writing-mode="lr-tb"/>
    </style:style>
    <style:style style:name="Table16.C2" style:family="table-cell">
      <style:table-cell-properties fo:padding="0.176cm" fo:border="0.75pt solid #000001" style:writing-mode="lr-tb"/>
    </style:style>
    <style:style style:name="Table16.A3" style:family="table-cell">
      <style:table-cell-properties fo:padding="0.176cm" fo:border="0.75pt solid #000001" style:writing-mode="lr-tb"/>
    </style:style>
    <style:style style:name="Table16.C3" style:family="table-cell">
      <style:table-cell-properties fo:padding="0.176cm" fo:border="0.75pt solid #000001" style:writing-mode="lr-tb"/>
    </style:style>
    <style:style style:name="Table16.A5" style:family="table-cell">
      <style:table-cell-properties fo:padding="0.176cm" fo:border="0.75pt solid #000001" style:writing-mode="lr-tb"/>
    </style:style>
    <style:style style:name="Table16.A7" style:family="table-cell">
      <style:table-cell-properties fo:padding="0.176cm" fo:border="0.75pt solid #000001" style:writing-mode="lr-tb"/>
    </style:style>
    <style:style style:name="Table16.B7" style:family="table-cell">
      <style:table-cell-properties fo:padding="0.176cm" fo:border="0.75pt solid #000001" style:writing-mode="lr-tb"/>
    </style:style>
    <style:style style:name="Table16.C7" style:family="table-cell">
      <style:table-cell-properties fo:padding="0.176cm" fo:border="0.75pt solid #000001" style:writing-mode="lr-tb"/>
    </style:style>
    <style:style style:name="Table16.D7" style:family="table-cell">
      <style:table-cell-properties fo:padding="0.176cm" fo:border="0.75pt solid #000001" style:writing-mode="lr-tb"/>
    </style:style>
    <style:style style:name="Table17" style:family="table">
      <style:table-properties style:width="16.51cm" fo:margin-left="-0.206cm" fo:margin-top="0cm" fo:margin-bottom="0cm" table:align="left" style:writing-mode="lr-tb"/>
    </style:style>
    <style:style style:name="Table17.A" style:family="table-column">
      <style:table-column-properties style:column-width="5.237cm"/>
    </style:style>
    <style:style style:name="Table17.B" style:family="table-column">
      <style:table-column-properties style:column-width="3.997cm"/>
    </style:style>
    <style:style style:name="Table17.C" style:family="table-column">
      <style:table-column-properties style:column-width="7.276cm"/>
    </style:style>
    <style:style style:name="Table17.1" style:family="table-row">
      <style:table-row-properties style:min-row-height="0.741cm" fo:keep-together="auto"/>
    </style:style>
    <style:style style:name="Table17.A1" style:family="table-cell">
      <style:table-cell-properties fo:background-color="#073763" fo:padding="0.176cm" fo:border="0.75pt solid #000001" style:writing-mode="lr-tb">
        <style:background-image/>
      </style:table-cell-properties>
    </style:style>
    <style:style style:name="Table17.A2" style:family="table-cell">
      <style:table-cell-properties fo:background-color="#cfe2f3" fo:padding="0.176cm" fo:border="0.5pt solid #000001" style:writing-mode="lr-tb">
        <style:background-image/>
      </style:table-cell-properties>
    </style:style>
    <style:style style:name="Table17.3" style:family="table-row">
      <style:table-row-properties fo:keep-together="auto"/>
    </style:style>
    <style:style style:name="Table17.4" style:family="table-row">
      <style:table-row-properties fo:keep-together="auto"/>
    </style:style>
    <style:style style:name="Table17.A4" style:family="table-cell">
      <style:table-cell-properties fo:padding="0.176cm" fo:border="0.5pt solid #000001" style:writing-mode="lr-tb"/>
    </style:style>
    <style:style style:name="Table17.5" style:family="table-row">
      <style:table-row-properties fo:keep-together="auto"/>
    </style:style>
    <style:style style:name="Table17.A5" style:family="table-cell">
      <style:table-cell-properties fo:background-color="#073763" fo:padding="0.176cm" fo:border="1pt solid #000001" style:writing-mode="lr-tb">
        <style:background-image/>
      </style:table-cell-properties>
    </style:style>
    <style:style style:name="Table17.6" style:family="table-row">
      <style:table-row-properties fo:keep-together="auto"/>
    </style:style>
    <style:style style:name="Table17.A6" style:family="table-cell">
      <style:table-cell-properties fo:background-color="#d9d9d9" fo:padding="0.176cm" fo:border="1pt solid #000001" style:writing-mode="lr-tb">
        <style:background-image/>
      </style:table-cell-properties>
    </style:style>
    <style:style style:name="Table17.7" style:family="table-row">
      <style:table-row-properties fo:keep-together="auto"/>
    </style:style>
    <style:style style:name="Table17.8" style:family="table-row">
      <style:table-row-properties fo:keep-together="auto"/>
    </style:style>
    <style:style style:name="Table17.A8" style:family="table-cell">
      <style:table-cell-properties fo:background-color="#ffffff" fo:padding="0.176cm" fo:border="1pt solid #000001" style:writing-mode="lr-tb">
        <style:background-image/>
      </style:table-cell-properties>
    </style:style>
    <style:style style:name="Table17.C8" style:family="table-cell">
      <style:table-cell-properties fo:background-color="#ffffff" fo:padding="0.176cm" fo:border="0.75pt solid #000001" style:writing-mode="lr-tb">
        <style:background-image/>
      </style:table-cell-properties>
    </style:style>
    <style:style style:name="Table17.9" style:family="table-row">
      <style:table-row-properties fo:keep-together="auto"/>
    </style:style>
    <style:style style:name="Table17.10" style:family="table-row">
      <style:table-row-properties fo:keep-together="auto"/>
    </style:style>
    <style:style style:name="Table17.11" style:family="table-row">
      <style:table-row-properties fo:keep-together="auto"/>
    </style:style>
    <style:style style:name="Table17.A11" style:family="table-cell">
      <style:table-cell-properties fo:padding="0.176cm" fo:border="1pt solid #000001" style:writing-mode="lr-tb"/>
    </style:style>
    <style:style style:name="Table17.B11" style:family="table-cell">
      <style:table-cell-properties fo:padding="0.176cm" fo:border="1pt solid #000001" style:writing-mode="lr-tb"/>
    </style:style>
    <style:style style:name="Table17.C11" style:family="table-cell">
      <style:table-cell-properties fo:padding="0.176cm" fo:border="1pt solid #000001" style:writing-mode="lr-tb"/>
    </style:style>
    <style:style style:name="Table18" style:family="table">
      <style:table-properties style:width="16.087cm" fo:margin-left="-0.191cm" fo:margin-top="0cm" fo:margin-bottom="0cm" table:align="left" style:writing-mode="lr-tb"/>
    </style:style>
    <style:style style:name="Table18.A" style:family="table-column">
      <style:table-column-properties style:column-width="5.502cm"/>
    </style:style>
    <style:style style:name="Table18.B" style:family="table-column">
      <style:table-column-properties style:column-width="10.585cm"/>
    </style:style>
    <style:style style:name="Table18.1" style:family="table-row">
      <style:table-row-properties style:min-row-height="0.741cm" fo:keep-together="auto"/>
    </style:style>
    <style:style style:name="Table18.A1" style:family="table-cell">
      <style:table-cell-properties fo:background-color="#073763" fo:padding="0.176cm" fo:border="0.75pt solid #000001" style:writing-mode="lr-tb">
        <style:background-image/>
      </style:table-cell-properties>
    </style:style>
    <style:style style:name="Table18.A2" style:family="table-cell">
      <style:table-cell-properties fo:padding="0.176cm" fo:border="0.75pt solid #000001" style:writing-mode="lr-tb"/>
    </style:style>
    <style:style style:name="Table18.B2" style:family="table-cell">
      <style:table-cell-properties fo:padding="0.176cm" fo:border="0.75pt solid #000001" style:writing-mode="lr-tb"/>
    </style:style>
    <style:style style:name="Table18.A3" style:family="table-cell">
      <style:table-cell-properties fo:padding="0.176cm" fo:border="0.75pt solid #000001" style:writing-mode="lr-tb"/>
    </style:style>
    <style:style style:name="Table18.B3" style:family="table-cell">
      <style:table-cell-properties fo:padding="0.176cm" fo:border="0.75pt solid #000001" style:writing-mode="lr-tb"/>
    </style:style>
    <style:style style:name="Table18.A4" style:family="table-cell">
      <style:table-cell-properties fo:padding="0.176cm" fo:border="0.75pt solid #000001" style:writing-mode="lr-tb"/>
    </style:style>
    <style:style style:name="Table18.B4" style:family="table-cell">
      <style:table-cell-properties fo:padding="0.176cm" fo:border="0.75pt solid #000001" style:writing-mode="lr-tb"/>
    </style:style>
    <style:style style:name="Table18.A6" style:family="table-cell">
      <style:table-cell-properties fo:padding="0.176cm" fo:border="0.75pt solid #000001" style:writing-mode="lr-tb"/>
    </style:style>
    <style:style style:name="Table19" style:family="table">
      <style:table-properties style:width="16.51cm" fo:margin-left="-0.226cm" fo:margin-top="0cm" fo:margin-bottom="0cm" table:align="left" style:writing-mode="lr-tb"/>
    </style:style>
    <style:style style:name="Table19.A" style:family="table-column">
      <style:table-column-properties style:column-width="5.343cm"/>
    </style:style>
    <style:style style:name="Table19.B" style:family="table-column">
      <style:table-column-properties style:column-width="2.886cm"/>
    </style:style>
    <style:style style:name="Table19.C" style:family="table-column">
      <style:table-column-properties style:column-width="8.281cm"/>
    </style:style>
    <style:style style:name="Table19.1" style:family="table-row">
      <style:table-row-properties style:min-row-height="0.741cm" fo:keep-together="auto"/>
    </style:style>
    <style:style style:name="Table19.A1" style:family="table-cell">
      <style:table-cell-properties fo:background-color="#073763" fo:padding="0.176cm" fo:border="0.75pt solid #000001" style:writing-mode="lr-tb">
        <style:background-image/>
      </style:table-cell-properties>
    </style:style>
    <style:style style:name="Table19.A2" style:family="table-cell">
      <style:table-cell-properties fo:background-color="#cfe2f3" fo:padding="0.176cm" fo:border="0.5pt solid #000001" style:writing-mode="lr-tb">
        <style:background-image/>
      </style:table-cell-properties>
    </style:style>
    <style:style style:name="Table19.3" style:family="table-row">
      <style:table-row-properties fo:keep-together="auto"/>
    </style:style>
    <style:style style:name="Table19.4" style:family="table-row">
      <style:table-row-properties fo:keep-together="auto"/>
    </style:style>
    <style:style style:name="Table19.A4" style:family="table-cell">
      <style:table-cell-properties fo:padding="0.176cm" fo:border="0.5pt solid #000001" style:writing-mode="lr-tb"/>
    </style:style>
    <style:style style:name="Table19.5" style:family="table-row">
      <style:table-row-properties fo:keep-together="auto"/>
    </style:style>
    <style:style style:name="Table19.A5" style:family="table-cell">
      <style:table-cell-properties fo:background-color="#073763" fo:padding="0.176cm" fo:border="0.5pt solid #000001" style:writing-mode="lr-tb">
        <style:background-image/>
      </style:table-cell-properties>
    </style:style>
    <style:style style:name="Table19.6" style:family="table-row">
      <style:table-row-properties fo:keep-together="auto"/>
    </style:style>
    <style:style style:name="Table19.A6" style:family="table-cell">
      <style:table-cell-properties fo:background-color="#d9d9d9" fo:padding="0.176cm" fo:border="0.5pt solid #000001" style:writing-mode="lr-tb">
        <style:background-image/>
      </style:table-cell-properties>
    </style:style>
    <style:style style:name="Table19.7" style:family="table-row">
      <style:table-row-properties fo:keep-together="auto"/>
    </style:style>
    <style:style style:name="Table19.8" style:family="table-row">
      <style:table-row-properties fo:keep-together="auto"/>
    </style:style>
    <style:style style:name="Table19.A8" style:family="table-cell">
      <style:table-cell-properties fo:background-color="#ffffff" fo:padding="0.176cm" fo:border="0.5pt solid #000001" style:writing-mode="lr-tb">
        <style:background-image/>
      </style:table-cell-properties>
    </style:style>
    <style:style style:name="Table19.9" style:family="table-row">
      <style:table-row-properties fo:keep-together="auto"/>
    </style:style>
    <style:style style:name="Table19.C9" style:family="table-cell">
      <style:table-cell-properties fo:background-color="#ffffff" fo:padding="0.176cm" fo:border="0.75pt solid #000001" style:writing-mode="lr-tb">
        <style:background-image/>
      </style:table-cell-properties>
    </style:style>
    <style:style style:name="Table19.10" style:family="table-row">
      <style:table-row-properties fo:keep-together="auto"/>
    </style:style>
    <style:style style:name="Table19.A10" style:family="table-cell">
      <style:table-cell-properties fo:padding="0.176cm" fo:border="0.75pt solid #000001" style:writing-mode="lr-tb"/>
    </style:style>
    <style:style style:name="Table19.B10" style:family="table-cell">
      <style:table-cell-properties fo:padding="0.176cm" fo:border="0.75pt solid #000001" style:writing-mode="lr-tb"/>
    </style:style>
    <style:style style:name="Table19.C10" style:family="table-cell">
      <style:table-cell-properties fo:padding="0.176cm" fo:border="0.75pt solid #000001" style:writing-mode="lr-tb"/>
    </style:style>
    <style:style style:name="Table19.11" style:family="table-row">
      <style:table-row-properties fo:keep-together="auto"/>
    </style:style>
    <style:style style:name="Table19.A11" style:family="table-cell">
      <style:table-cell-properties fo:padding="0.176cm" fo:border="0.75pt solid #000001" style:writing-mode="lr-tb"/>
    </style:style>
    <style:style style:name="Table19.B11" style:family="table-cell">
      <style:table-cell-properties fo:padding="0.176cm" fo:border="0.75pt solid #000001" style:writing-mode="lr-tb"/>
    </style:style>
    <style:style style:name="Table19.C11" style:family="table-cell">
      <style:table-cell-properties fo:padding="0.176cm" fo:border="0.75pt solid #000001" style:writing-mode="lr-tb"/>
    </style:style>
    <style:style style:name="Table19.12" style:family="table-row">
      <style:table-row-properties fo:keep-together="auto"/>
    </style:style>
    <style:style style:name="Table19.13" style:family="table-row">
      <style:table-row-properties fo:keep-together="auto"/>
    </style:style>
    <style:style style:name="Table19.14" style:family="table-row">
      <style:table-row-properties fo:keep-together="auto"/>
    </style:style>
    <style:style style:name="Table19.15" style:family="table-row">
      <style:table-row-properties fo:keep-together="auto"/>
    </style:style>
    <style:style style:name="Table19.A15" style:family="table-cell">
      <style:table-cell-properties fo:padding="0.176cm" fo:border-left="1pt solid #000001" fo:border-right="1pt solid #000001" fo:border-top="0.5pt solid #000001" fo:border-bottom="1pt solid #000001" style:writing-mode="lr-tb"/>
    </style:style>
    <style:style style:name="Table19.B15" style:family="table-cell">
      <style:table-cell-properties fo:padding="0.176cm" fo:border-left="0.5pt solid #000001" fo:border-right="1pt solid #000001" fo:border-top="0.5pt solid #000001" fo:border-bottom="1pt solid #000001" style:writing-mode="lr-tb"/>
    </style:style>
    <style:style style:name="Table19.C15" style:family="table-cell">
      <style:table-cell-properties fo:padding="0.176cm" fo:border-left="0.5pt solid #000001" fo:border-right="1pt solid #000001" fo:border-top="0.5pt solid #000001" fo:border-bottom="1pt solid #000001" style:writing-mode="lr-tb"/>
    </style:style>
    <style:style style:name="Table19.16" style:family="table-row">
      <style:table-row-properties fo:keep-together="auto"/>
    </style:style>
    <style:style style:name="Table19.A16" style:family="table-cell">
      <style:table-cell-properties fo:padding="0.176cm" fo:border-left="1pt solid #000001" fo:border-right="1pt solid #000001" fo:border-top="0.5pt solid #000001" fo:border-bottom="1pt solid #000001" style:writing-mode="lr-tb"/>
    </style:style>
    <style:style style:name="Table19.B16" style:family="table-cell">
      <style:table-cell-properties fo:padding="0.176cm" fo:border-left="0.5pt solid #000001" fo:border-right="1pt solid #000001" fo:border-top="0.5pt solid #000001" fo:border-bottom="1pt solid #000001" style:writing-mode="lr-tb"/>
    </style:style>
    <style:style style:name="Table19.C16" style:family="table-cell">
      <style:table-cell-properties fo:padding="0.176cm" fo:border-left="0.5pt solid #000001" fo:border-right="1pt solid #000001" fo:border-top="0.5pt solid #000001" fo:border-bottom="1pt solid #000001" style:writing-mode="lr-tb"/>
    </style:style>
    <style:style style:name="Table19.17" style:family="table-row">
      <style:table-row-properties fo:keep-together="auto"/>
    </style:style>
    <style:style style:name="Table19.A17" style:family="table-cell">
      <style:table-cell-properties fo:padding="0.176cm" fo:border-left="1pt solid #000001" fo:border-right="1pt solid #000001" fo:border-top="0.5pt solid #000001" fo:border-bottom="1pt solid #000001" style:writing-mode="lr-tb"/>
    </style:style>
    <style:style style:name="Table19.B17" style:family="table-cell">
      <style:table-cell-properties fo:padding="0.176cm" fo:border-left="0.5pt solid #000001" fo:border-right="1pt solid #000001" fo:border-top="0.5pt solid #000001" fo:border-bottom="1pt solid #000001" style:writing-mode="lr-tb"/>
    </style:style>
    <style:style style:name="Table19.C17" style:family="table-cell">
      <style:table-cell-properties fo:padding="0.176cm" fo:border-left="0.5pt solid #000001" fo:border-right="1pt solid #000001" fo:border-top="0.5pt solid #000001" fo:border-bottom="1pt solid #000001" style:writing-mode="lr-tb"/>
    </style:style>
    <style:style style:name="Table20" style:family="table">
      <style:table-properties style:width="16.475cm" fo:margin-left="-0.191cm" fo:margin-top="0cm" fo:margin-bottom="0cm" table:align="left" style:writing-mode="lr-tb"/>
    </style:style>
    <style:style style:name="Table20.A" style:family="table-column">
      <style:table-column-properties style:column-width="3.42cm"/>
    </style:style>
    <style:style style:name="Table20.B" style:family="table-column">
      <style:table-column-properties style:column-width="3.318cm"/>
    </style:style>
    <style:style style:name="Table20.C" style:family="table-column">
      <style:table-column-properties style:column-width="3.526cm"/>
    </style:style>
    <style:style style:name="Table20.D" style:family="table-column">
      <style:table-column-properties style:column-width="6.211cm"/>
    </style:style>
    <style:style style:name="Table20.1" style:family="table-row">
      <style:table-row-properties fo:keep-together="auto"/>
    </style:style>
    <style:style style:name="Table20.A1" style:family="table-cell">
      <style:table-cell-properties fo:background-color="#073763" fo:padding="0.176cm" fo:border="0.75pt solid #000001" style:writing-mode="lr-tb">
        <style:background-image/>
      </style:table-cell-properties>
    </style:style>
    <style:style style:name="Table20.A2" style:family="table-cell">
      <style:table-cell-properties fo:padding="0.176cm" fo:border="0.75pt solid #000001" style:writing-mode="lr-tb"/>
    </style:style>
    <style:style style:name="Table20.C2" style:family="table-cell">
      <style:table-cell-properties fo:padding="0.176cm" fo:border="0.75pt solid #000001" style:writing-mode="lr-tb"/>
    </style:style>
    <style:style style:name="Table20.A3" style:family="table-cell">
      <style:table-cell-properties fo:padding="0.176cm" fo:border="0.75pt solid #000001" style:writing-mode="lr-tb"/>
    </style:style>
    <style:style style:name="Table20.C3" style:family="table-cell">
      <style:table-cell-properties fo:padding="0.176cm" fo:border="0.75pt solid #000001" style:writing-mode="lr-tb"/>
    </style:style>
    <style:style style:name="Table20.A5" style:family="table-cell">
      <style:table-cell-properties fo:padding="0.176cm" fo:border="0.75pt solid #000001" style:writing-mode="lr-tb"/>
    </style:style>
    <style:style style:name="Table20.A7" style:family="table-cell">
      <style:table-cell-properties fo:padding="0.176cm" fo:border="0.75pt solid #000001" style:writing-mode="lr-tb"/>
    </style:style>
    <style:style style:name="Table20.B7" style:family="table-cell">
      <style:table-cell-properties fo:padding="0.176cm" fo:border="0.75pt solid #000001" style:writing-mode="lr-tb"/>
    </style:style>
    <style:style style:name="Table20.C7" style:family="table-cell">
      <style:table-cell-properties fo:padding="0.176cm" fo:border="0.75pt solid #000001" style:writing-mode="lr-tb"/>
    </style:style>
    <style:style style:name="Table20.D7" style:family="table-cell">
      <style:table-cell-properties fo:padding="0.176cm" fo:border="0.75pt solid #000001" style:writing-mode="lr-tb"/>
    </style:style>
    <style:style style:name="Table20.A8" style:family="table-cell">
      <style:table-cell-properties fo:padding="0.176cm" fo:border="0.75pt solid #000001" style:writing-mode="lr-tb"/>
    </style:style>
    <style:style style:name="Table20.B8" style:family="table-cell">
      <style:table-cell-properties fo:padding="0.176cm" fo:border="0.75pt solid #000001" style:writing-mode="lr-tb"/>
    </style:style>
    <style:style style:name="Table20.C8" style:family="table-cell">
      <style:table-cell-properties fo:padding="0.176cm" fo:border="0.75pt solid #000001" style:writing-mode="lr-tb"/>
    </style:style>
    <style:style style:name="Table20.D8" style:family="table-cell">
      <style:table-cell-properties fo:padding="0.176cm" fo:border="0.75pt solid #000001" style:writing-mode="lr-tb"/>
    </style:style>
    <style:style style:name="Table20.A9" style:family="table-cell">
      <style:table-cell-properties fo:padding="0.176cm" fo:border="0.75pt solid #000001" style:writing-mode="lr-tb"/>
    </style:style>
    <style:style style:name="Table20.B9" style:family="table-cell">
      <style:table-cell-properties fo:padding="0.176cm" fo:border="0.75pt solid #000001" style:writing-mode="lr-tb"/>
    </style:style>
    <style:style style:name="Table20.C9" style:family="table-cell">
      <style:table-cell-properties fo:padding="0.176cm" fo:border="0.75pt solid #000001" style:writing-mode="lr-tb"/>
    </style:style>
    <style:style style:name="Table20.D9" style:family="table-cell">
      <style:table-cell-properties fo:padding-left="0.191cm" fo:padding-right="0.191cm" fo:padding-top="0cm" fo:padding-bottom="0cm" fo:border="0.75pt solid #000001" style:writing-mode="lr-tb"/>
    </style:style>
    <style:style style:name="Table20.A10" style:family="table-cell">
      <style:table-cell-properties fo:padding="0.176cm" fo:border="0.75pt solid #000001" style:writing-mode="lr-tb"/>
    </style:style>
    <style:style style:name="Table20.B10" style:family="table-cell">
      <style:table-cell-properties fo:padding="0.176cm" fo:border="0.75pt solid #000001" style:writing-mode="lr-tb"/>
    </style:style>
    <style:style style:name="Table20.C10" style:family="table-cell">
      <style:table-cell-properties fo:padding="0.176cm" fo:border="0.75pt solid #000001" style:writing-mode="lr-tb"/>
    </style:style>
    <style:style style:name="Table20.D10" style:family="table-cell">
      <style:table-cell-properties fo:padding="0.176cm" fo:border="0.75pt solid #000001" style:writing-mode="lr-tb"/>
    </style:style>
    <style:style style:name="Table20.A11" style:family="table-cell">
      <style:table-cell-properties fo:background-color="#d9d9d9" fo:padding="0.176cm" fo:border="0.75pt solid #000001" style:writing-mode="lr-tb">
        <style:background-image/>
      </style:table-cell-properties>
    </style:style>
    <style:style style:name="Table20.A12" style:family="table-cell">
      <style:table-cell-properties fo:padding="0.176cm" fo:border="0.75pt solid #000001" style:writing-mode="lr-tb"/>
    </style:style>
    <style:style style:name="Table20.B12" style:family="table-cell">
      <style:table-cell-properties fo:padding="0.176cm" fo:border="0.75pt solid #000001" style:writing-mode="lr-tb"/>
    </style:style>
    <style:style style:name="Table20.C12" style:family="table-cell">
      <style:table-cell-properties fo:padding="0.176cm" fo:border="0.75pt solid #000001" style:writing-mode="lr-tb"/>
    </style:style>
    <style:style style:name="Table20.D12" style:family="table-cell">
      <style:table-cell-properties fo:padding="0.176cm" fo:border="0.75pt solid #000001" style:writing-mode="lr-tb"/>
    </style:style>
    <style:style style:name="Table20.A13" style:family="table-cell">
      <style:table-cell-properties fo:padding="0.176cm" fo:border="0.75pt solid #000001" style:writing-mode="lr-tb"/>
    </style:style>
    <style:style style:name="Table20.B13" style:family="table-cell">
      <style:table-cell-properties fo:padding="0.176cm" fo:border="0.75pt solid #000001" style:writing-mode="lr-tb"/>
    </style:style>
    <style:style style:name="Table20.C13" style:family="table-cell">
      <style:table-cell-properties fo:padding="0.176cm" fo:border="0.75pt solid #000001" style:writing-mode="lr-tb"/>
    </style:style>
    <style:style style:name="Table20.D13" style:family="table-cell">
      <style:table-cell-properties fo:padding="0.176cm" fo:border="0.75pt solid #000001" style:writing-mode="lr-tb"/>
    </style:style>
    <style:style style:name="Table21" style:family="table">
      <style:table-properties style:width="16.087cm" fo:margin-left="-0.191cm" fo:margin-top="0cm" fo:margin-bottom="0cm" table:align="left" style:writing-mode="lr-tb"/>
    </style:style>
    <style:style style:name="Table21.A" style:family="table-column">
      <style:table-column-properties style:column-width="4.523cm"/>
    </style:style>
    <style:style style:name="Table21.B" style:family="table-column">
      <style:table-column-properties style:column-width="3.969cm"/>
    </style:style>
    <style:style style:name="Table21.C" style:family="table-column">
      <style:table-column-properties style:column-width="7.595cm"/>
    </style:style>
    <style:style style:name="Table21.1" style:family="table-row">
      <style:table-row-properties style:min-row-height="0.741cm" fo:keep-together="auto"/>
    </style:style>
    <style:style style:name="Table21.A1" style:family="table-cell">
      <style:table-cell-properties fo:background-color="#073763" fo:padding="0.176cm" fo:border="0.75pt solid #000001" style:writing-mode="lr-tb">
        <style:background-image/>
      </style:table-cell-properties>
    </style:style>
    <style:style style:name="Table21.A2" style:family="table-cell">
      <style:table-cell-properties fo:background-color="#cfe2f3" fo:padding="0.176cm" fo:border="0.5pt solid #000001" style:writing-mode="lr-tb">
        <style:background-image/>
      </style:table-cell-properties>
    </style:style>
    <style:style style:name="Table21.3" style:family="table-row">
      <style:table-row-properties fo:keep-together="auto"/>
    </style:style>
    <style:style style:name="Table21.4" style:family="table-row">
      <style:table-row-properties fo:keep-together="auto"/>
    </style:style>
    <style:style style:name="Table21.A4" style:family="table-cell">
      <style:table-cell-properties fo:padding="0.176cm" fo:border="0.5pt solid #000001" style:writing-mode="lr-tb"/>
    </style:style>
    <style:style style:name="Table21.5" style:family="table-row">
      <style:table-row-properties fo:keep-together="auto"/>
    </style:style>
    <style:style style:name="Table21.6" style:family="table-row">
      <style:table-row-properties fo:keep-together="auto"/>
    </style:style>
    <style:style style:name="Table21.A6" style:family="table-cell">
      <style:table-cell-properties fo:background-color="#d9d9d9" fo:padding="0.176cm" fo:border="0.75pt solid #000001" style:writing-mode="lr-tb">
        <style:background-image/>
      </style:table-cell-properties>
    </style:style>
    <style:style style:name="Table21.7" style:family="table-row">
      <style:table-row-properties fo:keep-together="auto"/>
    </style:style>
    <style:style style:name="Table21.A7" style:family="table-cell">
      <style:table-cell-properties fo:background-color="#d9d9d9" fo:padding="0.176cm" fo:border="0.5pt solid #000001" style:writing-mode="lr-tb">
        <style:background-image/>
      </style:table-cell-properties>
    </style:style>
    <style:style style:name="Table21.8" style:family="table-row">
      <style:table-row-properties fo:keep-together="auto"/>
    </style:style>
    <style:style style:name="Table21.A8" style:family="table-cell">
      <style:table-cell-properties fo:padding="0.176cm" fo:border="0.75pt solid #000001" style:writing-mode="lr-tb"/>
    </style:style>
    <style:style style:name="Table21.B8" style:family="table-cell">
      <style:table-cell-properties fo:padding="0.176cm" fo:border="0.75pt solid #000001" style:writing-mode="lr-tb"/>
    </style:style>
    <style:style style:name="Table21.C8" style:family="table-cell">
      <style:table-cell-properties fo:background-color="#ffffff" fo:padding="0.176cm" fo:border="0.75pt solid #000001" style:writing-mode="lr-tb">
        <style:background-image/>
      </style:table-cell-properties>
    </style:style>
    <style:style style:name="Table21.9" style:family="table-row">
      <style:table-row-properties fo:keep-together="auto"/>
    </style:style>
    <style:style style:name="Table21.A9" style:family="table-cell">
      <style:table-cell-properties fo:padding="0.176cm" fo:border="0.75pt solid #000001" style:writing-mode="lr-tb"/>
    </style:style>
    <style:style style:name="Table21.B9" style:family="table-cell">
      <style:table-cell-properties fo:padding="0.176cm" fo:border="0.75pt solid #000001" style:writing-mode="lr-tb"/>
    </style:style>
    <style:style style:name="Table21.10" style:family="table-row">
      <style:table-row-properties fo:keep-together="auto"/>
    </style:style>
    <style:style style:name="Table21.11" style:family="table-row">
      <style:table-row-properties fo:keep-together="auto"/>
    </style:style>
    <style:style style:name="Table22" style:family="table">
      <style:table-properties style:width="16.545cm" fo:margin-left="-0.191cm" fo:margin-top="0cm" fo:margin-bottom="0cm" table:align="left" style:writing-mode="lr-tb"/>
    </style:style>
    <style:style style:name="Table22.A" style:family="table-column">
      <style:table-column-properties style:column-width="3.738cm"/>
    </style:style>
    <style:style style:name="Table22.B" style:family="table-column">
      <style:table-column-properties style:column-width="3.175cm"/>
    </style:style>
    <style:style style:name="Table22.C" style:family="table-column">
      <style:table-column-properties style:column-width="3.316cm"/>
    </style:style>
    <style:style style:name="Table22.D" style:family="table-column">
      <style:table-column-properties style:column-width="6.316cm"/>
    </style:style>
    <style:style style:name="Table22.1" style:family="table-row">
      <style:table-row-properties fo:keep-together="auto"/>
    </style:style>
    <style:style style:name="Table22.A1" style:family="table-cell">
      <style:table-cell-properties fo:background-color="#073763" fo:padding="0.176cm" fo:border="0.75pt solid #000001" style:writing-mode="lr-tb">
        <style:background-image/>
      </style:table-cell-properties>
    </style:style>
    <style:style style:name="Table22.A2" style:family="table-cell">
      <style:table-cell-properties fo:padding="0.176cm" fo:border="0.75pt solid #000001" style:writing-mode="lr-tb"/>
    </style:style>
    <style:style style:name="Table22.C2" style:family="table-cell">
      <style:table-cell-properties fo:padding="0.176cm" fo:border="0.75pt solid #000001" style:writing-mode="lr-tb"/>
    </style:style>
    <style:style style:name="Table22.A3" style:family="table-cell">
      <style:table-cell-properties fo:padding="0.176cm" fo:border="0.75pt solid #000001" style:writing-mode="lr-tb"/>
    </style:style>
    <style:style style:name="Table22.C3" style:family="table-cell">
      <style:table-cell-properties fo:padding="0.176cm" fo:border="0.75pt solid #000001" style:writing-mode="lr-tb"/>
    </style:style>
    <style:style style:name="Table22.A5" style:family="table-cell">
      <style:table-cell-properties fo:padding="0.176cm" fo:border="0.75pt solid #000001" style:writing-mode="lr-tb"/>
    </style:style>
    <style:style style:name="Table22.A7" style:family="table-cell">
      <style:table-cell-properties fo:padding="0.176cm" fo:border="0.75pt solid #000001" style:writing-mode="lr-tb"/>
    </style:style>
    <style:style style:name="Table22.B7" style:family="table-cell">
      <style:table-cell-properties fo:padding="0.176cm" fo:border="0.75pt solid #000001" style:writing-mode="lr-tb"/>
    </style:style>
    <style:style style:name="Table22.C7" style:family="table-cell">
      <style:table-cell-properties fo:padding="0.176cm" fo:border="0.75pt solid #000001" style:writing-mode="lr-tb"/>
    </style:style>
    <style:style style:name="Table22.D7" style:family="table-cell">
      <style:table-cell-properties fo:padding="0.176cm" fo:border="0.75pt solid #000001" style:writing-mode="lr-tb"/>
    </style:style>
    <style:style style:name="Table22.A8" style:family="table-cell">
      <style:table-cell-properties fo:background-color="#d9d9d9" fo:padding="0.176cm" fo:border="0.75pt solid #000001" style:writing-mode="lr-tb">
        <style:background-image/>
      </style:table-cell-properties>
    </style:style>
    <style:style style:name="Table22.A9" style:family="table-cell">
      <style:table-cell-properties fo:padding="0.176cm" fo:border="0.75pt solid #000001" style:writing-mode="lr-tb"/>
    </style:style>
    <style:style style:name="Table22.B9" style:family="table-cell">
      <style:table-cell-properties fo:padding="0.176cm" fo:border="0.75pt solid #000001" style:writing-mode="lr-tb"/>
    </style:style>
    <style:style style:name="Table22.C9" style:family="table-cell">
      <style:table-cell-properties fo:padding="0.176cm" fo:border="0.75pt solid #000001" style:writing-mode="lr-tb"/>
    </style:style>
    <style:style style:name="Table22.D9" style:family="table-cell">
      <style:table-cell-properties fo:padding="0.176cm" fo:border="0.75pt solid #000001" style:writing-mode="lr-tb"/>
    </style:style>
    <style:style style:name="Table22.A10" style:family="table-cell">
      <style:table-cell-properties fo:padding="0.176cm" fo:border="0.75pt solid #000001" style:writing-mode="lr-tb"/>
    </style:style>
    <style:style style:name="Table22.B10" style:family="table-cell">
      <style:table-cell-properties fo:padding="0.176cm" fo:border="0.75pt solid #000001" style:writing-mode="lr-tb"/>
    </style:style>
    <style:style style:name="Table22.C10" style:family="table-cell">
      <style:table-cell-properties fo:padding="0.176cm" fo:border="0.75pt solid #000001" style:writing-mode="lr-tb"/>
    </style:style>
    <style:style style:name="Table22.D10" style:family="table-cell">
      <style:table-cell-properties fo:padding="0.176cm" fo:border="0.75pt solid #000001" style:writing-mode="lr-tb"/>
    </style:style>
    <style:style style:name="Table22.A11" style:family="table-cell">
      <style:table-cell-properties fo:padding="0.176cm" fo:border="0.75pt solid #000001" style:writing-mode="lr-tb"/>
    </style:style>
    <style:style style:name="Table22.B11" style:family="table-cell">
      <style:table-cell-properties fo:padding="0.176cm" fo:border="0.75pt solid #000001" style:writing-mode="lr-tb"/>
    </style:style>
    <style:style style:name="Table22.C11" style:family="table-cell">
      <style:table-cell-properties fo:padding="0.176cm" fo:border="0.75pt solid #000001" style:writing-mode="lr-tb"/>
    </style:style>
    <style:style style:name="Table22.D11" style:family="table-cell">
      <style:table-cell-properties fo:padding="0.176cm" fo:border="0.75pt solid #000001" style:writing-mode="lr-tb"/>
    </style:style>
    <style:style style:name="Table23" style:family="table">
      <style:table-properties style:width="16.219cm" fo:margin-left="-0.191cm" fo:margin-top="0cm" fo:margin-bottom="0cm" table:align="left" style:writing-mode="lr-tb"/>
    </style:style>
    <style:style style:name="Table23.A" style:family="table-column">
      <style:table-column-properties style:column-width="4.576cm"/>
    </style:style>
    <style:style style:name="Table23.B" style:family="table-column">
      <style:table-column-properties style:column-width="4.233cm"/>
    </style:style>
    <style:style style:name="Table23.C" style:family="table-column">
      <style:table-column-properties style:column-width="7.41cm"/>
    </style:style>
    <style:style style:name="Table23.1" style:family="table-row">
      <style:table-row-properties fo:keep-together="auto"/>
    </style:style>
    <style:style style:name="Table23.A1" style:family="table-cell">
      <style:table-cell-properties fo:background-color="#073763" fo:padding="0.176cm" fo:border="0.75pt solid #000001" style:writing-mode="lr-tb">
        <style:background-image/>
      </style:table-cell-properties>
    </style:style>
    <style:style style:name="Table23.A2" style:family="table-cell">
      <style:table-cell-properties fo:background-color="#cfe2f3" fo:padding="0.176cm" fo:border="0.5pt solid #000001" style:writing-mode="lr-tb">
        <style:background-image/>
      </style:table-cell-properties>
    </style:style>
    <style:style style:name="Table23.A4" style:family="table-cell">
      <style:table-cell-properties fo:padding="0.176cm" fo:border="0.5pt solid #000001" style:writing-mode="lr-tb"/>
    </style:style>
    <style:style style:name="Table23.A6" style:family="table-cell">
      <style:table-cell-properties fo:background-color="#d9d9d9" fo:padding="0.176cm" fo:border="0.75pt solid #000001" style:writing-mode="lr-tb">
        <style:background-image/>
      </style:table-cell-properties>
    </style:style>
    <style:style style:name="Table23.A8" style:family="table-cell">
      <style:table-cell-properties fo:background-color="#ffffff" fo:padding="0.176cm" fo:border="0.75pt solid #000001" style:writing-mode="lr-tb">
        <style:background-image/>
      </style:table-cell-properties>
    </style:style>
    <style:style style:name="Table24" style:family="table">
      <style:table-properties style:width="16.245cm" fo:margin-left="-0.191cm" fo:margin-top="0cm" fo:margin-bottom="0cm" table:align="left" style:writing-mode="lr-tb"/>
    </style:style>
    <style:style style:name="Table24.A" style:family="table-column">
      <style:table-column-properties style:column-width="3.678cm"/>
    </style:style>
    <style:style style:name="Table24.B" style:family="table-column">
      <style:table-column-properties style:column-width="2.831cm"/>
    </style:style>
    <style:style style:name="Table24.C" style:family="table-column">
      <style:table-column-properties style:column-width="3.175cm"/>
    </style:style>
    <style:style style:name="Table24.D" style:family="table-column">
      <style:table-column-properties style:column-width="6.562cm"/>
    </style:style>
    <style:style style:name="Table24.1" style:family="table-row">
      <style:table-row-properties style:min-row-height="0.741cm" fo:keep-together="auto"/>
    </style:style>
    <style:style style:name="Table24.A1" style:family="table-cell">
      <style:table-cell-properties fo:background-color="#073763" fo:padding="0.176cm" fo:border="0.75pt solid #000001" style:writing-mode="lr-tb">
        <style:background-image/>
      </style:table-cell-properties>
    </style:style>
    <style:style style:name="Table24.A2" style:family="table-cell">
      <style:table-cell-properties fo:padding="0.176cm" fo:border="0.75pt solid #000001" style:writing-mode="lr-tb"/>
    </style:style>
    <style:style style:name="Table24.C2" style:family="table-cell">
      <style:table-cell-properties fo:padding="0.176cm" fo:border="0.75pt solid #000001" style:writing-mode="lr-tb"/>
    </style:style>
    <style:style style:name="Table24.A3" style:family="table-cell">
      <style:table-cell-properties fo:padding="0.176cm" fo:border="0.75pt solid #000001" style:writing-mode="lr-tb"/>
    </style:style>
    <style:style style:name="Table24.C3" style:family="table-cell">
      <style:table-cell-properties fo:padding="0.176cm" fo:border="0.75pt solid #000001" style:writing-mode="lr-tb"/>
    </style:style>
    <style:style style:name="Table24.4" style:family="table-row">
      <style:table-row-properties style:min-row-height="0.882cm" fo:keep-together="auto"/>
    </style:style>
    <style:style style:name="Table24.A5" style:family="table-cell">
      <style:table-cell-properties fo:padding="0.176cm" fo:border="0.75pt solid #000001" style:writing-mode="lr-tb"/>
    </style:style>
    <style:style style:name="Table24.6" style:family="table-row">
      <style:table-row-properties fo:keep-together="auto"/>
    </style:style>
    <style:style style:name="Table24.7" style:family="table-row">
      <style:table-row-properties fo:keep-together="auto"/>
    </style:style>
    <style:style style:name="Table24.A7" style:family="table-cell">
      <style:table-cell-properties fo:padding="0.176cm" fo:border="0.75pt solid #000001" style:writing-mode="lr-tb"/>
    </style:style>
    <style:style style:name="Table24.B7" style:family="table-cell">
      <style:table-cell-properties fo:padding="0.176cm" fo:border="0.75pt solid #000001" style:writing-mode="lr-tb"/>
    </style:style>
    <style:style style:name="Table24.C7" style:family="table-cell">
      <style:table-cell-properties fo:padding="0.176cm" fo:border="0.75pt solid #000001" style:writing-mode="lr-tb"/>
    </style:style>
    <style:style style:name="Table24.D7" style:family="table-cell">
      <style:table-cell-properties fo:padding="0.176cm" fo:border="0.75pt solid #000001" style:writing-mode="lr-tb"/>
    </style:style>
    <style:style style:name="Table24.A8" style:family="table-cell">
      <style:table-cell-properties fo:background-color="#d9d9d9" fo:padding="0.176cm" fo:border="0.75pt solid #000001" style:writing-mode="lr-tb">
        <style:background-image/>
      </style:table-cell-properties>
    </style:style>
    <style:style style:name="Table24.9" style:family="table-row">
      <style:table-row-properties style:min-row-height="1.799cm" fo:keep-together="auto"/>
    </style:style>
    <style:style style:name="Table24.A9" style:family="table-cell">
      <style:table-cell-properties fo:padding="0.176cm" fo:border="0.75pt solid #000001" style:writing-mode="lr-tb"/>
    </style:style>
    <style:style style:name="Table24.B9" style:family="table-cell">
      <style:table-cell-properties fo:padding="0.176cm" fo:border="0.75pt solid #000001" style:writing-mode="lr-tb"/>
    </style:style>
    <style:style style:name="Table24.C9" style:family="table-cell">
      <style:table-cell-properties fo:padding="0.176cm" fo:border="0.75pt solid #000001" style:writing-mode="lr-tb"/>
    </style:style>
    <style:style style:name="Table24.D9" style:family="table-cell">
      <style:table-cell-properties fo:padding="0.176cm" fo:border="0.75pt solid #000001" style:writing-mode="lr-tb"/>
    </style:style>
    <style:style style:name="Table24.10" style:family="table-row">
      <style:table-row-properties style:min-row-height="1.376cm" fo:keep-together="auto"/>
    </style:style>
    <style:style style:name="Table24.A10" style:family="table-cell">
      <style:table-cell-properties fo:padding="0.176cm" fo:border="0.75pt solid #000001" style:writing-mode="lr-tb"/>
    </style:style>
    <style:style style:name="Table24.B10" style:family="table-cell">
      <style:table-cell-properties fo:padding="0.176cm" fo:border="0.75pt solid #000001" style:writing-mode="lr-tb"/>
    </style:style>
    <style:style style:name="Table24.C10" style:family="table-cell">
      <style:table-cell-properties fo:padding="0.176cm" fo:border="0.75pt solid #000001" style:writing-mode="lr-tb"/>
    </style:style>
    <style:style style:name="Table24.D10" style:family="table-cell">
      <style:table-cell-properties fo:padding="0.176cm" fo:border="0.75pt solid #000001" style:writing-mode="lr-tb"/>
    </style:style>
    <style:style style:name="Table25" style:family="table">
      <style:table-properties style:width="16.51cm" fo:margin-left="-0.286cm" fo:margin-top="0cm" fo:margin-bottom="0cm" table:align="left" style:writing-mode="lr-tb"/>
    </style:style>
    <style:style style:name="Table25.A" style:family="table-column">
      <style:table-column-properties style:column-width="2.91cm"/>
    </style:style>
    <style:style style:name="Table25.B" style:family="table-column">
      <style:table-column-properties style:column-width="2.514cm"/>
    </style:style>
    <style:style style:name="Table25.C" style:family="table-column">
      <style:table-column-properties style:column-width="3.016cm"/>
    </style:style>
    <style:style style:name="Table25.D" style:family="table-column">
      <style:table-column-properties style:column-width="2.672cm"/>
    </style:style>
    <style:style style:name="Table25.F" style:family="table-column">
      <style:table-column-properties style:column-width="2.884cm"/>
    </style:style>
    <style:style style:name="Table25.1" style:family="table-row">
      <style:table-row-properties fo:keep-together="auto"/>
    </style:style>
    <style:style style:name="Table25.A1" style:family="table-cell">
      <style:table-cell-properties fo:background-color="#073763" fo:padding="0.176cm" fo:border="1pt solid #000001" style:writing-mode="lr-tb">
        <style:background-image/>
      </style:table-cell-properties>
    </style:style>
    <style:style style:name="Table25.A2" style:family="table-cell">
      <style:table-cell-properties fo:padding="0.176cm" fo:border="1pt solid #000001" style:writing-mode="lr-tb"/>
    </style:style>
    <style:style style:name="Table25.B2" style:family="table-cell">
      <style:table-cell-properties fo:padding="0.176cm" fo:border="1pt solid #000001" style:writing-mode="lr-tb"/>
    </style:style>
    <style:style style:name="Table25.C2" style:family="table-cell">
      <style:table-cell-properties fo:padding="0.176cm" fo:border-left="1pt solid #000001" fo:border-right="3pt solid #000001" fo:border-top="1pt solid #000001" fo:border-bottom="1pt solid #000001" style:writing-mode="lr-tb"/>
    </style:style>
    <style:style style:name="Table25.D2" style:family="table-cell">
      <style:table-cell-properties fo:padding="0.176cm" fo:border-left="3pt solid #000001" fo:border-right="1pt solid #000001" fo:border-top="1pt solid #000001" fo:border-bottom="1pt solid #000001" style:writing-mode="lr-tb"/>
    </style:style>
    <style:style style:name="Table25.E2" style:family="table-cell">
      <style:table-cell-properties fo:padding="0.176cm" fo:border="1pt solid #000001" style:writing-mode="lr-tb"/>
    </style:style>
    <style:style style:name="Table25.F2" style:family="table-cell">
      <style:table-cell-properties fo:padding="0.176cm" fo:border="1pt solid #000001" style:writing-mode="lr-tb"/>
    </style:style>
    <style:style style:name="Table25.A3" style:family="table-cell">
      <style:table-cell-properties fo:padding="0.176cm" fo:border="1pt solid #000001" style:writing-mode="lr-tb"/>
    </style:style>
    <style:style style:name="Table25.B3" style:family="table-cell">
      <style:table-cell-properties fo:padding="0.176cm" fo:border="1pt solid #000001" style:writing-mode="lr-tb"/>
    </style:style>
    <style:style style:name="Table25.C3" style:family="table-cell">
      <style:table-cell-properties fo:padding="0.176cm" fo:border-left="1pt solid #000001" fo:border-right="3pt solid #000001" fo:border-top="1pt solid #000001" fo:border-bottom="1pt solid #000001" style:writing-mode="lr-tb"/>
    </style:style>
    <style:style style:name="Table25.D3" style:family="table-cell">
      <style:table-cell-properties fo:padding="0.176cm" fo:border-left="3pt solid #000001" fo:border-right="1pt solid #000001" fo:border-top="1pt solid #000001" fo:border-bottom="1pt solid #000001" style:writing-mode="lr-tb"/>
    </style:style>
    <style:style style:name="Table25.E3" style:family="table-cell">
      <style:table-cell-properties fo:padding="0.176cm" fo:border="1pt solid #000001" style:writing-mode="lr-tb"/>
    </style:style>
    <style:style style:name="Table25.F3" style:family="table-cell">
      <style:table-cell-properties fo:padding="0.176cm" fo:border="1pt solid #000001" style:writing-mode="lr-tb"/>
    </style:style>
    <style:style style:name="Table25.A4" style:family="table-cell">
      <style:table-cell-properties fo:padding="0.176cm" fo:border="1pt solid #000001" style:writing-mode="lr-tb"/>
    </style:style>
    <style:style style:name="Table25.B4" style:family="table-cell">
      <style:table-cell-properties fo:padding="0.176cm" fo:border="1pt solid #000001" style:writing-mode="lr-tb"/>
    </style:style>
    <style:style style:name="Table25.C4" style:family="table-cell">
      <style:table-cell-properties fo:padding="0.176cm" fo:border-left="1pt solid #000001" fo:border-right="3pt solid #000001" fo:border-top="1pt solid #000001" fo:border-bottom="1pt solid #000001" style:writing-mode="lr-tb"/>
    </style:style>
    <style:style style:name="Table25.D4" style:family="table-cell">
      <style:table-cell-properties fo:padding="0.176cm" fo:border-left="3pt solid #000001" fo:border-right="1pt solid #000001" fo:border-top="1pt solid #000001" fo:border-bottom="1pt solid #000001" style:writing-mode="lr-tb"/>
    </style:style>
    <style:style style:name="Table25.E4" style:family="table-cell">
      <style:table-cell-properties fo:padding="0.176cm" fo:border="1pt solid #000001" style:writing-mode="lr-tb"/>
    </style:style>
    <style:style style:name="Table25.F4" style:family="table-cell">
      <style:table-cell-properties fo:padding="0.176cm" fo:border="1pt solid #000001" style:writing-mode="lr-tb"/>
    </style:style>
    <style:style style:name="Table25.A5" style:family="table-cell">
      <style:table-cell-properties fo:padding="0.176cm" fo:border="1pt solid #000001" style:writing-mode="lr-tb"/>
    </style:style>
    <style:style style:name="Table25.B5" style:family="table-cell">
      <style:table-cell-properties fo:padding="0.176cm" fo:border="1pt solid #000001" style:writing-mode="lr-tb"/>
    </style:style>
    <style:style style:name="Table25.C5" style:family="table-cell">
      <style:table-cell-properties fo:padding="0.176cm" fo:border-left="1pt solid #000001" fo:border-right="3pt solid #000001" fo:border-top="1pt solid #000001" fo:border-bottom="1pt solid #000001" style:writing-mode="lr-tb"/>
    </style:style>
    <style:style style:name="Table25.D5" style:family="table-cell">
      <style:table-cell-properties fo:padding="0.176cm" fo:border-left="3pt solid #000001" fo:border-right="1pt solid #000001" fo:border-top="1pt solid #000001" fo:border-bottom="1pt solid #000001" style:writing-mode="lr-tb"/>
    </style:style>
    <style:style style:name="Table25.E5" style:family="table-cell">
      <style:table-cell-properties fo:padding="0.176cm" fo:border="1pt solid #000001" style:writing-mode="lr-tb"/>
    </style:style>
    <style:style style:name="Table25.F5" style:family="table-cell">
      <style:table-cell-properties fo:padding="0.176cm" fo:border="1pt solid #000001" style:writing-mode="lr-tb"/>
    </style:style>
    <style:style style:name="Table25.A6" style:family="table-cell">
      <style:table-cell-properties fo:padding="0.176cm" fo:border="1pt solid #000001" style:writing-mode="lr-tb"/>
    </style:style>
    <style:style style:name="Table25.B6" style:family="table-cell">
      <style:table-cell-properties fo:padding="0.176cm" fo:border="1pt solid #000001" style:writing-mode="lr-tb"/>
    </style:style>
    <style:style style:name="Table25.C6" style:family="table-cell">
      <style:table-cell-properties fo:padding="0.176cm" fo:border-left="1pt solid #000001" fo:border-right="3pt solid #000001" fo:border-top="1pt solid #000001" fo:border-bottom="1pt solid #000001" style:writing-mode="lr-tb"/>
    </style:style>
    <style:style style:name="Table25.D6" style:family="table-cell">
      <style:table-cell-properties fo:padding="0.176cm" fo:border-left="3pt solid #000001" fo:border-right="1pt solid #000001" fo:border-top="1pt solid #000001" fo:border-bottom="1pt solid #000001" style:writing-mode="lr-tb"/>
    </style:style>
    <style:style style:name="Table25.E6" style:family="table-cell">
      <style:table-cell-properties fo:padding="0.176cm" fo:border="1pt solid #000001" style:writing-mode="lr-tb"/>
    </style:style>
    <style:style style:name="Table25.F6" style:family="table-cell">
      <style:table-cell-properties fo:padding="0.176cm" fo:border="1pt solid #000001" style:writing-mode="lr-tb"/>
    </style:style>
    <style:style style:name="Table25.A7" style:family="table-cell">
      <style:table-cell-properties fo:padding="0.176cm" fo:border="1pt solid #000001" style:writing-mode="lr-tb"/>
    </style:style>
    <style:style style:name="Table25.B7" style:family="table-cell">
      <style:table-cell-properties fo:padding="0.176cm" fo:border="1pt solid #000001" style:writing-mode="lr-tb"/>
    </style:style>
    <style:style style:name="Table25.C7" style:family="table-cell">
      <style:table-cell-properties fo:padding="0.176cm" fo:border-left="1pt solid #000001" fo:border-right="3pt solid #000001" fo:border-top="1pt solid #000001" fo:border-bottom="1pt solid #000001" style:writing-mode="lr-tb"/>
    </style:style>
    <style:style style:name="Table25.D7" style:family="table-cell">
      <style:table-cell-properties fo:padding="0.176cm" fo:border-left="3pt solid #000001" fo:border-right="1pt solid #000001" fo:border-top="1pt solid #000001" fo:border-bottom="1pt solid #000001" style:writing-mode="lr-tb"/>
    </style:style>
    <style:style style:name="Table25.E7" style:family="table-cell">
      <style:table-cell-properties fo:padding="0.176cm" fo:border="1pt solid #000001" style:writing-mode="lr-tb"/>
    </style:style>
    <style:style style:name="Table25.F7" style:family="table-cell">
      <style:table-cell-properties fo:padding="0.176cm" fo:border="1pt solid #000001" style:writing-mode="lr-tb"/>
    </style:style>
    <style:style style:name="Table25.A8" style:family="table-cell">
      <style:table-cell-properties fo:padding="0.176cm" fo:border="1pt solid #000001" style:writing-mode="lr-tb"/>
    </style:style>
    <style:style style:name="Table25.B8" style:family="table-cell">
      <style:table-cell-properties fo:padding="0.176cm" fo:border="1pt solid #000001" style:writing-mode="lr-tb"/>
    </style:style>
    <style:style style:name="Table25.C8" style:family="table-cell">
      <style:table-cell-properties fo:padding="0.176cm" fo:border-left="1pt solid #000001" fo:border-right="3pt solid #000001" fo:border-top="1pt solid #000001" fo:border-bottom="1pt solid #000001" style:writing-mode="lr-tb"/>
    </style:style>
    <style:style style:name="Table25.D8" style:family="table-cell">
      <style:table-cell-properties fo:padding="0.176cm" fo:border-left="3pt solid #000001" fo:border-right="1pt solid #000001" fo:border-top="1pt solid #000001" fo:border-bottom="1pt solid #000001" style:writing-mode="lr-tb"/>
    </style:style>
    <style:style style:name="Table25.E8" style:family="table-cell">
      <style:table-cell-properties fo:padding="0.176cm" fo:border="1pt solid #000001" style:writing-mode="lr-tb"/>
    </style:style>
    <style:style style:name="Table25.F8" style:family="table-cell">
      <style:table-cell-properties fo:padding="0.176cm" fo:border="1pt solid #000001" style:writing-mode="lr-tb"/>
    </style:style>
    <style:style style:name="Table25.A9" style:family="table-cell">
      <style:table-cell-properties fo:padding="0.176cm" fo:border="1pt solid #000001" style:writing-mode="lr-tb"/>
    </style:style>
    <style:style style:name="Table25.B9" style:family="table-cell">
      <style:table-cell-properties fo:padding="0.176cm" fo:border="1pt solid #000001" style:writing-mode="lr-tb"/>
    </style:style>
    <style:style style:name="Table25.C9" style:family="table-cell">
      <style:table-cell-properties fo:padding="0.176cm" fo:border-left="1pt solid #000001" fo:border-right="3pt solid #000001" fo:border-top="1pt solid #000001" fo:border-bottom="1pt solid #000001" style:writing-mode="lr-tb"/>
    </style:style>
    <style:style style:name="Table25.D9" style:family="table-cell">
      <style:table-cell-properties fo:padding="0.176cm" fo:border-left="3pt solid #000001" fo:border-right="1pt solid #000001" fo:border-top="1pt solid #000001" fo:border-bottom="1pt solid #000001" style:writing-mode="lr-tb"/>
    </style:style>
    <style:style style:name="Table25.E9" style:family="table-cell">
      <style:table-cell-properties fo:padding="0.176cm" fo:border="1pt solid #000001" style:writing-mode="lr-tb"/>
    </style:style>
    <style:style style:name="Table25.F9" style:family="table-cell">
      <style:table-cell-properties fo:padding="0.176cm" fo:border="1pt solid #000001" style:writing-mode="lr-tb"/>
    </style:style>
    <style:style style:name="Table25.A10" style:family="table-cell">
      <style:table-cell-properties fo:padding="0.176cm" fo:border="1pt solid #000001" style:writing-mode="lr-tb"/>
    </style:style>
    <style:style style:name="Table25.B10" style:family="table-cell">
      <style:table-cell-properties fo:padding="0.176cm" fo:border="1pt solid #000001" style:writing-mode="lr-tb"/>
    </style:style>
    <style:style style:name="Table25.C10" style:family="table-cell">
      <style:table-cell-properties fo:padding="0.176cm" fo:border-left="1pt solid #000001" fo:border-right="3pt solid #000001" fo:border-top="1pt solid #000001" fo:border-bottom="1pt solid #000001" style:writing-mode="lr-tb"/>
    </style:style>
    <style:style style:name="Table25.D10" style:family="table-cell">
      <style:table-cell-properties fo:padding="0.176cm" fo:border-left="3pt solid #000001" fo:border-right="1pt solid #000001" fo:border-top="1pt solid #000001" fo:border-bottom="1pt solid #000001" style:writing-mode="lr-tb"/>
    </style:style>
    <style:style style:name="Table25.E10" style:family="table-cell">
      <style:table-cell-properties fo:padding="0.176cm" fo:border="1pt solid #000001" style:writing-mode="lr-tb"/>
    </style:style>
    <style:style style:name="Table25.F10" style:family="table-cell">
      <style:table-cell-properties fo:padding="0.176cm" fo:border="1pt solid #000001" style:writing-mode="lr-tb"/>
    </style:style>
    <style:style style:name="Table25.A11" style:family="table-cell">
      <style:table-cell-properties fo:padding="0.176cm" fo:border="1pt solid #000001" style:writing-mode="lr-tb"/>
    </style:style>
    <style:style style:name="Table25.B11" style:family="table-cell">
      <style:table-cell-properties fo:padding="0.176cm" fo:border="1pt solid #000001" style:writing-mode="lr-tb"/>
    </style:style>
    <style:style style:name="Table25.C11" style:family="table-cell">
      <style:table-cell-properties fo:padding="0.176cm" fo:border-left="1pt solid #000001" fo:border-right="3pt solid #000001" fo:border-top="1pt solid #000001" fo:border-bottom="1pt solid #000001" style:writing-mode="lr-tb"/>
    </style:style>
    <style:style style:name="Table25.D11" style:family="table-cell">
      <style:table-cell-properties fo:padding="0.176cm" fo:border-left="3pt solid #000001" fo:border-right="1pt solid #000001" fo:border-top="1pt solid #000001" fo:border-bottom="1pt solid #000001" style:writing-mode="lr-tb"/>
    </style:style>
    <style:style style:name="Table25.E11" style:family="table-cell">
      <style:table-cell-properties fo:padding="0.176cm" fo:border="1pt solid #000001" style:writing-mode="lr-tb"/>
    </style:style>
    <style:style style:name="Table25.F11" style:family="table-cell">
      <style:table-cell-properties fo:padding="0.176cm" fo:border="1pt solid #000001" style:writing-mode="lr-tb"/>
    </style:style>
    <style:style style:name="Table25.A12" style:family="table-cell">
      <style:table-cell-properties fo:padding="0.176cm" fo:border="1pt solid #000001" style:writing-mode="lr-tb"/>
    </style:style>
    <style:style style:name="Table25.B12" style:family="table-cell">
      <style:table-cell-properties fo:padding="0.176cm" fo:border="1pt solid #000001" style:writing-mode="lr-tb"/>
    </style:style>
    <style:style style:name="Table25.C12" style:family="table-cell">
      <style:table-cell-properties fo:padding="0.176cm" fo:border-left="1pt solid #000001" fo:border-right="3pt solid #000001" fo:border-top="1pt solid #000001" fo:border-bottom="1pt solid #000001" style:writing-mode="lr-tb"/>
    </style:style>
    <style:style style:name="Table25.D12" style:family="table-cell">
      <style:table-cell-properties fo:padding="0.176cm" fo:border-left="3pt solid #000001" fo:border-right="1pt solid #000001" fo:border-top="1pt solid #000001" fo:border-bottom="1pt solid #000001" style:writing-mode="lr-tb"/>
    </style:style>
    <style:style style:name="Table25.E12" style:family="table-cell">
      <style:table-cell-properties fo:padding="0.176cm" fo:border="1pt solid #000001" style:writing-mode="lr-tb"/>
    </style:style>
    <style:style style:name="Table25.F12" style:family="table-cell">
      <style:table-cell-properties fo:padding="0.176cm" fo:border="1pt solid #000001" style:writing-mode="lr-tb"/>
    </style:style>
    <style:style style:name="Table25.A13" style:family="table-cell">
      <style:table-cell-properties fo:padding="0.176cm" fo:border="1pt solid #000001" style:writing-mode="lr-tb"/>
    </style:style>
    <style:style style:name="Table25.B13" style:family="table-cell">
      <style:table-cell-properties fo:padding="0.176cm" fo:border="1pt solid #000001" style:writing-mode="lr-tb"/>
    </style:style>
    <style:style style:name="Table25.C13" style:family="table-cell">
      <style:table-cell-properties fo:padding="0.176cm" fo:border-left="1pt solid #000001" fo:border-right="3pt solid #000001" fo:border-top="1pt solid #000001" fo:border-bottom="1pt solid #000001" style:writing-mode="lr-tb"/>
    </style:style>
    <style:style style:name="Table25.D13" style:family="table-cell">
      <style:table-cell-properties fo:padding="0.176cm" fo:border-left="3pt solid #000001" fo:border-right="1pt solid #000001" fo:border-top="1pt solid #000001" fo:border-bottom="1pt solid #000001" style:writing-mode="lr-tb"/>
    </style:style>
    <style:style style:name="Table25.E13" style:family="table-cell">
      <style:table-cell-properties fo:padding="0.176cm" fo:border="1pt solid #000001" style:writing-mode="lr-tb"/>
    </style:style>
    <style:style style:name="Table25.F13" style:family="table-cell">
      <style:table-cell-properties fo:padding="0.176cm" fo:border="1pt solid #000001" style:writing-mode="lr-tb"/>
    </style:style>
    <style:style style:name="Table25.A14" style:family="table-cell">
      <style:table-cell-properties fo:padding="0.176cm" fo:border="1pt solid #000001" style:writing-mode="lr-tb"/>
    </style:style>
    <style:style style:name="Table25.B14" style:family="table-cell">
      <style:table-cell-properties fo:padding="0.176cm" fo:border="1pt solid #000001" style:writing-mode="lr-tb"/>
    </style:style>
    <style:style style:name="Table25.C14" style:family="table-cell">
      <style:table-cell-properties fo:padding="0.176cm" fo:border-left="1pt solid #000001" fo:border-right="3pt solid #000001" fo:border-top="1pt solid #000001" fo:border-bottom="1pt solid #000001" style:writing-mode="lr-tb"/>
    </style:style>
    <style:style style:name="Table25.D14" style:family="table-cell">
      <style:table-cell-properties fo:padding="0.176cm" fo:border-left="3pt solid #000001" fo:border-right="1pt solid #000001" fo:border-top="1pt solid #000001" fo:border-bottom="1pt solid #000001" style:writing-mode="lr-tb"/>
    </style:style>
    <style:style style:name="Table25.E14" style:family="table-cell">
      <style:table-cell-properties fo:padding="0.176cm" fo:border="1pt solid #000001" style:writing-mode="lr-tb"/>
    </style:style>
    <style:style style:name="Table25.F14" style:family="table-cell">
      <style:table-cell-properties fo:padding="0.176cm" fo:border="1pt solid #000001" style:writing-mode="lr-tb"/>
    </style:style>
    <style:style style:name="Table25.A15" style:family="table-cell">
      <style:table-cell-properties fo:padding="0.176cm" fo:border="1pt solid #000001" style:writing-mode="lr-tb"/>
    </style:style>
    <style:style style:name="Table25.B15" style:family="table-cell">
      <style:table-cell-properties fo:padding="0.176cm" fo:border="1pt solid #000001" style:writing-mode="lr-tb"/>
    </style:style>
    <style:style style:name="Table25.C15" style:family="table-cell">
      <style:table-cell-properties fo:padding="0.176cm" fo:border-left="1pt solid #000001" fo:border-right="3pt solid #000001" fo:border-top="1pt solid #000001" fo:border-bottom="1pt solid #000001" style:writing-mode="lr-tb"/>
    </style:style>
    <style:style style:name="Table25.D15" style:family="table-cell">
      <style:table-cell-properties fo:padding="0.176cm" fo:border-left="3pt solid #000001" fo:border-right="1pt solid #000001" fo:border-top="1pt solid #000001" fo:border-bottom="1pt solid #000001" style:writing-mode="lr-tb"/>
    </style:style>
    <style:style style:name="Table25.E15" style:family="table-cell">
      <style:table-cell-properties fo:padding="0.176cm" fo:border="1pt solid #000001" style:writing-mode="lr-tb"/>
    </style:style>
    <style:style style:name="Table25.F15" style:family="table-cell">
      <style:table-cell-properties fo:padding="0.176cm" fo:border="1pt solid #000001" style:writing-mode="lr-tb"/>
    </style:style>
    <style:style style:name="Table25.A16" style:family="table-cell">
      <style:table-cell-properties fo:padding="0.176cm" fo:border="1pt solid #000001" style:writing-mode="lr-tb"/>
    </style:style>
    <style:style style:name="Table25.B16" style:family="table-cell">
      <style:table-cell-properties fo:padding="0.176cm" fo:border="1pt solid #000001" style:writing-mode="lr-tb"/>
    </style:style>
    <style:style style:name="Table25.C16" style:family="table-cell">
      <style:table-cell-properties fo:padding="0.176cm" fo:border-left="1pt solid #000001" fo:border-right="3pt solid #000001" fo:border-top="1pt solid #000001" fo:border-bottom="1pt solid #000001" style:writing-mode="lr-tb"/>
    </style:style>
    <style:style style:name="Table25.D16" style:family="table-cell">
      <style:table-cell-properties fo:padding="0.176cm" fo:border-left="3pt solid #000001" fo:border-right="1pt solid #000001" fo:border-top="1pt solid #000001" fo:border-bottom="1pt solid #000001" style:writing-mode="lr-tb"/>
    </style:style>
    <style:style style:name="Table25.E16" style:family="table-cell">
      <style:table-cell-properties fo:padding="0.176cm" fo:border="1pt solid #000001" style:writing-mode="lr-tb"/>
    </style:style>
    <style:style style:name="Table25.F16" style:family="table-cell">
      <style:table-cell-properties fo:padding="0.176cm" fo:border="1pt solid #000001" style:writing-mode="lr-tb"/>
    </style:style>
    <style:style style:name="Table25.A17" style:family="table-cell">
      <style:table-cell-properties fo:padding="0.176cm" fo:border="1pt solid #000001" style:writing-mode="lr-tb"/>
    </style:style>
    <style:style style:name="Table25.B17" style:family="table-cell">
      <style:table-cell-properties fo:padding="0.176cm" fo:border="1pt solid #000001" style:writing-mode="lr-tb"/>
    </style:style>
    <style:style style:name="Table25.C17" style:family="table-cell">
      <style:table-cell-properties fo:padding="0.176cm" fo:border="1pt solid #000001" style:writing-mode="lr-tb"/>
    </style:style>
    <style:style style:name="Table25.D17" style:family="table-cell">
      <style:table-cell-properties fo:padding="0.176cm" fo:border-left="3pt solid #000001" fo:border-right="1pt solid #000001" fo:border-top="1pt solid #000001" fo:border-bottom="1pt solid #000001" style:writing-mode="lr-tb"/>
    </style:style>
    <style:style style:name="Table25.E17" style:family="table-cell">
      <style:table-cell-properties fo:padding="0.176cm" fo:border="1pt solid #000001" style:writing-mode="lr-tb"/>
    </style:style>
    <style:style style:name="Table25.F17" style:family="table-cell">
      <style:table-cell-properties fo:padding="0.176cm" fo:border="1pt solid #000001" style:writing-mode="lr-tb"/>
    </style:style>
    <style:style style:name="Table25.A18" style:family="table-cell">
      <style:table-cell-properties fo:padding="0.176cm" fo:border="1pt solid #000001" style:writing-mode="lr-tb"/>
    </style:style>
    <style:style style:name="Table25.B18" style:family="table-cell">
      <style:table-cell-properties fo:padding="0.176cm" fo:border="1pt solid #000001" style:writing-mode="lr-tb"/>
    </style:style>
    <style:style style:name="Table25.C18" style:family="table-cell">
      <style:table-cell-properties fo:padding="0.176cm" fo:border="1pt solid #000001" style:writing-mode="lr-tb"/>
    </style:style>
    <style:style style:name="Table25.D18" style:family="table-cell">
      <style:table-cell-properties fo:padding="0.176cm" fo:border-left="3pt solid #000001" fo:border-right="1pt solid #000001" fo:border-top="1pt solid #000001" fo:border-bottom="1pt solid #000001" style:writing-mode="lr-tb"/>
    </style:style>
    <style:style style:name="Table25.E18" style:family="table-cell">
      <style:table-cell-properties fo:padding="0.176cm" fo:border="1pt solid #000001" style:writing-mode="lr-tb"/>
    </style:style>
    <style:style style:name="Table25.F18" style:family="table-cell">
      <style:table-cell-properties fo:padding="0.176cm" fo:border="1pt solid #000001" style:writing-mode="lr-tb"/>
    </style:style>
    <style:style style:name="Table25.A19" style:family="table-cell">
      <style:table-cell-properties fo:padding="0.176cm" fo:border="1pt solid #000001" style:writing-mode="lr-tb"/>
    </style:style>
    <style:style style:name="Table25.B19" style:family="table-cell">
      <style:table-cell-properties fo:padding="0.176cm" fo:border="1pt solid #000001" style:writing-mode="lr-tb"/>
    </style:style>
    <style:style style:name="Table25.C19" style:family="table-cell">
      <style:table-cell-properties fo:padding="0.176cm" fo:border="1pt solid #000001" style:writing-mode="lr-tb"/>
    </style:style>
    <style:style style:name="Table25.D19" style:family="table-cell">
      <style:table-cell-properties fo:padding="0.176cm" fo:border-left="3pt solid #000001" fo:border-right="1pt solid #000001" fo:border-top="1pt solid #000001" fo:border-bottom="1pt solid #000001" style:writing-mode="lr-tb"/>
    </style:style>
    <style:style style:name="Table25.E19" style:family="table-cell">
      <style:table-cell-properties fo:padding="0.176cm" fo:border="1pt solid #000001" style:writing-mode="lr-tb"/>
    </style:style>
    <style:style style:name="Table25.F19" style:family="table-cell">
      <style:table-cell-properties fo:padding="0.176cm" fo:border="1pt solid #000001" style:writing-mode="lr-tb"/>
    </style:style>
    <style:style style:name="Table25.A20" style:family="table-cell">
      <style:table-cell-properties fo:padding="0.176cm" fo:border="1pt solid #000001" style:writing-mode="lr-tb"/>
    </style:style>
    <style:style style:name="Table25.B20" style:family="table-cell">
      <style:table-cell-properties fo:padding="0.176cm" fo:border="1pt solid #000001" style:writing-mode="lr-tb"/>
    </style:style>
    <style:style style:name="Table25.C20" style:family="table-cell">
      <style:table-cell-properties fo:padding="0.176cm" fo:border="1pt solid #000001" style:writing-mode="lr-tb"/>
    </style:style>
    <style:style style:name="Table25.D20" style:family="table-cell">
      <style:table-cell-properties fo:padding="0.176cm" fo:border-left="3pt solid #000001" fo:border-right="1pt solid #000001" fo:border-top="1pt solid #000001" fo:border-bottom="1pt solid #000001" style:writing-mode="lr-tb"/>
    </style:style>
    <style:style style:name="Table25.E20" style:family="table-cell">
      <style:table-cell-properties fo:padding="0.176cm" fo:border="1pt solid #000001" style:writing-mode="lr-tb"/>
    </style:style>
    <style:style style:name="Table25.F20" style:family="table-cell">
      <style:table-cell-properties fo:padding="0.176cm" fo:border="1pt solid #000001" style:writing-mode="lr-tb"/>
    </style:style>
    <style:style style:name="Table25.A21" style:family="table-cell">
      <style:table-cell-properties fo:padding="0.176cm" fo:border="1pt solid #000001" style:writing-mode="lr-tb"/>
    </style:style>
    <style:style style:name="Table25.B21" style:family="table-cell">
      <style:table-cell-properties fo:padding="0.176cm" fo:border="1pt solid #000001" style:writing-mode="lr-tb"/>
    </style:style>
    <style:style style:name="Table25.C21" style:family="table-cell">
      <style:table-cell-properties fo:padding="0.176cm" fo:border="1pt solid #000001" style:writing-mode="lr-tb"/>
    </style:style>
    <style:style style:name="Table25.D21" style:family="table-cell">
      <style:table-cell-properties fo:padding="0.176cm" fo:border-left="3pt solid #000001" fo:border-right="1pt solid #000001" fo:border-top="1pt solid #000001" fo:border-bottom="1pt solid #000001" style:writing-mode="lr-tb"/>
    </style:style>
    <style:style style:name="Table25.E21" style:family="table-cell">
      <style:table-cell-properties fo:padding="0.176cm" fo:border="1pt solid #000001" style:writing-mode="lr-tb"/>
    </style:style>
    <style:style style:name="Table25.F21" style:family="table-cell">
      <style:table-cell-properties fo:padding="0.176cm" fo:border="1pt solid #000001" style:writing-mode="lr-tb"/>
    </style:style>
    <style:style style:name="Table25.A22" style:family="table-cell">
      <style:table-cell-properties fo:padding="0.176cm" fo:border="1pt solid #000001" style:writing-mode="lr-tb"/>
    </style:style>
    <style:style style:name="Table25.B22" style:family="table-cell">
      <style:table-cell-properties fo:padding="0.176cm" fo:border="1pt solid #000001" style:writing-mode="lr-tb"/>
    </style:style>
    <style:style style:name="Table25.C22" style:family="table-cell">
      <style:table-cell-properties fo:padding="0.176cm" fo:border="1pt solid #000001" style:writing-mode="lr-tb"/>
    </style:style>
    <style:style style:name="Table25.D22" style:family="table-cell">
      <style:table-cell-properties fo:padding="0.176cm" fo:border-left="3pt solid #000001" fo:border-right="1pt solid #000001" fo:border-top="1pt solid #000001" fo:border-bottom="1pt solid #000001" style:writing-mode="lr-tb"/>
    </style:style>
    <style:style style:name="Table25.E22" style:family="table-cell">
      <style:table-cell-properties fo:padding="0.176cm" fo:border="1pt solid #000001" style:writing-mode="lr-tb"/>
    </style:style>
    <style:style style:name="Table25.F22" style:family="table-cell">
      <style:table-cell-properties fo:padding="0.176cm" fo:border="1pt solid #000001" style:writing-mode="lr-tb"/>
    </style:style>
    <style:style style:name="Table26" style:family="table">
      <style:table-properties style:width="16.51cm" fo:margin-left="-0.206cm" fo:margin-top="0cm" fo:margin-bottom="0cm" table:align="left" style:writing-mode="lr-tb"/>
    </style:style>
    <style:style style:name="Table26.A" style:family="table-column">
      <style:table-column-properties style:column-width="5.159cm"/>
    </style:style>
    <style:style style:name="Table26.B" style:family="table-column">
      <style:table-column-properties style:column-width="4.048cm"/>
    </style:style>
    <style:style style:name="Table26.C" style:family="table-column">
      <style:table-column-properties style:column-width="7.303cm"/>
    </style:style>
    <style:style style:name="Table26.1" style:family="table-row">
      <style:table-row-properties style:min-row-height="0.741cm" fo:keep-together="auto"/>
    </style:style>
    <style:style style:name="Table26.A1" style:family="table-cell">
      <style:table-cell-properties fo:background-color="#073763" fo:padding="0.176cm" fo:border="0.75pt solid #000001" style:writing-mode="lr-tb">
        <style:background-image/>
      </style:table-cell-properties>
    </style:style>
    <style:style style:name="Table26.A2" style:family="table-cell">
      <style:table-cell-properties fo:background-color="#cfe2f3" fo:padding="0.176cm" fo:border="0.5pt solid #000001" style:writing-mode="lr-tb">
        <style:background-image/>
      </style:table-cell-properties>
    </style:style>
    <style:style style:name="Table26.3" style:family="table-row">
      <style:table-row-properties fo:keep-together="auto"/>
    </style:style>
    <style:style style:name="Table26.4" style:family="table-row">
      <style:table-row-properties fo:keep-together="auto"/>
    </style:style>
    <style:style style:name="Table26.A4" style:family="table-cell">
      <style:table-cell-properties fo:padding="0.176cm" fo:border="0.5pt solid #000001" style:writing-mode="lr-tb"/>
    </style:style>
    <style:style style:name="Table26.5" style:family="table-row">
      <style:table-row-properties fo:keep-together="auto"/>
    </style:style>
    <style:style style:name="Table26.A5" style:family="table-cell">
      <style:table-cell-properties fo:background-color="#073763" fo:padding="0.176cm" fo:border="1pt solid #000001" style:writing-mode="lr-tb">
        <style:background-image/>
      </style:table-cell-properties>
    </style:style>
    <style:style style:name="Table26.6" style:family="table-row">
      <style:table-row-properties fo:keep-together="auto"/>
    </style:style>
    <style:style style:name="Table26.A6" style:family="table-cell">
      <style:table-cell-properties fo:background-color="#d9d9d9" fo:padding="0.176cm" fo:border="1pt solid #000001" style:writing-mode="lr-tb">
        <style:background-image/>
      </style:table-cell-properties>
    </style:style>
    <style:style style:name="Table26.7" style:family="table-row">
      <style:table-row-properties fo:keep-together="auto"/>
    </style:style>
    <style:style style:name="Table26.A7" style:family="table-cell">
      <style:table-cell-properties fo:background-color="#ffffff" fo:padding="0.176cm" fo:border="1pt solid #000001" style:writing-mode="lr-tb">
        <style:background-image/>
      </style:table-cell-properties>
    </style:style>
    <style:style style:name="Table26.C7" style:family="table-cell">
      <style:table-cell-properties fo:background-color="#ffffff" fo:padding="0.176cm" fo:border="0.75pt solid #000001" style:writing-mode="lr-tb">
        <style:background-image/>
      </style:table-cell-properties>
    </style:style>
    <style:style style:name="Table26.8" style:family="table-row">
      <style:table-row-properties fo:keep-together="auto"/>
    </style:style>
    <style:style style:name="Table26.9" style:family="table-row">
      <style:table-row-properties fo:keep-together="auto"/>
    </style:style>
    <style:style style:name="Table26.A9" style:family="table-cell">
      <style:table-cell-properties fo:padding="0.176cm" fo:border="1pt solid #000001" style:writing-mode="lr-tb"/>
    </style:style>
    <style:style style:name="Table26.B9" style:family="table-cell">
      <style:table-cell-properties fo:padding="0.176cm" fo:border="1pt solid #000001" style:writing-mode="lr-tb"/>
    </style:style>
    <style:style style:name="Table26.C9" style:family="table-cell">
      <style:table-cell-properties fo:padding="0.176cm" fo:border="1pt solid #000001" style:writing-mode="lr-tb"/>
    </style:style>
    <style:style style:name="Table26.10" style:family="table-row">
      <style:table-row-properties fo:keep-together="auto"/>
    </style:style>
    <style:style style:name="Table26.A10" style:family="table-cell">
      <style:table-cell-properties fo:padding="0.176cm" fo:border="1pt solid #000001" style:writing-mode="lr-tb"/>
    </style:style>
    <style:style style:name="Table26.B10" style:family="table-cell">
      <style:table-cell-properties fo:padding="0.176cm" fo:border="1pt solid #000001" style:writing-mode="lr-tb"/>
    </style:style>
    <style:style style:name="Table26.C10" style:family="table-cell">
      <style:table-cell-properties fo:padding="0.176cm" fo:border="1pt solid #000001" style:writing-mode="lr-tb"/>
    </style:style>
    <style:style style:name="Table27" style:family="table">
      <style:table-properties style:width="16.475cm" fo:margin-left="-0.191cm" fo:margin-top="0cm" fo:margin-bottom="0cm" table:align="left" style:writing-mode="lr-tb"/>
    </style:style>
    <style:style style:name="Table27.A" style:family="table-column">
      <style:table-column-properties style:column-width="6.595cm"/>
    </style:style>
    <style:style style:name="Table27.B" style:family="table-column">
      <style:table-column-properties style:column-width="9.88cm"/>
    </style:style>
    <style:style style:name="Table27.1" style:family="table-row">
      <style:table-row-properties fo:keep-together="auto"/>
    </style:style>
    <style:style style:name="Table27.A1" style:family="table-cell">
      <style:table-cell-properties fo:background-color="#073763" fo:padding="0.176cm" fo:border="0.75pt solid #000001" style:writing-mode="lr-tb">
        <style:background-image/>
      </style:table-cell-properties>
    </style:style>
    <style:style style:name="Table27.A2" style:family="table-cell">
      <style:table-cell-properties fo:padding="0.176cm" fo:border="0.75pt solid #000001" style:writing-mode="lr-tb"/>
    </style:style>
    <style:style style:name="Table27.B2" style:family="table-cell">
      <style:table-cell-properties fo:padding="0.176cm" fo:border="0.75pt solid #000001" style:writing-mode="lr-tb"/>
    </style:style>
    <style:style style:name="Table27.A3" style:family="table-cell">
      <style:table-cell-properties fo:padding="0.176cm" fo:border="0.75pt solid #000001" style:writing-mode="lr-tb"/>
    </style:style>
    <style:style style:name="Table27.B3" style:family="table-cell">
      <style:table-cell-properties fo:padding="0.176cm" fo:border="0.75pt solid #000001" style:writing-mode="lr-tb"/>
    </style:style>
    <style:style style:name="Table28" style:family="table">
      <style:table-properties style:width="16.51cm" fo:margin-left="-0.206cm" fo:margin-top="0cm" fo:margin-bottom="0cm" table:align="left" style:writing-mode="lr-tb"/>
    </style:style>
    <style:style style:name="Table28.A" style:family="table-column">
      <style:table-column-properties style:column-width="5.184cm"/>
    </style:style>
    <style:style style:name="Table28.B" style:family="table-column">
      <style:table-column-properties style:column-width="4.498cm"/>
    </style:style>
    <style:style style:name="Table28.C" style:family="table-column">
      <style:table-column-properties style:column-width="6.828cm"/>
    </style:style>
    <style:style style:name="Table28.1" style:family="table-row">
      <style:table-row-properties style:min-row-height="0.741cm" fo:keep-together="auto"/>
    </style:style>
    <style:style style:name="Table28.A1" style:family="table-cell">
      <style:table-cell-properties fo:background-color="#073763" fo:padding="0.176cm" fo:border="0.75pt solid #000001" style:writing-mode="lr-tb">
        <style:background-image/>
      </style:table-cell-properties>
    </style:style>
    <style:style style:name="Table28.A2" style:family="table-cell">
      <style:table-cell-properties fo:background-color="#cfe2f3" fo:padding="0.176cm" fo:border="0.5pt solid #000001" style:writing-mode="lr-tb">
        <style:background-image/>
      </style:table-cell-properties>
    </style:style>
    <style:style style:name="Table28.3" style:family="table-row">
      <style:table-row-properties fo:keep-together="auto"/>
    </style:style>
    <style:style style:name="Table28.4" style:family="table-row">
      <style:table-row-properties fo:keep-together="auto"/>
    </style:style>
    <style:style style:name="Table28.A4" style:family="table-cell">
      <style:table-cell-properties fo:padding="0.176cm" fo:border="0.5pt solid #000001" style:writing-mode="lr-tb"/>
    </style:style>
    <style:style style:name="Table28.5" style:family="table-row">
      <style:table-row-properties fo:keep-together="auto"/>
    </style:style>
    <style:style style:name="Table28.A5" style:family="table-cell">
      <style:table-cell-properties fo:background-color="#073763" fo:padding="0.176cm" fo:border="1pt solid #000001" style:writing-mode="lr-tb">
        <style:background-image/>
      </style:table-cell-properties>
    </style:style>
    <style:style style:name="Table28.6" style:family="table-row">
      <style:table-row-properties fo:keep-together="auto"/>
    </style:style>
    <style:style style:name="Table28.A6" style:family="table-cell">
      <style:table-cell-properties fo:background-color="#d9d9d9" fo:padding="0.176cm" fo:border="1pt solid #000001" style:writing-mode="lr-tb">
        <style:background-image/>
      </style:table-cell-properties>
    </style:style>
    <style:style style:name="Table28.7" style:family="table-row">
      <style:table-row-properties fo:keep-together="auto"/>
    </style:style>
    <style:style style:name="Table28.A7" style:family="table-cell">
      <style:table-cell-properties fo:padding="0.176cm" fo:border="1pt solid #000001" style:writing-mode="lr-tb"/>
    </style:style>
    <style:style style:name="Table28.B7" style:family="table-cell">
      <style:table-cell-properties fo:padding="0.176cm" fo:border="1pt solid #000001" style:writing-mode="lr-tb"/>
    </style:style>
    <style:style style:name="Table28.C7" style:family="table-cell">
      <style:table-cell-properties fo:padding="0.176cm" fo:border="1pt solid #000001" style:writing-mode="lr-tb"/>
    </style:style>
    <style:style style:name="Table28.8" style:family="table-row">
      <style:table-row-properties fo:keep-together="auto"/>
    </style:style>
    <style:style style:name="Table28.A8" style:family="table-cell">
      <style:table-cell-properties fo:padding="0.176cm" fo:border="1pt solid #000001" style:writing-mode="lr-tb"/>
    </style:style>
    <style:style style:name="Table28.B8" style:family="table-cell">
      <style:table-cell-properties fo:padding="0.176cm" fo:border="1pt solid #000001" style:writing-mode="lr-tb"/>
    </style:style>
    <style:style style:name="Table28.C8" style:family="table-cell">
      <style:table-cell-properties fo:padding="0.176cm" fo:border="1pt solid #000001" style:writing-mode="lr-tb"/>
    </style:style>
    <style:style style:name="Table28.9" style:family="table-row">
      <style:table-row-properties fo:keep-together="auto"/>
    </style:style>
    <style:style style:name="Table28.A9" style:family="table-cell">
      <style:table-cell-properties fo:padding="0.176cm" fo:border="0.75pt solid #000001" style:writing-mode="lr-tb"/>
    </style:style>
    <style:style style:name="Table28.B9" style:family="table-cell">
      <style:table-cell-properties fo:padding="0.176cm" fo:border="0.75pt solid #000001" style:writing-mode="lr-tb"/>
    </style:style>
    <style:style style:name="Table28.C9" style:family="table-cell">
      <style:table-cell-properties fo:padding="0.176cm" fo:border="0.75pt solid #000001" style:writing-mode="lr-tb"/>
    </style:style>
    <style:style style:name="Table28.10" style:family="table-row">
      <style:table-row-properties fo:keep-together="auto"/>
    </style:style>
    <style:style style:name="Table28.A10" style:family="table-cell">
      <style:table-cell-properties fo:padding="0.176cm" fo:border="0.75pt solid #000001" style:writing-mode="lr-tb"/>
    </style:style>
    <style:style style:name="Table28.B10" style:family="table-cell">
      <style:table-cell-properties fo:padding="0.176cm" fo:border="0.75pt solid #000001" style:writing-mode="lr-tb"/>
    </style:style>
    <style:style style:name="Table28.C10" style:family="table-cell">
      <style:table-cell-properties fo:padding="0.176cm" fo:border="0.75pt solid #000001" style:writing-mode="lr-tb"/>
    </style:style>
    <style:style style:name="Table28.11" style:family="table-row">
      <style:table-row-properties fo:keep-together="auto"/>
    </style:style>
    <style:style style:name="Table28.A11" style:family="table-cell">
      <style:table-cell-properties fo:padding="0.176cm" fo:border="0.75pt solid #000001" style:writing-mode="lr-tb"/>
    </style:style>
    <style:style style:name="Table28.B11" style:family="table-cell">
      <style:table-cell-properties fo:padding="0.176cm" fo:border="0.75pt solid #000001" style:writing-mode="lr-tb"/>
    </style:style>
    <style:style style:name="Table28.C11" style:family="table-cell">
      <style:table-cell-properties fo:padding="0.176cm" fo:border="0.75pt solid #000001" style:writing-mode="lr-tb"/>
    </style:style>
    <style:style style:name="Table28.12" style:family="table-row">
      <style:table-row-properties fo:keep-together="auto"/>
    </style:style>
    <style:style style:name="Table28.A12" style:family="table-cell">
      <style:table-cell-properties fo:padding="0.176cm" fo:border="0.75pt solid #000001" style:writing-mode="lr-tb"/>
    </style:style>
    <style:style style:name="Table28.B12" style:family="table-cell">
      <style:table-cell-properties fo:padding="0.176cm" fo:border="0.75pt solid #000001" style:writing-mode="lr-tb"/>
    </style:style>
    <style:style style:name="Table28.C12" style:family="table-cell">
      <style:table-cell-properties fo:padding="0.176cm" fo:border="0.75pt solid #000001" style:writing-mode="lr-tb"/>
    </style:style>
    <style:style style:name="Table28.13" style:family="table-row">
      <style:table-row-properties fo:keep-together="auto"/>
    </style:style>
    <style:style style:name="Table28.A13" style:family="table-cell">
      <style:table-cell-properties fo:padding="0.176cm" fo:border="0.75pt solid #000001" style:writing-mode="lr-tb"/>
    </style:style>
    <style:style style:name="Table28.B13" style:family="table-cell">
      <style:table-cell-properties fo:padding="0.176cm" fo:border="0.75pt solid #000001" style:writing-mode="lr-tb"/>
    </style:style>
    <style:style style:name="Table28.C13" style:family="table-cell">
      <style:table-cell-properties fo:padding="0.176cm" fo:border="0.75pt solid #000001" style:writing-mode="lr-tb"/>
    </style:style>
    <style:style style:name="Table29" style:family="table">
      <style:table-properties style:width="16.087cm" fo:margin-left="-0.191cm" fo:margin-top="0cm" fo:margin-bottom="0cm" table:align="left" style:writing-mode="lr-tb"/>
    </style:style>
    <style:style style:name="Table29.A" style:family="table-column">
      <style:table-column-properties style:column-width="5.502cm"/>
    </style:style>
    <style:style style:name="Table29.B" style:family="table-column">
      <style:table-column-properties style:column-width="10.585cm"/>
    </style:style>
    <style:style style:name="Table29.1" style:family="table-row">
      <style:table-row-properties style:min-row-height="0.741cm" fo:keep-together="auto"/>
    </style:style>
    <style:style style:name="Table29.A1" style:family="table-cell">
      <style:table-cell-properties fo:background-color="#073763" fo:padding="0.176cm" fo:border="0.75pt solid #000001" style:writing-mode="lr-tb">
        <style:background-image/>
      </style:table-cell-properties>
    </style:style>
    <style:style style:name="Table29.A2" style:family="table-cell">
      <style:table-cell-properties fo:padding="0.176cm" fo:border="0.75pt solid #000001" style:writing-mode="lr-tb"/>
    </style:style>
    <style:style style:name="Table29.B2" style:family="table-cell">
      <style:table-cell-properties fo:padding="0.176cm" fo:border="0.75pt solid #000001" style:writing-mode="lr-tb"/>
    </style:style>
    <style:style style:name="Table29.A3" style:family="table-cell">
      <style:table-cell-properties fo:padding="0.176cm" fo:border="0.75pt solid #000001" style:writing-mode="lr-tb"/>
    </style:style>
    <style:style style:name="Table29.B3" style:family="table-cell">
      <style:table-cell-properties fo:padding="0.176cm" fo:border="0.75pt solid #000001" style:writing-mode="lr-tb"/>
    </style:style>
    <style:style style:name="Table29.A4" style:family="table-cell">
      <style:table-cell-properties fo:padding="0.176cm" fo:border="0.75pt solid #000001" style:writing-mode="lr-tb"/>
    </style:style>
    <style:style style:name="Table29.B4" style:family="table-cell">
      <style:table-cell-properties fo:padding="0.176cm" fo:border="0.75pt solid #000001" style:writing-mode="lr-tb"/>
    </style:style>
    <style:style style:name="Table29.A5" style:family="table-cell">
      <style:table-cell-properties fo:padding="0.176cm" fo:border="0.75pt solid #000001" style:writing-mode="lr-tb"/>
    </style:style>
    <style:style style:name="Table29.B5" style:family="table-cell">
      <style:table-cell-properties fo:padding="0.176cm" fo:border="0.75pt solid #000001" style:writing-mode="lr-tb"/>
    </style:style>
    <style:style style:name="Table29.A6" style:family="table-cell">
      <style:table-cell-properties fo:padding="0.176cm" fo:border="0.75pt solid #000001" style:writing-mode="lr-tb"/>
    </style:style>
    <style:style style:name="Table29.B6" style:family="table-cell">
      <style:table-cell-properties fo:padding="0.176cm" fo:border="0.75pt solid #000001" style:writing-mode="lr-tb"/>
    </style:style>
    <style:style style:name="Table30" style:family="table">
      <style:table-properties style:width="16.087cm" fo:margin-left="-0.203cm" fo:margin-top="0cm" fo:margin-bottom="0cm" table:align="left" style:writing-mode="lr-tb"/>
    </style:style>
    <style:style style:name="Table30.A" style:family="table-column">
      <style:table-column-properties style:column-width="2.831cm"/>
    </style:style>
    <style:style style:name="Table30.B" style:family="table-column">
      <style:table-column-properties style:column-width="2.618cm"/>
    </style:style>
    <style:style style:name="Table30.C" style:family="table-column">
      <style:table-column-properties style:column-width="3.706cm"/>
    </style:style>
    <style:style style:name="Table30.D" style:family="table-column">
      <style:table-column-properties style:column-width="6.932cm"/>
    </style:style>
    <style:style style:name="Table30.1" style:family="table-row">
      <style:table-row-properties fo:keep-together="auto"/>
    </style:style>
    <style:style style:name="Table30.A1" style:family="table-cell">
      <style:table-cell-properties fo:padding="0.176cm" fo:border="1pt solid #000001" style:writing-mode="lr-tb"/>
    </style:style>
    <style:style style:name="Table30.B1" style:family="table-cell">
      <style:table-cell-properties fo:padding="0.176cm" fo:border-left="0.75pt solid #000001" fo:border-right="1pt solid #000001" fo:border-top="1pt solid #000001" fo:border-bottom="1pt solid #000001" style:writing-mode="lr-tb"/>
    </style:style>
    <style:style style:name="Table30.A2" style:family="table-cell">
      <style:table-cell-properties fo:padding="0.176cm" fo:border-left="1pt solid #000001" fo:border-right="1pt solid #000001" fo:border-top="0.75pt solid #000001" fo:border-bottom="1pt solid #000001" style:writing-mode="lr-tb"/>
    </style:style>
    <style:style style:name="Table30.B2" style:family="table-cell">
      <style:table-cell-properties fo:padding="0.176cm" fo:border-left="0.75pt solid #000001" fo:border-right="1pt solid #000001" fo:border-top="0.75pt solid #000001" fo:border-bottom="1pt solid #000001" style:writing-mode="lr-tb"/>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font-size="8pt" style:font-size-asian="8pt" style:font-size-complex="8pt"/>
    </style:style>
    <style:style style:name="P3" style:family="paragraph" style:parent-style-name="Standard">
      <style:paragraph-properties fo:margin-top="0cm" fo:margin-bottom="0cm" loext:contextual-spacing="false" fo:text-align="end" style:justify-single-word="false"/>
    </style:style>
    <style:style style:name="P4" style:family="paragraph" style:parent-style-name="Standard">
      <style:paragraph-properties fo:margin-top="0cm" fo:margin-bottom="0cm" loext:contextual-spacing="false" fo:line-height="138%"/>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fo:orphans="0" fo:widows="0"/>
    </style:style>
    <style:style style:name="P7" style:family="paragraph" style:parent-style-name="Standard">
      <style:paragraph-properties fo:margin-top="0cm" fo:margin-bottom="0cm" loext:contextual-spacing="false" fo:line-height="120%"/>
    </style:style>
    <style:style style:name="P8" style:family="paragraph" style:parent-style-name="Standard">
      <style:paragraph-properties fo:margin-top="0cm" fo:margin-bottom="0cm" loext:contextual-spacing="false"/>
      <style:text-properties fo:font-weight="bold" style:font-weight-asian="bold"/>
    </style:style>
    <style:style style:name="P9" style:family="paragraph" style:parent-style-name="Standard">
      <style:paragraph-properties fo:margin-top="0cm" fo:margin-bottom="0cm" loext:contextual-spacing="false" fo:line-height="100%"/>
      <style:text-properties fo:font-weight="bold" style:font-weight-asian="bold"/>
    </style:style>
    <style:style style:name="P10" style:family="paragraph" style:parent-style-name="Standard">
      <style:paragraph-properties fo:margin-top="0cm" fo:margin-bottom="0cm" loext:contextual-spacing="false" fo:line-height="100%" fo:text-align="center" style:justify-single-word="false"/>
      <style:text-properties fo:font-weight="bold" style:font-weight-asian="bold"/>
    </style:style>
    <style:style style:name="P11" style:family="paragraph" style:parent-style-name="Standard">
      <style:paragraph-properties fo:margin-top="0cm" fo:margin-bottom="0cm" loext:contextual-spacing="false" fo:line-height="138%"/>
      <style:text-properties fo:font-weight="bold" style:font-weight-asian="bold"/>
    </style:style>
    <style:style style:name="P12" style:family="paragraph" style:parent-style-name="Standard">
      <style:paragraph-properties fo:margin-top="0cm" fo:margin-bottom="0cm" loext:contextual-spacing="false"/>
      <style:text-properties style:font-name="Consolas" fo:font-size="9pt" fo:background-color="#cfe2f3" style:font-name-asian="Consolas1" style:font-size-asian="9pt" style:font-name-complex="Consolas1" style:font-size-complex="9pt"/>
    </style:style>
    <style:style style:name="P13" style:family="paragraph" style:parent-style-name="Standard">
      <style:paragraph-properties fo:margin-top="0cm" fo:margin-bottom="0cm" loext:contextual-spacing="false" fo:line-height="120%"/>
      <style:text-properties style:font-name="Consolas" fo:font-weight="bold" style:font-name-asian="Consolas1" style:font-weight-asian="bold" style:font-name-complex="Consolas1"/>
    </style:style>
    <style:style style:name="P14" style:family="paragraph" style:parent-style-name="Standard">
      <style:paragraph-properties fo:margin-top="0cm" fo:margin-bottom="0cm" loext:contextual-spacing="false" fo:line-height="100%"/>
      <style:text-properties style:font-name="Consolas" fo:font-weight="bold" style:font-name-asian="Consolas1" style:font-weight-asian="bold" style:font-name-complex="Consolas1"/>
    </style:style>
    <style:style style:name="P15" style:family="paragraph" style:parent-style-name="Standard">
      <style:paragraph-properties fo:margin-top="0cm" fo:margin-bottom="0cm" loext:contextual-spacing="false" fo:line-height="100%" fo:orphans="0" fo:widows="0"/>
      <style:text-properties style:font-name="Consolas" fo:font-weight="bold" style:font-name-asian="Consolas1" style:font-weight-asian="bold" style:font-name-complex="Consolas1"/>
    </style:style>
    <style:style style:name="P16" style:family="paragraph" style:parent-style-name="Standard">
      <style:paragraph-properties fo:margin-top="0cm" fo:margin-bottom="0cm" loext:contextual-spacing="false" fo:line-height="100%"/>
      <style:text-properties style:font-name="Consolas" fo:background-color="#d9ead3" style:font-name-asian="Consolas1" style:font-name-complex="Consolas1"/>
    </style:style>
    <style:style style:name="P17" style:family="paragraph" style:parent-style-name="Standard">
      <style:paragraph-properties fo:margin-top="0cm" fo:margin-bottom="0cm" loext:contextual-spacing="false"/>
      <style:text-properties fo:color="#c7254e" style:font-name="Consolas" fo:background-color="#f9f2f4" style:font-name-asian="Consolas1" style:font-name-complex="Consolas1"/>
    </style:style>
    <style:style style:name="P18" style:family="paragraph" style:parent-style-name="Standard">
      <style:paragraph-properties fo:margin-top="0cm" fo:margin-bottom="0cm" loext:contextual-spacing="false" fo:line-height="138%"/>
      <style:text-properties fo:color="#c7254e" style:font-name="Consolas" fo:background-color="#f9f2f4" style:font-name-asian="Consolas1" style:font-name-complex="Consolas1"/>
    </style:style>
    <style:style style:name="P19" style:family="paragraph" style:parent-style-name="Standard">
      <style:paragraph-properties fo:margin-top="0cm" fo:margin-bottom="0cm" loext:contextual-spacing="false" fo:line-height="100%"/>
      <style:text-properties fo:color="#c7254e" style:font-name="Consolas" fo:background-color="#f9f2f4" style:font-name-asian="Consolas1" style:font-name-complex="Consolas1"/>
    </style:style>
    <style:style style:name="P20" style:family="paragraph" style:parent-style-name="Standard">
      <style:paragraph-properties fo:margin-top="0cm" fo:margin-bottom="0cm" loext:contextual-spacing="false" fo:line-height="100%" fo:orphans="0" fo:widows="0"/>
      <style:text-properties fo:color="#c7254e" style:font-name="Consolas" fo:background-color="#f9f2f4" style:font-name-asian="Consolas1" style:font-name-complex="Consolas1"/>
    </style:style>
    <style:style style:name="P21" style:family="paragraph" style:parent-style-name="Standard">
      <style:paragraph-properties fo:margin-top="0cm" fo:margin-bottom="0cm" loext:contextual-spacing="false" fo:line-height="143%"/>
      <style:text-properties fo:color="#c7254e" style:font-name="Consolas" fo:background-color="#f9f2f4" style:font-name-asian="Consolas1" style:font-name-complex="Consolas1"/>
    </style:style>
    <style:style style:name="P22" style:family="paragraph" style:parent-style-name="Standard">
      <style:paragraph-properties fo:margin-top="0cm" fo:margin-bottom="0cm" loext:contextual-spacing="false" fo:line-height="120%"/>
      <style:text-properties fo:color="#c7254e" style:font-name="Consolas" fo:background-color="#f9f2f4" style:font-name-asian="Consolas1" style:font-name-complex="Consolas1"/>
    </style:style>
    <style:style style:name="P23" style:family="paragraph" style:parent-style-name="Standard">
      <style:paragraph-properties fo:margin-top="0cm" fo:margin-bottom="0cm" loext:contextual-spacing="false" fo:line-height="100%" fo:orphans="0" fo:widows="0"/>
      <style:text-properties fo:color="#c7254e" style:font-name="Consolas" fo:font-size="8pt" fo:background-color="#f9f2f4" style:font-name-asian="Consolas1" style:font-size-asian="8pt" style:font-name-complex="Consolas1" style:font-size-complex="8pt"/>
    </style:style>
    <style:style style:name="P24" style:family="paragraph" style:parent-style-name="Standard">
      <style:paragraph-properties fo:margin-top="0cm" fo:margin-bottom="0cm" loext:contextual-spacing="false"/>
      <style:text-properties fo:color="#ff0000"/>
    </style:style>
    <style:style style:name="P25" style:family="paragraph" style:parent-style-name="Standard">
      <style:paragraph-properties fo:margin-top="0cm" fo:margin-bottom="0cm" loext:contextual-spacing="false" fo:orphans="0" fo:widows="0"/>
    </style:style>
    <style:style style:name="P26" style:family="paragraph" style:parent-style-name="Standard">
      <style:paragraph-properties fo:margin-top="0cm" fo:margin-bottom="0cm" loext:contextual-spacing="false" fo:line-height="100%"/>
      <style:text-properties fo:background-color="#ffffff"/>
    </style:style>
    <style:style style:name="P27" style:family="paragraph" style:parent-style-name="Standard">
      <style:paragraph-properties fo:margin-top="0cm" fo:margin-bottom="0cm" loext:contextual-spacing="false"/>
      <style:text-properties fo:color="#ffffff" fo:background-color="#9900ff"/>
    </style:style>
    <style:style style:name="P28" style:family="paragraph" style:parent-style-name="Standard">
      <style:paragraph-properties fo:margin-top="0cm" fo:margin-bottom="0cm" loext:contextual-spacing="false" fo:line-height="100%"/>
      <style:text-properties fo:color="#ffffff" fo:font-weight="bold" style:font-weight-asian="bold"/>
    </style:style>
    <style:style style:name="P29" style:family="paragraph" style:parent-style-name="Standard">
      <style:paragraph-properties fo:margin-top="0cm" fo:margin-bottom="0cm" loext:contextual-spacing="false" fo:line-height="100%" fo:orphans="0" fo:widows="0"/>
      <style:text-properties fo:color="#ffffff" fo:font-weight="bold" style:font-weight-asian="bold"/>
    </style:style>
    <style:style style:name="P30" style:family="paragraph" style:parent-style-name="Standard">
      <style:paragraph-properties fo:margin-top="0cm" fo:margin-bottom="0cm" loext:contextual-spacing="false" fo:line-height="120%"/>
      <style:text-properties fo:color="#ffffff" fo:font-weight="bold" style:font-weight-asian="bold"/>
    </style:style>
    <style:style style:name="P31" style:family="paragraph" style:parent-style-name="Standard">
      <style:paragraph-properties fo:margin-top="0cm" fo:margin-bottom="0cm" loext:contextual-spacing="false" fo:line-height="143%"/>
      <style:text-properties fo:color="#ffffff" fo:font-weight="bold" fo:background-color="#073763" style:font-weight-asian="bold"/>
    </style:style>
    <style:style style:name="P32" style:family="paragraph" style:parent-style-name="Standard">
      <style:paragraph-properties fo:margin-top="0cm" fo:margin-bottom="0cm" loext:contextual-spacing="false" fo:line-height="138%"/>
      <style:text-properties fo:color="#ffffff" fo:font-weight="bold" fo:background-color="#073763" style:font-weight-asian="bold"/>
    </style:style>
    <style:style style:name="P33" style:family="paragraph" style:parent-style-name="Standard">
      <style:paragraph-properties fo:margin-top="0cm" fo:margin-bottom="0cm" loext:contextual-spacing="false" fo:line-height="100%" fo:orphans="0" fo:widows="0"/>
      <style:text-properties fo:color="#ffffff" fo:font-size="8pt" fo:font-weight="bold" style:font-size-asian="8pt" style:font-weight-asian="bold" style:font-size-complex="8pt"/>
    </style:style>
    <style:style style:name="P34" style:family="paragraph" style:parent-style-name="Standard">
      <style:paragraph-properties fo:margin-top="0cm" fo:margin-bottom="0cm" loext:contextual-spacing="false" fo:line-height="100%" fo:orphans="0" fo:widows="0"/>
      <style:text-properties fo:color="#38761d" style:font-name="Consolas" fo:font-size="8pt" fo:background-color="#d9ead3" style:font-name-asian="Consolas1" style:font-size-asian="8pt" style:font-name-complex="Consolas1" style:font-size-complex="8pt"/>
    </style:style>
    <style:style style:name="P35" style:family="paragraph" style:parent-style-name="Standard">
      <style:paragraph-properties fo:margin-top="0cm" fo:margin-bottom="0cm" loext:contextual-spacing="false" fo:line-height="100%"/>
      <style:text-properties fo:color="#38761d" style:font-name="Consolas" fo:background-color="#d9ead3" style:font-name-asian="Consolas1" style:font-name-complex="Consolas1"/>
    </style:style>
    <style:style style:name="P36" style:family="paragraph" style:parent-style-name="Standard">
      <style:paragraph-properties fo:margin-top="0cm" fo:margin-bottom="0cm" loext:contextual-spacing="false" fo:line-height="143%"/>
      <style:text-properties fo:color="#38761d" style:font-name="Consolas" fo:background-color="#d9ead3" style:font-name-asian="Consolas1" style:font-name-complex="Consolas1"/>
    </style:style>
    <style:style style:name="P37" style:family="paragraph" style:parent-style-name="Standard">
      <style:paragraph-properties fo:margin-top="0cm" fo:margin-bottom="0cm" loext:contextual-spacing="false"/>
      <style:text-properties fo:font-size="10pt" style:font-size-asian="10pt" style:font-size-complex="10pt"/>
    </style:style>
    <style:style style:name="P38" style:family="paragraph" style:parent-style-name="Standard">
      <style:paragraph-properties fo:margin-top="0cm" fo:margin-bottom="0cm" loext:contextual-spacing="false"/>
      <style:text-properties fo:font-style="italic" style:font-style-asian="italic"/>
    </style:style>
    <style:style style:name="P39" style:family="paragraph" style:parent-style-name="Standard">
      <style:paragraph-properties fo:margin-top="0cm" fo:margin-bottom="0cm" loext:contextual-spacing="false" fo:line-height="100%"/>
      <style:text-properties fo:color="#3b0070" fo:font-weight="bold" style:font-weight-asian="bold"/>
    </style:style>
    <style:style style:name="P40" style:family="paragraph" style:parent-style-name="Standard">
      <style:paragraph-properties fo:margin-top="0cm" fo:margin-bottom="0cm" loext:contextual-spacing="false"/>
      <style:text-properties fo:color="#ff3333"/>
    </style:style>
    <style:style style:name="P41" style:family="paragraph" style:parent-style-name="Standard">
      <style:paragraph-properties fo:margin-top="0cm" fo:margin-bottom="0cm" loext:contextual-spacing="false"/>
      <style:text-properties fo:color="#ff3333" officeooo:paragraph-rsid="0016ba10"/>
    </style:style>
    <style:style style:name="P42" style:family="paragraph" style:parent-style-name="Standard">
      <style:paragraph-properties fo:margin-top="0cm" fo:margin-bottom="0cm" loext:contextual-spacing="false"/>
      <style:text-properties fo:color="#ff3333" officeooo:paragraph-rsid="0018581a"/>
    </style:style>
    <style:style style:name="P43" style:family="paragraph" style:parent-style-name="Standard">
      <style:paragraph-properties fo:margin-top="0cm" fo:margin-bottom="0cm" loext:contextual-spacing="false" fo:line-height="100%"/>
      <style:text-properties fo:color="#ff3333"/>
    </style:style>
    <style:style style:name="P44" style:family="paragraph" style:parent-style-name="Standard">
      <style:paragraph-properties fo:margin-top="0cm" fo:margin-bottom="0cm" loext:contextual-spacing="false" fo:line-height="100%"/>
      <style:text-properties fo:color="#ff3333" officeooo:paragraph-rsid="00228eff"/>
    </style:style>
    <style:style style:name="P45" style:family="paragraph" style:parent-style-name="Standard">
      <style:paragraph-properties fo:margin-top="0cm" fo:margin-bottom="0cm" loext:contextual-spacing="false" fo:line-height="100%"/>
      <style:text-properties fo:color="#ff3333" officeooo:paragraph-rsid="002701b5"/>
    </style:style>
    <style:style style:name="P46" style:family="paragraph" style:parent-style-name="Standard">
      <style:paragraph-properties fo:margin-top="0cm" fo:margin-bottom="0cm" loext:contextual-spacing="false"/>
      <style:text-properties fo:color="#ff3333" officeooo:rsid="002a5b17"/>
    </style:style>
    <style:style style:name="P47" style:family="paragraph" style:parent-style-name="Standard">
      <style:paragraph-properties fo:margin-top="0cm" fo:margin-bottom="0cm" loext:contextual-spacing="false" fo:line-height="120%"/>
      <style:text-properties fo:color="#ff3333"/>
    </style:style>
    <style:style style:name="P48" style:family="paragraph" style:parent-style-name="Standard">
      <style:paragraph-properties fo:margin-top="0cm" fo:margin-bottom="0cm" loext:contextual-spacing="false" fo:line-height="100%"/>
      <style:text-properties fo:color="#ff3333" officeooo:rsid="002c9d5a" officeooo:paragraph-rsid="002c9d5a"/>
    </style:style>
    <style:style style:name="P49" style:family="paragraph" style:parent-style-name="Standard">
      <style:paragraph-properties fo:margin-top="0cm" fo:margin-bottom="0cm" loext:contextual-spacing="false"/>
      <style:text-properties fo:color="#ff3333" style:language-asian="zh" style:country-asian="CN"/>
    </style:style>
    <style:style style:name="P50" style:family="paragraph" style:parent-style-name="Standard">
      <style:paragraph-properties fo:margin-top="0cm" fo:margin-bottom="0cm" loext:contextual-spacing="false" fo:line-height="100%"/>
      <style:text-properties fo:color="#ff3333" style:language-asian="zh" style:country-asian="CN"/>
    </style:style>
    <style:style style:name="P51" style:family="paragraph" style:parent-style-name="Standard">
      <style:paragraph-properties fo:margin-top="0cm" fo:margin-bottom="0cm" loext:contextual-spacing="false"/>
      <style:text-properties fo:color="#ff3333" officeooo:paragraph-rsid="002bd6a2" style:language-asian="zh" style:country-asian="CN"/>
    </style:style>
    <style:style style:name="P52" style:family="paragraph" style:parent-style-name="Standard">
      <style:paragraph-properties fo:margin-top="0cm" fo:margin-bottom="0cm" loext:contextual-spacing="false"/>
      <style:text-properties fo:color="#ff3333" officeooo:paragraph-rsid="0020cb38" style:language-asian="zh" style:country-asian="CN"/>
    </style:style>
    <style:style style:name="P53" style:family="paragraph" style:parent-style-name="Standard">
      <style:paragraph-properties fo:margin-top="0cm" fo:margin-bottom="0cm" loext:contextual-spacing="false" fo:line-height="100%"/>
      <style:text-properties fo:color="#ff3333" officeooo:rsid="0030644c" officeooo:paragraph-rsid="0030644c"/>
    </style:style>
    <style:style style:name="P54" style:family="paragraph" style:parent-style-name="Standard">
      <style:paragraph-properties fo:margin-top="0cm" fo:margin-bottom="0cm" loext:contextual-spacing="false" fo:line-height="100%"/>
      <style:text-properties fo:color="#ff3333" officeooo:rsid="003132af" officeooo:paragraph-rsid="003132af"/>
    </style:style>
    <style:style style:name="P55" style:family="paragraph" style:parent-style-name="Standard">
      <style:paragraph-properties fo:margin-top="0cm" fo:margin-bottom="0cm" loext:contextual-spacing="false"/>
      <style:text-properties fo:color="#ff3333" officeooo:paragraph-rsid="0031de7b"/>
    </style:style>
    <style:style style:name="P56" style:family="paragraph" style:parent-style-name="Standard">
      <style:paragraph-properties fo:margin-top="0cm" fo:margin-bottom="0cm" loext:contextual-spacing="false" fo:line-height="120%"/>
      <style:text-properties fo:color="#ff3333" style:font-name="Consolas" fo:background-color="#d9ead3" style:font-name-asian="Consolas1" style:font-name-complex="Consolas1"/>
    </style:style>
    <style:style style:name="P57" style:family="paragraph" style:parent-style-name="Standard">
      <style:paragraph-properties fo:margin-top="0cm" fo:margin-bottom="0cm" loext:contextual-spacing="false" fo:line-height="138%"/>
      <style:text-properties fo:color="#ff3333" fo:font-weight="bold" style:font-weight-asian="bold"/>
    </style:style>
    <style:style style:name="P58" style:family="paragraph" style:parent-style-name="Standard">
      <style:paragraph-properties fo:margin-top="0cm" fo:margin-bottom="0cm" loext:contextual-spacing="false"/>
      <style:text-properties officeooo:rsid="002a5b17" officeooo:paragraph-rsid="002a5b17"/>
    </style:style>
    <style:style style:name="P59" style:family="paragraph" style:parent-style-name="Standard">
      <style:paragraph-properties fo:margin-top="0cm" fo:margin-bottom="0cm" loext:contextual-spacing="false"/>
      <style:text-properties officeooo:paragraph-rsid="002bd6a2"/>
    </style:style>
    <style:style style:name="P60" style:family="paragraph" style:parent-style-name="Standard">
      <style:paragraph-properties fo:margin-top="0cm" fo:margin-bottom="0cm" loext:contextual-spacing="false"/>
      <style:text-properties fo:color="#3399ff" officeooo:paragraph-rsid="0018581a" style:language-asian="zh" style:country-asian="CN"/>
    </style:style>
    <style:style style:name="P61" style:family="paragraph" style:parent-style-name="Standard">
      <style:paragraph-properties fo:margin-top="0cm" fo:margin-bottom="0cm" loext:contextual-spacing="false"/>
      <style:text-properties style:language-asian="zh" style:country-asian="CN"/>
    </style:style>
    <style:style style:name="P62" style:family="paragraph" style:parent-style-name="Standard">
      <style:paragraph-properties fo:margin-top="0cm" fo:margin-bottom="0cm" loext:contextual-spacing="false"/>
      <style:text-properties fo:color="#ff3300"/>
    </style:style>
    <style:style style:name="P63" style:family="paragraph" style:parent-style-name="Standard">
      <style:paragraph-properties fo:margin-top="0cm" fo:margin-bottom="0cm" loext:contextual-spacing="false" fo:line-height="100%"/>
      <style:text-properties fo:color="#ff3300"/>
    </style:style>
    <style:style style:name="P64" style:family="paragraph" style:parent-style-name="Standard">
      <style:paragraph-properties fo:margin-top="0cm" fo:margin-bottom="0cm" loext:contextual-spacing="false" fo:line-height="100%" fo:orphans="0" fo:widows="0"/>
      <style:text-properties fo:color="#ff3300"/>
    </style:style>
    <style:style style:name="P65" style:family="paragraph" style:parent-style-name="Standard">
      <style:paragraph-properties fo:margin-top="0cm" fo:margin-bottom="0cm" loext:contextual-spacing="false"/>
      <style:text-properties fo:color="#ff3300" style:language-asian="zh" style:country-asian="CN"/>
    </style:style>
    <style:style style:name="P66" style:family="paragraph" style:parent-style-name="Standard">
      <style:paragraph-properties fo:margin-top="0cm" fo:margin-bottom="0cm" loext:contextual-spacing="false" fo:line-height="100%"/>
      <style:text-properties fo:color="#ff3300" style:language-asian="zh" style:country-asian="CN"/>
    </style:style>
    <style:style style:name="P67" style:family="paragraph" style:parent-style-name="Standard">
      <style:paragraph-properties fo:margin-top="0cm" fo:margin-bottom="0cm" loext:contextual-spacing="false" fo:orphans="0" fo:widows="0"/>
      <style:text-properties fo:color="#ff3300" officeooo:rsid="003d33af" officeooo:paragraph-rsid="003d33af" style:language-asian="zh" style:country-asian="CN"/>
    </style:style>
    <style:style style:name="P68" style:family="paragraph" style:parent-style-name="Standard">
      <style:paragraph-properties fo:margin-top="0cm" fo:margin-bottom="0cm" loext:contextual-spacing="false"/>
      <style:text-properties fo:color="#ff3300" officeooo:paragraph-rsid="0039125c"/>
    </style:style>
    <style:style style:name="P69" style:family="paragraph" style:parent-style-name="Standard">
      <style:paragraph-properties fo:margin-top="0cm" fo:margin-bottom="0cm" loext:contextual-spacing="false" fo:orphans="0" fo:widows="0"/>
      <style:text-properties fo:color="#ff3300" officeooo:rsid="003d33af" officeooo:paragraph-rsid="003d33af"/>
    </style:style>
    <style:style style:name="P70" style:family="paragraph" style:parent-style-name="Standard">
      <style:paragraph-properties fo:margin-top="0cm" fo:margin-bottom="0cm" loext:contextual-spacing="false" fo:line-height="100%"/>
      <style:text-properties fo:color="#ff3300" officeooo:rsid="003d33af" officeooo:paragraph-rsid="003d33af"/>
    </style:style>
    <style:style style:name="P71" style:family="paragraph" style:parent-style-name="Standard">
      <style:paragraph-properties fo:margin-top="0cm" fo:margin-bottom="0cm" loext:contextual-spacing="false" fo:line-height="100%" fo:orphans="0" fo:widows="0"/>
      <style:text-properties fo:color="#ff3300" officeooo:rsid="003d33af" officeooo:paragraph-rsid="003d33af"/>
    </style:style>
    <style:style style:name="P72" style:family="paragraph" style:parent-style-name="Standard">
      <style:paragraph-properties fo:margin-top="0cm" fo:margin-bottom="0cm" loext:contextual-spacing="false" fo:line-height="100%"/>
      <style:text-properties fo:color="#ff3300" officeooo:rsid="003f5685" officeooo:paragraph-rsid="003f5685"/>
    </style:style>
    <style:style style:name="P73" style:family="paragraph" style:parent-style-name="Standard">
      <style:paragraph-properties fo:margin-top="0cm" fo:margin-bottom="0cm" loext:contextual-spacing="false" fo:orphans="0" fo:widows="0"/>
      <style:text-properties officeooo:rsid="003d33af" officeooo:paragraph-rsid="003d33af"/>
    </style:style>
    <style:style style:name="P74" style:family="paragraph" style:parent-style-name="Standard">
      <style:paragraph-properties fo:margin-top="0cm" fo:margin-bottom="0cm" loext:contextual-spacing="false" fo:line-height="100%"/>
      <style:text-properties officeooo:rsid="003d33af" officeooo:paragraph-rsid="003d33af"/>
    </style:style>
    <style:style style:name="P75" style:family="paragraph" style:parent-style-name="Standard">
      <style:paragraph-properties fo:margin-top="0cm" fo:margin-bottom="0cm" loext:contextual-spacing="false"/>
      <style:text-properties officeooo:paragraph-rsid="003ddd7d"/>
    </style:style>
    <style:style style:name="P76" style:family="paragraph" style:parent-style-name="Standard">
      <style:paragraph-properties fo:margin-top="0cm" fo:margin-bottom="0cm" loext:contextual-spacing="false" fo:break-before="page"/>
    </style:style>
    <style:style style:name="P77" style:family="paragraph" style:parent-style-name="Standard">
      <style:paragraph-properties fo:margin-left="1.27cm" fo:margin-right="0cm" fo:margin-top="0cm" fo:margin-bottom="0cm" loext:contextual-spacing="false" fo:text-indent="0cm" style:auto-text-indent="false"/>
    </style:style>
    <style:style style:name="P78" style:family="paragraph" style:parent-style-name="Standard">
      <style:paragraph-properties fo:margin-left="1.27cm" fo:margin-right="0cm" fo:margin-top="0cm" fo:margin-bottom="0cm" loext:contextual-spacing="false" fo:line-height="100%" fo:text-indent="0cm" style:auto-text-indent="false"/>
    </style:style>
    <style:style style:name="P79" style:family="paragraph" style:parent-style-name="Standard">
      <style:paragraph-properties fo:margin-left="1.27cm" fo:margin-right="0cm" fo:margin-top="0cm" fo:margin-bottom="0cm" loext:contextual-spacing="false" fo:text-indent="0cm" style:auto-text-indent="false"/>
      <style:text-properties fo:font-size="10pt" style:font-size-asian="10pt" style:font-size-complex="10pt"/>
    </style:style>
    <style:style style:name="P80" style:family="paragraph" style:parent-style-name="Standard">
      <style:paragraph-properties fo:margin-left="1.27cm" fo:margin-right="0cm" fo:margin-top="0.106cm" fo:margin-bottom="0cm" loext:contextual-spacing="false" fo:line-height="100%" fo:text-indent="0cm" style:auto-text-indent="false">
        <style:tab-stops>
          <style:tab-stop style:position="16.51cm" style:type="right"/>
        </style:tab-stops>
      </style:paragraph-properties>
    </style:style>
    <style:style style:name="P81" style:family="paragraph" style:parent-style-name="Standard">
      <style:paragraph-properties fo:margin-left="0cm" fo:margin-right="0cm" fo:margin-top="0.141cm" fo:margin-bottom="0cm" loext:contextual-spacing="false" fo:line-height="100%" fo:text-indent="0cm" style:auto-text-indent="false">
        <style:tab-stops>
          <style:tab-stop style:position="16.51cm" style:type="right"/>
        </style:tab-stops>
      </style:paragraph-properties>
    </style:style>
    <style:style style:name="P82" style:family="paragraph" style:parent-style-name="Standard">
      <style:paragraph-properties fo:margin-left="0cm" fo:margin-right="0cm" fo:margin-top="0.353cm" fo:margin-bottom="0cm" loext:contextual-spacing="false" fo:line-height="100%" fo:text-indent="0cm" style:auto-text-indent="false">
        <style:tab-stops>
          <style:tab-stop style:position="16.51cm" style:type="right"/>
        </style:tab-stops>
      </style:paragraph-properties>
    </style:style>
    <style:style style:name="P83" style:family="paragraph" style:parent-style-name="Standard">
      <style:paragraph-properties fo:margin-left="0cm" fo:margin-right="0cm" fo:margin-top="0.353cm" fo:margin-bottom="0.141cm" loext:contextual-spacing="false" fo:line-height="100%" fo:text-indent="0cm" style:auto-text-indent="false">
        <style:tab-stops>
          <style:tab-stop style:position="16.51cm" style:type="right"/>
        </style:tab-stops>
      </style:paragraph-properties>
    </style:style>
    <style:style style:name="P84" style:family="paragraph" style:parent-style-name="Standard">
      <style:paragraph-properties fo:margin-left="0cm" fo:margin-right="0cm" fo:margin-top="0cm" fo:margin-bottom="0cm" loext:contextual-spacing="false" fo:line-height="100%" fo:text-indent="0cm" style:auto-text-indent="false"/>
    </style:style>
    <style:style style:name="P85" style:family="paragraph" style:parent-style-name="Standard">
      <style:paragraph-properties fo:margin-left="0.635cm" fo:margin-right="0cm" fo:margin-top="0.106cm" fo:margin-bottom="0cm" loext:contextual-spacing="false" fo:line-height="100%" fo:text-indent="0cm" style:auto-text-indent="false">
        <style:tab-stops>
          <style:tab-stop style:position="16.51cm" style:type="right"/>
        </style:tab-stops>
      </style:paragraph-properties>
    </style:style>
    <style:style style:name="P86" style:family="paragraph" style:parent-style-name="Standard">
      <style:paragraph-properties fo:margin-left="3.81cm" fo:margin-right="0cm" fo:margin-top="0cm" fo:margin-bottom="0cm" loext:contextual-spacing="false" fo:text-indent="0cm" style:auto-text-indent="false"/>
    </style:style>
    <style:style style:name="P87" style:family="paragraph" style:parent-style-name="Standard">
      <style:paragraph-properties fo:margin-left="3.81cm" fo:margin-right="0cm" fo:margin-top="0.071cm" fo:margin-bottom="0.071cm" loext:contextual-spacing="false" fo:line-height="100%" fo:text-indent="-3.81cm" style:auto-text-indent="false"/>
    </style:style>
    <style:style style:name="P88" style:family="paragraph" style:parent-style-name="Standard">
      <style:paragraph-properties fo:margin-top="0.071cm" fo:margin-bottom="0.071cm" loext:contextual-spacing="false" fo:line-height="100%"/>
    </style:style>
    <style:style style:name="P89" style:family="paragraph" style:parent-style-name="Standard">
      <style:paragraph-properties fo:margin-top="0cm" fo:margin-bottom="0.423cm" loext:contextual-spacing="false" fo:line-height="100%"/>
    </style:style>
    <style:style style:name="P90" style:family="paragraph" style:parent-style-name="Heading_20_1">
      <style:paragraph-properties fo:margin-top="0cm" fo:margin-bottom="0.212cm" loext:contextual-spacing="false"/>
    </style:style>
    <style:style style:name="P91" style:family="paragraph" style:parent-style-name="Standard">
      <style:paragraph-properties fo:margin-top="0cm" fo:margin-bottom="0.212cm" loext:contextual-spacing="false"/>
    </style:style>
    <style:style style:name="P92" style:family="paragraph" style:parent-style-name="Heading_20_3">
      <style:paragraph-properties fo:margin-top="0.564cm" fo:margin-bottom="0.141cm" loext:contextual-spacing="false"/>
    </style:style>
    <style:style style:name="P93" style:family="paragraph" style:parent-style-name="Heading_20_3">
      <style:paragraph-properties fo:margin-top="0.564cm" fo:margin-bottom="0.141cm" loext:contextual-spacing="false" fo:line-height="138%"/>
    </style:style>
    <style:style style:name="P94" style:family="paragraph" style:parent-style-name="Heading_20_3">
      <style:paragraph-properties fo:margin-top="0.564cm" fo:margin-bottom="0.141cm" loext:contextual-spacing="false" fo:line-height="138%" fo:keep-together="auto" fo:keep-with-next="auto"/>
    </style:style>
    <style:style style:name="P95" style:family="paragraph" style:parent-style-name="Standard">
      <style:paragraph-properties fo:margin-top="0.564cm" fo:margin-bottom="0.141cm" loext:contextual-spacing="false" fo:line-height="138%"/>
    </style:style>
    <style:style style:name="P96" style:family="paragraph" style:parent-style-name="Standard">
      <style:paragraph-properties fo:margin-top="0.564cm" fo:margin-bottom="0.141cm" loext:contextual-spacing="false" fo:line-height="138%"/>
      <style:text-properties fo:color="#ff3333"/>
    </style:style>
    <style:style style:name="P97" style:family="paragraph" style:parent-style-name="Heading_20_2">
      <style:paragraph-properties fo:margin-top="0.635cm" fo:margin-bottom="0.212cm" loext:contextual-spacing="false"/>
    </style:style>
    <style:style style:name="P98" style:family="paragraph" style:parent-style-name="Heading_20_2">
      <style:paragraph-properties fo:margin-top="0.635cm" fo:margin-bottom="0.212cm" loext:contextual-spacing="false" fo:line-height="138%"/>
    </style:style>
    <style:style style:name="P99" style:family="paragraph" style:parent-style-name="Heading_20_2">
      <style:paragraph-properties fo:margin-top="0.635cm" fo:margin-bottom="0.212cm" loext:contextual-spacing="false" fo:line-height="138%" fo:keep-together="auto" fo:keep-with-next="auto"/>
    </style:style>
    <style:style style:name="P100" style:family="paragraph" style:parent-style-name="Heading_20_2">
      <style:paragraph-properties fo:margin-top="0.635cm" fo:margin-bottom="0.212cm" loext:contextual-spacing="false" fo:line-height="165%" fo:keep-together="auto" fo:keep-with-next="auto"/>
    </style:style>
    <style:style style:name="P101" style:family="paragraph" style:parent-style-name="Standard">
      <style:paragraph-properties fo:margin-top="0.635cm" fo:margin-bottom="0.212cm" loext:contextual-spacing="false"/>
      <style:text-properties fo:color="#ff3333"/>
    </style:style>
    <style:style style:name="P102" style:family="paragraph" style:parent-style-name="Subtitle">
      <style:paragraph-properties fo:margin-top="0.212cm" fo:margin-bottom="0.423cm" loext:contextual-spacing="false" fo:line-height="100%"/>
    </style:style>
    <style:style style:name="P103" style:family="paragraph" style:parent-style-name="Subtitle">
      <style:paragraph-properties fo:margin-top="0.212cm" fo:margin-bottom="0.423cm" loext:contextual-spacing="false" fo:line-height="100%"/>
      <style:text-properties fo:color="#3b0070" fo:font-size="12pt" fo:font-weight="bold" style:font-size-asian="12pt" style:font-weight-asian="bold" style:font-size-complex="12pt"/>
    </style:style>
    <style:style style:name="P104" style:family="paragraph" style:parent-style-name="Subtitle">
      <style:paragraph-properties fo:margin-top="0.212cm" fo:margin-bottom="0cm" loext:contextual-spacing="false"/>
    </style:style>
    <style:style style:name="P105" style:family="paragraph" style:parent-style-name="Standard">
      <style:text-properties fo:color="#ff3300" style:language-asian="zh" style:country-asian="CN"/>
    </style:style>
    <style:style style:name="P106" style:family="paragraph" style:parent-style-name="Standard">
      <style:paragraph-properties fo:margin-top="0cm" fo:margin-bottom="0cm" loext:contextual-spacing="false"/>
    </style:style>
    <style:style style:name="P107" style:family="paragraph" style:parent-style-name="Standard">
      <style:paragraph-properties fo:margin-top="0cm" fo:margin-bottom="0cm" loext:contextual-spacing="false" fo:line-height="100%" fo:orphans="0" fo:widows="0"/>
      <style:text-properties fo:color="#ff3300" style:font-name="Consolas" fo:background-color="#d9ead3" style:font-name-asian="Consolas1" style:font-name-complex="Consolas1"/>
    </style:style>
    <style:style style:name="P108" style:family="paragraph" style:parent-style-name="Standard">
      <style:paragraph-properties fo:margin-top="0cm" fo:margin-bottom="0cm" loext:contextual-spacing="false" fo:line-height="100%" fo:orphans="0" fo:widows="0"/>
      <style:text-properties fo:color="#ff3300" style:font-name="Consolas" fo:background-color="#d9ead3" style:font-name-asian="Consolas1" style:language-asian="zh" style:country-asian="CN" style:font-name-complex="Consolas1"/>
    </style:style>
    <style:style style:name="P109" style:family="paragraph" style:parent-style-name="Standard">
      <style:paragraph-properties fo:margin-top="0cm" fo:margin-bottom="0cm" loext:contextual-spacing="false"/>
      <style:text-properties fo:color="#ff3300" officeooo:rsid="003c1c5f" officeooo:paragraph-rsid="003c1c5f" style:language-asian="zh" style:country-asian="CN"/>
    </style:style>
    <style:style style:name="P110" style:family="paragraph" style:parent-style-name="Standard">
      <style:paragraph-properties fo:margin-top="0cm" fo:margin-bottom="0cm" loext:contextual-spacing="false" fo:line-height="100%"/>
      <style:text-properties fo:color="#ff3300" style:language-asian="zh" style:country-asian="CN"/>
    </style:style>
    <style:style style:name="P111" style:family="paragraph" style:parent-style-name="Standard">
      <style:paragraph-properties fo:margin-top="0cm" fo:margin-bottom="0cm" loext:contextual-spacing="false" fo:line-height="100%" fo:orphans="0" fo:widows="0"/>
      <style:text-properties fo:color="#38761d" style:font-name="Consolas" fo:background-color="#d9ead3" style:font-name-asian="Consolas1" style:font-name-complex="Consolas1"/>
    </style:style>
    <style:style style:name="P112" style:family="paragraph" style:parent-style-name="Standard">
      <style:paragraph-properties fo:margin-top="0cm" fo:margin-bottom="0cm" loext:contextual-spacing="false"/>
      <style:text-properties fo:color="#ff3333"/>
    </style:style>
    <style:style style:name="P113" style:family="paragraph" style:parent-style-name="Standard">
      <style:paragraph-properties fo:margin-top="0cm" fo:margin-bottom="0cm" loext:contextual-spacing="false" fo:line-height="100%"/>
      <style:text-properties fo:color="#ff3333"/>
    </style:style>
    <style:style style:name="P114" style:family="paragraph" style:parent-style-name="Standard">
      <style:paragraph-properties fo:margin-top="0cm" fo:margin-bottom="0cm" loext:contextual-spacing="false" fo:line-height="100%"/>
      <style:text-properties fo:color="#ff3333" officeooo:paragraph-rsid="0047bb53"/>
    </style:style>
    <style:style style:name="P115" style:family="paragraph" style:parent-style-name="Standard">
      <style:paragraph-properties fo:margin-top="0cm" fo:margin-bottom="0cm" loext:contextual-spacing="false" fo:line-height="100%"/>
      <style:text-properties fo:color="#ff3333" officeooo:paragraph-rsid="004a8de0"/>
    </style:style>
    <style:style style:name="P116" style:family="paragraph" style:parent-style-name="Standard">
      <style:paragraph-properties fo:margin-top="0cm" fo:margin-bottom="0cm" loext:contextual-spacing="false" fo:line-height="100%"/>
      <style:text-properties fo:color="#ff3333" officeooo:paragraph-rsid="004e75fc"/>
    </style:style>
    <style:style style:name="P117" style:family="paragraph" style:parent-style-name="Standard">
      <style:paragraph-properties fo:margin-top="0cm" fo:margin-bottom="0cm" loext:contextual-spacing="false" fo:line-height="100%"/>
      <style:text-properties fo:color="#ff3333" officeooo:paragraph-rsid="0050e142"/>
    </style:style>
    <style:style style:name="P118" style:family="paragraph" style:parent-style-name="Standard">
      <style:paragraph-properties fo:margin-top="0cm" fo:margin-bottom="0cm" loext:contextual-spacing="false" fo:line-height="100%" fo:orphans="0" fo:widows="0"/>
      <style:text-properties fo:color="#ff3333"/>
    </style:style>
    <style:style style:name="P119" style:family="paragraph" style:parent-style-name="Standard">
      <style:paragraph-properties fo:margin-top="0cm" fo:margin-bottom="0cm" loext:contextual-spacing="false" fo:line-height="100%"/>
      <style:text-properties fo:color="#ff3333" style:language-asian="zh" style:country-asian="CN"/>
    </style:style>
    <style:style style:name="P120" style:family="paragraph" style:parent-style-name="Standard">
      <style:paragraph-properties fo:margin-top="0cm" fo:margin-bottom="0cm" loext:contextual-spacing="false" fo:line-height="100%"/>
      <style:text-properties fo:color="#ff3333" officeooo:paragraph-rsid="004c57a7" style:language-asian="zh" style:country-asian="CN"/>
    </style:style>
    <style:style style:name="P121" style:family="paragraph" style:parent-style-name="Standard">
      <style:paragraph-properties fo:margin-top="0cm" fo:margin-bottom="0cm" loext:contextual-spacing="false" fo:line-height="120%"/>
      <style:text-properties fo:color="#ff3333"/>
    </style:style>
    <style:style style:name="P122" style:family="paragraph" style:parent-style-name="Standard">
      <style:paragraph-properties fo:margin-top="0cm" fo:margin-bottom="0cm" loext:contextual-spacing="false" fo:line-height="100%"/>
      <style:text-properties fo:color="#ff3333" officeooo:rsid="0047bb53" officeooo:paragraph-rsid="0047bb53"/>
    </style:style>
    <style:style style:name="P123" style:family="paragraph" style:parent-style-name="Standard">
      <style:paragraph-properties fo:margin-top="0cm" fo:margin-bottom="0cm" loext:contextual-spacing="false"/>
      <style:text-properties fo:color="#ff3333" officeooo:rsid="0047bb53" officeooo:paragraph-rsid="0047bb53"/>
    </style:style>
    <style:style style:name="P124" style:family="paragraph" style:parent-style-name="Standard">
      <style:paragraph-properties fo:margin-top="0cm" fo:margin-bottom="0cm" loext:contextual-spacing="false"/>
      <style:text-properties fo:color="#ff3333" officeooo:rsid="0055b35c" officeooo:paragraph-rsid="0055b35c"/>
    </style:style>
    <style:style style:name="P125" style:family="paragraph" style:parent-style-name="Standard">
      <style:paragraph-properties fo:margin-top="0cm" fo:margin-bottom="0cm" loext:contextual-spacing="false" fo:line-height="100%" fo:orphans="0" fo:widows="0"/>
      <style:text-properties fo:color="#ff3333" officeooo:rsid="00573b5a" officeooo:paragraph-rsid="00573b5a"/>
    </style:style>
    <style:style style:name="P126" style:family="paragraph" style:parent-style-name="Standard">
      <style:paragraph-properties fo:margin-top="0cm" fo:margin-bottom="0cm" loext:contextual-spacing="false" fo:line-height="100%" fo:orphans="0" fo:widows="0"/>
      <style:text-properties fo:color="#ff3333" officeooo:rsid="005751f6" officeooo:paragraph-rsid="005751f6"/>
    </style:style>
    <style:style style:name="P127" style:family="paragraph" style:parent-style-name="Standard">
      <style:paragraph-properties fo:margin-top="0cm" fo:margin-bottom="0cm" loext:contextual-spacing="false"/>
      <style:text-properties fo:color="#ff3333" officeooo:rsid="005751f6" officeooo:paragraph-rsid="005751f6"/>
    </style:style>
    <style:style style:name="P128" style:family="paragraph" style:parent-style-name="Standard">
      <style:paragraph-properties fo:margin-top="0cm" fo:margin-bottom="0cm" loext:contextual-spacing="false" fo:line-height="100%"/>
    </style:style>
    <style:style style:name="P129" style:family="paragraph" style:parent-style-name="Standard">
      <style:paragraph-properties fo:margin-top="0cm" fo:margin-bottom="0cm" loext:contextual-spacing="false" fo:line-height="100%"/>
      <style:text-properties officeooo:paragraph-rsid="0047bb53"/>
    </style:style>
    <style:style style:name="P130" style:family="paragraph" style:parent-style-name="Standard">
      <style:paragraph-properties fo:margin-top="0cm" fo:margin-bottom="0cm" loext:contextual-spacing="false" fo:line-height="100%"/>
      <style:text-properties officeooo:paragraph-rsid="0050e142"/>
    </style:style>
    <style:style style:name="P131" style:family="paragraph" style:parent-style-name="Standard">
      <style:paragraph-properties fo:margin-top="0cm" fo:margin-bottom="0cm" loext:contextual-spacing="false" fo:line-height="100%" fo:orphans="0" fo:widows="0"/>
    </style:style>
    <style:style style:name="P132" style:family="paragraph" style:parent-style-name="Standard">
      <style:paragraph-properties fo:margin-top="0cm" fo:margin-bottom="0cm" loext:contextual-spacing="false" fo:line-height="100%" fo:orphans="0" fo:widows="0"/>
      <style:text-properties officeooo:paragraph-rsid="005751f6"/>
    </style:style>
    <style:style style:name="P133" style:family="paragraph" style:parent-style-name="Standard">
      <style:paragraph-properties fo:margin-top="0cm" fo:margin-bottom="0cm" loext:contextual-spacing="false" fo:line-height="120%"/>
    </style:style>
    <style:style style:name="P134" style:family="paragraph" style:parent-style-name="Standard" style:master-page-name="Converted1">
      <style:paragraph-properties fo:margin-top="0cm" fo:margin-bottom="0cm" loext:contextual-spacing="false" fo:line-height="100%" style:page-number="auto"/>
      <style:text-properties fo:font-size="10pt" style:font-size-asian="10pt" style:font-size-complex="10pt"/>
    </style:style>
    <style:style style:name="P135" style:family="paragraph" style:parent-style-name="Standard" style:list-style-name="WWNum1">
      <style:paragraph-properties fo:margin-left="1.905cm" fo:margin-right="0cm" fo:margin-top="0cm" fo:margin-bottom="0cm" loext:contextual-spacing="true" fo:text-indent="-0.635cm" style:auto-text-indent="false"/>
    </style:style>
    <style:style style:name="P136" style:family="paragraph" style:parent-style-name="Standard" style:list-style-name="WWNum2">
      <style:paragraph-properties fo:margin-left="1.905cm" fo:margin-right="0cm" fo:margin-top="0cm" fo:margin-bottom="0cm" loext:contextual-spacing="true" fo:text-indent="-0.635cm" style:auto-text-indent="false"/>
    </style:style>
    <style:style style:name="P137" style:family="paragraph" style:parent-style-name="Standard" style:list-style-name="WWNum4">
      <style:paragraph-properties fo:margin-left="1.905cm" fo:margin-right="0cm" fo:margin-top="0cm" fo:margin-bottom="0cm" loext:contextual-spacing="true" fo:text-indent="-0.635cm" style:auto-text-indent="false"/>
    </style:style>
    <style:style style:name="P138" style:family="paragraph" style:parent-style-name="Standard" style:list-style-name="WWNum5">
      <style:paragraph-properties fo:margin-left="1.27cm" fo:margin-right="0cm" fo:margin-top="0cm" fo:margin-bottom="0.423cm" loext:contextual-spacing="true" fo:line-height="100%" fo:text-indent="-0.635cm" style:auto-text-indent="false"/>
    </style:style>
    <style:style style:name="P139" style:family="paragraph" style:parent-style-name="Standard" style:list-style-name="WWNum5">
      <style:paragraph-properties fo:margin-left="1.27cm" fo:margin-right="0cm" fo:margin-top="0cm" fo:margin-bottom="0cm" loext:contextual-spacing="true" fo:text-indent="-0.635cm" style:auto-text-indent="false"/>
    </style:style>
    <style:style style:name="P140" style:family="paragraph" style:parent-style-name="Standard" style:list-style-name="WWNum3">
      <style:paragraph-properties fo:margin-left="1.27cm" fo:margin-right="0cm" fo:margin-top="0cm" fo:margin-bottom="0cm" loext:contextual-spacing="true" fo:text-indent="-0.635cm" style:auto-text-indent="false"/>
    </style:style>
    <style:style style:name="P141" style:family="paragraph" style:parent-style-name="Standard" style:list-style-name="WWNum5">
      <style:paragraph-properties fo:margin-left="2.54cm" fo:margin-right="0cm" fo:margin-top="0cm" fo:margin-bottom="0.423cm" loext:contextual-spacing="true" fo:line-height="100%" fo:text-indent="-0.635cm" style:auto-text-indent="false"/>
    </style:style>
    <style:style style:name="P142" style:family="paragraph" style:parent-style-name="Standard">
      <style:paragraph-properties fo:margin-top="0.635cm" fo:margin-bottom="0.212cm" loext:contextual-spacing="false"/>
      <style:text-properties fo:color="#ff3333"/>
    </style:style>
    <style:style style:name="P143" style:family="paragraph" style:parent-style-name="Standard">
      <style:paragraph-properties fo:margin-top="0.564cm" fo:margin-bottom="0.141cm" loext:contextual-spacing="false" fo:line-height="138%"/>
      <style:text-properties fo:color="#ff3333"/>
    </style:style>
    <style:style style:name="P144" style:family="paragraph" style:parent-style-name="Heading_20_2">
      <style:paragraph-properties fo:margin-top="0.635cm" fo:margin-bottom="0.212cm" loext:contextual-spacing="false"/>
    </style:style>
    <style:style style:name="P145" style:family="paragraph" style:parent-style-name="Heading_20_3">
      <style:paragraph-properties fo:margin-top="0.564cm" fo:margin-bottom="0.141cm" loext:contextual-spacing="false" fo:line-height="138%"/>
    </style:style>
    <style:style style:name="P146" style:family="paragraph" style:parent-style-name="Title" style:master-page-name="Standard">
      <style:paragraph-properties fo:margin-top="0cm" fo:margin-bottom="0.353cm" loext:contextual-spacing="false" style:page-number="1"/>
    </style:style>
    <style:style style:name="P147" style:family="paragraph">
      <loext:graphic-properties draw:fill="solid" draw:fill-color="#a0a0a0"/>
      <style:paragraph-properties fo:text-align="center"/>
    </style:style>
    <style:style style:name="T1" style:family="text">
      <style:text-properties fo:font-size="8pt" style:font-size-asian="8pt" style:font-size-complex="8pt"/>
    </style:style>
    <style:style style:name="T2" style:family="text">
      <style:text-properties fo:color="#3b0070" fo:font-size="12pt" fo:font-weight="bold" style:font-size-asian="12pt" style:font-weight-asian="bold" style:font-size-complex="12pt"/>
    </style:style>
    <style:style style:name="T3" style:family="text">
      <style:text-properties fo:color="#3b0070" fo:font-size="18pt" fo:font-weight="bold" style:font-size-asian="18pt" style:font-weight-asian="bold" style:font-size-complex="18pt"/>
    </style:style>
    <style:style style:name="T4" style:family="text">
      <style:text-properties fo:font-size="12pt" style:font-size-asian="12pt" style:font-size-complex="12pt"/>
    </style:style>
    <style:style style:name="T5" style:family="text">
      <style:text-properties fo:color="#1155cc" fo:font-size="10pt" style:text-underline-style="solid" style:text-underline-width="auto" style:text-underline-color="font-color" style:font-size-asian="10pt" style:font-size-complex="10pt"/>
    </style:style>
    <style:style style:name="T6" style:family="text">
      <style:text-properties fo:color="#1155cc" fo:font-size="9.5pt" style:text-underline-style="solid" style:text-underline-width="auto" style:text-underline-color="font-color" fo:background-color="#ffffff" loext:char-shading-value="0" style:font-size-asian="9.5pt" style:font-size-complex="9.5pt"/>
    </style:style>
    <style:style style:name="T7" style:family="text">
      <style:text-properties fo:color="#1155cc" fo:font-style="italic" style:text-underline-style="solid" style:text-underline-width="auto" style:text-underline-color="font-color" style:font-style-asian="italic"/>
    </style:style>
    <style:style style:name="T8" style:family="text">
      <style:text-properties fo:color="#1155cc" style:text-underline-style="solid" style:text-underline-width="auto" style:text-underline-color="font-color"/>
    </style:style>
    <style:style style:name="T9" style:family="text">
      <style:text-properties fo:font-size="10pt" style:font-size-asian="10pt" style:font-size-complex="10pt"/>
    </style:style>
    <style:style style:name="T10" style:family="text">
      <style:text-properties fo:font-size="10pt" fo:font-style="italic" style:font-size-asian="10pt" style:font-style-asian="italic" style:font-size-complex="10pt"/>
    </style:style>
    <style:style style:name="T11" style:family="text">
      <style:text-properties fo:font-style="italic" style:font-style-asian="italic"/>
    </style:style>
    <style:style style:name="T12" style:family="text">
      <style:text-properties fo:font-style="italic" style:language-asian="zh" style:country-asian="CN" style:font-style-asian="italic"/>
    </style:style>
    <style:style style:name="T13" style:family="text">
      <style:text-properties fo:font-weight="bold" style:font-weight-asian="bold"/>
    </style:style>
    <style:style style:name="T14" style:family="text">
      <style:text-properties fo:font-weight="bold" fo:background-color="#ffffff" loext:char-shading-value="0" style:font-weight-asian="bold"/>
    </style:style>
    <style:style style:name="T15" style:family="text">
      <style:text-properties fo:font-weight="bold" fo:background-color="#d9d9d9" loext:char-shading-value="0" style:font-weight-asian="bold"/>
    </style:style>
    <style:style style:name="T16" style:family="text">
      <style:text-properties fo:color="#222222" fo:background-color="#ffffff" loext:char-shading-value="0"/>
    </style:style>
    <style:style style:name="T17" style:family="text">
      <style:text-properties style:font-name="Consolas" fo:font-weight="bold" style:font-name-asian="Consolas1" style:font-weight-asian="bold" style:font-name-complex="Consolas1"/>
    </style:style>
    <style:style style:name="T18" style:family="text">
      <style:text-properties style:font-name="Consolas" fo:font-weight="bold" style:font-name-asian="Consolas1" style:language-asian="zh" style:country-asian="CN" style:font-weight-asian="bold" style:font-name-complex="Consolas1"/>
    </style:style>
    <style:style style:name="T19" style:family="text">
      <style:text-properties style:font-name="Consolas" fo:font-weight="bold" fo:background-color="#d9d9d9" loext:char-shading-value="0" style:font-name-asian="Consolas1" style:font-weight-asian="bold" style:font-name-complex="Consolas1"/>
    </style:style>
    <style:style style:name="T20" style:family="text">
      <style:text-properties style:font-name="Consolas" style:font-name-asian="Consolas1" style:font-name-complex="Consolas1"/>
    </style:style>
    <style:style style:name="T21" style:family="text">
      <style:text-properties style:font-name="Consolas" fo:font-size="9pt" fo:background-color="#cfe2f3" loext:char-shading-value="0" style:font-name-asian="Consolas1" style:font-size-asian="9pt" style:font-name-complex="Consolas1" style:font-size-complex="9pt"/>
    </style:style>
    <style:style style:name="T22" style:family="text">
      <style:text-properties style:font-name="Consolas" fo:background-color="#d9ead3" loext:char-shading-value="0" style:font-name-asian="Consolas1" style:font-name-complex="Consolas1"/>
    </style:style>
    <style:style style:name="T23" style:family="text">
      <style:text-properties style:font-name="Consolas" officeooo:rsid="002e8ec9" fo:background-color="#d9ead3" loext:char-shading-value="0" style:font-name-asian="Consolas1" style:font-name-complex="Consolas1"/>
    </style:style>
    <style:style style:name="T24" style:family="text">
      <style:text-properties style:font-name="Consolas" fo:background-color="#d9ead3" loext:char-shading-value="0" style:font-name-asian="Consolas1" style:language-asian="zh" style:country-asian="CN" style:font-name-complex="Consolas1"/>
    </style:style>
    <style:style style:name="T25" style:family="text">
      <style:text-properties fo:color="#c7254e" style:font-name="Consolas" fo:font-size="11pt" fo:background-color="#f9f2f4" loext:char-shading-value="0" style:font-name-asian="Consolas1" style:font-size-asian="11pt" style:font-name-complex="Consolas1" style:font-size-complex="11pt"/>
    </style:style>
    <style:style style:name="T26" style:family="text">
      <style:text-properties fo:color="#c7254e" style:font-name="Consolas" fo:background-color="#f9f2f4" loext:char-shading-value="0" style:font-name-asian="Consolas1" style:font-name-complex="Consolas1"/>
    </style:style>
    <style:style style:name="T27" style:family="text">
      <style:text-properties fo:color="#c7254e" fo:background-color="#f9f2f4" loext:char-shading-value="0"/>
    </style:style>
    <style:style style:name="T28" style:family="text">
      <style:text-properties fo:color="#38761d" style:font-name="Consolas" fo:background-color="#d9ead3" loext:char-shading-value="0" style:font-name-asian="Consolas1" style:font-name-complex="Consolas1"/>
    </style:style>
    <style:style style:name="T29" style:family="text">
      <style:text-properties fo:background-color="#d9d9d9" loext:char-shading-value="0"/>
    </style:style>
    <style:style style:name="T30" style:family="text">
      <style:text-properties fo:background-color="#ffffff" loext:char-shading-value="0"/>
    </style:style>
    <style:style style:name="T31" style:family="text">
      <style:text-properties fo:background-color="#ffffff" loext:char-shading-value="0" style:language-asian="zh" style:country-asian="CN"/>
    </style:style>
    <style:style style:name="T32" style:family="text">
      <style:text-properties fo:color="#ff0000"/>
    </style:style>
    <style:style style:name="T33" style:family="text">
      <style:text-properties fo:language="zh" fo:country="CN"/>
    </style:style>
    <style:style style:name="T34" style:family="text">
      <style:text-properties fo:language="zh" fo:country="CN" style:language-asian="zh" style:country-asian="CN"/>
    </style:style>
    <style:style style:name="T35" style:family="text">
      <style:text-properties fo:language="zh" fo:country="CN" officeooo:rsid="00459772"/>
    </style:style>
    <style:style style:name="T36" style:family="text">
      <style:text-properties fo:language="zh" fo:country="CN" fo:background-color="#ffffff" loext:char-shading-value="0"/>
    </style:style>
    <style:style style:name="T37" style:family="text">
      <style:text-properties style:language-asian="zh" style:country-asian="CN"/>
    </style:style>
    <style:style style:name="T38" style:family="text">
      <style:text-properties officeooo:rsid="0018581a" style:language-asian="zh" style:country-asian="CN"/>
    </style:style>
    <style:style style:name="T39" style:family="text">
      <style:text-properties officeooo:rsid="0031de7b" style:language-asian="zh" style:country-asian="CN"/>
    </style:style>
    <style:style style:name="T40" style:family="text">
      <style:text-properties officeooo:rsid="0034135c" style:language-asian="zh" style:country-asian="CN"/>
    </style:style>
    <style:style style:name="T41" style:family="text">
      <style:text-properties fo:color="#ff3333"/>
    </style:style>
    <style:style style:name="T42" style:family="text">
      <style:text-properties fo:color="#ff3333" style:language-asian="zh" style:country-asian="CN"/>
    </style:style>
    <style:style style:name="T43" style:family="text">
      <style:text-properties fo:color="#ff3333" officeooo:rsid="0030644c" style:language-asian="zh" style:country-asian="CN"/>
    </style:style>
    <style:style style:name="T44" style:family="text">
      <style:text-properties fo:color="#ff3333" officeooo:rsid="003132af" style:language-asian="zh" style:country-asian="CN"/>
    </style:style>
    <style:style style:name="T45" style:family="text">
      <style:text-properties fo:color="#ff3333" fo:language="zh" fo:country="CN"/>
    </style:style>
    <style:style style:name="T46" style:family="text">
      <style:text-properties fo:color="#ff3333" fo:language="zh" fo:country="CN" style:language-asian="zh" style:country-asian="CN"/>
    </style:style>
    <style:style style:name="T47" style:family="text">
      <style:text-properties fo:color="#ff3333" fo:language="zh" fo:country="CN" fo:background-color="#ffffff" loext:char-shading-value="0"/>
    </style:style>
    <style:style style:name="T48" style:family="text">
      <style:text-properties fo:color="#ff3333" officeooo:rsid="003132af"/>
    </style:style>
    <style:style style:name="T49" style:family="text">
      <style:text-properties fo:color="#ff3333" fo:background-color="#ffffff" loext:char-shading-value="0" style:language-asian="zh" style:country-asian="CN"/>
    </style:style>
    <style:style style:name="T50" style:family="text">
      <style:text-properties fo:color="#ff3333" officeooo:rsid="005751f6"/>
    </style:style>
    <style:style style:name="T51" style:family="text">
      <style:text-properties officeooo:rsid="0031de7b"/>
    </style:style>
    <style:style style:name="T52" style:family="text">
      <style:text-properties officeooo:rsid="00335169"/>
    </style:style>
    <style:style style:name="T53" style:family="text">
      <style:text-properties fo:color="#ff3300" officeooo:rsid="003ddd7d"/>
    </style:style>
    <style:style style:name="T54" style:family="text">
      <style:text-properties fo:color="#ff3300" style:language-asian="zh" style:country-asian="CN"/>
    </style:style>
    <style:style style:name="T55" style:family="text">
      <style:text-properties fo:color="#ff3300" fo:language="zh" fo:country="CN"/>
    </style:style>
    <style:style style:name="T56" style:family="text">
      <style:text-properties officeooo:rsid="005751f6"/>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text:bookmark text:name="_t32x0azc539r"/><draw:rect text:anchor-type="as-char" svg:y="0cm" draw:z-index="0" draw:style-name="gr1" draw:text-style-name="P147" svg:width="0.003cm" svg:height="0.054cm"><text:p/></draw:rect>STIX™ Version 2.0. Part 2: STIX Objects</text:p>
      <text:p text:style-name="P103"><text:bookmark text:name="_ehzdxcsjrzgp"/>Working Draft 01</text:p>
      <text:p text:style-name="P102"><text:bookmark text:name="_6rv8aqlhgmgx"/><text:span text:style-name="T4">20</text:span><text:span text:style-name="T2"> January 2017</text:span></text:p>
      <text:p text:style-name="P104"><text:bookmark text:name="_23o3f7qw8a8n"/>​Technical Committee:</text:p>
      <text:p text:style-name="P77"><text:a xlink:type="simple" xlink:href="https://www.oasis-open.org/committees/cti/" text:style-name="Internet_20_link" text:visited-style-name="Visited_20_Internet_20_Link">O</text:a><text:a xlink:type="simple" xlink:href="https://www.oasis-open.org/committees/cti/" text:style-name="Internet_20_link" text:visited-style-name="Visited_20_Internet_20_Link">ASIS Cyber Threat Intelligence (CTI) TC</text:a></text:p>
      <text:p text:style-name="P104"><text:bookmark text:name="_6ee5ghdmll1d"/>​Chair:</text:p>
      <text:p text:style-name="P77"><text:span text:style-name="T9">Richard Struse (Richard.Struse@HQ.DHS.GOV),</text:span><text:a xlink:type="simple" xlink:href="http://www.dhs.gov/office-cybersecurity-and-communications" text:style-name="Internet_20_link" text:visited-style-name="Visited_20_Internet_20_Link"><text:span text:style-name="T5"> DHS Office of Cybersecurity and Communications (CS&amp;C)</text:span></text:a></text:p>
      <text:p text:style-name="P104"><text:bookmark text:name="_1yifmfn1f31e"/>​Editors:</text:p>
      <text:p text:style-name="P77"><text:span text:style-name="T9">Bret Jordan (</text:span><text:a xlink:type="simple" xlink:href="mailto:bret_jordan@symantec.com" text:style-name="Internet_20_link" text:visited-style-name="Visited_20_Internet_20_Link"><text:span text:style-name="T5">bret_jordan@symantec.com</text:span></text:a><text:span text:style-name="T9">),</text:span><text:a xlink:type="simple" xlink:href="http://www.symantec.com/" text:style-name="Internet_20_link" text:visited-style-name="Visited_20_Internet_20_Link"><text:span text:style-name="T5"> Symantec Corp.</text:span></text:a></text:p>
      <text:p text:style-name="P77"><text:span text:style-name="T9">Rich Piazza (</text:span><text:a xlink:type="simple" xlink:href="mailto:rpiazza@mitre.org" text:style-name="Internet_20_link" text:visited-style-name="Visited_20_Internet_20_Link"><text:span text:style-name="T5">rpiazza@mitre.org</text:span></text:a><text:span text:style-name="T9">),</text:span><text:a xlink:type="simple" xlink:href="http://www.mitre.org/" text:style-name="Internet_20_link" text:visited-style-name="Visited_20_Internet_20_Link"><text:span text:style-name="T5"> MITRE Corporation</text:span></text:a></text:p>
      <text:p text:style-name="P77"><text:span text:style-name="T9">John Wunder (</text:span><text:a xlink:type="simple" xlink:href="mailto:jwunder@mitre.org" text:style-name="Internet_20_link" text:visited-style-name="Visited_20_Internet_20_Link"><text:span text:style-name="T5">jwunder@mitre.org</text:span></text:a><text:span text:style-name="T9">),</text:span><text:a xlink:type="simple" xlink:href="http://www.mitre.org/" text:style-name="Internet_20_link" text:visited-style-name="Visited_20_Internet_20_Link"><text:span text:style-name="T5"> MITRE Corporation</text:span></text:a></text:p>
      <text:p text:style-name="P104"><text:bookmark text:name="_76x6ttw5y9bx"/><text:bookmark text:name="huzygj4zc8zh"/>Additional artifacts:</text:p>
      <text:p text:style-name="P79">This prose specification is one component of a Work Product that also includes:</text:p>
      <text:list xml:id="list8412905262549612987" text:style-name="WWNum1">
        <text:list-item>
          <text:p text:style-name="P135"><text:span text:style-name="T10">STIX™</text:span><text:span text:style-name="T11"> </text:span><text:span text:style-name="T10">Version 2.0. Part 1: STIX Core Concepts.</text:span><text:span text:style-name="T9"> </text:span>h<text:span text:style-name="T9">ttp://docs.oasis-open.org/cti/stix/v2.0/csd01/part1-stix-core/stix-v2.0-csd01-part1-stix-core.html.</text:span></text:p>
        </text:list-item>
        <text:list-item>
          <text:p text:style-name="P135"><text:span text:style-name="T9">(this document) </text:span><text:span text:style-name="T10">STIX</text:span><text:span text:style-name="T11">™</text:span><text:span text:style-name="T10"> Version 2.0. Part 2: STIX Objects.</text:span><text:span text:style-name="T9"> http://docs.oasis-open.org/cti/stix/v2.0/csd01/part2-stix-objects/stix-v2.0-csd01-part2-stix-objects.html.</text:span></text:p>
        </text:list-item>
        <text:list-item>
          <text:p text:style-name="P135"><text:span text:style-name="T10">STIX</text:span><text:span text:style-name="T11">™</text:span><text:span text:style-name="T10"> Version 2.0. Part 3: Cyber Observable Core Concepts.</text:span><text:span text:style-name="T9"> http://docs.oasis-open.org/cti/stix/v2.0/csd01/part3-cyber-observable-core/stix-v2.0-csd01-part3-cyber-observable-core.html.</text:span></text:p>
        </text:list-item>
        <text:list-item>
          <text:p text:style-name="P135"><text:span text:style-name="T10">STIX</text:span><text:span text:style-name="T11">™</text:span><text:span text:style-name="T10"> Version 2.0. Part 4: Cyber Observable Objects.</text:span><text:span text:style-name="T9"> http://docs.oasis-open.org/cti/stix/v2.0/csd01/part4-cyber-observable-objects/stix-v2.0-csd01-part4-cyber-observable-objects.html.</text:span></text:p>
        </text:list-item>
        <text:list-item>
          <text:p text:style-name="P135"><text:span text:style-name="T10">STIX</text:span><text:span text:style-name="T11">™</text:span><text:span text:style-name="T10"> Version 2.0. Part 5: STIX Patterning.</text:span><text:span text:style-name="T9"> http://docs.oasis-open.org/cti/stix/v2.0/csd01/part5-stix-patterning/stix-v2.0-csd01-part5-stix-patterning.html.</text:span></text:p>
        </text:list-item>
      </text:list>
      <text:p text:style-name="P104"><text:bookmark text:name="nw06bb9cn3zd"/><text:bookmark text:name="_4v63txixf3j9"/>Related work:</text:p>
      <text:p text:style-name="P79">This specification replaces or supersedes:</text:p>
      <text:list xml:id="list458793576226308076" text:style-name="WWNum2">
        <text:list-item>
          <text:p text:style-name="P136"><text:span text:style-name="T10">STIX</text:span><text:span text:style-name="T11">™</text:span><text:span text:style-name="T10"> Version 1.2.1. Part 1: Overview.</text:span><text:span text:style-name="T9"> Edited by Sean Barnum, Desiree Beck, Aharon Chernin, and Rich Piazza. Latest version:</text:span><text:a xlink:type="simple" xlink:href="http://docs.oasis-open.org/cti/stix/v1.2.1/stix-v1.2.1-part1-overview.html" text:style-name="Internet_20_link" text:visited-style-name="Visited_20_Internet_20_Link"><text:span text:style-name="T5"> http://docs.oasis-open.org/cti/stix/v1.2.1/stix-v1.2.1-part1-overview.html</text:span></text:a><text:span text:style-name="T9">.</text:span></text:p>
        </text:list-item>
        <text:list-item>
          <text:p text:style-name="P136"><text:span text:style-name="T10">CybOX</text:span><text:span text:style-name="T11">™</text:span><text:span text:style-name="T10"> Version 2.1.1. Part 01: Overview.</text:span><text:span text:style-name="T9"> Edited by Trey Darley, Ivan Kirillov, Rich Piazza, and Desiree Beck. Latest version:</text:span><text:a xlink:type="simple" xlink:href="http://docs.oasis-open.org/cti/cybox/v2.1.1/part01-overview/cybox-v2.1.1-part01-overview.html" text:style-name="Internet_20_link" text:visited-style-name="Visited_20_Internet_20_Link"><text:span text:style-name="T5"> http://docs.oasis-open.org/cti/cybox/v2.1.1/part01-overview/cybox-v2.1.1-part01-overview.html</text:span></text:a><text:span text:style-name="T9">.</text:span></text:p>
        </text:list-item>
      </text:list>
      <text:p text:style-name="P79">This specification is related to:</text:p>
      <text:list xml:id="list3483133123201888482" text:style-name="WWNum4">
        <text:list-item>
          <text:p text:style-name="P137"><text:span text:style-name="T11">TAXII™ Version 2.0.</text:span> Edited by Bret Jordan and Mark Davidson. Latest version: <text:a xlink:type="simple" xlink:href="http://docs.oasis-open.org/cti/taxii/v2.0/taxii-v2.0.html" text:style-name="Internet_20_link" text:visited-style-name="Visited_20_Internet_20_Link"><text:span text:style-name="T6">http://docs.oasis-open.org/cti/taxii/v2.0/taxii-v2.0.html</text:span></text:a>.</text:p>
        </text:list-item>
      </text:list>
      <text:p text:style-name="P104"><text:bookmark text:name="_i4cloufk5xdx"/>Abstract:</text:p>
      <text:p text:style-name="P77">Structured Threat Information Expression (STIX™) is a language for expressing cyber threat and observable information. This document defines the set of domain objects and relationship objects that STIX uses to represent cyber threat information.</text:p>
      <text:p text:style-name="P104"><text:bookmark text:name="_slt15ojezpfz"/><text:soft-page-break/>Status:</text:p>
      <text:p text:style-name="P77"><text:span text:style-name="T9">This</text:span><text:a xlink:type="simple" xlink:href="https://www.oasis-open.org/policies-guidelines/tc-process#dWorkingDraft" text:style-name="Internet_20_link" text:visited-style-name="Visited_20_Internet_20_Link"><text:span text:style-name="T5"> Working Draft</text:span></text:a><text:span text:style-name="T9"> (WD) has been produced by one or more TC Members; it has not yet been voted on by the TC or</text:span><text:a xlink:type="simple" xlink:href="https://www.oasis-open.org/policies-guidelines/tc-process#committeeDraft" text:style-name="Internet_20_link" text:visited-style-name="Visited_20_Internet_20_Link"><text:span text:style-name="T5"> approved</text:span></text:a><text:span text:style-name="T9"> as a Committee Draft (Committee Specification Draft or a Committee Note Draft). The OASIS document</text:span><text:a xlink:type="simple" xlink:href="https://www.oasis-open.org/policies-guidelines/tc-process#standApprovProcess" text:style-name="Internet_20_link" text:visited-style-name="Visited_20_Internet_20_Link"><text:span text:style-name="T5"> Approval Process</text:span></text:a><text:span text:style-name="T9"> begins officially with a TC vote to approve a WD as a Committee Draft. A TC may approve a Working Draft, revise it, and re-approve it any number of times as a Committee Draft.</text:span></text:p>
      <text:p text:style-name="P104"><text:bookmark text:name="_48ww73spg8iu"/>URI patterns:</text:p>
      <text:p text:style-name="P79">Initial publication URI:</text:p>
      <text:p text:style-name="P79">http://docs.oasis-open.org/cti/stix/v2.0/csd01/part2-stix-objects/stix-v2.0-csd01-part2-stix-objects.docx</text:p>
      <text:p text:style-name="P79">Permanent “Latest version” URI:</text:p>
      <text:p text:style-name="P79">http://docs.oasis-open.org/cti/stix/v2.0/stix-v2.0-part2-stix-objects.docx</text:p>
      <text:p text:style-name="P79">(Managed by OASIS TC Administration; please don’t modify.)</text:p>
      <text:p text:style-name="P1"/>
      <text:p text:style-name="P1"/>
      <text:p text:style-name="P1"><text:span text:style-name="T9">Copyright © OASIS Open 201</text:span>7<text:span text:style-name="T9">. All Rights Reserved.</text:span></text:p>
      <text:p text:style-name="P1"><text:span text:style-name="T9">All capitalized terms in the following text have the meanings assigned to them in the OASIS Intellectual Property Rights Policy (the "OASIS IPR Policy"). The full</text:span><text:a xlink:type="simple" xlink:href="https://www.oasis-open.org/policies-guidelines/ipr" text:style-name="Internet_20_link" text:visited-style-name="Visited_20_Internet_20_Link"><text:span text:style-name="T9"> </text:span></text:a><text:a xlink:type="simple" xlink:href="https://www.oasis-open.org/policies-guidelines/ipr" text:style-name="Internet_20_link" text:visited-style-name="Visited_20_Internet_20_Link"><text:span text:style-name="T5">Policy</text:span></text:a><text:span text:style-name="T9"> may be found at the OASIS website.</text:span></text:p>
      <text:p text:style-name="P37">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37">The limited permissions granted above are perpetual and will not be revoked by OASIS or its successors or assigns.</text:p>
      <text:p text:style-name="P37">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
      <text:p text:style-name="P1"/>
      <text:p text:style-name="P1"/>
      <text:p text:style-name="Standard"/>
      <text:p text:style-name="P76"/>
      <text:p text:style-name="P1"><draw:rect text:anchor-type="as-char" svg:y="0cm" draw:z-index="1" draw:style-name="gr1" draw:text-style-name="P147" svg:width="0.003cm" svg:height="0.054cm"><text:p/></draw:rect><text:span text:style-name="T3">Table of Contents</text:span></text:p>
      <text:p text:style-name="P1">​</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1"><text:a xlink:type="simple" xlink:href="#_sco4ewvqn4ax" text:style-name="Index_20_Link" text:visited-style-name="Index_20_Link"><text:span text:style-name="T13">​1​ Introduction</text:span></text:a><text:span text:style-name="T13"><text:tab/>5</text:span></text:p>
          <text:p text:style-name="P85"><text:a xlink:type="simple" xlink:href="#_w68r5xix52b2" text:style-name="Index_20_Link" text:visited-style-name="Index_20_Link">​1.1​ Terminology</text:a><text:tab/>5</text:p>
          <text:p text:style-name="P85"><text:a xlink:type="simple" xlink:href="#_n3gr0x6y6idc" text:style-name="Index_20_Link" text:visited-style-name="Index_20_Link">​1.2​ Normative References</text:a><text:tab/>6</text:p>
          <text:p text:style-name="P85"><text:a xlink:type="simple" xlink:href="#_1at1vphnl0y9" text:style-name="Index_20_Link" text:visited-style-name="Index_20_Link">​1.3​ Non-Normative References</text:a><text:tab/>6</text:p>
          <text:p text:style-name="P85"><text:a xlink:type="simple" xlink:href="#_38mgz8dpg8z3" text:style-name="Index_20_Link" text:visited-style-name="Index_20_Link">​1.4​ Conventions</text:a><text:tab/>6</text:p>
          <text:p text:style-name="P80"><text:a xlink:type="simple" xlink:href="#_pc5gnp8dofa" text:style-name="Index_20_Link" text:visited-style-name="Index_20_Link">​1.4.1​ Naming Conventions</text:a><text:tab/>6</text:p>
          <text:p text:style-name="P80"><text:a xlink:type="simple" xlink:href="#_il7pzshahd9b" text:style-name="Index_20_Link" text:visited-style-name="Index_20_Link">​1.4.2​ Reserved Property Names</text:a><text:tab/>6</text:p>
          <text:p text:style-name="P80"><text:a xlink:type="simple" xlink:href="#_601hcnud1rpt" text:style-name="Index_20_Link" text:visited-style-name="Index_20_Link">​1.4.3​ Font Colors and Style</text:a><text:tab/>6</text:p>
          <text:p text:style-name="P82"><text:a xlink:type="simple" xlink:href="#_ijxibryz1sr" text:style-name="Index_20_Link" text:visited-style-name="Index_20_Link"><text:span text:style-name="T13">​2​ STIX Domain Objects</text:span></text:a><text:span text:style-name="T13"><text:tab/>8</text:span></text:p>
          <text:p text:style-name="P85"><text:a xlink:type="simple" xlink:href="#_axjijf603msy" text:style-name="Index_20_Link" text:visited-style-name="Index_20_Link">​2.1​ Attack Pattern</text:a><text:tab/>8</text:p>
          <text:p text:style-name="P80"><text:a xlink:type="simple" xlink:href="#_4ohsa4pay4h4" text:style-name="Index_20_Link" text:visited-style-name="Index_20_Link">​2.1.1​ Properties</text:a><text:tab/>8</text:p>
          <text:p text:style-name="P80"><text:a xlink:type="simple" xlink:href="#_e33ahkddw0q1" text:style-name="Index_20_Link" text:visited-style-name="Index_20_Link">​2.1.2​ Relationships</text:a><text:tab/>9</text:p>
          <text:p text:style-name="P85"><text:a xlink:type="simple" xlink:href="#_pcpvfz4ik6d6" text:style-name="Index_20_Link" text:visited-style-name="Index_20_Link">​2.2​ Campaign</text:a><text:tab/>11</text:p>
          <text:p text:style-name="P80"><text:a xlink:type="simple" xlink:href="#_vvysvm8mt434" text:style-name="Index_20_Link" text:visited-style-name="Index_20_Link">​2.2.1​ Properties</text:a><text:tab/>12</text:p>
          <text:p text:style-name="P80"><text:a xlink:type="simple" xlink:href="#_q63x7a5uhc8e" text:style-name="Index_20_Link" text:visited-style-name="Index_20_Link">​2.2.2​ Relationships</text:a><text:tab/>13</text:p>
          <text:p text:style-name="P85"><text:a xlink:type="simple" xlink:href="#_a925mpw39txn" text:style-name="Index_20_Link" text:visited-style-name="Index_20_Link">​2.3​ Course of Action</text:a><text:tab/>15</text:p>
          <text:p text:style-name="P80"><text:a xlink:type="simple" xlink:href="#_d5yf99f0a230" text:style-name="Index_20_Link" text:visited-style-name="Index_20_Link">​2.3.1​ Properties</text:a><text:tab/>15</text:p>
          <text:p text:style-name="P80"><text:a xlink:type="simple" xlink:href="#_bokr6guil91f" text:style-name="Index_20_Link" text:visited-style-name="Index_20_Link">​2.3.2​ Relationships</text:a><text:tab/>16</text:p>
          <text:p text:style-name="P85"><text:a xlink:type="simple" xlink:href="#_wh296fiwpklp" text:style-name="Index_20_Link" text:visited-style-name="Index_20_Link">​2.4​ Identity</text:a><text:tab/>17</text:p>
          <text:p text:style-name="P80"><text:a xlink:type="simple" xlink:href="#_ru8fmldl2p6w" text:style-name="Index_20_Link" text:visited-style-name="Index_20_Link">​2.4.1​ Properties</text:a><text:tab/>17</text:p>
          <text:p text:style-name="P80"><text:a xlink:type="simple" xlink:href="#_l0fpkltzfsa0" text:style-name="Index_20_Link" text:visited-style-name="Index_20_Link">​2.4.2​ Relationships</text:a><text:tab/>18</text:p>
          <text:p text:style-name="P85"><text:a xlink:type="simple" xlink:href="#_muftrcpnf89v" text:style-name="Index_20_Link" text:visited-style-name="Index_20_Link">​2.5​ Indicator</text:a><text:tab/>20</text:p>
          <text:p text:style-name="P80"><text:a xlink:type="simple" xlink:href="#_wfiae74706sw" text:style-name="Index_20_Link" text:visited-style-name="Index_20_Link">​2.5.1​ Properties</text:a><text:tab/>20</text:p>
          <text:p text:style-name="P80"><text:a xlink:type="simple" xlink:href="#_oaq5jdro8yfr" text:style-name="Index_20_Link" text:visited-style-name="Index_20_Link">​2.5.2​ Relationships</text:a><text:tab/>21</text:p>
          <text:p text:style-name="P85"><text:a xlink:type="simple" xlink:href="#_5ol9xlbbnrdn" text:style-name="Index_20_Link" text:visited-style-name="Index_20_Link">​2.6​ Intrusion Set</text:a><text:tab/>23</text:p>
          <text:p text:style-name="P80"><text:a xlink:type="simple" xlink:href="#_ticprjb32bc4" text:style-name="Index_20_Link" text:visited-style-name="Index_20_Link">​2.6.1​ Properties</text:a><text:tab/>23</text:p>
          <text:p text:style-name="P80"><text:a xlink:type="simple" xlink:href="#_ld519r8v3oie" text:style-name="Index_20_Link" text:visited-style-name="Index_20_Link">​2.6.2​ Relationships</text:a><text:tab/>25</text:p>
          <text:p text:style-name="P85"><text:a xlink:type="simple" xlink:href="#_s5l7katgbp09" text:style-name="Index_20_Link" text:visited-style-name="Index_20_Link">​2.7​ Malware</text:a><text:tab/>27</text:p>
          <text:p text:style-name="P80"><text:a xlink:type="simple" xlink:href="#_gc4ooz6oaz7y" text:style-name="Index_20_Link" text:visited-style-name="Index_20_Link">​2.7.1​ Properties</text:a><text:tab/>27</text:p>
          <text:p text:style-name="P80"><text:a xlink:type="simple" xlink:href="#_wete2ohmtz4y" text:style-name="Index_20_Link" text:visited-style-name="Index_20_Link">​2.7.2​ Relationships</text:a><text:tab/>28</text:p>
          <text:p text:style-name="P85"><text:a xlink:type="simple" xlink:href="#_p49j1fwoxldc" text:style-name="Index_20_Link" text:visited-style-name="Index_20_Link">​2.8​ Observed Data</text:a><text:tab/>30</text:p>
          <text:p text:style-name="P80"><text:a xlink:type="simple" xlink:href="#_h1590esrzg5f" text:style-name="Index_20_Link" text:visited-style-name="Index_20_Link">​2.8.1​ Properties</text:a><text:tab/>30</text:p>
          <text:p text:style-name="P80"><text:a xlink:type="simple" xlink:href="#_oohyqxufcj2b" text:style-name="Index_20_Link" text:visited-style-name="Index_20_Link">​2.8.2​ Relationships</text:a><text:tab/>32</text:p>
          <text:p text:style-name="P85"><text:a xlink:type="simple" xlink:href="#_n8bjzg1ysgdq" text:style-name="Index_20_Link" text:visited-style-name="Index_20_Link">​2.9​ Report</text:a><text:tab/>33</text:p>
          <text:p text:style-name="P80"><text:a xlink:type="simple" xlink:href="#_ha4fpad0r9pf" text:style-name="Index_20_Link" text:visited-style-name="Index_20_Link">​2.9.1​ Properties</text:a><text:tab/>33</text:p>
          <text:p text:style-name="P80"><text:a xlink:type="simple" xlink:href="#_u1alc2ppehw4" text:style-name="Index_20_Link" text:visited-style-name="Index_20_Link">​2.9.2​ Relationships</text:a><text:tab/>34</text:p>
          <text:p text:style-name="P85"><text:a xlink:type="simple" xlink:href="#_k017w16zutw" text:style-name="Index_20_Link" text:visited-style-name="Index_20_Link">​2.10​ Threat Actor</text:a><text:tab/>36</text:p>
          <text:p text:style-name="P80"><text:a xlink:type="simple" xlink:href="#_2wowmlcbkqst" text:style-name="Index_20_Link" text:visited-style-name="Index_20_Link">​2.10.1​ Properties</text:a><text:tab/>36</text:p>
          <text:p text:style-name="P80"><text:a xlink:type="simple" xlink:href="#_rddgtiv420uc" text:style-name="Index_20_Link" text:visited-style-name="Index_20_Link">​2.10.2​ Relationships</text:a><text:tab/>38</text:p>
          <text:p text:style-name="P85"><text:soft-page-break/><text:a xlink:type="simple" xlink:href="#_z4voa9ndw8v" text:style-name="Index_20_Link" text:visited-style-name="Index_20_Link">​2.11​ Tool</text:a><text:tab/>40</text:p>
          <text:p text:style-name="P80"><text:a xlink:type="simple" xlink:href="#_m21z3a1f3lou" text:style-name="Index_20_Link" text:visited-style-name="Index_20_Link">​2.11.1​ Properties</text:a><text:tab/>41</text:p>
          <text:p text:style-name="P80"><text:a xlink:type="simple" xlink:href="#_d8kskhd6k7bd" text:style-name="Index_20_Link" text:visited-style-name="Index_20_Link">​2.11.2​ Relationships</text:a><text:tab/>41</text:p>
          <text:p text:style-name="P85"><text:a xlink:type="simple" xlink:href="#_q5ytzmajn6re" text:style-name="Index_20_Link" text:visited-style-name="Index_20_Link">​2.12​ Vulnerability</text:a><text:tab/>43</text:p>
          <text:p text:style-name="P80"><text:a xlink:type="simple" xlink:href="#_d9f0iay06wtx" text:style-name="Index_20_Link" text:visited-style-name="Index_20_Link">​2.12.1​ Properties</text:a><text:tab/>43</text:p>
          <text:p text:style-name="P80"><text:a xlink:type="simple" xlink:href="#_ibz8ltydjosa" text:style-name="Index_20_Link" text:visited-style-name="Index_20_Link">​2.12.2​ Relationships</text:a><text:tab/>44</text:p>
          <text:p text:style-name="P82"><text:a xlink:type="simple" xlink:href="#_ceolg84lu8th" text:style-name="Index_20_Link" text:visited-style-name="Index_20_Link"><text:span text:style-name="T13">​3​ STIX Relationship Objects</text:span></text:a><text:span text:style-name="T13"><text:tab/>46</text:span></text:p>
          <text:p text:style-name="P85"><text:a xlink:type="simple" xlink:href="#_e2e1szrqfoan" text:style-name="Index_20_Link" text:visited-style-name="Index_20_Link">​3.1​ Relationship</text:a><text:tab/>46</text:p>
          <text:p text:style-name="P80"><text:a xlink:type="simple" xlink:href="#_sypzg7rvdvc1" text:style-name="Index_20_Link" text:visited-style-name="Index_20_Link">​3.1.1​ Specification-Defined Relationships Summary</text:a><text:tab/>46</text:p>
          <text:p text:style-name="P80"><text:a xlink:type="simple" xlink:href="#_2y6ddegzfg0" text:style-name="Index_20_Link" text:visited-style-name="Index_20_Link">​3.1.2​ Properties</text:a><text:tab/>47</text:p>
          <text:p text:style-name="P80"><text:a xlink:type="simple" xlink:href="#_pw1glqtz6mh2" text:style-name="Index_20_Link" text:visited-style-name="Index_20_Link">​3.1.3​ Relationships</text:a><text:tab/>48</text:p>
          <text:p text:style-name="P85"><text:a xlink:type="simple" xlink:href="#_a795guqsap3r" text:style-name="Index_20_Link" text:visited-style-name="Index_20_Link">​3.2​ Sighting</text:a><text:tab/>48</text:p>
          <text:p text:style-name="P80"><text:a xlink:type="simple" xlink:href="#_7p0n81ikux8f" text:style-name="Index_20_Link" text:visited-style-name="Index_20_Link">​3.2.1​ Properties</text:a><text:tab/>49</text:p>
          <text:p text:style-name="P80"><text:a xlink:type="simple" xlink:href="#_jwntpfv8ddt4" text:style-name="Index_20_Link" text:visited-style-name="Index_20_Link">​3.2.2​ Relationships</text:a><text:tab/>51</text:p>
          <text:p text:style-name="P82"><text:a xlink:type="simple" xlink:href="#_dnm4ez5y24uh" text:style-name="Index_20_Link" text:visited-style-name="Index_20_Link"><text:span text:style-name="T13">​4​ Conformance</text:span></text:a><text:span text:style-name="T13"><text:tab/>53</text:span></text:p>
          <text:p text:style-name="P85"><text:a xlink:type="simple" xlink:href="#_x79t357iob9m" text:style-name="Index_20_Link" text:visited-style-name="Index_20_Link">​4.1​ Object Producers</text:a><text:tab/>53</text:p>
          <text:p text:style-name="P85"><text:a xlink:type="simple" xlink:href="#_l60gzacqqb9y" text:style-name="Index_20_Link" text:visited-style-name="Index_20_Link">​4.2​ Object Consumers</text:a><text:tab/>53</text:p>
          <text:p text:style-name="P82"><text:a xlink:type="simple" xlink:href="#_njbmjsldzvjt" text:style-name="Index_20_Link" text:visited-style-name="Index_20_Link"><text:span text:style-name="T13">​Appendix A. Acknowledgments</text:span></text:a><text:span text:style-name="T13"><text:tab/>54</text:span></text:p>
          <text:p text:style-name="P83"><text:a xlink:type="simple" xlink:href="#_ezgh5tad1keg" text:style-name="Index_20_Link" text:visited-style-name="Index_20_Link"><text:span text:style-name="T13">​Appendix B. Revision History</text:span></text:a><text:span text:style-name="T13"><text:tab/>60</text:span></text:p>
        </text:index-body>
      </text:table-of-content>
      <text:p text:style-name="P1"/>
      <text:p text:style-name="P1"/>
      <text:p text:style-name="P1"/>
      <text:p text:style-name="P1"/>
      <text:p text:style-name="Standard"/>
      <text:p text:style-name="P76"/>
      <text:p text:style-name="P90"><text:bookmark text:name="_sco4ewvqn4ax"/><draw:rect text:anchor-type="as-char" svg:y="0cm" draw:z-index="2" draw:style-name="gr1" draw:text-style-name="P147" svg:width="0.003cm" svg:height="0.054cm"><text:p/></draw:rect>​1​ Introduction</text:p>
      <text:p text:style-name="P1">Structured Threat Information Expression (STIX™) is a language and serialization format used to exchange cyber threat intelligence (CTI). STIX enables organizations to share CTI with one another in a consistent and machine readable manner, allowing security communities to better understand what computer-based attacks they are most likely to see and to anticipate and/or respond to those attacks faster and more effectively. STIX is designed to improve many different capabilities, such as collaborative threat analysis, automated threat exchange, automated detection and response, and more.</text:p>
      <text:p text:style-name="P1"/>
      <text:p text:style-name="P1">In response to lessons learned in implementing previous versions, STIX has been significantly redesigned and, as a result, omits some of the objects and properties defined in STIX 1.2.1 (see <text:a xlink:type="simple" xlink:href="#nw06bb9cn3zd" text:style-name="Internet_20_link" text:visited-style-name="Visited_20_Internet_20_Link"><text:span text:style-name="T7">STIX™ Version 1.2.1 Part 1: Overview</text:span></text:a>). The objects chosen for inclusion in STIX 2.0 represent a minimally viable product (MVP) that fulfills basic consumer and producer requirements for CTI sharing. Objects and properties not included in STIX 2.0, but deemed necessary by the community, will be included in future releases.</text:p>
      <text:p text:style-name="P1"/>
      <text:p text:style-name="P1">This document (STIX Objects) uses the concepts introduced in <text:a xlink:type="simple" xlink:href="#huzygj4zc8zh" text:style-name="Internet_20_link" text:visited-style-name="Visited_20_Internet_20_Link"><text:span text:style-name="T7">STIX™ Version 2.0. Part 1: STIX Core Concepts</text:span></text:a> to define STIX Domain Objects and STIX Relationship Objects.</text:p>
      <text:p text:style-name="P97"><text:bookmark text:name="_w68r5xix52b2"/>​1.1​ Terminology</text:p>
      <text:p text:style-name="P1">The key words “<text:span text:style-name="T13">MUST</text:span>”, “<text:span text:style-name="T13">MUST NOT</text:span>”, “<text:span text:style-name="T13">REQUIRED</text:span>”, “<text:span text:style-name="T13">SHALL</text:span>”, “<text:span text:style-name="T13">SHALL NOT</text:span>”, “<text:span text:style-name="T13">SHOULD</text:span>”, “<text:span text:style-name="T13">SHOULD NOT</text:span>”, “<text:span text:style-name="T13">RECOMMENDED</text:span>”, “<text:span text:style-name="T13">MAY</text:span>”, and “<text:span text:style-name="T13">OPTIONAL</text:span>” in this document are to be interpreted as described in [<text:a xlink:type="simple" xlink:href="#6ctp1na6bv6n" text:style-name="Internet_20_link" text:visited-style-name="Visited_20_Internet_20_Link"><text:span text:style-name="T8">RFC2119</text:span></text:a>].</text:p>
      <text:p text:style-name="P1"/>
      <text:p text:style-name="P1"><text:span text:style-name="T13">CAPEC</text:span> - Common Attack Pattern Enumeration and Classification</text:p>
      <text:p text:style-name="P1"><text:span text:style-name="T13">Consumer</text:span> - Any entity that receives STIX content.</text:p>
      <text:p text:style-name="P1"><text:span text:style-name="T13">CTI</text:span> - Cyber Threat Intelligence</text:p>
      <text:p text:style-name="P1"><text:span text:style-name="T13">Entity</text:span> - Anything that has a separately identifiable existence (e.g., organization, person, group, etc.).</text:p>
      <text:p text:style-name="P1"><text:span text:style-name="T13">IEP</text:span> - FIRST (Forum of Incident Response and Security Teams) Information Exchange Policy</text:p>
      <text:p text:style-name="P1"><text:span text:style-name="T13">Instance</text:span> - <text:span text:style-name="T16">A single occurrence of a STIX object version</text:span>.</text:p>
      <text:p text:style-name="P1"><text:span text:style-name="T13">MTI</text:span> - Mandatory To Implement</text:p>
      <text:p text:style-name="P1"><text:span text:style-name="T13">MVP</text:span> - Minimally Viable Product</text:p>
      <text:p text:style-name="P1"><text:span text:style-name="T13">Object Creator </text:span>- The entity that created or updated a STIX object (see section 3.3 of <text:a xlink:type="simple" xlink:href="#huzygj4zc8zh" text:style-name="Internet_20_link" text:visited-style-name="Visited_20_Internet_20_Link"><text:span text:style-name="T7">STIX™ Version 2.0. Part 1: STIX Core Concepts</text:span></text:a>).</text:p>
      <text:p text:style-name="P1"><text:span text:style-name="T13">Object Representation</text:span> - An instance of an object version that is serialized as STIX.</text:p>
      <text:p text:style-name="P1"><text:span text:style-name="T13">Producer </text:span>- Any entity that distributes STIX content, including object creators as well as those passing along existing content.</text:p>
      <text:p text:style-name="P1"><text:span text:style-name="T13">SDO - </text:span>STIX Domain Object</text:p>
      <text:p text:style-name="P1"><text:span text:style-name="T13">SRO</text:span> - STIX Relationship Object</text:p>
      <text:p text:style-name="P1"><text:span text:style-name="T13">STIX</text:span> - Structured Threat Information Expression</text:p>
      <text:p text:style-name="P1"><text:span text:style-name="T13">STIX Content </text:span>- STIX documents, including STIX Objects, STIX Objects grouped as bundles, etc.</text:p>
      <text:p text:style-name="P1"><text:span text:style-name="T13">STIX Object</text:span> - A STIX Domain Object (SDO) or STIX Relationship Object (SRO)</text:p>
      <text:p text:style-name="P1"><text:span text:style-name="T13">TAXII</text:span> - An application layer protocol for the communication of cyber threat information.</text:p>
      <text:p text:style-name="P1"><text:span text:style-name="T13">TLP</text:span> - Traffic Light Protocol</text:p>
      <text:p text:style-name="P1"><text:span text:style-name="T13">TTP</text:span> - Tactic, technique, or procedure; behaviors and resources that attackers use to carry out their attacks</text:p>
      <text:p text:style-name="P97"><text:bookmark text:name="_n3gr0x6y6idc"/><text:soft-page-break/>​1.2​ Normative References</text:p>
      <text:p text:style-name="P86"><text:bookmark text:name="6ctp1na6bv6n"/><text:span text:style-name="T13">[RFC2119]</text:span> <text:tab/>Bradner, S., “Key words for use in RFCs to Indicate Requirement Levels”, BCP 14, RFC 2119, March 1997.<text:a xlink:type="simple" xlink:href="http://www.ietf.org/rfc/rfc2119.txt" text:style-name="Internet_20_link" text:visited-style-name="Visited_20_Internet_20_Link"><text:span text:style-name="T8"> http://www.ietf.org/rfc/rfc2119.txt</text:span></text:a>.</text:p>
      <text:p text:style-name="P97"><text:bookmark text:name="_1at1vphnl0y9"/>​1.3​ Non-Normative References</text:p>
      <text:p text:style-name="P87"><text:bookmark text:name="aoyg0eu095tf"/><text:span text:style-name="T13">[CAPEC]</text:span> <text:s text:c="11"/><text:tab/>Common Attack Pattern Enumeration and Classification (CAPEC). (2014, Nov. 7). The MITRE Corporation. [Online]. Available:<text:a xlink:type="simple" xlink:href="http://capec.mitre.org/" text:style-name="Internet_20_link" text:visited-style-name="Visited_20_Internet_20_Link"> </text:a><text:a xlink:type="simple" xlink:href="http://capec.mitre.org/" text:style-name="Internet_20_link" text:visited-style-name="Visited_20_Internet_20_Link"><text:span text:style-name="T8">http://capec.mitre.org</text:span></text:a>.</text:p>
      <text:p text:style-name="P88"><text:s/></text:p>
      <text:p text:style-name="P87"><text:bookmark text:name="omgb5053jgfy"/><text:span text:style-name="T13">[CVE]</text:span> <text:s text:c="16"/><text:tab/>Common Vulnerabilities and Exposures (CVE). The MITRE Corporation. [Online]. Available:<text:a xlink:type="simple" xlink:href="http://cve.mitre.org/" text:style-name="Internet_20_link" text:visited-style-name="Visited_20_Internet_20_Link"> </text:a><text:a xlink:type="simple" xlink:href="http://cve.mitre.org/" text:style-name="Internet_20_link" text:visited-style-name="Visited_20_Internet_20_Link"><text:span text:style-name="T8">http://cve.mitre.org</text:span></text:a>.</text:p>
      <text:p text:style-name="P97"><text:bookmark text:name="_38mgz8dpg8z3"/>​1.4​ Conventions </text:p>
      <text:p text:style-name="P92"><text:bookmark text:name="_pc5gnp8dofa"/>​1.4.1​ Naming Conventions</text:p>
      <text:p text:style-name="P1">All type names, property names and literals are in lowercase, except when referencing canonical names defined in another standard (e.g. literal values from an IANA registry). Words in property names are separated with an underscore (_), while words in type names and string enumerations are separated with a dash (-). All type names, property names, object names, and vocabulary terms are between three and 250 characters long.</text:p>
      <text:p text:style-name="P1"/>
      <text:p text:style-name="P1">In the JSON serialization all property names and string literals <text:span text:style-name="T13">MUST</text:span> be exactly the same, including case, as the names listed in the property tables in this specification. For example, the SDO common property <text:span text:style-name="T17">created_by_ref</text:span> must result in the JSON key name "created_by_ref". Properties marked required in the property tables <text:span text:style-name="T13">MUST</text:span> be present in the JSON serialization.</text:p>
      <text:p text:style-name="P92"><text:bookmark text:name="_il7pzshahd9b"/>​1.4.2​ Reserved Property Names</text:p>
      <text:p text:style-name="P1">Reserved property names are marked with a type called <text:span text:style-name="T25">RESERVED</text:span> and a description text of “RESERVED FOR FUTURE USE”. Any property name that is marked as <text:span text:style-name="T25">RESERVED</text:span> <text:span text:style-name="T13">MUST NOT</text:span> be present in STIX content conforming to this version of the specification.</text:p>
      <text:p text:style-name="P92"><text:bookmark text:name="_601hcnud1rpt"/>​1.4.3​ Font Colors and Style</text:p>
      <text:p text:style-name="P89"><text:span text:style-name="T9">T</text:span>he following color, font and font style conventions are used in this document:</text:p>
      <text:list xml:id="list8113088305713797195" text:style-name="WWNum5">
        <text:list-item>
          <text:p text:style-name="P138">The <text:span text:style-name="T20">Consolas</text:span> font is used for all type names, property names and literals.</text:p>
          <text:list>
            <text:list-item>
              <text:p text:style-name="P141">type names are in red with a light red background – <text:span text:style-name="T26">threat-actor</text:span></text:p>
            </text:list-item>
            <text:list-item>
              <text:p text:style-name="P141">property names are in bold style – <text:span text:style-name="T17">created_at</text:span></text:p>
            </text:list-item>
            <text:list-item>
              <text:p text:style-name="P141">literals (values) are in green with a green background – <text:span text:style-name="T28">malicious-activity</text:span></text:p>
            </text:list-item>
            <text:list-item>
              <text:p text:style-name="P141">All relationship types are string literals, therefore they will also appear in green with a green background – <text:span text:style-name="T28">related-to</text:span></text:p>
            </text:list-item>
          </text:list>
        </text:list-item>
        <text:list-item>
          <text:p text:style-name="P138">In an object's property table, if a common property is being redefined in some way, then the background is dark grey.</text:p>
        </text:list-item>
        <text:list-item>
          <text:p text:style-name="P139">All examples in this document are expressed in JSON. They are in <text:span text:style-name="T20">Consolas</text:span> 9-point font, with straight quotes, black text and a <text:span text:style-name="T21">light blue background</text:span>, and 2-space indentation. </text:p>
        </text:list-item>
        <text:list-item>
          <text:p text:style-name="P139"><text:soft-page-break/>Parts of the example may be omitted for conciseness and clarity. These omitted parts are denoted with the ellipses (...).</text:p>
        </text:list-item>
      </text:list>
      <text:p text:style-name="P1"/>
      <text:p text:style-name="Standard"/>
      <text:p text:style-name="P76"/>
      <text:p text:style-name="P90"><text:bookmark text:name="_ijxibryz1sr"/><draw:rect text:anchor-type="as-char" svg:y="0cm" draw:z-index="3" draw:style-name="gr1" draw:text-style-name="P147" svg:width="0.003cm" svg:height="0.054cm"><text:p/></draw:rect>​2​ STIX Domain Objects</text:p>
      <text:p text:style-name="P91"><text:tab/>安全威胁情报领域对象</text:p>
      <text:p text:style-name="P1">This specification defines the set of STIX Domain Objects (SDOs), each of which corresponds to a unique concept commonly represented in CTI. Using SDOs and STIX relationships as building blocks, individuals can create and share broad and comprehensive cyber threat intelligence.</text:p>
      <text:p text:style-name="P1"/>
      <text:p text:style-name="P41">这项规范定义了一系列的安全威胁情报领域对象，每个系列对应到威胁情报域的一个概念，<text:bookmark text:name="result_box"/><text:span text:style-name="T37">使用</text:span><text:span text:style-name="T34">威胁情报域</text:span><text:span text:style-name="T37">和</text:span><text:span text:style-name="T34">威胁情报</text:span><text:span text:style-name="T37">关系作为构建块或组件，个人可以创建和共享广泛的网络威胁情报</text:span></text:p>
      <text:p text:style-name="P1">Property information, relationship information, and examples are provided for each SDO defined below. Property information includes common properties as well as properties that are specific to each SDO. Relationship information includes embedded relationships (e.g., <text:span text:style-name="T17">created_by_ref</text:span>), common relationships (e.g., <text:span text:style-name="T28">related-to</text:span>), and SDO-specific relationships. Forward relationships (i.e., relationships <text:span text:style-name="T11">from </text:span>the SDO to other SDOs) are fully defined, while reverse relationships (i.e., relationships <text:span text:style-name="T11">to </text:span>the SDO from other SDOs) are duplicated for convenience</text:p>
      <text:p text:style-name="P1"/>
      <text:p text:style-name="P60">SDO服务数据对象</text:p>
      <text:p text:style-name="P40"><text:span text:style-name="T37">以下定义了每个</text:span><text:span text:style-name="T33">SDO</text:span><text:span text:style-name="T37">提供属性信息，关系信息和一些示例。 </text:span></text:p>
      <text:p text:style-name="P42">属性信息包括公共属性和每个SDO.特有的属性，<text:bookmark text:name="result_box2"/><text:span text:style-name="T37">关系信息包括嵌入关系(e.g., </text:span><text:span text:style-name="T18">created_by_ref</text:span><text:span text:style-name="T37">),，公共关系 (e.g., </text:span><text:span text:style-name="T24">related-to</text:span><text:span text:style-name="T37">)，和SDO特有的关系。转发关系被完全的定义，反向关系则是为了方便重复(i.e., relationships </text:span><text:span text:style-name="T12">to </text:span><text:span text:style-name="T37">the SDO from other SDOs) </text:span></text:p>
      <text:p text:style-name="P1">Some SDOs are similar and can be grouped together into categories. Attack Pattern, Malware, and Tool can all be considered types of tactics, techniques, and procedures (TTPs): they describe behaviors and resources that attackers use to carry out their attacks. Similarly, Campaign, Intrusion Set, and Threat Actor all describe information about why adversaries carry out attacks and how they organize themselves.</text:p>
      <text:p text:style-name="P46"/>
      <text:p text:style-name="P40"><text:bookmark text:name="result_box3"/><text:span text:style-name="T37">一些</text:span><text:span text:style-name="T33">SDO</text:span><text:span text:style-name="T37">是类似的，可以分组在一起。攻击模式，恶意软件和工具可以被认为是各种策略，技术和程序（各种</text:span><text:span text:style-name="T38">https攻击方法</text:span><text:span text:style-name="T37">），</text:span><text:bookmark text:name="result_box4"/><text:span text:style-name="T37">它们描述了攻击者用来执行攻击的行为和资源。类似的，运动，入侵集以及其它的这样的信息描述了为什么 这些对手会进行攻击以及它们怎样组织进行的防卫</text:span></text:p>
      <text:p text:style-name="P61"/>
      <text:p text:style-name="P97"><text:bookmark text:name="_axjijf603msy"/>​2.1​ Attack Pattern</text:p>
      <text:p text:style-name="P101">攻击模式</text:p>
      <text:p text:style-name="P4"><text:span text:style-name="T13">Type Name:</text:span> <text:span text:style-name="T26">attack-pattern</text:span></text:p>
      <text:p text:style-name="P1"/>
      <text:p text:style-name="P1">Attack Patterns are a type of TTP that describe ways that adversaries attempt to compromise targets. Attack Patterns are used to help categorize attacks, generalize specific attacks to the patterns that they follow, and provide detailed information about how attacks are performed. An example of an attack pattern is "spear phishing": a common type of attack where an attacker sends a carefully crafted e-mail message to a party with the intent of getting them to click a link or open an attachment to deliver malware. Attack Patterns can also be more specific; spear phishing as practiced by a particular threat actor (e.g., they might generally say that the target won a contest) can also be an Attack Pattern.</text:p>
      <text:p text:style-name="P58"/>
      <text:p text:style-name="P59"><text:soft-page-break/><text:span text:style-name="T41">TTP一系列的攻击模式描述了广告试图以各种方式攻击目标。攻击模式试图去把这些攻击的方式分类，</text:span><text:bookmark text:name="result_box6"/><text:span text:style-name="T42">将特定攻击概括为它们遵循的模式，提供一些这些攻击方法的具体信息。举一个例子，‘钓鱼’，一种最精通的攻击方式，通过发送一个邮件信息让受邀者点开一个附有恶意软件的链接。攻击模式也可以是非常特别的。这种攻击模式可以被深层开发成为一种攻击模式。</text:span></text:p>
      <text:p text:style-name="P1">The Attack Pattern SDO contains textual descriptions of the pattern along with references to externally-defined taxonomies of attacks such as CAPEC [<text:a xlink:type="simple" xlink:href="#aoyg0eu095tf" text:style-name="Internet_20_link" text:visited-style-name="Visited_20_Internet_20_Link"><text:span text:style-name="T8">CAPEC</text:span></text:a>]. Relationships from Attack Pattern can be used to relate it to what it targets (Vulnerabilities and Identities) and which tools and malware use it (Tool and Malware).</text:p>
      <text:p text:style-name="P1"/>
      <text:p text:style-name="P59"><text:span text:style-name="T46">安全情报的攻击模式</text:span><text:span text:style-name="T42">包含文本描述模式和对外部定义的攻击分类方法的引用。攻击模式之间是由它的</text:span></text:p>
      <text:p text:style-name="P51">目标， 使用的工具或软件所决定的。</text:p>
      <text:p text:style-name="P93"><text:bookmark text:name="_4ohsa4pay4h4"/>​2.1.1​ Properties</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8">Common Properties</text:p>
          </table:table-cell>
          <table:covered-table-cell/>
          <table:covered-table-cell/>
        </table:table-row>
        <table:table-row table:style-name="Table1.1">
          <table:table-cell table:style-name="Table1.A2" table:number-columns-spanned="3" office:value-type="string">
            <text:p text:style-name="P13">type, id, created_by_ref, created, modified, revoked, labels, external_references, object_marking_refs, granular_markings</text:p>
          </table:table-cell>
          <table:covered-table-cell/>
          <table:covered-table-cell/>
        </table:table-row>
        <table:table-row table:style-name="Table1.1">
          <table:table-cell table:style-name="Table1.A1" table:number-columns-spanned="3" office:value-type="string">
            <text:p text:style-name="P30">Attack Pattern Specific Properties</text:p>
          </table:table-cell>
          <table:covered-table-cell/>
          <table:covered-table-cell/>
        </table:table-row>
        <table:table-row table:style-name="Table1.1">
          <table:table-cell table:style-name="Table1.A4" table:number-columns-spanned="3" office:value-type="string">
            <text:p text:style-name="P13">name, description, kill_chain_phases</text:p>
          </table:table-cell>
          <table:covered-table-cell/>
          <table:covered-table-cell/>
        </table:table-row>
        <table:table-row table:style-name="Table1.1">
          <table:table-cell table:style-name="Table1.A1" office:value-type="string">
            <text:p text:style-name="P31">Property Name</text:p>
          </table:table-cell>
          <table:table-cell table:style-name="Table1.A1" office:value-type="string">
            <text:p text:style-name="P31">Type</text:p>
          </table:table-cell>
          <table:table-cell table:style-name="Table1.A1" office:value-type="string">
            <text:p text:style-name="P31">Description</text:p>
          </table:table-cell>
        </table:table-row>
        <table:table-row table:style-name="Table1.1">
          <table:table-cell table:style-name="Table1.A6" office:value-type="string">
            <text:p text:style-name="P7"><text:span text:style-name="T17">type</text:span><text:span text:style-name="T29"> (required)</text:span></text:p>
          </table:table-cell>
          <table:table-cell table:style-name="Table1.A6" office:value-type="string">
            <text:p text:style-name="P18">string</text:p>
          </table:table-cell>
          <table:table-cell table:style-name="Table1.A6" office:value-type="string">
            <text:p text:style-name="P7"><text:span text:style-name="T29">The value of property field </text:span><text:span text:style-name="T15">MUST</text:span><text:span text:style-name="T29"> be </text:span><text:span text:style-name="T28">attack-pattern</text:span></text:p>
            <text:p text:style-name="P56">属性字段的值一定是攻击模式</text:p>
          </table:table-cell>
        </table:table-row>
        <table:table-row table:style-name="Table1.1">
          <table:table-cell table:style-name="Table1.A6" office:value-type="string">
            <text:p text:style-name="P14">external_references </text:p>
            <text:p text:style-name="P5">(optional)</text:p>
          </table:table-cell>
          <table:table-cell table:style-name="Table1.A6" office:value-type="string">
            <text:p text:style-name="P5"><text:span text:style-name="T26">list</text:span><text:span text:style-name="T20"> </text:span>of type<text:span text:style-name="T26"> external-reference</text:span></text:p>
          </table:table-cell>
          <table:table-cell table:style-name="Table1.A6" office:value-type="string">
            <text:p text:style-name="P5">A list of external references which refer to non-STIX information. This property <text:span text:style-name="T13">MAY </text:span>be used to provide one or more Attack Pattern identifiers, such as a CAPEC ID. When specifying a CAPEC ID, the <text:span text:style-name="T17">source_name</text:span> property of the external reference <text:span text:style-name="T13">MUST </text:span>be set to <text:span text:style-name="T28">capec</text:span> and the <text:span text:style-name="T17">external_id</text:span> property <text:span text:style-name="T13">MUST</text:span> be formatted as <text:span text:style-name="T28">CAPEC-[id]</text:span>.</text:p>
            <text:p text:style-name="P48">引用非结构化威胁信息。 该属性可以用于提供一个或多个攻击模式标识符，例如CAPEC ID。 当指定CAPEC ID时，外部引用的source_name属性必须设置为capec，且external_id属性必须格式化为CAPEC- [id]。</text:p>
          </table:table-cell>
        </table:table-row>
        <table:table-row table:style-name="Table1.1">
          <table:table-cell table:style-name="Table1.A8" office:value-type="string">
            <text:p text:style-name="P7"><text:span text:style-name="T17">name</text:span><text:span text:style-name="T30"> (required)</text:span></text:p>
          </table:table-cell>
          <table:table-cell table:style-name="Table1.A8" office:value-type="string">
            <text:p text:style-name="P18">string</text:p>
          </table:table-cell>
          <table:table-cell table:style-name="Table1.A8" office:value-type="string">
            <text:p text:style-name="P5">A name used to identify the Attack Pattern.</text:p>
            <text:p text:style-name="P43">这个名字是用来识别攻击模式的</text:p>
          </table:table-cell>
        </table:table-row>
        <table:table-row table:style-name="Table1.1">
          <table:table-cell table:style-name="Table1.A8" office:value-type="string">
            <text:p text:style-name="P7"><text:span text:style-name="T17">description</text:span><text:span text:style-name="T30"> (optional)</text:span></text:p>
          </table:table-cell>
          <table:table-cell table:style-name="Table1.A8" office:value-type="string">
            <text:p text:style-name="P18">string</text:p>
          </table:table-cell>
          <table:table-cell table:style-name="Table1.A8" office:value-type="string">
            <text:p text:style-name="P5">A description that provides more details and context about the Attack Pattern, potentially including its purpose and its key <text:soft-page-break/>characteristics.</text:p>
            <text:p text:style-name="P43">攻击模式的详细信息包括它的攻击目的与它的重要特征</text:p>
          </table:table-cell>
        </table:table-row>
        <table:table-row table:style-name="Table1.1">
          <table:table-cell table:style-name="Table1.A8" office:value-type="string">
            <text:p text:style-name="P7"><text:span text:style-name="T17">kill_chain_phases</text:span><text:span text:style-name="T30"> (optional)</text:span></text:p>
          </table:table-cell>
          <table:table-cell table:style-name="Table1.A8" office:value-type="string">
            <text:p text:style-name="P4"><text:span text:style-name="T26">list</text:span><text:span text:style-name="T27"> </text:span>of type<text:span text:style-name="T27"> </text:span><text:span text:style-name="T26">kill-chain-phase</text:span></text:p>
          </table:table-cell>
          <table:table-cell table:style-name="Table1.A8" office:value-type="string">
            <text:p text:style-name="P5">The list of Kill Chain Phases for which this Attack Pattern is used.</text:p>
            <text:p text:style-name="P43">攻击模式常用的方法是杀死链相</text:p>
          </table:table-cell>
        </table:table-row>
      </table:table>
      <text:p text:style-name="P8"/>
      <text:p text:style-name="P93"><text:bookmark text:name="_e33ahkddw0q1"/>​2.1.2​ Relationships</text:p>
      <text:p text:style-name="P96">关系</text:p>
      <text:p text:style-name="P1">These are the relationships explicitly defined between the Attack Pattern object and other SDOs. The first section lists the embedded relationships by property name along with their corresponding target. The rest of the table identifies the relationships that can be made from the Attack Pattern object by way of the Relationship object. The reverse relationships (relationships "to" the Attack Pattern object) are included as a convenience. For their definitions, please see the objects for which they represent a "from" relationship.</text:p>
      <text:p text:style-name="P1"/>
      <text:p text:style-name="P40">这些关系明确定义了攻击模式与一些其它数据服务对象之间的关系，第一个区域列出了嵌入关系以属性的名字和它们相应的目标。下面的表格确定的关系是由关系模式的攻击模式所组成的。上面提到的关系包括一个简单的方法。对于它们的定义，请查看‘表格’中所定义的关系对象。</text:p>
      <text:p text:style-name="P1">Relationships are not restricted to those listed below. Relationship objects can be created between any SDOs using the <text:span text:style-name="T28">related-to</text:span> relationship type or, as with open vocabularies, user-defined names.</text:p>
      <text:p text:style-name="P1"/>
      <text:p text:style-name="P52"><text:bookmark text:name="result_box8"/>关系不限于下面列出的那些。关系对象可以在任何数据服务对象 之间产生，就像打开的词汇表一样，在用户定义的名称之间创建关系对象。</text:p>
      <text:p text:style-name="P52"/>
      <text:p text:style-name="P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30">Embedded Relationships <text:s text:c="3"/>嵌入式关系</text:p>
          </table:table-cell>
          <table:covered-table-cell/>
          <table:covered-table-cell/>
          <table:covered-table-cell/>
        </table:table-row>
        <table:table-row table:style-name="Table2.1">
          <table:table-cell table:style-name="Table2.A2" table:number-columns-spanned="2" office:value-type="string">
            <text:p text:style-name="P13">created_by_ref</text:p>
          </table:table-cell>
          <table:covered-table-cell/>
          <table:table-cell table:style-name="Table2.C2" table:number-columns-spanned="2" office:value-type="string">
            <text:p text:style-name="P5"><text:span text:style-name="T26">identifier</text:span> (of type <text:span text:style-name="T26">identity</text:span>) 标识符</text:p>
          </table:table-cell>
          <table:covered-table-cell/>
        </table:table-row>
        <table:table-row table:style-name="Table2.1">
          <table:table-cell table:style-name="Table2.A3" table:number-columns-spanned="2" office:value-type="string">
            <text:p text:style-name="P13">object_marking_refs</text:p>
          </table:table-cell>
          <table:covered-table-cell/>
          <table:table-cell table:style-name="Table2.C3" table:number-columns-spanned="2" office:value-type="string">
            <text:p text:style-name="P5"><text:span text:style-name="T26">identifier</text:span> (of type <text:span text:style-name="T26">marking-definition</text:span>) 标识符 <text:s/></text:p>
          </table:table-cell>
          <table:covered-table-cell/>
        </table:table-row>
        <table:table-row table:style-name="Table2.4">
          <table:table-cell table:style-name="Table2.A1" table:number-columns-spanned="4" office:value-type="string">
            <text:p text:style-name="P30">Common Relationships <text:s text:c="3"/>普通关系 </text:p>
          </table:table-cell>
          <table:covered-table-cell/>
          <table:covered-table-cell/>
          <table:covered-table-cell/>
        </table:table-row>
        <table:table-row table:style-name="Table2.1">
          <table:table-cell table:style-name="Table2.A5" table:number-columns-spanned="4" office:value-type="string">
            <text:p text:style-name="P5"><text:span text:style-name="T28">duplicate-of</text:span>, <text:span text:style-name="T28">derived-from</text:span>, <text:span text:style-name="T28">related-to</text:span></text:p>
          </table:table-cell>
          <table:covered-table-cell/>
          <table:covered-table-cell/>
          <table:covered-table-cell/>
        </table:table-row>
        <table:table-row table:style-name="Table2.6">
          <table:table-cell table:style-name="Table2.A1" office:value-type="string">
            <text:p text:style-name="P28">Source</text:p>
            <text:p text:style-name="P28">源 </text:p>
          </table:table-cell>
          <table:table-cell table:style-name="Table2.A1" office:value-type="string">
            <text:p text:style-name="P28">Relationship Type</text:p>
            <text:p text:style-name="P28">关系类型</text:p>
          </table:table-cell>
          <table:table-cell table:style-name="Table2.A1" office:value-type="string">
            <text:p text:style-name="P30">Target </text:p>
            <text:p text:style-name="P30">目标</text:p>
          </table:table-cell>
          <table:table-cell table:style-name="Table2.A1" office:value-type="string">
            <text:p text:style-name="P30">Description</text:p>
            <text:p text:style-name="P30">描述</text:p>
          </table:table-cell>
        </table:table-row>
        <table:table-row table:style-name="Table2.7">
          <table:table-cell table:style-name="Table2.A7" office:value-type="string">
            <text:p text:style-name="P19">attack-pattern</text:p>
            <text:p text:style-name="P19">攻击模式</text:p>
          </table:table-cell>
          <table:table-cell table:style-name="Table2.B7" office:value-type="string">
            <text:p text:style-name="P35">targets</text:p>
          </table:table-cell>
          <table:table-cell table:style-name="Table2.C7" office:value-type="string">
            <text:p text:style-name="P5"><text:span text:style-name="T26">identity</text:span>, <text:span text:style-name="T26">vulnerability</text:span></text:p>
          </table:table-cell>
          <table:table-cell table:style-name="Table2.D7" office:value-type="string">
            <text:p text:style-name="P5">This Relationship describes that this Attack Pattern typically targets the type of victims or vulnerability represented by the related Identity or Vulnerability object.</text:p>
            <text:p text:style-name="P5"/>
            <text:p text:style-name="P44"><text:span text:style-name="T37">这种关系描述了，攻击模式通常针对由相</text:span><text:soft-page-break/><text:span text:style-name="T37">关身份或漏洞对象表示的受害者或漏洞的类型。</text:span></text:p>
            <text:p text:style-name="P5">For example, a <text:span text:style-name="T28">targets</text:span> Relationship linking an Attack Pattern for SQL injection to an Identity object representing domain administrators means that the form of SQL injection characterized by the Attack Pattern targets domain administrators in order to achieve its objectives. </text:p>
            <text:p text:style-name="P5"/>
            <text:p text:style-name="P43"><text:bookmark text:name="result_box10"/><text:span text:style-name="T37">例如，将用于</text:span><text:span text:style-name="T33">SQL</text:span><text:span text:style-name="T37">注入的攻击模式连接到表示域管理员的</text:span><text:span text:style-name="T33">Identity</text:span><text:span text:style-name="T37">对象的目标关系，这意味着攻击模式特征的</text:span><text:span text:style-name="T33">SQL</text:span><text:span text:style-name="T37">注入的形式目标域管理员是为了实现其目标。</text:span></text:p>
            <text:p text:style-name="P5">Another example is a Relationship linking an Attack Pattern for SQL injection to a Vulnerability in blogging software means that the particular SQL injection attack exploits that vulnerability.</text:p>
            <text:p text:style-name="P43"><text:bookmark text:name="result_box12"/><text:span text:style-name="T37">另一种攻击模式是将</text:span><text:span text:style-name="T33">SQL</text:span><text:span text:style-name="T37">注入的链接到博客软件中的漏洞，这种关系意味着特定的</text:span><text:span text:style-name="T33">SQL</text:span><text:span text:style-name="T37">注入攻击利用了该漏洞。</text:span></text:p>
            <text:p text:style-name="P5"/>
          </table:table-cell>
        </table:table-row>
        <table:table-row table:style-name="Table2.8">
          <table:table-cell table:style-name="Table2.A8" office:value-type="string">
            <text:p text:style-name="P19">attack-pattern</text:p>
          </table:table-cell>
          <table:table-cell table:style-name="Table2.B8" office:value-type="string">
            <text:p text:style-name="P35">uses</text:p>
          </table:table-cell>
          <table:table-cell table:style-name="Table2.C8" office:value-type="string">
            <text:p text:style-name="P5"><text:span text:style-name="T26">malware</text:span>, <text:span text:style-name="T26">tool</text:span></text:p>
          </table:table-cell>
          <table:table-cell table:style-name="Table2.D8" office:value-type="string">
            <text:p text:style-name="P5">This Relationship describes that the related Malware or Tool is used to perform the behavior identified in the Attack Pattern.</text:p>
            <text:p text:style-name="P43">这种关系描述了，相关的恶意软件或工具以什么样的识攻击模式来进行作用的</text:p>
            <text:p text:style-name="P5">For example, a <text:span text:style-name="T28">uses</text:span> Relationship linking an Attack Pattern for a distributed denial of service (DDoS) to a Tool for Low Orbit Ion Cannon (LOIC) indicates that the tool can be used to perform those DDoS attacks.</text:p>
            <text:p text:style-name="P45">举个例子，<text:bookmark text:name="result_box13"/><text:span text:style-name="T33">a用户</text:span><text:span text:style-name="T37">使用分布式拒绝服务（</text:span><text:span text:style-name="T33">DDoS</text:span><text:span text:style-name="T37">）的攻击模式链接到低轨道离子炮（</text:span><text:span text:style-name="T33">LOIC</text:span><text:span text:style-name="T37">），这说明该工具可用于执行那些</text:span><text:span text:style-name="T33">DDoS</text:span><text:span text:style-name="T37">攻击。</text:span></text:p>
          </table:table-cell>
        </table:table-row>
        <table:table-row table:style-name="Table2.1">
          <table:table-cell table:style-name="Table2.A9" table:number-columns-spanned="4" office:value-type="string">
            <text:p text:style-name="P9">Reverse Relationships</text:p>
          </table:table-cell>
          <table:covered-table-cell/>
          <table:covered-table-cell/>
          <table:covered-table-cell/>
        </table:table-row>
        <table:table-row table:style-name="Table2.10">
          <table:table-cell table:style-name="Table2.A10" office:value-type="string">
            <text:p text:style-name="P19">indicator</text:p>
          </table:table-cell>
          <table:table-cell table:style-name="Table2.B10" office:value-type="string">
            <text:p text:style-name="P35">indicates</text:p>
          </table:table-cell>
          <table:table-cell table:style-name="Table2.C10" office:value-type="string">
            <text:p text:style-name="P19">attack-pattern</text:p>
          </table:table-cell>
          <table:table-cell table:style-name="Table2.D10" office:value-type="string">
            <text:p text:style-name="P5">See forward relationship for definition.</text:p>
            <text:p text:style-name="P43">正向关系定义</text:p>
          </table:table-cell>
        </table:table-row>
        <table:table-row table:style-name="Table2.11">
          <table:table-cell table:style-name="Table2.A11" office:value-type="string">
            <text:p text:style-name="P19">course-of-action</text:p>
          </table:table-cell>
          <table:table-cell table:style-name="Table2.B11" office:value-type="string">
            <text:p text:style-name="P35">mitigates</text:p>
          </table:table-cell>
          <table:table-cell table:style-name="Table2.C11" office:value-type="string">
            <text:p text:style-name="P19">attack-pattern</text:p>
          </table:table-cell>
          <table:table-cell table:style-name="Table2.D11" office:value-type="string">
            <text:p text:style-name="P5">See forward relationship for definition.</text:p>
          </table:table-cell>
        </table:table-row>
        <table:table-row table:style-name="Table2.12">
          <table:table-cell table:style-name="Table2.A12" office:value-type="string">
            <text:p text:style-name="P5"><text:span text:style-name="T26">campaign</text:span>, <text:span text:style-name="T26">intrusion-set</text:span>, <text:span text:style-name="T26">threat-actor</text:span></text:p>
          </table:table-cell>
          <table:table-cell table:style-name="Table2.B12" office:value-type="string">
            <text:p text:style-name="P35">uses</text:p>
          </table:table-cell>
          <table:table-cell table:style-name="Table2.C12" office:value-type="string">
            <text:p text:style-name="P19">attack-pattern</text:p>
          </table:table-cell>
          <table:table-cell table:style-name="Table2.D12" office:value-type="string">
            <text:p text:style-name="P5">See forward relationship for definition.</text:p>
          </table:table-cell>
        </table:table-row>
      </table:table>
      <text:p text:style-name="P1"/>
      <text:p text:style-name="P4">​<text:span text:style-name="T13">Examples</text:span></text:p>
      <text:p text:style-name="P57"><text:soft-page-break/>例子</text:p>
      <text:p text:style-name="P1">A generic attack pattern for spear phishing, referencing CAPEC</text:p>
      <text:p text:style-name="P40">一种最通用的攻击模式，钓鱼网站，参考CAPEC </text:p>
      <text:p text:style-name="P12">{</text:p>
      <text:p text:style-name="P12"><text:s text:c="2"/>"type": "attack-pattern",</text:p>
      <text:p text:style-name="P12"><text:s text:c="2"/>"id": "attack-pattern--0c7b5b88-8ff7-4a4d-aa9d-feb398cd0061",</text:p>
      <text:p text:style-name="P12"><text:s text:c="2"/>"created": "2016-05-12T08:17:27.000Z",</text:p>
      <text:p text:style-name="P12"><text:s text:c="2"/>"modified": "2016-05-12T08:17:27.000Z",</text:p>
      <text:p text:style-name="P12"><text:s text:c="2"/>"name": "Spear Phishing",</text:p>
      <text:p text:style-name="P12"><text:s text:c="2"/>"description": "...",</text:p>
      <text:p text:style-name="P12"><text:s text:c="2"/>"external_references": [</text:p>
      <text:p text:style-name="P12"><text:s text:c="4"/>{</text:p>
      <text:p text:style-name="P12"><text:s text:c="6"/>"source_name": "capec",</text:p>
      <text:p text:style-name="P12"><text:s text:c="6"/>"id": "CAPEC-163"</text:p>
      <text:p text:style-name="P12"><text:s text:c="4"/>}</text:p>
      <text:p text:style-name="P12"><text:s text:c="2"/>]</text:p>
      <text:p text:style-name="P12">}</text:p>
      <text:p text:style-name="P12"/>
      <text:p text:style-name="P1">A specific attack pattern for a particular form of spear phishing, referencing CAPEC</text:p>
      <text:p text:style-name="P12">[</text:p>
      <text:p text:style-name="P12"><text:s text:c="2"/>{</text:p>
      <text:p text:style-name="P12"><text:s text:c="4"/>"type": "attack-pattern",</text:p>
      <text:p text:style-name="P12"><text:s text:c="4"/>"id": "attack-pattern--7e33a43e-e34b-40ec-89da-36c9bb2cacd5",</text:p>
      <text:p text:style-name="P12"><text:s text:c="4"/>"created": "2016-05-12T08:17:27.000Z",</text:p>
      <text:p text:style-name="P12"><text:s text:c="4"/>"modified": "2016-05-12T08:17:27.000Z",</text:p>
      <text:p text:style-name="P12"><text:s text:c="4"/>"name": "Spear Phishing as Practiced by Adversary X",</text:p>
      <text:p text:style-name="P12"><text:s text:c="4"/>"description": "A particular form of spear phishing where the attacker claims that the target had won a contest, including personal details, to get them to click on a link.",</text:p>
      <text:p text:style-name="P12"><text:s text:c="4"/>"external_references": [</text:p>
      <text:p text:style-name="P12"><text:s text:c="6"/>{</text:p>
      <text:p text:style-name="P12"><text:s text:c="8"/>"source_name": "capec",</text:p>
      <text:p text:style-name="P12"><text:s text:c="8"/>"id": "CAPEC-163"</text:p>
      <text:p text:style-name="P12"><text:s text:c="6"/>}</text:p>
      <text:p text:style-name="P12"><text:s text:c="4"/>]</text:p>
      <text:p text:style-name="P12"><text:s text:c="2"/>},</text:p>
      <text:p text:style-name="P12"><text:s text:c="2"/>{</text:p>
      <text:p text:style-name="P12"><text:s text:c="4"/>"type": "relationship",</text:p>
      <text:p text:style-name="P12"><text:s text:c="4"/>"id": "relationship--57b56a43-b8b0-4cba-9deb-34e3e1faed9e",</text:p>
      <text:p text:style-name="P12"><text:s text:c="4"/>"created": "2016-05-12T08:17:27.000Z",</text:p>
      <text:p text:style-name="P12"><text:s text:c="4"/>"modified": "2016-05-12T08:17:27.000Z",</text:p>
      <text:p text:style-name="P12"><text:s text:c="4"/>"relationship_type": "uses",</text:p>
      <text:p text:style-name="P12"><text:s text:c="4"/>"source_ref": "intrusion-set--0c7e22ad-b099-4dc3-b0df-2ea3f49ae2e6",</text:p>
      <text:p text:style-name="P12"><text:s text:c="4"/>"target_ref": "attack-pattern--7e33a43e-e34b-40ec-89da-36c9bb2cacd5"</text:p>
      <text:p text:style-name="P12"><text:s text:c="2"/>},</text:p>
      <text:p text:style-name="P12"><text:s text:c="2"/>{</text:p>
      <text:p text:style-name="P12"><text:s text:c="4"/>"type": "intrusion-set",</text:p>
      <text:p text:style-name="P12"><text:s text:c="4"/>"id": "intrusion-set--0c7e22ad-b099-4dc3-b0df-2ea3f49ae2e6",</text:p>
      <text:p text:style-name="P12"><text:s text:c="4"/>"created": "2016-05-12T08:17:27.000Z",</text:p>
      <text:p text:style-name="P12"><text:s text:c="4"/>"modified": "2016-05-12T08:17:27.000Z",</text:p>
      <text:p text:style-name="P12"><text:s text:c="4"/>"name": "Adversary X"</text:p>
      <text:p text:style-name="P12"><text:s text:c="2"/>}</text:p>
      <text:p text:style-name="P12"><text:soft-page-break/>]</text:p>
      <text:p text:style-name="P97"><text:bookmark text:name="_pcpvfz4ik6d6"/>​2.2​ Campaign</text:p>
      <text:p text:style-name="P101">战略</text:p>
      <text:p text:style-name="P4"><text:span text:style-name="T13">Type Name:</text:span> <text:span text:style-name="T26">campaign</text:span></text:p>
      <text:p text:style-name="P1"/>
      <text:p text:style-name="P1">A Campaign is a grouping of adversarial behaviors that describes a set of malicious activities or attacks (sometimes called waves) that occur over a period of time against a specific set of targets. Campaigns usually have well defined objectives and may be part of an Intrusion Set.</text:p>
      <text:p text:style-name="P1"><text:s/></text:p>
      <text:p text:style-name="P40">广告攻击成长的过程是有一个战略过程的，它有一个恶意的活动或攻击过程，它会每隔一段时间就去攻击一个目标，通常会很好的规范这个战略，让它成为入侵集的一部分。</text:p>
      <text:p text:style-name="P1">Campaigns are often attributed to an intrusion set and threat actors. The threat actors may reuse known infrastructure from the intrusion set or may set up new infrastructure specific for conducting that campaign.</text:p>
      <text:p text:style-name="P1"><text:s/></text:p>
      <text:p text:style-name="P49"><text:bookmark text:name="result_box14"/>广告宣传通常归因于入侵集和威胁因素。 威胁因素可以从入侵集中重用已知的基础设施，或者可以设置专用于执行该活动的新基础设施</text:p>
      <text:p text:style-name="P1">Campaigns can be characterized by their objectives and the incidents they cause, people or resources they target, and the resources (infrastructure, intelligence, Malware, Tools, etc.) they use.</text:p>
      <text:p text:style-name="P1"/>
      <text:p text:style-name="P49">广告宣传的特点有很多，包括与它们有关的目标，产生的事件，他们所针对的人或资源，以及他们使用的资源（基础设施，智能设备，恶意软件，工具等）。</text:p>
      <text:p text:style-name="P1">For example, a Campaign could be used to describe a crime syndicate's attack using a specific variant of malware and new C2 servers against the executives of ACME Bank during the summer of 2016 in order to gain secret information about an upcoming merger with another bank.</text:p>
      <text:p text:style-name="P1"/>
      <text:p text:style-name="P40"><text:bookmark text:name="result_box16"/><text:span text:style-name="T37">例如，在</text:span><text:span text:style-name="T33">2016</text:span><text:span text:style-name="T37">年夏天，</text:span><text:span text:style-name="T34">这种战略</text:span><text:span text:style-name="T37">用于描述犯罪集团的攻击，使用特定的恶意软件和新的</text:span><text:span text:style-name="T33">C2</text:span><text:span text:style-name="T37">服务器攻击</text:span><text:span text:style-name="T33">ACME Bank</text:span><text:span text:style-name="T37">的高管，以获取即将与另一家银行合并的相关秘密信息。</text:span></text:p>
      <text:p text:style-name="P93"><text:bookmark text:name="_vvysvm8mt434"/>​2.2.1​ Properties</text:p>
      <text:p text:style-name="P96">属性字段</text:p>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28">Common Properties <text:s text:c="2"/>常见的属性</text:p>
          </table:table-cell>
          <table:covered-table-cell/>
          <table:covered-table-cell/>
        </table:table-row>
        <table:table-row table:style-name="Table3.1">
          <table:table-cell table:style-name="Table3.A2" table:number-columns-spanned="3" office:value-type="string">
            <text:p text:style-name="P13">type, id, created_by_ref, created, modified, revoked, labels, external_references, object_marking_refs, granular_markings</text:p>
          </table:table-cell>
          <table:covered-table-cell/>
          <table:covered-table-cell/>
        </table:table-row>
        <table:table-row table:style-name="Table3.3">
          <table:table-cell table:style-name="Table3.A1" table:number-columns-spanned="3" office:value-type="string">
            <text:p text:style-name="P30">Campaign Specific Properties <text:s text:c="3"/>战略特殊属性</text:p>
          </table:table-cell>
          <table:covered-table-cell/>
          <table:covered-table-cell/>
        </table:table-row>
        <table:table-row table:style-name="Table3.4">
          <table:table-cell table:style-name="Table3.A4" table:number-columns-spanned="3" office:value-type="string">
            <text:p text:style-name="P13">name, description, aliases, first_seen, last_seen, objective</text:p>
          </table:table-cell>
          <table:covered-table-cell/>
          <table:covered-table-cell/>
        </table:table-row>
        <table:table-row table:style-name="Table3.5">
          <table:table-cell table:style-name="Table3.A5" office:value-type="string">
            <text:p text:style-name="P30">Property Name <text:s/>属性名字</text:p>
          </table:table-cell>
          <table:table-cell table:style-name="Table3.A5" office:value-type="string">
            <text:p text:style-name="P30">Type <text:s/>类型</text:p>
          </table:table-cell>
          <table:table-cell table:style-name="Table3.A5" office:value-type="string">
            <text:p text:style-name="P30">Description <text:s/>描述 </text:p>
          </table:table-cell>
        </table:table-row>
        <text:soft-page-break/>
        <table:table-row table:style-name="Table3.6">
          <table:table-cell table:style-name="Table3.A6" office:value-type="string">
            <text:p text:style-name="P5"><text:span text:style-name="T17">type</text:span> (required)</text:p>
          </table:table-cell>
          <table:table-cell table:style-name="Table3.A6" office:value-type="string">
            <text:p text:style-name="P17">string</text:p>
          </table:table-cell>
          <table:table-cell table:style-name="Table3.A6" office:value-type="string">
            <text:p text:style-name="P5">The value of this property <text:span text:style-name="T13">MUST</text:span> be <text:span text:style-name="T22">campaign</text:span></text:p>
            <text:p text:style-name="P5"><text:span text:style-name="T22">这些属性值必须为 cam</text:span><text:span text:style-name="T23">paign</text:span></text:p>
          </table:table-cell>
        </table:table-row>
        <table:table-row table:style-name="Table3.7">
          <table:table-cell table:style-name="Table3.A7" office:value-type="string">
            <text:p text:style-name="P6"><text:span text:style-name="T17">name</text:span> (required)</text:p>
          </table:table-cell>
          <table:table-cell table:style-name="Table3.A7" office:value-type="string">
            <text:p text:style-name="P17">string</text:p>
          </table:table-cell>
          <table:table-cell table:style-name="Table3.C7" office:value-type="string">
            <text:p text:style-name="P5">A name used to identify the Campaign.</text:p>
            <text:p text:style-name="P53">用来定义战略的名字</text:p>
          </table:table-cell>
        </table:table-row>
        <table:table-row table:style-name="Table3.8">
          <table:table-cell table:style-name="Table3.A7" office:value-type="string">
            <text:p text:style-name="P6"><text:span text:style-name="T17">description</text:span> (optional)</text:p>
          </table:table-cell>
          <table:table-cell table:style-name="Table3.A7" office:value-type="string">
            <text:p text:style-name="P17">string</text:p>
          </table:table-cell>
          <table:table-cell table:style-name="Table3.C7" office:value-type="string">
            <text:p text:style-name="P5">A description that provides more details and context about the Campaign, potentially including its purpose and its key characteristics.</text:p>
            <text:p text:style-name="P43">为战略提供更多详细的信息，包括它的目的与重要特点</text:p>
          </table:table-cell>
        </table:table-row>
        <table:table-row table:style-name="Table3.9">
          <table:table-cell table:style-name="Table3.A9" office:value-type="string">
            <text:p text:style-name="P7"><text:span text:style-name="T17">aliases</text:span><text:span text:style-name="T13"> </text:span>(optional)</text:p>
          </table:table-cell>
          <table:table-cell table:style-name="Table3.B9" office:value-type="string">
            <text:p text:style-name="P7"><text:span text:style-name="T26">list</text:span> of type <text:span text:style-name="T26">string</text:span></text:p>
          </table:table-cell>
          <table:table-cell table:style-name="Table3.C9" office:value-type="string">
            <text:p text:style-name="P7">Alternative names used to identify this Campaign</text:p>
            <text:p text:style-name="P47">用来识别战略的替代名字</text:p>
          </table:table-cell>
        </table:table-row>
        <table:table-row table:style-name="Table3.10">
          <table:table-cell table:style-name="Table3.A7" office:value-type="string">
            <text:p text:style-name="P6"><text:span text:style-name="T17">first_seen</text:span> (optional)</text:p>
          </table:table-cell>
          <table:table-cell table:style-name="Table3.A7" office:value-type="string">
            <text:p text:style-name="P19">timestamp</text:p>
          </table:table-cell>
          <table:table-cell table:style-name="Table3.A7" office:value-type="string">
            <text:p text:style-name="P5">The time that this Campaign was first seen.</text:p>
            <text:p text:style-name="P5"/>
            <text:p text:style-name="P5">This property is a summary property of data from sightings and other data that may or may not be available in STIX. If new sightings are received that are earlier than the first seen timestamp, the object may be updated to account for the new data.</text:p>
            <text:p text:style-name="P5"><text:span text:style-name="T41">fir</text:span><text:span text:style-name="T48">st_seen</text:span><text:span text:style-name="T41">字段是战术中首先看到的，</text:span><text:bookmark text:name="result_box17"/><text:span text:style-name="T43">此属性是来自于可能存在或不存在于安全情报结构化信息中， 如果接收到比第一次见到的时间戳更早的新的目击，则可以更新对象以考虑新的数据。</text:span></text:p>
          </table:table-cell>
        </table:table-row>
        <table:table-row table:style-name="Table3.11">
          <table:table-cell table:style-name="Table3.A7" office:value-type="string">
            <text:p text:style-name="P6"><text:span text:style-name="T17">last_seen</text:span> (optional)</text:p>
          </table:table-cell>
          <table:table-cell table:style-name="Table3.A7" office:value-type="string">
            <text:p text:style-name="P19">timestamp</text:p>
          </table:table-cell>
          <table:table-cell table:style-name="Table3.A7" office:value-type="string">
            <text:p text:style-name="P5">The time that this Campaign was last seen.</text:p>
            <text:p text:style-name="P54">last_seen字段是战术中最后看到的。</text:p>
            <text:p text:style-name="P5">This property is a summary property of data from sightings and other data that may or may not be available in STIX. If new sightings are received that are later than the last seen timestamp, the object may be updated to account for the new data.</text:p>
            <text:p text:style-name="P43"><text:bookmark text:name="result_box18"/><text:span text:style-name="T37">此属性是来自于可能存在或不存在于</text:span><text:span text:style-name="T33">STIX</text:span><text:span text:style-name="T37">中的数据的摘要属性。 如果接收到晚于最后看到的时间戳的新的目击，则可以更新对象以考虑新的数据。</text:span></text:p>
          </table:table-cell>
        </table:table-row>
        <table:table-row table:style-name="Table3.12">
          <table:table-cell table:style-name="Table3.A7" office:value-type="string">
            <text:p text:style-name="P6"><text:span text:style-name="T17">objective</text:span> (optional)</text:p>
          </table:table-cell>
          <table:table-cell table:style-name="Table3.A7" office:value-type="string">
            <text:p text:style-name="P19">string</text:p>
          </table:table-cell>
          <table:table-cell table:style-name="Table3.A7" office:value-type="string">
            <text:p text:style-name="P5">This property defines the Campaign’s primary goal, objective, desired outcome, or intended effect — what the Threat Actor hopes to accomplish with <text:soft-page-break/>this Campaign.</text:p>
            <text:p text:style-name="P5"><text:bookmark text:name="result_box19"/><text:span text:style-name="T42">此属性定义了战略系列的主要目标，期望结果或预期效果——威胁情报希望通过此战略完成什么</text:span><text:span text:style-name="T44">。</text:span></text:p>
          </table:table-cell>
        </table:table-row>
      </table:table>
      <text:p text:style-name="P4"/>
      <text:p text:style-name="P93"><text:bookmark text:name="_q63x7a5uhc8e"/>​2.2.2​ Relationships</text:p>
      <text:p text:style-name="P95">关系</text:p>
      <text:p text:style-name="P1">These are the relationships explicitly defined between the Campaign object and other objects. The first section lists the embedded relationships by property name along with their corresponding target. The rest of the table identifies the relationships that can be made from the Campaign object by way of the Relationship object. The reverse relationships (relationships "to" the Campaign object) are included as a convenience. For their definitions, please see the objects for which they represent a "from" relationship.</text:p>
      <text:p text:style-name="P1"/>
      <text:p text:style-name="P55"><text:bookmark text:name="result_box20"/><text:span text:style-name="T37">这些是在</text:span><text:span text:style-name="T34">战略</text:span><text:span text:style-name="T37">对象和其他对象之间显式定义的关系。 第一部分按属性名称列出嵌入的关系及其相应的目标。 表的其余部分可通过</text:span><text:span text:style-name="T33">Relationship</text:span><text:span text:style-name="T37">对象从</text:span><text:span text:style-name="T33">Campaign</text:span><text:span text:style-name="T37">对象创建的关系进行识别。包括反向关系（与“战略</text:span><text:span text:style-name="T33">”</text:span><text:span text:style-name="T37">对象的关系）</text:span><text:span text:style-name="T39">，</text:span><text:span text:style-name="T37"> 为了方便起见，对于它们的定义，请查看下面的表格</text:span><text:span text:style-name="T39">。</text:span></text:p>
      <text:p text:style-name="P1"/>
      <text:p text:style-name="P1">Relationships are not restricted to those listed below. Relationships can be created between any objects using the <text:span text:style-name="T28">related-to</text:span> relationship type or, as with open vocabularies, user-defined names.</text:p>
      <text:p text:style-name="P49"><text:bookmark text:name="result_box21"/>这些关系不限于下面列出的那些。 可以关联到关系类型<text:span text:style-name="T51">，</text:span>在任何对象之间创建关系，或者像打开的词汇一样，在用户定义的名称之间创建关系</text:p>
      <text:p text:style-name="P40"/>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30">Embedded Relationships</text:p>
          </table:table-cell>
          <table:covered-table-cell/>
          <table:covered-table-cell/>
          <table:covered-table-cell/>
        </table:table-row>
        <table:table-row table:style-name="Table4.1">
          <table:table-cell table:style-name="Table4.A2" table:number-columns-spanned="2" office:value-type="string">
            <text:p text:style-name="P13">created_by_ref</text:p>
          </table:table-cell>
          <table:covered-table-cell/>
          <table:table-cell table:style-name="Table4.C2" table:number-columns-spanned="2" office:value-type="string">
            <text:p text:style-name="P5"><text:span text:style-name="T26">identifier</text:span> (of type <text:span text:style-name="T26">identity</text:span>)</text:p>
          </table:table-cell>
          <table:covered-table-cell/>
        </table:table-row>
        <table:table-row table:style-name="Table4.1">
          <table:table-cell table:style-name="Table4.A3" table:number-columns-spanned="2" office:value-type="string">
            <text:p text:style-name="P13">object_marking_refs</text:p>
          </table:table-cell>
          <table:covered-table-cell/>
          <table:table-cell table:style-name="Table4.C3" table:number-columns-spanned="2" office:value-type="string">
            <text:p text:style-name="P5"><text:span text:style-name="T26">identifier</text:span> (of type <text:span text:style-name="T26">marking-definition</text:span>)</text:p>
          </table:table-cell>
          <table:covered-table-cell/>
        </table:table-row>
        <table:table-row table:style-name="Table4.1">
          <table:table-cell table:style-name="Table4.A1" table:number-columns-spanned="4" office:value-type="string">
            <text:p text:style-name="P30">Common Relationships</text:p>
          </table:table-cell>
          <table:covered-table-cell/>
          <table:covered-table-cell/>
          <table:covered-table-cell/>
        </table:table-row>
        <table:table-row table:style-name="Table4.1">
          <table:table-cell table:style-name="Table4.A5" table:number-columns-spanned="4" office:value-type="string">
            <text:p text:style-name="P5"><text:span text:style-name="T28">duplicate-of</text:span>, <text:span text:style-name="T28">derived-from</text:span>, <text:span text:style-name="T28">related-to</text:span></text:p>
          </table:table-cell>
          <table:covered-table-cell/>
          <table:covered-table-cell/>
          <table:covered-table-cell/>
        </table:table-row>
        <table:table-row table:style-name="Table4.6">
          <table:table-cell table:style-name="Table4.A1" office:value-type="string">
            <text:p text:style-name="P28">Source</text:p>
          </table:table-cell>
          <table:table-cell table:style-name="Table4.A1" office:value-type="string">
            <text:p text:style-name="P28">Relationship Type</text:p>
          </table:table-cell>
          <table:table-cell table:style-name="Table4.A1" office:value-type="string">
            <text:p text:style-name="P30">Target</text:p>
          </table:table-cell>
          <table:table-cell table:style-name="Table4.A1" office:value-type="string">
            <text:p text:style-name="P30">Description</text:p>
          </table:table-cell>
        </table:table-row>
        <table:table-row table:style-name="Table4.7">
          <table:table-cell table:style-name="Table4.A7" office:value-type="string">
            <text:p text:style-name="P19">campaign</text:p>
          </table:table-cell>
          <table:table-cell table:style-name="Table4.B7" office:value-type="string">
            <text:p text:style-name="P35">attributed-to</text:p>
          </table:table-cell>
          <table:table-cell table:style-name="Table4.C7" office:value-type="string">
            <text:p text:style-name="P5"><text:span text:style-name="T26">intrusion-set</text:span>, <text:span text:style-name="T26">threat-actor</text:span></text:p>
          </table:table-cell>
          <table:table-cell table:style-name="Table4.D7" office:value-type="string">
            <text:p text:style-name="P5">This Relationship describes that the Intrusion Set or Threat Actor that is involved in carrying out the Campaign.</text:p>
            <text:p text:style-name="P43"><text:bookmark text:name="result_box22"/><text:span text:style-name="T37">此关系描述了在执行</text:span><text:span text:style-name="T34">战略</text:span><text:span text:style-name="T37">时所涉及的入侵集或威协情报</text:span></text:p>
            <text:p text:style-name="P5"/>
            <text:p text:style-name="P5">For example, an <text:span text:style-name="T28">attributed-to</text:span> Relationship from the Glass Gazelle Campaign to the Urban Fowl Threat Actor means that the actor carried out or was involved in some of the activity described by the Campaign.</text:p>
            <text:p text:style-name="P43">例如<text:span text:style-name="T51">：</text:span><text:bookmark text:name="result_box23"/><text:span text:style-name="T37">例如，从玻璃瞪羚宣传到城市家禽</text:span><text:soft-page-break/><text:span text:style-name="T37">威胁情报的关系，意味着这些情报进行或参与了运动描述的一些活动。</text:span></text:p>
            <text:p text:style-name="P5"/>
          </table:table-cell>
        </table:table-row>
        <table:table-row table:style-name="Table4.8">
          <table:table-cell table:style-name="Table4.A8" office:value-type="string">
            <text:p text:style-name="P19">campaign</text:p>
          </table:table-cell>
          <table:table-cell table:style-name="Table4.B8" office:value-type="string">
            <text:p text:style-name="P35">targets</text:p>
          </table:table-cell>
          <table:table-cell table:style-name="Table4.C8" office:value-type="string">
            <text:p text:style-name="P5"><text:span text:style-name="T26">identity</text:span>, <text:span text:style-name="T26">vulnerability</text:span></text:p>
          </table:table-cell>
          <table:table-cell table:style-name="Table4.D8" office:value-type="string">
            <text:p text:style-name="P5">This Relationship describes that the Campaign uses exploits of the related Vulnerability or targets the type of victims described by the related Identity.</text:p>
            <text:p text:style-name="P50">这种关系描述了战略使用相关漏洞的攻击<text:span text:style-name="T52">，</text:span>以及针对相关身份描述了受害者类型。</text:p>
            <text:p text:style-name="P5"/>
            <text:p text:style-name="P5">For example, a <text:span text:style-name="T28">targets</text:span> Relationship from the Glass Gazelle Campaign to a Vulnerability in a blogging platform indicates that attacks performed as part of Glass Gazelle often exploit that Vulnerability.</text:p>
            <text:p text:style-name="P5"><text:bookmark text:name="result_box25"/><text:span text:style-name="T42">例如，这种从玻璃瞪羚宣传到博客平台中的脆弱性的战略关系表明，这种脆弱性的漏洞经常被攻击及利用</text:span><text:span text:style-name="T40">。</text:span></text:p>
            <text:p text:style-name="P5"/>
            <text:p text:style-name="P5">Similarly, a <text:span text:style-name="T28">targets</text:span> Relationship from the Glass Gazelle Campaign to a Identity describing the energy sector in the United States means that the Campaign typically carries out attacks against targets in that sector.</text:p>
            <text:p text:style-name="P50"><text:bookmark text:name="result_box26"/>同样，这种从玻璃瞪羚宣传到描述美国能源部门的身份的关系意味着该广告通常对该部门进行攻击。</text:p>
            <text:p text:style-name="P5"/>
          </table:table-cell>
        </table:table-row>
        <table:table-row table:style-name="Table4.9">
          <table:table-cell table:style-name="Table4.A9" office:value-type="string">
            <text:p text:style-name="P19">campaign</text:p>
          </table:table-cell>
          <table:table-cell table:style-name="Table4.B9" office:value-type="string">
            <text:p text:style-name="P35">uses</text:p>
          </table:table-cell>
          <table:table-cell table:style-name="Table4.C9" office:value-type="string">
            <text:p text:style-name="P5"><text:span text:style-name="T26">attack-pattern</text:span>, <text:span text:style-name="T26">malware</text:span>, <text:span text:style-name="T26">tool</text:span></text:p>
          </table:table-cell>
          <table:table-cell table:style-name="Table4.D9" office:value-type="string">
            <text:p text:style-name="P5">This Relationship describes that attacks carried out as part of the Campaign typically use the related Attack Pattern, Malware, or Tool.</text:p>
            <text:p text:style-name="P43"><text:bookmark text:name="result_box27"/><text:span text:style-name="T37">此关系描述作为</text:span><text:span text:style-name="T34">战略</text:span><text:span text:style-name="T37">活动的一部分进行的攻击通常使用相关的攻击模式，恶意软件或工具。</text:span></text:p>
            <text:p text:style-name="P5">For example, a <text:span text:style-name="T28">uses</text:span> Relationship from the Glass Gazelle Campaign to the xInject Malware indicates that xInject is often used during attacks attributed to that Campaign.</text:p>
          </table:table-cell>
        </table:table-row>
        <table:table-row table:style-name="Table4.10">
          <table:table-cell table:style-name="Table4.A10" table:number-columns-spanned="4" office:value-type="string">
            <text:p text:style-name="P9">Reverse Relationships</text:p>
          </table:table-cell>
          <table:covered-table-cell/>
          <table:covered-table-cell/>
          <table:covered-table-cell/>
        </table:table-row>
        <table:table-row table:style-name="Table4.11">
          <table:table-cell table:style-name="Table4.A11" office:value-type="string">
            <text:p text:style-name="P19">indicator</text:p>
          </table:table-cell>
          <table:table-cell table:style-name="Table4.B11" office:value-type="string">
            <text:p text:style-name="P35">indicates</text:p>
          </table:table-cell>
          <table:table-cell table:style-name="Table4.C11" office:value-type="string">
            <text:p text:style-name="P19">campaign</text:p>
          </table:table-cell>
          <table:table-cell table:style-name="Table4.D11" office:value-type="string">
            <text:p text:style-name="P5">See forward relationship for definition.</text:p>
            <text:p text:style-name="P43">更多查看定义的正向关系 </text:p>
          </table:table-cell>
        </table:table-row>
      </table:table>
      <text:p text:style-name="P1"/>
      <text:p text:style-name="P11">Examples</text:p>
      <text:p text:style-name="P12">{</text:p>
      <text:p text:style-name="P12"><text:s text:c="2"/>"type": "campaign",</text:p>
      <text:p text:style-name="P12"><text:s text:c="2"/>"id": "campaign--8e2e2d2b-17d4-4cbf-938f-98ee46b3cd3f",</text:p>
      <text:p text:style-name="P12"><text:s text:c="2"/>"created_by_ref": "identity--f431f809-377b-45e0-aa1c-6a4751cae5ff",</text:p>
      <text:p text:style-name="P12"><text:s text:c="2"/>"created": "2016-04-06T20:03:00.000Z",</text:p>
      <text:p text:style-name="P12"><text:soft-page-break/><text:s text:c="2"/>"modified": "2016-04-06T20:03:00.000Z",</text:p>
      <text:p text:style-name="P12"><text:s text:c="2"/>"name": "Green Group Attacks Against Finance",</text:p>
      <text:p text:style-name="P12"><text:s text:c="2"/>"description": "Campaign by Green Group against a series of targets in the financial services sector."</text:p>
      <text:p text:style-name="P12">}</text:p>
      <text:p text:style-name="P97"><text:bookmark text:name="_a925mpw39txn"/>​2.3​ <text:bookmark-start text:name="__DdeLink__8914_1634832665"/>Course of Action<text:bookmark-end text:name="__DdeLink__8914_1634832665"/></text:p>
      <text:p text:style-name="P4"><text:span text:style-name="T13">Type Name:</text:span> <text:span text:style-name="T26">course-of-action</text:span></text:p>
      <text:p text:style-name="P18"/>
      <text:p text:style-name="P8">Note: The Course of Action object in STIX 2.0 is a stub. It is included to support basic use cases (such as sharing prose courses of action) but does not support the ability to represent automated courses of action or contain properties to represent metadata about courses of action. Future STIX 2 releases will expand it to include these capabilities.</text:p>
      <text:p text:style-name="P24"><text:bookmark text:name="result_box28"/><text:span text:style-name="T37">注意：</text:span><text:span text:style-name="T33">STIX 2.0</text:span><text:span text:style-name="T37">中的“</text:span><text:span text:style-name="T33">Course of Action”</text:span><text:span text:style-name="T37">对象是一个存根。 它包括支持基本用例（例如共享散文操作程序），但不支持表示自动化操作过程的能力或包含表示关于操作过程的元数据的属性。 未来的</text:span><text:span text:style-name="T33">STIX 2</text:span><text:span text:style-name="T37">版本将扩展它以包括这些功能。</text:span></text:p>
      <text:p text:style-name="P24"/>
      <text:p text:style-name="P1">A Course of Action is an action taken either to prevent an attack or to respond to an attack that is in progress. It may describe technical, automatable responses (applying patches, reconfiguring firewalls) but can also describe higher level actions like employee training or policy changes. For example, a course of action to mitigate a vulnerability could describe applying the patch that fixes it.</text:p>
      <text:p text:style-name="P1"/>
      <text:p text:style-name="P49"><text:bookmark text:name="result_box29"/>行动路线是为防止攻击或对正在进行的攻击作出反应而采取的行动。 它可以描述技术，自动化响应（应用补丁，重新配置防火墙），但也可以描述更高级别的行为，如像培训员工或更改策略。 例如，减轻漏洞的措施可以应用到修复补丁上。</text:p>
      <text:p text:style-name="P1"/>
      <text:p text:style-name="P1">The Course of Action SDO contains a textual description of the action; a reserved <text:span text:style-name="T17">action</text:span> property also serves as placeholder for future inclusion of machine automatable courses of action. Relationships from the Course of Action can be used to link it to the Vulnerabilities or behaviors (Tool, Malware, Attack Pattern) that it mitigates.</text:p>
      <text:p text:style-name="P1"/>
      <text:p text:style-name="P1"><text:span text:style-name="T45">SDO的方案</text:span><text:span text:style-name="T42">包含行动的文本描述</text:span><text:span text:style-name="T45">; </text:span><text:span text:style-name="T42">保留的动作属性还用作将来包括机器可自动化动作过程的占位符。 “行动路线”的关系可用于将其与其缓解的漏洞或行为（工具，恶意软件，攻击模式）相关联。</text:span></text:p>
      <text:p text:style-name="P93"><text:bookmark text:name="_d5yf99f0a230"/>​2.3.1​ Properties</text:p>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28">Common Properties <text:s text:c="3"/>共同的属性</text:p>
          </table:table-cell>
          <table:covered-table-cell/>
          <table:covered-table-cell/>
        </table:table-row>
        <table:table-row table:style-name="Table5.1">
          <table:table-cell table:style-name="Table5.A2" table:number-columns-spanned="3" office:value-type="string">
            <text:p text:style-name="P13">type, id, created_by_ref, created, modified, revoked, labels, external_references, object_marking_refs, granular_markings</text:p>
            <text:p text:style-name="P13"/>
          </table:table-cell>
          <table:covered-table-cell/>
          <table:covered-table-cell/>
        </table:table-row>
        <table:table-row table:style-name="Table5.3">
          <table:table-cell table:style-name="Table5.A1" table:number-columns-spanned="3" office:value-type="string">
            <text:p text:style-name="P30">Course of Action Specific Properties <text:s text:c="2"/>特有的属性</text:p>
          </table:table-cell>
          <table:covered-table-cell/>
          <table:covered-table-cell/>
        </table:table-row>
        <table:table-row table:style-name="Table5.4">
          <table:table-cell table:style-name="Table5.A4" table:number-columns-spanned="3" office:value-type="string">
            <text:p text:style-name="P13">name, description, action</text:p>
          </table:table-cell>
          <table:covered-table-cell/>
          <table:covered-table-cell/>
        </table:table-row>
        <table:table-row table:style-name="Table5.5">
          <table:table-cell table:style-name="Table5.A5" office:value-type="string">
            <text:p text:style-name="P29">Property Name</text:p>
          </table:table-cell>
          <table:table-cell table:style-name="Table5.A5" office:value-type="string">
            <text:p text:style-name="P29">Type</text:p>
          </table:table-cell>
          <table:table-cell table:style-name="Table5.A5" office:value-type="string">
            <text:p text:style-name="P29">Description</text:p>
          </table:table-cell>
        </table:table-row>
        <text:soft-page-break/>
        <table:table-row table:style-name="Table5.6">
          <table:table-cell table:style-name="Table5.A6" office:value-type="string">
            <text:p text:style-name="P6"><text:span text:style-name="T17">type</text:span> (required)</text:p>
          </table:table-cell>
          <table:table-cell table:style-name="Table5.A6" office:value-type="string">
            <text:p text:style-name="P20">string</text:p>
          </table:table-cell>
          <table:table-cell table:style-name="Table5.A6" office:value-type="string">
            <text:p text:style-name="P6">The value of this property <text:span text:style-name="T13">MUST</text:span> be <text:span text:style-name="T28">course-of-action</text:span></text:p>
            <text:p text:style-name="P107">这个属性的值一定是动词 </text:p>
          </table:table-cell>
        </table:table-row>
        <table:table-row table:style-name="Table5.7">
          <table:table-cell table:style-name="Table5.A7" office:value-type="string">
            <text:p text:style-name="P6"><text:span text:style-name="T17">name</text:span> (required)</text:p>
          </table:table-cell>
          <table:table-cell table:style-name="Table5.A7" office:value-type="string">
            <text:p text:style-name="P17">string</text:p>
          </table:table-cell>
          <table:table-cell table:style-name="Table5.C7" office:value-type="string">
            <text:p text:style-name="P5">A name used to identify the Course of Action</text:p>
            <text:p text:style-name="P5">识别战略的名字</text:p>
          </table:table-cell>
        </table:table-row>
        <table:table-row table:style-name="Table5.8">
          <table:table-cell table:style-name="Table5.A7" office:value-type="string">
            <text:p text:style-name="P6"><text:span text:style-name="T17">description</text:span> (optional)</text:p>
          </table:table-cell>
          <table:table-cell table:style-name="Table5.A7" office:value-type="string">
            <text:p text:style-name="P17">string</text:p>
          </table:table-cell>
          <table:table-cell table:style-name="Table5.C7" office:value-type="string">
            <text:p text:style-name="P5">A description that provides more details and context about the Course of Action, potentially including its purpose and its key characteristics.</text:p>
            <text:p text:style-name="P66"><text:bookmark text:name="result_box1"/>提供有关战略的更多细节和背景的描述，可能包括其目的和主要特点。</text:p>
            <text:p text:style-name="P5"/>
          </table:table-cell>
        </table:table-row>
        <table:table-row table:style-name="Table5.9">
          <table:table-cell table:style-name="Table5.A7" office:value-type="string">
            <text:p text:style-name="P6"><text:span text:style-name="T17">action</text:span> (reserved)</text:p>
          </table:table-cell>
          <table:table-cell table:style-name="Table5.A7" office:value-type="string">
            <text:p text:style-name="P17">RESERVED</text:p>
          </table:table-cell>
          <table:table-cell table:style-name="Table5.C7" office:value-type="string">
            <text:p text:style-name="P5">RESERVED – To capture structured/automated courses of action.</text:p>
            <text:p text:style-name="P63"><text:span text:style-name="T33">保留 – </text:span><text:span text:style-name="T37">捕获结构化</text:span><text:span text:style-name="T34">或</text:span><text:span text:style-name="T37">自动化的方法</text:span></text:p>
            <text:p text:style-name="P5"/>
          </table:table-cell>
        </table:table-row>
      </table:table>
      <text:p text:style-name="P4"/>
      <text:p text:style-name="P93"><text:bookmark text:name="_bokr6guil91f"/>​2.3.2​ Relationships</text:p>
      <text:p text:style-name="P1">These are the relationships explicitly defined between the Course of Action object and other objects. The first section lists the embedded relationships by property name along with their corresponding target. The rest of the table identifies the relationships that can be made from the Course of Action object by way of the Relationship object. The reverse relationships (relationships "to" the Course of Action object) are included as a convenience. For their definitions, please see the objects for which they represent a "from" relationship.</text:p>
      <text:p text:style-name="P68"><text:bookmark text:name="result_box7"/><text:span text:style-name="T37">这些是在“</text:span><text:span text:style-name="T33">Course of Action”</text:span><text:span text:style-name="T37">对象和其他对象之间显式定义的关系。 第一部分是按属性名称列出的嵌入关系和其相应的目标。 其它的表关系以关系对象的方式组成战略对象， 为了方便，包括反向关系（关系到“行动课程”对象）。 对于它们的定义，请查看它们代表“</text:span><text:span text:style-name="T33">from”</text:span><text:span text:style-name="T37">关系的对象。</text:span></text:p>
      <text:p text:style-name="P1"/>
      <text:p text:style-name="P1">Relationships are not restricted to those listed below. Relationships can be created between any objects using the <text:span text:style-name="T28">related-to</text:span> relationship type or, as with open vocabularies, user-defined names.</text:p>
      <text:p text:style-name="P65"><text:bookmark text:name="result_box9"/>关系不限于下面列出的那些。 可以使用关联关系类型在任何对象之间创建关系，或者像打开的词汇一样，在用户定义的名称之间创建关系。</text:p>
      <text:p text:style-name="P1"/>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30">Embedded Relationships</text:p>
          </table:table-cell>
          <table:covered-table-cell/>
          <table:covered-table-cell/>
          <table:covered-table-cell/>
        </table:table-row>
        <table:table-row table:style-name="Table6.1">
          <table:table-cell table:style-name="Table6.A2" table:number-columns-spanned="2" office:value-type="string">
            <text:p text:style-name="P13">created_by_ref</text:p>
          </table:table-cell>
          <table:covered-table-cell/>
          <table:table-cell table:style-name="Table6.C2" table:number-columns-spanned="2" office:value-type="string">
            <text:p text:style-name="P5"><text:span text:style-name="T26">identifier</text:span> (of type <text:span text:style-name="T26">identity</text:span>)</text:p>
          </table:table-cell>
          <table:covered-table-cell/>
        </table:table-row>
        <table:table-row table:style-name="Table6.1">
          <table:table-cell table:style-name="Table6.A3" table:number-columns-spanned="2" office:value-type="string">
            <text:p text:style-name="P13">object_marking_refs</text:p>
          </table:table-cell>
          <table:covered-table-cell/>
          <table:table-cell table:style-name="Table6.C3" table:number-columns-spanned="2" office:value-type="string">
            <text:p text:style-name="P5"><text:span text:style-name="T26">identifier</text:span> (of type <text:span text:style-name="T26">marking-definition</text:span>)</text:p>
          </table:table-cell>
          <table:covered-table-cell/>
        </table:table-row>
        <table:table-row table:style-name="Table6.1">
          <table:table-cell table:style-name="Table6.A1" table:number-columns-spanned="4" office:value-type="string">
            <text:p text:style-name="P30">Common Relationships</text:p>
          </table:table-cell>
          <table:covered-table-cell/>
          <table:covered-table-cell/>
          <table:covered-table-cell/>
        </table:table-row>
        <table:table-row table:style-name="Table6.1">
          <table:table-cell table:style-name="Table6.A5" table:number-columns-spanned="4" office:value-type="string">
            <text:p text:style-name="P5"><text:span text:style-name="T28">duplicate-of</text:span>, <text:span text:style-name="T28">derived-from</text:span>, <text:span text:style-name="T28">related-to</text:span></text:p>
          </table:table-cell>
          <table:covered-table-cell/>
          <table:covered-table-cell/>
          <table:covered-table-cell/>
        </table:table-row>
        <text:soft-page-break/>
        <table:table-row table:style-name="Table6.1">
          <table:table-cell table:style-name="Table6.A1" office:value-type="string">
            <text:p text:style-name="P28">Source</text:p>
          </table:table-cell>
          <table:table-cell table:style-name="Table6.A1" office:value-type="string">
            <text:p text:style-name="P28">Relationship Type</text:p>
          </table:table-cell>
          <table:table-cell table:style-name="Table6.A1" office:value-type="string">
            <text:p text:style-name="P30">Target </text:p>
          </table:table-cell>
          <table:table-cell table:style-name="Table6.A1" office:value-type="string">
            <text:p text:style-name="P30">Description</text:p>
          </table:table-cell>
        </table:table-row>
        <table:table-row table:style-name="Table6.1">
          <table:table-cell table:style-name="Table6.A7" office:value-type="string">
            <text:p text:style-name="P21">course-of-action</text:p>
          </table:table-cell>
          <table:table-cell table:style-name="Table6.B7" office:value-type="string">
            <text:p text:style-name="P36">mitigates</text:p>
          </table:table-cell>
          <table:table-cell table:style-name="Table6.C7" office:value-type="string">
            <text:p text:style-name="P5"><text:span text:style-name="T26">attack-pattern</text:span>, </text:p>
            <text:p text:style-name="P5"><text:span text:style-name="T26">malware</text:span>, </text:p>
            <text:p text:style-name="P5"><text:span text:style-name="T26">tool</text:span>, </text:p>
            <text:p text:style-name="P19">vulnerability</text:p>
            <text:p text:style-name="P5"/>
          </table:table-cell>
          <table:table-cell table:style-name="Table6.D7" office:value-type="string">
            <text:p text:style-name="P5">This Relationship describes that the Course of Action can mitigate the related Attack Pattern, Malware, Vulnerability, or Tool.</text:p>
            <text:p text:style-name="P66"><text:bookmark text:name="result_box11"/>此关系描述了战略方案可以减轻相关的攻击模式，恶意软件，漏洞或工具。</text:p>
            <text:p text:style-name="P5"/>
            <text:p text:style-name="P5">For example, a <text:span text:style-name="T28">mitigates</text:span> Relationship from a Course of Action object to a Malware object indicates that the course of action mitigates the impact of that malware.</text:p>
            <text:p text:style-name="P66"><text:bookmark text:name="result_box15"/>例如，将“行动路线”对象与“恶意软件”对象的关系降级，这表明该操作过程可减轻该恶意软件的影响。</text:p>
            <text:p text:style-name="P5"/>
          </table:table-cell>
        </table:table-row>
        <table:table-row table:style-name="Table6.1">
          <table:table-cell table:style-name="Table6.A8" table:number-columns-spanned="4" office:value-type="string">
            <text:p text:style-name="P9">Reverse Relationships</text:p>
          </table:table-cell>
          <table:covered-table-cell/>
          <table:covered-table-cell/>
          <table:covered-table-cell/>
        </table:table-row>
        <table:table-row table:style-name="Table6.1">
          <table:table-cell table:style-name="Table6.A9" office:value-type="string">
            <text:p text:style-name="P5">—</text:p>
          </table:table-cell>
          <table:table-cell table:style-name="Table6.B9" office:value-type="string">
            <text:p text:style-name="P5">—</text:p>
          </table:table-cell>
          <table:table-cell table:style-name="Table6.C9" office:value-type="string">
            <text:p text:style-name="P5">—</text:p>
          </table:table-cell>
          <table:table-cell table:style-name="Table6.D9" office:value-type="string">
            <text:p text:style-name="P5">—</text:p>
          </table:table-cell>
        </table:table-row>
      </table:table>
      <text:p text:style-name="P1"/>
      <text:p text:style-name="P11">​Examples</text:p>
      <text:p text:style-name="P12">[</text:p>
      <text:p text:style-name="P12"><text:s text:c="2"/>{</text:p>
      <text:p text:style-name="P12"><text:s text:c="4"/>"type": "course-of-action",</text:p>
      <text:p text:style-name="P12"><text:s text:c="4"/>"id": "course-of-action--8e2e2d2b-17d4-4cbf-938f-98ee46b3cd3f",</text:p>
      <text:p text:style-name="P12"><text:s text:c="4"/>"created_by_ref": "identity--f431f809-377b-45e0-aa1c-6a4751cae5ff",</text:p>
      <text:p text:style-name="P12"><text:s text:c="4"/>"created": "2016-04-06T20:03:48.000Z",</text:p>
      <text:p text:style-name="P12"><text:s text:c="4"/>"modified": "2016-04-06T20:03:48.000Z",</text:p>
      <text:p text:style-name="P12"><text:s text:c="4"/>"name": "Add TCP port 80 Filter Rule to the existing Block UDP 1434 Filter",</text:p>
      <text:p text:style-name="P12"><text:s text:c="4"/>"description": "This is how to add a filter rule to block inbound access to TCP port 80 to the existing UDP 1434 filter ..."</text:p>
      <text:p text:style-name="P12"><text:s text:c="2"/>},</text:p>
      <text:p text:style-name="P12"><text:s text:c="2"/>{</text:p>
      <text:p text:style-name="P12"><text:s text:c="4"/>"type": "relationship",</text:p>
      <text:p text:style-name="P12"><text:s text:c="4"/>"id": "relationship--44298a74-ba52-4f0c-87a3-1824e67d7fad",</text:p>
      <text:p text:style-name="P12"><text:s text:c="4"/>"created_by_ref": "identity--f431f809-377b-45e0-aa1c-6a4751cae5ff",</text:p>
      <text:p text:style-name="P12"><text:s text:c="4"/>"created": "2016-04-06T20:06:37.000Z",</text:p>
      <text:p text:style-name="P12"><text:s text:c="4"/>"modified": "2016-04-06T20:06:37.000Z",</text:p>
      <text:p text:style-name="P12"><text:s text:c="4"/>"source_ref": "course-of-action--8e2e2d2b-17d4-4cbf-938f-98ee46b3cd3f",</text:p>
      <text:p text:style-name="P12"><text:s text:c="4"/>"target_ref": "malware--31b940d4-6f7f-459a-80ea-9c1f17b5891b",</text:p>
      <text:p text:style-name="P12"><text:s text:c="4"/>"relationship_type": "mitigates"</text:p>
      <text:p text:style-name="P12"><text:s text:c="2"/>},</text:p>
      <text:p text:style-name="P12"><text:s text:c="2"/>{</text:p>
      <text:p text:style-name="P12"><text:s text:c="4"/>"type": "malware",</text:p>
      <text:p text:style-name="P12"><text:s text:c="4"/>"id": "malware--31b940d4-6f7f-459a-80ea-9c1f17b5891b",</text:p>
      <text:p text:style-name="P12"><text:soft-page-break/><text:s text:c="4"/>"created_by_ref": "identity--f431f809-377b-45e0-aa1c-6a4751cae5ff",</text:p>
      <text:p text:style-name="P12"><text:s text:c="4"/>"created": "2016-04-06T20:07:09.000Z",</text:p>
      <text:p text:style-name="P12"><text:s text:c="4"/>"modified": "2016-04-06T20:07:09.000Z",</text:p>
      <text:p text:style-name="P12"><text:s text:c="4"/>"relationship_type": "Poison Ivy"</text:p>
      <text:p text:style-name="P12"><text:s text:c="2"/>}</text:p>
      <text:p text:style-name="P12">]</text:p>
      <text:p text:style-name="P99"><text:bookmark text:name="_wh296fiwpklp"/>​2.4​ Identity</text:p>
      <text:p text:style-name="P4"><text:span text:style-name="T13">Type Name:</text:span> <text:span text:style-name="T26">identity</text:span></text:p>
      <text:p text:style-name="P1"/>
      <text:p text:style-name="P1">Identities can represent actual individuals, organizations, or groups (e.g., ACME, Inc.) as well as classes of individuals, organizations, or groups (e.g., the finance sector).</text:p>
      <text:p text:style-name="P62"><text:bookmark text:name="result_box24"/><text:span text:style-name="T37">身份可以代表实际的个人，组织或团体（例如，</text:span><text:span text:style-name="T33">ACME</text:span><text:span text:style-name="T37">，</text:span><text:span text:style-name="T33">Inc</text:span><text:span text:style-name="T37">。）以及个人，组织或团体（例如，金融部门）的类别。</text:span></text:p>
      <text:p text:style-name="P1"/>
      <text:p text:style-name="P1">The Identity SDO can capture basic identifying information, contact information, and the sectors that the Identity belongs to. Identity is used in STIX to represent, among other things, targets of attacks, information sources, object creators, and threat actor identities.</text:p>
      <text:p text:style-name="P109">SDO可以捕获基本的身份识别信息，联系信息，以及身份属于部门。身份是使用STIX表示，在其他事情上，袭击的目标、信息源、目标的创造者，和威胁的参与者的身份。</text:p>
      <text:p text:style-name="P1"/>
      <text:p text:style-name="P93"><text:bookmark text:name="_ru8fmldl2p6w"/>​2.4.1​ Properties</text:p>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28">Common Properties <text:s/>共有的属性</text:p>
          </table:table-cell>
          <table:covered-table-cell/>
          <table:covered-table-cell/>
        </table:table-row>
        <table:table-row table:style-name="Table7.1">
          <table:table-cell table:style-name="Table7.A2" table:number-columns-spanned="3" office:value-type="string">
            <text:p text:style-name="P13">type, id, created_by_ref, created, modified, revoked, labels, external_references, object_marking_refs, granular_markings</text:p>
          </table:table-cell>
          <table:covered-table-cell/>
          <table:covered-table-cell/>
        </table:table-row>
        <table:table-row table:style-name="Table7.3">
          <table:table-cell table:style-name="Table7.A1" table:number-columns-spanned="3" office:value-type="string">
            <text:p text:style-name="P30">Identity Specific Properties</text:p>
          </table:table-cell>
          <table:covered-table-cell/>
          <table:covered-table-cell/>
        </table:table-row>
        <table:table-row table:style-name="Table7.4">
          <table:table-cell table:style-name="Table7.A4" table:number-columns-spanned="3" office:value-type="string">
            <text:p text:style-name="P13">name, description, identity_class, sectors, contact_information</text:p>
          </table:table-cell>
          <table:covered-table-cell/>
          <table:covered-table-cell/>
        </table:table-row>
        <table:table-row table:style-name="Table7.5">
          <table:table-cell table:style-name="Table7.A5" office:value-type="string">
            <text:p text:style-name="P28">Property Name</text:p>
          </table:table-cell>
          <table:table-cell table:style-name="Table7.A5" office:value-type="string">
            <text:p text:style-name="P28">Type</text:p>
          </table:table-cell>
          <table:table-cell table:style-name="Table7.A5" office:value-type="string">
            <text:p text:style-name="P29">Description</text:p>
          </table:table-cell>
        </table:table-row>
        <table:table-row table:style-name="Table7.6">
          <table:table-cell table:style-name="Table7.A6" office:value-type="string">
            <text:p text:style-name="P5"><text:span text:style-name="T17">type</text:span> (required)</text:p>
          </table:table-cell>
          <table:table-cell table:style-name="Table7.A6" office:value-type="string">
            <text:p text:style-name="P19">string</text:p>
          </table:table-cell>
          <table:table-cell table:style-name="Table7.A6" office:value-type="string">
            <text:p text:style-name="P6">The value of this property <text:span text:style-name="T13">MUST</text:span> be <text:span text:style-name="T28">identity</text:span></text:p>
            <text:p text:style-name="P107">这个属性的值一定是唯一的</text:p>
          </table:table-cell>
        </table:table-row>
        <table:table-row table:style-name="Table7.7">
          <table:table-cell table:style-name="Table7.A7" office:value-type="string">
            <text:p text:style-name="P7"><text:span text:style-name="T17">labels</text:span> (optional)</text:p>
          </table:table-cell>
          <table:table-cell table:style-name="Table7.A7" office:value-type="string">
            <text:p text:style-name="P4"><text:span text:style-name="T26">list</text:span> of type <text:span text:style-name="T26">string</text:span></text:p>
          </table:table-cell>
          <table:table-cell table:style-name="Table7.A7" office:value-type="string">
            <text:p text:style-name="P25">The list of roles that this Identity performs (e.g., CEO, Domain Administrators, Doctors, Hospital, or Retailer). No open vocabulary is yet defined for this property.</text:p>
            <text:p text:style-name="P69">此标识执行的角色列表（例如，CEO，域管理员，医生，医院或零售商）。尚未定义此属性的公开词汇。</text:p>
          </table:table-cell>
        </table:table-row>
        <text:soft-page-break/>
        <table:table-row table:style-name="Table7.8">
          <table:table-cell table:style-name="Table7.A8" office:value-type="string">
            <text:p text:style-name="P6"><text:span text:style-name="T17">name</text:span> (required)</text:p>
          </table:table-cell>
          <table:table-cell table:style-name="Table7.A8" office:value-type="string">
            <text:p text:style-name="P17">string</text:p>
          </table:table-cell>
          <table:table-cell table:style-name="Table7.A8" office:value-type="string">
            <text:p text:style-name="P5">The name of this Identity. When referring to a specific entity (e.g., an individual or organization), this property <text:span text:style-name="T13">SHOULD</text:span> contain the canonical name of the specific entity.</text:p>
            <text:p text:style-name="P66"><text:bookmark text:name="result_box31"/>此标识的名称。 当涉及特定实体（例如，个人或组织）时，该属性应该包含特定实体规范名称。</text:p>
            <text:p text:style-name="P5"/>
          </table:table-cell>
        </table:table-row>
        <table:table-row table:style-name="Table7.9">
          <table:table-cell table:style-name="Table7.A8" office:value-type="string">
            <text:p text:style-name="P6"><text:span text:style-name="T17">description</text:span> (optional)</text:p>
          </table:table-cell>
          <table:table-cell table:style-name="Table7.A8" office:value-type="string">
            <text:p text:style-name="P17">string</text:p>
          </table:table-cell>
          <table:table-cell table:style-name="Table7.C9" office:value-type="string">
            <text:p text:style-name="P5">A description that provides more details and context about the Identity, potentially including its purpose and its key characteristics.</text:p>
            <text:p text:style-name="P70">提供关于身份的更多细节和上下文的描述，这种描述可能包括其目的和关键特性。</text:p>
          </table:table-cell>
        </table:table-row>
        <table:table-row table:style-name="Table7.10">
          <table:table-cell table:style-name="Table7.A10" office:value-type="string">
            <text:p text:style-name="P7"><text:span text:style-name="T17">identity_class</text:span> (required)</text:p>
          </table:table-cell>
          <table:table-cell table:style-name="Table7.B10" office:value-type="string">
            <text:p text:style-name="P22">open-vocab</text:p>
          </table:table-cell>
          <table:table-cell table:style-name="Table7.C10" office:value-type="string">
            <text:p text:style-name="P5">The type of entity that this Identity describes, e.g., an individual or organization.</text:p>
            <text:p text:style-name="P74">该标识描述了实体的类型，例如个人或组织。</text:p>
            <text:p text:style-name="P5">This is an open vocabulary and the values <text:span text:style-name="T13">SHOULD</text:span> come from the <text:span text:style-name="T26">identity-class-ov</text:span> vocabulary.</text:p>
            <text:p text:style-name="P70"><text:bookmark text:name="result_box32"/><text:span text:style-name="T37">这是一个开放的词汇，它的值应该来自</text:span><text:span text:style-name="T33">identity-class-ov</text:span><text:span text:style-name="T37">词汇表</text:span></text:p>
            <text:p text:style-name="P74"/>
          </table:table-cell>
        </table:table-row>
        <table:table-row table:style-name="Table7.11">
          <table:table-cell table:style-name="Table7.A11" office:value-type="string">
            <text:p text:style-name="P7"><text:span text:style-name="T17">sectors</text:span> (optional)</text:p>
          </table:table-cell>
          <table:table-cell table:style-name="Table7.B11" office:value-type="string">
            <text:p text:style-name="P7"><text:span text:style-name="T26">list</text:span> of type <text:span text:style-name="T26">open-vocab</text:span></text:p>
          </table:table-cell>
          <table:table-cell table:style-name="Table7.C11" office:value-type="string">
            <text:p text:style-name="P5">The list of industry sectors that this Identity belongs to.</text:p>
            <text:p text:style-name="P67">这个身份属于行业部门的名单。</text:p>
            <text:p text:style-name="P25"/>
            <text:p text:style-name="P25"><text:span text:style-name="T30">This is an open vocabulary and values </text:span><text:span text:style-name="T14">SHOULD </text:span><text:span text:style-name="T30">come from the </text:span><text:span text:style-name="T26">industry-sector-ov</text:span> vocabulary. </text:p>
            <text:p text:style-name="P71"><text:span text:style-name="T37">这是一个开放的词汇，它的值应该来自</text:span><text:span text:style-name="T33">identity-class-ov</text:span><text:span text:style-name="T37">词汇表</text:span></text:p>
          </table:table-cell>
        </table:table-row>
        <table:table-row table:style-name="Table7.12">
          <table:table-cell table:style-name="Table7.A12" office:value-type="string">
            <text:p text:style-name="P7"><text:span text:style-name="T17">contact_information</text:span> (optional)</text:p>
          </table:table-cell>
          <table:table-cell table:style-name="Table7.B12" office:value-type="string">
            <text:p text:style-name="P22">string</text:p>
          </table:table-cell>
          <table:table-cell table:style-name="Table7.C12" office:value-type="string">
            <text:p text:style-name="P25">The contact information (e-mail, phone number, etc.) for this Identity. <text:s/>No format for this information is currently defined by this specification.</text:p>
            <text:p text:style-name="P73">联系人身份信息（电子邮件，电话号码等）此规范目前没有定义此信息的格式。</text:p>
          </table:table-cell>
        </table:table-row>
      </table:table>
      <text:p text:style-name="P4"/>
      <text:p text:style-name="P94"><text:bookmark text:name="_l0fpkltzfsa0"/>​2.4.2​ Relationships</text:p>
      <text:p text:style-name="P1"><text:soft-page-break/>There is an embedded relationship to Identity in all STIX Objects called <text:span text:style-name="T17">created_by_ref</text:span> that is inherited from the Common Properties. This property links each object with the Identity of the organization or individual that created the object.</text:p>
      <text:p text:style-name="P62"><text:bookmark text:name="result_box34"/><text:span text:style-name="T37">在所有</text:span><text:span text:style-name="T33">STIX</text:span><text:span text:style-name="T37">对象中有一个嵌入的关系，名为</text:span><text:span text:style-name="T33">created_by_ref</text:span><text:span text:style-name="T37">，继承自</text:span><text:span text:style-name="T33">Common Properties</text:span><text:span text:style-name="T37">。 此属性将每个对象与创建对象的组织或个人的标识相关联。</text:span></text:p>
      <text:p text:style-name="P1"/>
      <text:p text:style-name="P1">These are the relationships explicitly defined between the Identity object and other objects. The first section lists the embedded relationships by property name along with their corresponding target. The rest of the table identifies the relationships that can be made from the Identity object by way of the Relationship object. None are defined for the Identity object. The reverse relationships (relationships "to" the Identity object) are included as a convenience. For their definitions, please see the objects for which they represent a "from" relationship.</text:p>
      <text:p text:style-name="P62"><text:bookmark text:name="result_box35"/><text:span text:style-name="T37">这些是</text:span><text:span text:style-name="T33">Identity</text:span><text:span text:style-name="T37">对象和其他对象之间显式定义的关系。 第一部分按属性名称列出嵌入的关系及其相应的目标。 表的其余部分标识可以通过</text:span><text:span text:style-name="T33">Relationship</text:span><text:span text:style-name="T37">对象从</text:span><text:span text:style-name="T33">Identity</text:span><text:span text:style-name="T37">对象创建的关系。 没有为</text:span><text:span text:style-name="T33">Identity</text:span><text:span text:style-name="T37">对象定义。 为了方便起见，包括了反向关系（与“</text:span><text:span text:style-name="T33">Identity</text:span><text:span text:style-name="T37">对象”的关系）。 对于它们的定义，请查看它们代表“</text:span><text:span text:style-name="T33">from”</text:span><text:span text:style-name="T37">关系的对象。</text:span></text:p>
      <text:p text:style-name="P1"/>
      <text:p text:style-name="P1">Relationships are not restricted to those listed below. Relationships can be created between any objects using the <text:span text:style-name="T28">related-to</text:span> relationship type or, as with open vocabularies, user-defined names.</text:p>
      <text:p text:style-name="P65"><text:bookmark text:name="result_box36"/>关系不限于下面列出的那些。 可以使用关联到关系类型在任何对象之间创建关系，或者像打开的词汇一样，在用户定义的名称之间创建关系。</text:p>
      <text:p text:style-name="P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30">Embedded Relationships</text:p>
          </table:table-cell>
          <table:covered-table-cell/>
          <table:covered-table-cell/>
          <table:covered-table-cell/>
        </table:table-row>
        <table:table-row table:style-name="Table8.1">
          <table:table-cell table:style-name="Table8.A2" table:number-columns-spanned="2" office:value-type="string">
            <text:p text:style-name="P13">created_by_ref</text:p>
          </table:table-cell>
          <table:covered-table-cell/>
          <table:table-cell table:style-name="Table8.C2" table:number-columns-spanned="2" office:value-type="string">
            <text:p text:style-name="P5"><text:span text:style-name="T26">identifier</text:span> (of type <text:span text:style-name="T26">identity</text:span>)</text:p>
          </table:table-cell>
          <table:covered-table-cell/>
        </table:table-row>
        <table:table-row table:style-name="Table8.1">
          <table:table-cell table:style-name="Table8.A3" table:number-columns-spanned="2" office:value-type="string">
            <text:p text:style-name="P13">object_marking_refs</text:p>
          </table:table-cell>
          <table:covered-table-cell/>
          <table:table-cell table:style-name="Table8.C3" table:number-columns-spanned="2" office:value-type="string">
            <text:p text:style-name="P5"><text:span text:style-name="T26">identifier</text:span> (of type <text:span text:style-name="T26">marking-definition</text:span>)</text:p>
          </table:table-cell>
          <table:covered-table-cell/>
        </table:table-row>
        <table:table-row table:style-name="Table8.1">
          <table:table-cell table:style-name="Table8.A1" table:number-columns-spanned="4" office:value-type="string">
            <text:p text:style-name="P30">Common Relationships</text:p>
          </table:table-cell>
          <table:covered-table-cell/>
          <table:covered-table-cell/>
          <table:covered-table-cell/>
        </table:table-row>
        <table:table-row table:style-name="Table8.1">
          <table:table-cell table:style-name="Table8.A5" table:number-columns-spanned="4" office:value-type="string">
            <text:p text:style-name="P5"><text:span text:style-name="T28">duplicate-of</text:span>, <text:span text:style-name="T28">derived-from</text:span>, <text:span text:style-name="T28">related-to</text:span></text:p>
          </table:table-cell>
          <table:covered-table-cell/>
          <table:covered-table-cell/>
          <table:covered-table-cell/>
        </table:table-row>
        <table:table-row table:style-name="Table8.1">
          <table:table-cell table:style-name="Table8.A1" office:value-type="string">
            <text:p text:style-name="P28">Source</text:p>
          </table:table-cell>
          <table:table-cell table:style-name="Table8.A1" office:value-type="string">
            <text:p text:style-name="P28">Relationship Type</text:p>
          </table:table-cell>
          <table:table-cell table:style-name="Table8.A1" office:value-type="string">
            <text:p text:style-name="P30">Target </text:p>
          </table:table-cell>
          <table:table-cell table:style-name="Table8.A1" office:value-type="string">
            <text:p text:style-name="P30">Description</text:p>
          </table:table-cell>
        </table:table-row>
        <table:table-row table:style-name="Table8.1">
          <table:table-cell table:style-name="Table8.A7" office:value-type="string">
            <text:p text:style-name="P5">—</text:p>
          </table:table-cell>
          <table:table-cell table:style-name="Table8.B7" office:value-type="string">
            <text:p text:style-name="P5">—</text:p>
          </table:table-cell>
          <table:table-cell table:style-name="Table8.C7" office:value-type="string">
            <text:p text:style-name="P5">—</text:p>
          </table:table-cell>
          <table:table-cell table:style-name="Table8.D7" office:value-type="string">
            <text:p text:style-name="P5">—</text:p>
          </table:table-cell>
        </table:table-row>
        <table:table-row table:style-name="Table8.1">
          <table:table-cell table:style-name="Table8.A8" table:number-columns-spanned="4" office:value-type="string">
            <text:p text:style-name="P9">Reverse Relationships</text:p>
          </table:table-cell>
          <table:covered-table-cell/>
          <table:covered-table-cell/>
          <table:covered-table-cell/>
        </table:table-row>
        <table:table-row table:style-name="Table8.1">
          <table:table-cell table:style-name="Table8.A9" office:value-type="string">
            <text:p text:style-name="P5"><text:span text:style-name="T26">attack-pattern</text:span>, <text:span text:style-name="T26">campaign</text:span>, </text:p>
            <text:p text:style-name="P5"><text:span text:style-name="T26">intrusion-set</text:span>, </text:p>
            <text:p text:style-name="P5"><text:span text:style-name="T26">malware</text:span>, <text:span text:style-name="T26"><text:s/></text:span></text:p>
            <text:p text:style-name="P5"><text:span text:style-name="T26">threat-actor</text:span>, </text:p>
            <text:p text:style-name="P19">tool</text:p>
          </table:table-cell>
          <table:table-cell table:style-name="Table8.B9" office:value-type="string">
            <text:p text:style-name="P35">targets</text:p>
          </table:table-cell>
          <table:table-cell table:style-name="Table8.C9" office:value-type="string">
            <text:p text:style-name="P19">identity</text:p>
          </table:table-cell>
          <table:table-cell table:style-name="Table8.D9" office:value-type="string">
            <text:p text:style-name="P5">See forward relationship for definition.</text:p>
          </table:table-cell>
        </table:table-row>
        <table:table-row table:style-name="Table8.1">
          <table:table-cell table:style-name="Table8.A10" office:value-type="string">
            <text:p text:style-name="P19">threat-actor</text:p>
          </table:table-cell>
          <table:table-cell table:style-name="Table8.B10" office:value-type="string">
            <text:p text:style-name="P5"><text:span text:style-name="T28">attributed-to</text:span>, <text:span text:style-name="T28">impersonates</text:span></text:p>
          </table:table-cell>
          <table:table-cell table:style-name="Table8.C10" office:value-type="string">
            <text:p text:style-name="P19">identity</text:p>
          </table:table-cell>
          <table:table-cell table:style-name="Table8.D10" office:value-type="string">
            <text:p text:style-name="P5">See forward relationship for definition.</text:p>
          </table:table-cell>
        </table:table-row>
      </table:table>
      <text:p text:style-name="P1"/>
      <text:p text:style-name="P11">Examples</text:p>
      <text:p text:style-name="P1">An Identity for an individual named John Smith</text:p>
      <text:p text:style-name="P12"><text:soft-page-break/>{</text:p>
      <text:p text:style-name="P12"><text:s text:c="2"/>"type": "identity",</text:p>
      <text:p text:style-name="P12"><text:s text:c="2"/>...,</text:p>
      <text:p text:style-name="P12"><text:s text:c="2"/>"name": "John Smith",</text:p>
      <text:p text:style-name="P12"><text:s text:c="2"/>"identity_class": "individual",</text:p>
      <text:p text:style-name="P12"><text:s text:c="2"/>...</text:p>
      <text:p text:style-name="P12">}</text:p>
      <text:p text:style-name="P1"/>
      <text:p text:style-name="P1">An Identity for a company named ACME Widget, Inc.</text:p>
      <text:p text:style-name="P12">{</text:p>
      <text:p text:style-name="P12"><text:s text:c="2"/>"type": "identity",</text:p>
      <text:p text:style-name="P12"><text:s text:c="2"/>...,</text:p>
      <text:p text:style-name="P12"><text:s text:c="2"/>"name": "ACME Widget, Inc.",</text:p>
      <text:p text:style-name="P12"><text:s text:c="2"/>"identity_class": "organization",</text:p>
      <text:p text:style-name="P12"><text:s text:c="2"/>...</text:p>
      <text:p text:style-name="P12">}</text:p>
      <text:p text:style-name="P97"><text:bookmark text:name="_muftrcpnf89v"/>​2.5​ Indicator</text:p>
      <text:p text:style-name="P4"><text:span text:style-name="T13">Type Name:</text:span> <text:span text:style-name="T26">indicator</text:span></text:p>
      <text:p text:style-name="P1">指标符号</text:p>
      <text:p text:style-name="P1">Indicators contain a pattern that can be used to detect suspicious or malicious cyber activity. For example, an Indicator may be used to represent a set of malicious domains and use the STIX Patterning Language (<text:a xlink:type="simple" xlink:href="#huzygj4zc8zh" text:style-name="Internet_20_link" text:visited-style-name="Visited_20_Internet_20_Link"><text:span text:style-name="T7">STIX™ Version 2.0. Part 5: STIX Patterning</text:span></text:a>) to specify these domains.</text:p>
      <text:p text:style-name="P62"><text:bookmark text:name="result_box37"/><text:span text:style-name="T37">指标符包含可用于检测可疑或恶意网络活动的模式。 例如，指示符可以用于表示一组恶意域并且使用</text:span><text:span text:style-name="T33">STIX</text:span><text:span text:style-name="T37">模式语言（</text:span><text:span text:style-name="T33">STIX TM Version 2.0</text:span><text:span text:style-name="T37">。</text:span><text:span text:style-name="T33">Part 5</text:span><text:span text:style-name="T37">：</text:span><text:span text:style-name="T33">STIX Patterning</text:span><text:span text:style-name="T37">）来指定这些域。</text:span></text:p>
      <text:p text:style-name="P1"/>
      <text:p text:style-name="P1">The Indicator SDO contains a simple textual description, the Kill Chain Phases that it detects behavior in, a time window for when the Indicator is valid or useful, and a required <text:span text:style-name="T17">pattern</text:span> property to capture a structured detection pattern. Conforming STIX implementations <text:span text:style-name="T13">MUST</text:span> support the STIX Patterning Language as defined in <text:a xlink:type="simple" xlink:href="#huzygj4zc8zh" text:style-name="Internet_20_link" text:visited-style-name="Visited_20_Internet_20_Link"><text:span text:style-name="T7">STIX™ Version 2.0. Part 5: STIX Patterning</text:span></text:a>. While each structured pattern language has different syntax and potentially different <text:s/>semantics, in general an Indicator is considered to have "matched" (or been "sighted") when the conditions specified in the structured pattern are satisfied in whatever context they are evaluated in.</text:p>
      <text:p text:style-name="P75"><text:span text:style-name="T53">SDO的指标包含了一个简单的文字描述，在杀伤链的阶作为一个时间窗，检测行为指标是有效的或有益的，以及所需要的模式属性捕获结构检测模式。</text:span><text:bookmark text:name="result_box38"/><text:span text:style-name="T54">符合</text:span><text:span text:style-name="T55">STIX</text:span><text:span text:style-name="T54">实现必须支持</text:span><text:span text:style-name="T55">STIX™2.0</text:span><text:span text:style-name="T54">版中定义的</text:span><text:span text:style-name="T55">STIX</text:span><text:span text:style-name="T54">模式语言。 第</text:span><text:span text:style-name="T55">5</text:span><text:span text:style-name="T54">部分：</text:span><text:span text:style-name="T55">STIX</text:span><text:span text:style-name="T54">图案化。 尽管每个结构化模式语言具有不同的语法和潜在不同的语义，但是一般来说，当在任何被评估的上下文中满足在结构化模式中指定的条件时，指示符被认为已经“匹配”（或“被观察到”）。</text:span></text:p>
      <text:p text:style-name="P1">Relationships from the Indicator can describe the malicious or suspicious behavior that it directly detects (Malware, Tool, and Attack Pattern) as well as the Campaigns, Intrusion Sets, and Threat Actors that it might indicate the presence of.</text:p>
      <text:p text:style-name="P65"><text:bookmark text:name="result_box39"/>指标的关系可以描述其直接检测到的恶意或可疑行为（恶意软件，工具和攻击模式）以及可能指示其存在的活动，入侵集和威胁参与者。</text:p>
      <text:p text:style-name="P1"/>
      <text:p text:style-name="P93"><text:bookmark text:name="_wfiae74706sw"/><text:soft-page-break/>​2.5.1​ Properties</text:p>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p text:style-name="P28">Common Properties</text:p>
          </table:table-cell>
          <table:covered-table-cell/>
          <table:covered-table-cell/>
        </table:table-row>
        <table:table-row table:style-name="Table9.1">
          <table:table-cell table:style-name="Table9.A2" table:number-columns-spanned="3" office:value-type="string">
            <text:p text:style-name="P13">type, id, created_by_ref, created, modified, revoked, labels, external_references, object_marking_refs, granular_markings</text:p>
          </table:table-cell>
          <table:covered-table-cell/>
          <table:covered-table-cell/>
        </table:table-row>
        <table:table-row table:style-name="Table9.3">
          <table:table-cell table:style-name="Table9.A1" table:number-columns-spanned="3" office:value-type="string">
            <text:p text:style-name="P30">Indicator Specific Properties</text:p>
          </table:table-cell>
          <table:covered-table-cell/>
          <table:covered-table-cell/>
        </table:table-row>
        <table:table-row table:style-name="Table9.4">
          <table:table-cell table:style-name="Table9.A4" table:number-columns-spanned="3" office:value-type="string">
            <text:p text:style-name="P13">name, description, pattern, valid_from, valid_until, kill_chain_phases</text:p>
          </table:table-cell>
          <table:covered-table-cell/>
          <table:covered-table-cell/>
        </table:table-row>
        <table:table-row table:style-name="Table9.5">
          <table:table-cell table:style-name="Table9.A5" office:value-type="string">
            <text:p text:style-name="P29">Property Name</text:p>
          </table:table-cell>
          <table:table-cell table:style-name="Table9.A5" office:value-type="string">
            <text:p text:style-name="P29">Type</text:p>
          </table:table-cell>
          <table:table-cell table:style-name="Table9.A5" office:value-type="string">
            <text:p text:style-name="P29">Description</text:p>
          </table:table-cell>
        </table:table-row>
        <table:table-row table:style-name="Table9.6">
          <table:table-cell table:style-name="Table9.A6" office:value-type="string">
            <text:p text:style-name="P6"><text:span text:style-name="T17">type</text:span> (required)</text:p>
          </table:table-cell>
          <table:table-cell table:style-name="Table9.A6" office:value-type="string">
            <text:p text:style-name="P20">string</text:p>
          </table:table-cell>
          <table:table-cell table:style-name="Table9.A6" office:value-type="string">
            <text:p text:style-name="P6">The value of this property <text:span text:style-name="T13">MUST</text:span> be <text:span text:style-name="T28">indicator</text:span></text:p>
            <text:p text:style-name="P108"><text:bookmark text:name="result_box40"/>此属性的值必须是指示符</text:p>
            <text:p text:style-name="P111"/>
          </table:table-cell>
        </table:table-row>
        <table:table-row table:style-name="Table9.7">
          <table:table-cell table:style-name="Table9.A6" office:value-type="string">
            <text:p text:style-name="P6"><text:span text:style-name="T17">labels</text:span><text:span text:style-name="T13"> </text:span>(required)</text:p>
          </table:table-cell>
          <table:table-cell table:style-name="Table9.A6" office:value-type="string">
            <text:p text:style-name="P5"><text:span text:style-name="T26">list</text:span> of type <text:span text:style-name="T26">open-vocab</text:span></text:p>
          </table:table-cell>
          <table:table-cell table:style-name="Table9.A6" office:value-type="string">
            <text:p text:style-name="P5">This property is an Open Vocabulary that specifies the type of indicator. <text:s/></text:p>
            <text:p text:style-name="P72">此属性是指定指示器类型的公开词汇表。</text:p>
            <text:p text:style-name="P5">This is an open vocabulary and values <text:span text:style-name="T13">SHOULD </text:span>come from the <text:span text:style-name="T26">indicator-label-ov</text:span> vocabulary.</text:p>
            <text:p text:style-name="P72">这是一个开放的词汇和价值观应该来自指示标记</text:p>
          </table:table-cell>
        </table:table-row>
        <table:table-row table:style-name="Table9.8">
          <table:table-cell table:style-name="Table9.A8" office:value-type="string">
            <text:p text:style-name="P6"><text:span text:style-name="T17">name</text:span> (optional)</text:p>
          </table:table-cell>
          <table:table-cell table:style-name="Table9.A8" office:value-type="string">
            <text:p text:style-name="P17">string</text:p>
          </table:table-cell>
          <table:table-cell table:style-name="Table9.C8" office:value-type="string">
            <text:p text:style-name="P5">A name used to identify the Indicator.</text:p>
            <text:p text:style-name="P72">用于标识指示符的名称</text:p>
          </table:table-cell>
        </table:table-row>
        <table:table-row table:style-name="Table9.9">
          <table:table-cell table:style-name="Table9.A8" office:value-type="string">
            <text:p text:style-name="P6"><text:span text:style-name="T17">description</text:span> (optional)</text:p>
          </table:table-cell>
          <table:table-cell table:style-name="Table9.A8" office:value-type="string">
            <text:p text:style-name="P17">string</text:p>
          </table:table-cell>
          <table:table-cell table:style-name="Table9.C8" office:value-type="string">
            <text:p text:style-name="P5">A description that provides more details and context about the Indicator, potentially including its purpose and its key characteristics.</text:p>
            <text:p text:style-name="P66">提供关于指标的更多细节和上下文的描述，可能包括其目的和关键特征。</text:p>
            <text:p text:style-name="P5"/>
          </table:table-cell>
        </table:table-row>
        <table:table-row table:style-name="Table9.10">
          <table:table-cell table:style-name="Table9.A10" office:value-type="string">
            <text:p text:style-name="P6"><text:span text:style-name="T17">pattern</text:span> (required)</text:p>
          </table:table-cell>
          <table:table-cell table:style-name="Table9.B10" office:value-type="string">
            <text:p text:style-name="P17">string</text:p>
          </table:table-cell>
          <table:table-cell table:style-name="Table9.C10" office:value-type="string">
            <text:p text:style-name="P6">The detection pattern for this Indicator is a STIX Pattern as specified in <text:a xlink:type="simple" xlink:href="#huzygj4zc8zh" text:style-name="Internet_20_link" text:visited-style-name="Visited_20_Internet_20_Link"><text:span text:style-name="T7">STIX™ Version 2.0. Part 5: STIX Patterning</text:span></text:a>. </text:p>
            <text:p text:style-name="P64"><text:bookmark text:name="result_box42"/><text:span text:style-name="T37">此指示器的检测模式是</text:span><text:span text:style-name="T33">STIX™2.0</text:span><text:span text:style-name="T37">版中指定的</text:span><text:span text:style-name="T33">STIX</text:span><text:span text:style-name="T37">模式。 第</text:span><text:span text:style-name="T33">5</text:span><text:span text:style-name="T37">部分：</text:span><text:span text:style-name="T33">STIX</text:span><text:span text:style-name="T37">图形化。</text:span></text:p>
            <text:p text:style-name="P6"/>
          </table:table-cell>
        </table:table-row>
        <table:table-row table:style-name="Table9.11">
          <table:table-cell table:style-name="Table9.A11" office:value-type="string">
            <text:p text:style-name="P6"><text:span text:style-name="T17">valid_from</text:span><text:span text:style-name="T13"> </text:span>(required)</text:p>
          </table:table-cell>
          <table:table-cell table:style-name="Table9.B11" office:value-type="string">
            <text:p text:style-name="P17">timestamp</text:p>
          </table:table-cell>
          <table:table-cell table:style-name="Table9.C11" office:value-type="string">
            <text:p text:style-name="P6">The time from which this Indicator should be considered valuable intelligence.</text:p>
            <text:p text:style-name="P6"/>
            <text:p text:style-name="P105"><text:bookmark text:name="result_box43"/>本指标应被视为有价值的智能的时间</text:p>
          </table:table-cell>
        </table:table-row>
        <text:soft-page-break/>
        <table:table-row table:style-name="Table9.12">
          <table:table-cell table:style-name="Table9.A12" office:value-type="string">
            <text:p text:style-name="P6"><text:span text:style-name="T17">valid_until</text:span><text:span text:style-name="T13"> </text:span>(optional)</text:p>
          </table:table-cell>
          <table:table-cell table:style-name="Table9.B12" office:value-type="string">
            <text:p text:style-name="P17">timestamp</text:p>
          </table:table-cell>
          <table:table-cell table:style-name="Table9.C12" office:value-type="string">
            <text:p text:style-name="P6">The time at which this Indicator should no longer be considered valuable intelligence.</text:p>
            <text:p text:style-name="P105"><text:bookmark text:name="result_box44"/>本指标不应再被视为有价值的情报的时间</text:p>
            <text:p text:style-name="P6">If the <text:span text:style-name="T17">valid_until</text:span> property is omitted, then there is no constraint on the latest time for which the Indicator should be used. </text:p>
            <text:p text:style-name="P6"><text:bookmark text:name="result_box45"/><text:span text:style-name="T54">如果省略了</text:span><text:span text:style-name="T55">valid_until</text:span><text:span text:style-name="T54">属性，那么对于应使用</text:span><text:span text:style-name="T55">Indicator</text:span><text:span text:style-name="T54">的最近时间没有约束。</text:span></text:p>
          </table:table-cell>
        </table:table-row>
        <table:table-row table:style-name="Table9.13">
          <table:table-cell table:style-name="Table9.A13" office:value-type="string">
            <text:p text:style-name="P6"><text:span text:style-name="T17">kill_chain_phases</text:span><text:span text:style-name="T13"> </text:span>(optional)</text:p>
          </table:table-cell>
          <table:table-cell table:style-name="Table9.B13" office:value-type="string">
            <text:p text:style-name="P6"><text:span text:style-name="T26">list</text:span> of type <text:span text:style-name="T26">kill-chain-phase</text:span></text:p>
          </table:table-cell>
          <table:table-cell table:style-name="Table9.C13" office:value-type="string">
            <text:p text:style-name="P6">The kill chain phase(s) to which this Indicator corresponds.</text:p>
            <text:p text:style-name="P105"><text:bookmark text:name="result_box46"/>此指标对应的杀伤链相</text:p>
          </table:table-cell>
        </table:table-row>
      </table:table>
      <text:p text:style-name="P4"/>
      <text:p text:style-name="P93"><text:bookmark text:name="_oaq5jdro8yfr"/>​2.5.2​ Relationships</text:p>
      <text:p text:style-name="P1">These are the relationships explicitly defined between the Indicator object and other objects. The first section lists the embedded relationships by property name along with their corresponding target. The rest of the table identifies the relationships that can be made from the Indicator object by way of the Relationship object. The reverse relationships (relationships "to" the Indicator object) are included as a convenience. For their definitions, please see the objects for which they represent a "from" relationship.</text:p>
      <text:p text:style-name="P62"><text:bookmark text:name="result_box47"/><text:span text:style-name="T37">这些是在</text:span><text:span text:style-name="T33">Indicator</text:span><text:span text:style-name="T37">对象和其他对象之间显式定义的关系。 第一部分按属性名称列出嵌入的关系及其相应的目标。 表的其余部分标识可以通过</text:span><text:span text:style-name="T33">Relationship</text:span><text:span text:style-name="T37">对象从</text:span><text:span text:style-name="T33">Indicator</text:span><text:span text:style-name="T37">对象创建关系。 为了方便，包括反向关系（与“对象”的关系）。 对于它们的定义，请查看它们代表“</text:span><text:span text:style-name="T33">from”</text:span><text:span text:style-name="T37">关系的对象。</text:span></text:p>
      <text:p text:style-name="P1"/>
      <text:p text:style-name="P1">Relationships are not restricted to those listed below. Relationships can be created between any objects using the <text:span text:style-name="T28">related-to</text:span> relationship type or, as with open vocabularies, user-defined names.</text:p>
      <text:p text:style-name="P65"><text:bookmark text:name="result_box48"/>关系不限于下面列出的那些。 可以使用关联到关系类型在任何对象之间创建关系，或者像打开的词汇一样，在用户定义的名称之间创建关系。</text:p>
      <text:p text:style-name="P1"/>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p text:style-name="P30">Embedded Relationships</text:p>
          </table:table-cell>
          <table:covered-table-cell/>
          <table:covered-table-cell/>
          <table:covered-table-cell/>
        </table:table-row>
        <table:table-row table:style-name="Table10.1">
          <table:table-cell table:style-name="Table10.A2" table:number-columns-spanned="2" office:value-type="string">
            <text:p text:style-name="P13">created_by_ref</text:p>
          </table:table-cell>
          <table:covered-table-cell/>
          <table:table-cell table:style-name="Table10.C2" table:number-columns-spanned="2" office:value-type="string">
            <text:p text:style-name="P5"><text:span text:style-name="T26">identifier</text:span> (of type <text:span text:style-name="T26">identity</text:span>)</text:p>
          </table:table-cell>
          <table:covered-table-cell/>
        </table:table-row>
        <table:table-row table:style-name="Table10.1">
          <table:table-cell table:style-name="Table10.A3" table:number-columns-spanned="2" office:value-type="string">
            <text:p text:style-name="P13">object_marking_refs</text:p>
          </table:table-cell>
          <table:covered-table-cell/>
          <table:table-cell table:style-name="Table10.C3" table:number-columns-spanned="2" office:value-type="string">
            <text:p text:style-name="P5"><text:span text:style-name="T26">identifier</text:span> (of type <text:span text:style-name="T26">marking-definition</text:span>)</text:p>
          </table:table-cell>
          <table:covered-table-cell/>
        </table:table-row>
        <table:table-row table:style-name="Table10.1">
          <table:table-cell table:style-name="Table10.A1" table:number-columns-spanned="4" office:value-type="string">
            <text:p text:style-name="P30">Common Relationships</text:p>
          </table:table-cell>
          <table:covered-table-cell/>
          <table:covered-table-cell/>
          <table:covered-table-cell/>
        </table:table-row>
        <table:table-row table:style-name="Table10.1">
          <table:table-cell table:style-name="Table10.A5" table:number-columns-spanned="4" office:value-type="string">
            <text:p text:style-name="P5"><text:span text:style-name="T28">duplicate-of</text:span>, <text:span text:style-name="T28">derived-from</text:span>, <text:span text:style-name="T28">related-to</text:span></text:p>
          </table:table-cell>
          <table:covered-table-cell/>
          <table:covered-table-cell/>
          <table:covered-table-cell/>
        </table:table-row>
        <table:table-row table:style-name="Table10.1">
          <table:table-cell table:style-name="Table10.A1" office:value-type="string">
            <text:p text:style-name="P28">Source</text:p>
          </table:table-cell>
          <table:table-cell table:style-name="Table10.A1" office:value-type="string">
            <text:p text:style-name="P28">Relationship Type</text:p>
          </table:table-cell>
          <table:table-cell table:style-name="Table10.A1" office:value-type="string">
            <text:p text:style-name="P30">Target </text:p>
          </table:table-cell>
          <table:table-cell table:style-name="Table10.A1" office:value-type="string">
            <text:p text:style-name="P30">Description</text:p>
          </table:table-cell>
        </table:table-row>
        <table:table-row table:style-name="Table10.1">
          <table:table-cell table:style-name="Table10.A7" office:value-type="string">
            <text:p text:style-name="P19">indicator</text:p>
          </table:table-cell>
          <table:table-cell table:style-name="Table10.B7" office:value-type="string">
            <text:p text:style-name="P35">indicates</text:p>
          </table:table-cell>
          <table:table-cell table:style-name="Table10.C7" office:value-type="string">
            <text:p text:style-name="P5"><text:span text:style-name="T26">attack-pattern</text:span>, <text:span text:style-name="T26">campaign</text:span>, </text:p>
            <text:p text:style-name="P5"><text:soft-page-break/><text:span text:style-name="T26">intrusion-set</text:span>, </text:p>
            <text:p text:style-name="P5"><text:span text:style-name="T26">malware</text:span>, </text:p>
            <text:p text:style-name="P5"><text:span text:style-name="T26">threat-actor</text:span>, <text:span text:style-name="T26">tool</text:span></text:p>
          </table:table-cell>
          <table:table-cell table:style-name="Table10.D7" office:value-type="string">
            <text:p text:style-name="P5">This Relationship describes that the Indicator can detect evidence of the related Campaign, <text:soft-page-break/>Intrusion Set, or Threat Actor. This evidence may not be direct: for example, the Indicator may detect secondary evidence of the Campaign, such as malware or behavior commonly used by that Campaign.</text:p>
            <text:p text:style-name="P66"><text:bookmark text:name="result_box49"/>此关系描述指标可以检测到相关活动，入侵集或威胁参与者的证据。 此证据可能不是直接的：例如，指标可能会检测到广告系列的次要证据，例如该广告系列常用的恶意软件或行为。</text:p>
            <text:p text:style-name="P5"/>
            <text:p text:style-name="P5">For example, an <text:span text:style-name="T28">indicates</text:span> Relationship from an Indicator to a Campaign object representing Glass Gazelle means that the Indicator is capable of detecting evidence of Glass Gazelle, such as command and control IPs commonly used by that Campaign.</text:p>
            <text:p text:style-name="P66"><text:bookmark text:name="result_box50"/>例如，<text:span text:style-name="T35">一个从</text:span>指示器到代表玻璃瞪羚的活动对象的关系表示着指示器能够检测玻璃瞪羚的证据，例如该活动通常使用的命令和控制<text:span text:style-name="T33">IP</text:span></text:p>
            <text:p text:style-name="P5"/>
          </table:table-cell>
        </table:table-row>
        <table:table-row table:style-name="Table10.1">
          <table:table-cell table:style-name="Table10.A8" table:number-columns-spanned="4" office:value-type="string">
            <text:p text:style-name="P9">Reverse Relationships</text:p>
          </table:table-cell>
          <table:covered-table-cell/>
          <table:covered-table-cell/>
          <table:covered-table-cell/>
        </table:table-row>
        <table:table-row table:style-name="Table10.1">
          <table:table-cell table:style-name="Table10.A9" office:value-type="string">
            <text:p text:style-name="P5">—</text:p>
          </table:table-cell>
          <table:table-cell table:style-name="Table10.B9" office:value-type="string">
            <text:p text:style-name="P5">—</text:p>
          </table:table-cell>
          <table:table-cell table:style-name="Table10.C9" office:value-type="string">
            <text:p text:style-name="P5">—</text:p>
          </table:table-cell>
          <table:table-cell table:style-name="Table10.D9" office:value-type="string">
            <text:p text:style-name="P5">—</text:p>
          </table:table-cell>
        </table:table-row>
      </table:table>
      <text:p text:style-name="P1"/>
      <text:p text:style-name="P11">Examples</text:p>
      <text:p text:style-name="P1">Indicator itself, with context</text:p>
      <text:p text:style-name="P12">[</text:p>
      <text:p text:style-name="P12"><text:s text:c="2"/>{</text:p>
      <text:p text:style-name="P12"><text:s text:c="4"/>"type": "indicator",</text:p>
      <text:p text:style-name="P12"><text:s text:c="4"/>"id": "indicator--8e2e2d2b-17d4-4cbf-938f-98ee46b3cd3f",</text:p>
      <text:p text:style-name="P12"><text:s text:c="4"/>"created_by_ref": "identity--f431f809-377b-45e0-aa1c-6a4751cae5ff",</text:p>
      <text:p text:style-name="P12"><text:s text:c="4"/>"created": "2016-04-06T20:03:48.000Z",</text:p>
      <text:p text:style-name="P12"><text:s text:c="4"/>"modified": "2016-04-06T20:03:48.000Z",</text:p>
      <text:p text:style-name="P12"><text:s text:c="4"/>"labels": ["malicious-activity"],</text:p>
      <text:p text:style-name="P12"><text:s text:c="4"/>"name": "Poison Ivy Malware",</text:p>
      <text:p text:style-name="P12"><text:s text:c="4"/>"description": "This file is part of Poison Ivy",</text:p>
      <text:p text:style-name="P12"><text:s text:c="4"/>"pattern": "[ file.hashes.MD5 = '3773a88f65a5e780c8dff9cdc3a056f3' ]",</text:p>
      <text:p text:style-name="P12"><text:s text:c="4"/>"valid_from": "2016-01-01T00:00:00Z"</text:p>
      <text:p text:style-name="P12"><text:s text:c="2"/>},</text:p>
      <text:p text:style-name="P12"><text:s text:c="2"/>{</text:p>
      <text:p text:style-name="P12"><text:s text:c="4"/>"type": "relationship",</text:p>
      <text:p text:style-name="P12"><text:s text:c="4"/>"id": "relationship--44298a74-ba52-4f0c-87a3-1824e67d7fad",</text:p>
      <text:p text:style-name="P12"><text:s text:c="4"/>"created_by_ref": "identity--f431f809-377b-45e0-aa1c-6a4751cae5ff",</text:p>
      <text:p text:style-name="P12"><text:s text:c="4"/>"created": "2016-04-06T20:06:37.000Z",</text:p>
      <text:p text:style-name="P12"><text:s text:c="4"/>"modified": "2016-04-06T20:06:37.000Z",</text:p>
      <text:p text:style-name="P12"><text:s text:c="4"/>"source_ref": "indicator--8e2e2d2b-17d4-4cbf-938f-98ee46b3cd3f",</text:p>
      <text:p text:style-name="P12"><text:s text:c="4"/>"target_ref": "malware--31b940d4-6f7f-459a-80ea-9c1f17b5891b",</text:p>
      <text:p text:style-name="P12"><text:s text:c="4"/>"relationship_type": "indicates"</text:p>
      <text:p text:style-name="P12"><text:s text:c="2"/>},</text:p>
      <text:p text:style-name="P12"><text:soft-page-break/><text:s text:c="2"/>{</text:p>
      <text:p text:style-name="P12"><text:s text:c="4"/>"type": "malware",</text:p>
      <text:p text:style-name="P12"><text:s text:c="4"/>"id": "malware--31b940d4-6f7f-459a-80ea-9c1f17b5891b",</text:p>
      <text:p text:style-name="P12"><text:s text:c="4"/>"created": "2016-04-06T20:07:09.000Z",</text:p>
      <text:p text:style-name="P12"><text:s text:c="4"/>"modified": "2016-04-06T20:07:09.000Z",</text:p>
      <text:p text:style-name="P12"><text:s text:c="4"/>"created_by_ref": "identity--f431f809-377b-45e0-aa1c-6a4751cae5ff",</text:p>
      <text:p text:style-name="P12"><text:s text:c="4"/>"name": "Poison Ivy"</text:p>
      <text:p text:style-name="P12"><text:s text:c="2"/>}</text:p>
      <text:p text:style-name="P12">]</text:p>
      <text:p text:style-name="P97"><text:bookmark text:name="_5ol9xlbbnrdn"/>​2.6​ Intrusion Set</text:p>
      <text:p text:style-name="P101">入侵集 </text:p>
      <text:p text:style-name="P4"><text:span text:style-name="T13">Type Name:</text:span> <text:span text:style-name="T26">intrusion-set</text:span></text:p>
      <text:p text:style-name="P1"/>
      <text:p text:style-name="P1">An Intrusion Set is a grouped set of adversarial behaviors and resources with common properties that is believed to be orchestrated by a single organization. An Intrusion Set may capture multiple Campaigns or other activities that are all tied together by shared attributes indicating a common known or unknown Threat Actor. New activity can be attributed to an Intrusion Set even if the Threat Actors behind the attack are not known. Threat Actors can move from supporting one Intrusion Set to supporting another, or they may support multiple Intrusion Sets.</text:p>
      <text:p text:style-name="P40"><text:s/><text:bookmark text:name="result_box5"/><text:span text:style-name="T37">入侵集是具有共同属性的对抗行为和资源的分组集合，其被认为由单个组织协调。 入侵集可以捕获通过指示共同的已知或未知威胁</text:span><text:span text:style-name="T33">Actor</text:span><text:span text:style-name="T37">的共享属性连接在一起的多个活动或其他活动。 新活动可以归因于入侵集，即使攻击后面的威胁行动者不知道。 威胁参与者可以从支持一个入侵集移到支持另一个入侵集，或者它们可以支持多个入侵集。</text:span></text:p>
      <text:p text:style-name="P1">Where a Campaign is a set of attacks over a period of time against a specific set of targets to achieve some objective, an Intrusion Set is the entire attack package and may be used over a very long period of time in multiple Campaigns to achieve potentially multiple purposes.</text:p>
      <text:p text:style-name="P40"><text:s/><text:bookmark text:name="result_box30"/><text:span text:style-name="T37">如果</text:span><text:span text:style-name="T34">威胁活动</text:span><text:span text:style-name="T37">是在一段时间内针对一组特定目标的一组攻击以实现某些目标，则入侵集合是整个攻击包，并且可以在多个</text:span><text:span text:style-name="T34">威胁活动</text:span><text:span text:style-name="T37">中的非常长的时间段内使用，以实现潜在的多个 目的。</text:span></text:p>
      <text:p text:style-name="P1">While sometimes an Intrusion Set is not active, or changes focus, it is usually difficult to know if it has truly disappeared or ended. Analysts may have varying level of fidelity on attributing an Intrusion Set back to Threat Actors and may be able to only attribute it back to a nation state or perhaps back to an organization within that nation state.</text:p>
      <text:p text:style-name="P1"><text:bookmark text:name="result_box33"/><text:span text:style-name="T42">虽然有时侵入集不是活动的，或改变威胁目标，但通常很难知道它是否真正消失或结束。 分析人员可能具有不同程度的忠诚度，将入侵套件归因于威胁因素，并且可能只能将其归因于一个民族国家，或者可能回到该国家的一个组织。</text:span></text:p>
      <text:p text:style-name="P93"><text:bookmark text:name="_ticprjb32bc4"/>​2.6.1​ Properties</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28">Common Properties</text:p>
          </table:table-cell>
          <table:covered-table-cell/>
          <table:covered-table-cell/>
        </table:table-row>
        <table:table-row table:style-name="Table11.1">
          <table:table-cell table:style-name="Table11.A2" table:number-columns-spanned="3" office:value-type="string">
            <text:p text:style-name="P13">type, id, created_by_ref, created, modified, revoked, labels, external_references, object_marking_refs, granular_markings</text:p>
          </table:table-cell>
          <table:covered-table-cell/>
          <table:covered-table-cell/>
        </table:table-row>
        <table:table-row table:style-name="Table11.3">
          <table:table-cell table:style-name="Table11.A1" table:number-columns-spanned="3" office:value-type="string">
            <text:p text:style-name="P30">Intrusion Set Specific Properties</text:p>
          </table:table-cell>
          <table:covered-table-cell/>
          <table:covered-table-cell/>
        </table:table-row>
        <text:soft-page-break/>
        <table:table-row table:style-name="Table11.4">
          <table:table-cell table:style-name="Table11.A4" table:number-columns-spanned="3" office:value-type="string">
            <text:p text:style-name="P13">name, description, aliases, first_seen, last_seen, goals, resource_level, primary_motivation, secondary_motivations</text:p>
          </table:table-cell>
          <table:covered-table-cell/>
          <table:covered-table-cell/>
        </table:table-row>
        <table:table-row table:style-name="Table11.5">
          <table:table-cell table:style-name="Table11.A5" office:value-type="string">
            <text:p text:style-name="P30">Property Name</text:p>
          </table:table-cell>
          <table:table-cell table:style-name="Table11.A5" office:value-type="string">
            <text:p text:style-name="P30">Type</text:p>
          </table:table-cell>
          <table:table-cell table:style-name="Table11.A5" office:value-type="string">
            <text:p text:style-name="P30">Description</text:p>
          </table:table-cell>
        </table:table-row>
        <table:table-row table:style-name="Table11.6">
          <table:table-cell table:style-name="Table11.A6" office:value-type="string">
            <text:p text:style-name="P5"><text:span text:style-name="T17">type</text:span> (required)</text:p>
          </table:table-cell>
          <table:table-cell table:style-name="Table11.A6" office:value-type="string">
            <text:p text:style-name="P17">string</text:p>
          </table:table-cell>
          <table:table-cell table:style-name="Table11.A6" office:value-type="string">
            <text:p text:style-name="P5">The value of this property <text:span text:style-name="T13">MUST</text:span> be <text:span text:style-name="T22">intrusion-set</text:span>.</text:p>
            <text:p text:style-name="P50"><text:bookmark text:name="result_box41"/>此属性的值必须是入侵集。</text:p>
            <text:p text:style-name="P5"/>
          </table:table-cell>
        </table:table-row>
        <table:table-row table:style-name="Table11.7">
          <table:table-cell table:style-name="Table11.A7" office:value-type="string">
            <text:p text:style-name="P6"><text:span text:style-name="T17">name</text:span> (required)</text:p>
          </table:table-cell>
          <table:table-cell table:style-name="Table11.A7" office:value-type="string">
            <text:p text:style-name="P17">string</text:p>
          </table:table-cell>
          <table:table-cell table:style-name="Table11.C7" office:value-type="string">
            <text:p text:style-name="P5">A name used to identify this Intrusion Set.</text:p>
            <text:p text:style-name="P43">定义入侵集的名字</text:p>
          </table:table-cell>
        </table:table-row>
        <table:table-row table:style-name="Table11.8">
          <table:table-cell table:style-name="Table11.A7" office:value-type="string">
            <text:p text:style-name="P6"><text:span text:style-name="T17">description</text:span> (optional)</text:p>
          </table:table-cell>
          <table:table-cell table:style-name="Table11.A7" office:value-type="string">
            <text:p text:style-name="P17">string</text:p>
          </table:table-cell>
          <table:table-cell table:style-name="Table11.C7" office:value-type="string">
            <text:p text:style-name="P5">A description that provides more details and context about the Intrusion Set, potentially including its purpose and its key characteristics.</text:p>
            <text:p text:style-name="P50"><text:bookmark text:name="result_box51"/>提供有关入侵集的更多详细信息和上下文的描述，可能包括其目的和关键特征。</text:p>
            <text:p text:style-name="P5"/>
          </table:table-cell>
        </table:table-row>
        <table:table-row table:style-name="Table11.9">
          <table:table-cell table:style-name="Table11.A9" office:value-type="string">
            <text:p text:style-name="P7"><text:span text:style-name="T17">aliases</text:span><text:span text:style-name="T13"> </text:span>(optional)</text:p>
          </table:table-cell>
          <table:table-cell table:style-name="Table11.B9" office:value-type="string">
            <text:p text:style-name="P7"><text:span text:style-name="T26">list</text:span> of type <text:span text:style-name="T26">string</text:span></text:p>
          </table:table-cell>
          <table:table-cell table:style-name="Table11.C9" office:value-type="string">
            <text:p text:style-name="P7">Alternative names used to identify this Intrusion Set.</text:p>
            <text:p text:style-name="P47"><text:bookmark text:name="result_box52"/><text:span text:style-name="T37">用于标识此入侵集的备用名称。</text:span></text:p>
          </table:table-cell>
        </table:table-row>
        <table:table-row table:style-name="Table11.10">
          <table:table-cell table:style-name="Table11.A7" office:value-type="string">
            <text:p text:style-name="P6"><text:span text:style-name="T17">first_seen</text:span> (optional)</text:p>
          </table:table-cell>
          <table:table-cell table:style-name="Table11.A7" office:value-type="string">
            <text:p text:style-name="P19">timestamp</text:p>
          </table:table-cell>
          <table:table-cell table:style-name="Table11.A7" office:value-type="string">
            <text:p text:style-name="P5">The time that this Intrusion Set was first seen.</text:p>
            <text:p text:style-name="P43">入侵集首次出现的时间</text:p>
            <text:p text:style-name="P5">This property is a summary property of data from sightings and other data that may or may not be available in STIX. If new sightings are received that are earlier than the first seen timestamp, the object may be updated to account for the new data.</text:p>
            <text:p text:style-name="P43"><text:bookmark text:name="result_box53"/><text:span text:style-name="T37">此属性是来自于可能存在或不存在于</text:span><text:span text:style-name="T33">STIX</text:span><text:span text:style-name="T37">中的数据的摘要属性。 如果接收到比第一次见到的时间戳更早的新的目击，则可以更新对象以考虑新的数据。</text:span></text:p>
          </table:table-cell>
        </table:table-row>
        <table:table-row table:style-name="Table11.11">
          <table:table-cell table:style-name="Table11.A7" office:value-type="string">
            <text:p text:style-name="P6"><text:span text:style-name="T17">last_seen</text:span> (optional)</text:p>
          </table:table-cell>
          <table:table-cell table:style-name="Table11.A7" office:value-type="string">
            <text:p text:style-name="P19">timestamp</text:p>
          </table:table-cell>
          <table:table-cell table:style-name="Table11.A7" office:value-type="string">
            <text:p text:style-name="P5">The time that this Intrusion Set was last seen.</text:p>
            <text:p text:style-name="P43">入侵集最后出现的时间</text:p>
            <text:p text:style-name="P5">This property is a summary property of data from sightings and other data that may or may not be available in STIX. If new sightings are received that are later than the last seen timestamp, the object may be updated to account for the new data.</text:p>
            <text:p text:style-name="P43"><text:bookmark text:name="result_box54"/><text:span text:style-name="T37">此属性是来自于可能存在或不存在于</text:span><text:span text:style-name="T33">S</text:span><text:soft-page-break/><text:span text:style-name="T33">TIX</text:span><text:span text:style-name="T37">中的数据的摘要属性。 如果接收到晚于最后看到的时间戳的新的目击，则可以更新对象以考虑新的数据。</text:span></text:p>
            <text:p text:style-name="P5"/>
          </table:table-cell>
        </table:table-row>
        <table:table-row table:style-name="Table11.12">
          <table:table-cell table:style-name="Table11.A7" office:value-type="string">
            <text:p text:style-name="P6"><text:span text:style-name="T17">goals</text:span> (optional)</text:p>
          </table:table-cell>
          <table:table-cell table:style-name="Table11.A7" office:value-type="string">
            <text:p text:style-name="P7"><text:span text:style-name="T26">list</text:span> of type <text:span text:style-name="T26">string</text:span></text:p>
          </table:table-cell>
          <table:table-cell table:style-name="Table11.A7" office:value-type="string">
            <text:p text:style-name="P5">The high level goals of this Intrusion Set, namely, <text:span text:style-name="T11">what</text:span> are they trying to do. For example, they may be motivated by personal gain, but their goal is to steal credit card numbers. To do this, they may execute specific Campaigns that have detailed objectives like compromising point of sale systems at a large retailer. </text:p>
            <text:p text:style-name="P5"><text:bookmark text:name="result_box55"/><text:span text:style-name="T42">这个入侵集的高级目标，即他们试图做什么。 例如，他们可能是个人利益的动机，但他们的目标是窃取信用卡号码。 为此，他们可以执行具有详细目标的特定活动，例如在大型零售商处销售点系统</text:span><text:span text:style-name="T37">。</text:span></text:p>
            <text:p text:style-name="P5">Another example: to gain information about latest merger and IPO information from ACME Bank.</text:p>
            <text:p text:style-name="P5"><text:bookmark text:name="result_box56"/><text:span text:style-name="T42">另一个例子：从</text:span><text:span text:style-name="T45">ACME</text:span><text:span text:style-name="T42">银行获取有关最新合并和</text:span><text:span text:style-name="T45">IPO</text:span><text:span text:style-name="T42">信息的信息。</text:span></text:p>
          </table:table-cell>
        </table:table-row>
        <table:table-row table:style-name="Table11.13">
          <table:table-cell table:style-name="Table11.A7" office:value-type="string">
            <text:p text:style-name="P6"><text:span text:style-name="T17">resource_level</text:span> (optional)</text:p>
          </table:table-cell>
          <table:table-cell table:style-name="Table11.A7" office:value-type="string">
            <text:p text:style-name="P19">open-vocab</text:p>
          </table:table-cell>
          <table:table-cell table:style-name="Table11.A7" office:value-type="string">
            <text:p text:style-name="P5">This defines the organizational level at which this Intrusion Set typically works, which in turn determines the resources available to this Intrusion Set for use in an attack. </text:p>
            <text:p text:style-name="P5"><text:bookmark text:name="result_box57"/><text:span text:style-name="T42">这定义了该入侵集通常工作的组织级别，从而确定此入侵集可用于攻击的资源。</text:span></text:p>
            <text:p text:style-name="P5"><text:span text:style-name="T30">This is an open vocabulary and values </text:span><text:span text:style-name="T14">SHOULD </text:span><text:span text:style-name="T30">come from the </text:span><text:span text:style-name="T26">attack-resource-level-ov</text:span><text:span text:style-name="T30"> vocabulary.</text:span></text:p>
            <text:p text:style-name="P114"><text:bookmark text:name="result_box58"/><text:span text:style-name="T31">这是一个开放的词汇，它的价值应该从攻击资源水平</text:span><text:span text:style-name="T36">ov</text:span><text:span text:style-name="T31">词汇表中体现出来 </text:span></text:p>
          </table:table-cell>
        </table:table-row>
        <table:table-row table:style-name="Table11.14">
          <table:table-cell table:style-name="Table11.A14" office:value-type="string">
            <text:p text:style-name="P1"><text:span text:style-name="T17">primary_motivation</text:span> (optional)</text:p>
          </table:table-cell>
          <table:table-cell table:style-name="Table11.B14" office:value-type="string">
            <text:p text:style-name="P19">open-vocab</text:p>
          </table:table-cell>
          <table:table-cell table:style-name="Table11.C14" office:value-type="string">
            <text:p text:style-name="P5">The primary reason, motivation, or purpose behind this Intrusion Set. The motivation is <text:span text:style-name="T11">why</text:span> the Intrusion Set wishes to achieve the goal (what they are trying to achieve).</text:p>
            <text:p text:style-name="P5"><text:bookmark text:name="result_box59"/><text:span text:style-name="T42">此入侵集的主要原因，动机或目的。 动机是为什么侵入集希望实现目标（他们想要实现的目标）。</text:span></text:p>
            <text:p text:style-name="P5">For example, an Intrusion Set with a goal to disrupt the finance sector in a country might be motivated by ideological hatred of capitalism.</text:p>
            <text:p text:style-name="P50"><text:bookmark text:name="result_box60"/>例如，旨在破坏一个国家的金融部门的入侵集可能受到对资本主义的意识形态<text:soft-page-break/>仇恨的驱动。</text:p>
            <text:p text:style-name="P5"/>
            <text:p text:style-name="P129"><text:span text:style-name="T30">This is an open vocabulary and values </text:span><text:span text:style-name="T14">SHOULD </text:span><text:span text:style-name="T30">come from the </text:span><text:span text:style-name="T26">attack-motivation-ov</text:span> vocabulary.<text:span text:style-name="T49">这是一个开放的词汇，它的价值应该从攻击资源水平</text:span><text:span text:style-name="T47">ov</text:span><text:span text:style-name="T49">词汇表中体现出来 </text:span></text:p>
          </table:table-cell>
        </table:table-row>
        <table:table-row table:style-name="Table11.15">
          <table:table-cell table:style-name="Table11.A15" office:value-type="string">
            <text:p text:style-name="P1"><text:span text:style-name="T17">secondary_motivations</text:span> (optional)</text:p>
          </table:table-cell>
          <table:table-cell table:style-name="Table11.B15" office:value-type="string">
            <text:p text:style-name="P5"><text:span text:style-name="T26">list</text:span> of type <text:span text:style-name="T26">open-vocab</text:span></text:p>
          </table:table-cell>
          <table:table-cell table:style-name="Table11.C15" office:value-type="string">
            <text:p text:style-name="P5">The secondary reasons, motivations, or purposes behind this Intrusion Set. These motivations can exist as an equal or near-equal cause to the primary motivation. However, it does not replace or necessarily magnify the primary motivation, but it might indicate additional context. </text:p>
            <text:p text:style-name="P122">这个入侵集背后的次要原因、动机或目的。这些动机可以作为一个平等或接近相等的动机的主要动机。然而，它并不取代或一定放大的主要动机，但它可能表明额外的上下文。</text:p>
            <text:p text:style-name="P129"><text:span text:style-name="T30">This is an open vocabulary and values </text:span><text:span text:style-name="T14">SHOULD </text:span><text:span text:style-name="T30">come from the </text:span><text:span text:style-name="T26">attack-motivation-ov</text:span> vocabulary.<text:span text:style-name="T49">这是一个开放的词汇，它的价值应该从攻击资源水平</text:span><text:span text:style-name="T47">ov</text:span><text:span text:style-name="T49">词汇表中体现出来 </text:span></text:p>
          </table:table-cell>
        </table:table-row>
      </table:table>
      <text:p text:style-name="P4"/>
      <text:p text:style-name="P93"><text:bookmark text:name="_ld519r8v3oie"/>​2.6.2​ Relationships</text:p>
      <text:p text:style-name="P96">关系</text:p>
      <text:p text:style-name="P1">These are the relationships explicitly defined between the Intrusion Set object and other objects. The first section lists the embedded relationships by property name along with their corresponding target. The rest of the table identifies the relationships that can be made from the Intrusion Set object by way of the Relationship object. The reverse relationships (relationships "to" the Intrusion Set object) are included as a convenience. For their definitions, please see the objects for which they represent a "from" relationship.</text:p>
      <text:p text:style-name="P123">这是入侵设置对象与其他对象之间的明确的关系。第一节列出了按属性名称与相应目标的嵌入关系。该表的其余部分通过关系对象标识可以从入侵集对象中得到的关系。作为一个方便的反向关系（关系“到”入侵集对象）。对于它们的定义，请参见它们表示“从”关系的对象。</text:p>
      <text:p text:style-name="P1">Relationships are not restricted to those listed below. Relationships can be created between any objects using the <text:span text:style-name="T28">related-to</text:span> relationship type or, as with open vocabularies, user-defined names.</text:p>
      <text:p text:style-name="P40"><text:bookmark text:name="result_box61"/><text:span text:style-name="T37">关系不限于下面列出的那些。 可以使用关联到关系类型在任何对象之间创建关系，或者像打开的词汇一样，在用户定义的名称之间创建关系。</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30">Embedded Relationships</text:p>
          </table:table-cell>
          <table:covered-table-cell/>
          <table:covered-table-cell/>
          <table:covered-table-cell/>
        </table:table-row>
        <table:table-row table:style-name="Table12.1">
          <table:table-cell table:style-name="Table12.A2" table:number-columns-spanned="2" office:value-type="string">
            <text:p text:style-name="P13">created_by_ref</text:p>
          </table:table-cell>
          <table:covered-table-cell/>
          <table:table-cell table:style-name="Table12.C2" table:number-columns-spanned="2" office:value-type="string">
            <text:p text:style-name="P5"><text:span text:style-name="T26">identifier</text:span> (of type <text:span text:style-name="T26">identity</text:span>)</text:p>
          </table:table-cell>
          <table:covered-table-cell/>
        </table:table-row>
        <table:table-row table:style-name="Table12.1">
          <table:table-cell table:style-name="Table12.A3" table:number-columns-spanned="2" office:value-type="string">
            <text:p text:style-name="P13">object_marking_refs</text:p>
          </table:table-cell>
          <table:covered-table-cell/>
          <table:table-cell table:style-name="Table12.C3" table:number-columns-spanned="2" office:value-type="string">
            <text:p text:style-name="P5"><text:span text:style-name="T26">identifier</text:span> (of type <text:span text:style-name="T26">marking-definition</text:span>)</text:p>
          </table:table-cell>
          <table:covered-table-cell/>
        </table:table-row>
        <text:soft-page-break/>
        <table:table-row table:style-name="Table12.1">
          <table:table-cell table:style-name="Table12.A1" table:number-columns-spanned="4" office:value-type="string">
            <text:p text:style-name="P30">Common Relationships</text:p>
          </table:table-cell>
          <table:covered-table-cell/>
          <table:covered-table-cell/>
          <table:covered-table-cell/>
        </table:table-row>
        <table:table-row table:style-name="Table12.1">
          <table:table-cell table:style-name="Table12.A5" table:number-columns-spanned="4" office:value-type="string">
            <text:p text:style-name="P5"><text:span text:style-name="T28">duplicate-of</text:span>, <text:span text:style-name="T28">derived-from</text:span>, <text:span text:style-name="T28">related-to</text:span></text:p>
          </table:table-cell>
          <table:covered-table-cell/>
          <table:covered-table-cell/>
          <table:covered-table-cell/>
        </table:table-row>
        <table:table-row table:style-name="Table12.6">
          <table:table-cell table:style-name="Table12.A1" office:value-type="string">
            <text:p text:style-name="P28">Source</text:p>
          </table:table-cell>
          <table:table-cell table:style-name="Table12.A1" office:value-type="string">
            <text:p text:style-name="P28">Relationship Type</text:p>
          </table:table-cell>
          <table:table-cell table:style-name="Table12.A1" office:value-type="string">
            <text:p text:style-name="P30">Target</text:p>
          </table:table-cell>
          <table:table-cell table:style-name="Table12.A1" office:value-type="string">
            <text:p text:style-name="P30">Description</text:p>
          </table:table-cell>
        </table:table-row>
        <table:table-row table:style-name="Table12.7">
          <table:table-cell table:style-name="Table12.A7" office:value-type="string">
            <text:p text:style-name="P19">intrusion-set</text:p>
          </table:table-cell>
          <table:table-cell table:style-name="Table12.B7" office:value-type="string">
            <text:p text:style-name="P35">attributed-to</text:p>
          </table:table-cell>
          <table:table-cell table:style-name="Table12.C7" office:value-type="string">
            <text:p text:style-name="P19">threat-actor</text:p>
          </table:table-cell>
          <table:table-cell table:style-name="Table12.D7" office:value-type="string">
            <text:p text:style-name="P5">This Relationship describes that the related Threat Actor is involved in carrying out the Intrusion Set.</text:p>
            <text:p text:style-name="P43"><text:bookmark text:name="result_box62"/><text:span text:style-name="T37">此关系描述了相关威胁执行者参与执行入侵集。</text:span></text:p>
            <text:p text:style-name="P5">For example, an <text:span text:style-name="T28">attributed-to</text:span> Relationship from the Red Orca Intrusion Set to the Urban Fowl Threat Actor means that the actor carried out or was involved in some of the activity described by the Intrusion Set.</text:p>
            <text:p text:style-name="P115"><text:bookmark text:name="result_box64"/><text:span text:style-name="T37">例如，归因于在城市鸟类中设置的红色</text:span><text:span text:style-name="T34">Oka</text:span><text:span text:style-name="T37">入侵的攻击威胁情报的关系，</text:span></text:p>
            <text:p text:style-name="P115"><text:span text:style-name="T37">从这些情报中可以描述一些入侵集的活动。</text:span></text:p>
          </table:table-cell>
        </table:table-row>
        <table:table-row table:style-name="Table12.8">
          <table:table-cell table:style-name="Table12.A8" office:value-type="string">
            <text:p text:style-name="P19">intrusion-set</text:p>
          </table:table-cell>
          <table:table-cell table:style-name="Table12.B8" office:value-type="string">
            <text:p text:style-name="P35">targets</text:p>
          </table:table-cell>
          <table:table-cell table:style-name="Table12.C8" office:value-type="string">
            <text:p text:style-name="P5"><text:span text:style-name="T26">identity</text:span>, <text:span text:style-name="T26">vulnerability</text:span></text:p>
          </table:table-cell>
          <table:table-cell table:style-name="Table12.D8" office:value-type="string">
            <text:p text:style-name="P5">This Relationship describes that the Intrusion Set uses exploits of the related Vulnerability or targets the type of victims described by the related Identity.</text:p>
            <text:p text:style-name="P43"><text:bookmark text:name="result_box66"/><text:span text:style-name="T37">此关系描述入侵集对相关漏洞的利用以及描述了受害者的类型及相关身份。</text:span></text:p>
            <text:p text:style-name="P5">For example, a <text:span text:style-name="T28">targets</text:span> Relationship from the Red Orca Intrusion Set to a Vulnerability in a blogging platform indicates that attacks performed as part of Red Orca often exploit that Vulnerability.</text:p>
            <text:p text:style-name="P43"><text:bookmark text:name="result_box67"/><text:span text:style-name="T37">例如，在博客平台中，目标与红色逆袭入侵集合之间的关系表明，作为红色</text:span><text:span text:style-name="T33">Orca</text:span><text:span text:style-name="T37">的一部分执行的攻击经常利用漏洞。</text:span></text:p>
            <text:p text:style-name="P5">Similarly, a <text:span text:style-name="T28">targets</text:span> Relationship from the Red Orca Intrusion Set to an Identity describing the energy sector in the United States means that the Intrusion Set typically carries out attacks against targets in that sector.</text:p>
            <text:p text:style-name="P120"><text:bookmark text:name="result_box68"/>类似地，从描述美国能量部门的身份与红色<text:bookmark text:name="result_box69"/>逆戟入侵集合的关系中可以看到，入侵集合通常对该扇区中的目标执行攻击。</text:p>
            <text:p text:style-name="P5"/>
          </table:table-cell>
        </table:table-row>
        <table:table-row table:style-name="Table12.9">
          <table:table-cell table:style-name="Table12.A9" office:value-type="string">
            <text:p text:style-name="P19">intrusion-set</text:p>
          </table:table-cell>
          <table:table-cell table:style-name="Table12.B9" office:value-type="string">
            <text:p text:style-name="P35">uses</text:p>
          </table:table-cell>
          <table:table-cell table:style-name="Table12.C9" office:value-type="string">
            <text:p text:style-name="P5"><text:span text:style-name="T26">attack-pattern</text:span>, <text:span text:style-name="T26">malware</text:span>, <text:span text:style-name="T26">tool</text:span></text:p>
          </table:table-cell>
          <table:table-cell table:style-name="Table12.D9" office:value-type="string">
            <text:p text:style-name="P5">This Relationship describes that attacks carried out as part of the Intrusion Set typically use the <text:soft-page-break/>related Attack Pattern, Malware, or Tool.</text:p>
            <text:p text:style-name="P43"><text:bookmark text:name="result_box70"/><text:span text:style-name="T37">此关系描述了作为入侵集合的一部分执行的攻击通常使用相关的攻击模式，恶意软件或工具。</text:span></text:p>
            <text:p text:style-name="P5">For example, a <text:span text:style-name="T28">uses</text:span> Relationship from the Red Orca Intrusion Set to the xInject Malware indicates that xInject is often used during attacks attributed to that Intrusion Set.</text:p>
            <text:p text:style-name="P43"><text:bookmark text:name="result_box71"/><text:span text:style-name="T37">例如，使用从红色</text:span><text:span text:style-name="T33">Orca</text:span><text:span text:style-name="T37">入侵集合到</text:span><text:span text:style-name="T33">xInject</text:span><text:span text:style-name="T37">恶意软件的关系中可以看到，注入攻击在该入侵集合的攻击期间经常使用。</text:span></text:p>
          </table:table-cell>
        </table:table-row>
        <table:table-row table:style-name="Table12.10">
          <table:table-cell table:style-name="Table12.A10" table:number-columns-spanned="4" office:value-type="string">
            <text:p text:style-name="P9">Reverse Relationships</text:p>
          </table:table-cell>
          <table:covered-table-cell/>
          <table:covered-table-cell/>
          <table:covered-table-cell/>
        </table:table-row>
        <table:table-row table:style-name="Table12.11">
          <table:table-cell table:style-name="Table12.A11" office:value-type="string">
            <text:p text:style-name="P19">campaign</text:p>
          </table:table-cell>
          <table:table-cell table:style-name="Table12.B11" office:value-type="string">
            <text:p text:style-name="P35">attributed-to</text:p>
          </table:table-cell>
          <table:table-cell table:style-name="Table12.C11" office:value-type="string">
            <text:p text:style-name="P19">intrusion-set</text:p>
          </table:table-cell>
          <table:table-cell table:style-name="Table12.D11" office:value-type="string">
            <text:p text:style-name="P5">See forward relationship for definition.</text:p>
            <text:p text:style-name="P43">定义的正向关系</text:p>
          </table:table-cell>
        </table:table-row>
        <table:table-row table:style-name="Table12.12">
          <table:table-cell table:style-name="Table12.A12" office:value-type="string">
            <text:p text:style-name="P19">indicator</text:p>
          </table:table-cell>
          <table:table-cell table:style-name="Table12.B12" office:value-type="string">
            <text:p text:style-name="P35">indicates</text:p>
          </table:table-cell>
          <table:table-cell table:style-name="Table12.C12" office:value-type="string">
            <text:p text:style-name="P19">intrusion-set</text:p>
          </table:table-cell>
          <table:table-cell table:style-name="Table12.D12" office:value-type="string">
            <text:p text:style-name="P5">See forward relationship for definition.</text:p>
            <text:p text:style-name="P116">定义的正向关系</text:p>
          </table:table-cell>
        </table:table-row>
      </table:table>
      <text:p text:style-name="P1"/>
      <text:p text:style-name="P11">​Examples</text:p>
      <text:p text:style-name="P12">{</text:p>
      <text:p text:style-name="P12"><text:s text:c="2"/>"type": "intrusion-set",</text:p>
      <text:p text:style-name="P12"><text:s text:c="2"/>"id": "intrusion-set--4e78f46f-a023-4e5f-bc24-71b3ca22ec29",</text:p>
      <text:p text:style-name="P12"><text:s text:c="2"/>"created_by_ref": "identity--f431f809-377b-45e0-aa1c-6a4751cae5ff",</text:p>
      <text:p text:style-name="P12"><text:s text:c="2"/>"created": "2016-04-06T20:03:48.000Z",</text:p>
      <text:p text:style-name="P12"><text:s text:c="2"/>"modified": "2016-04-06T20:03:48.000Z",</text:p>
      <text:p text:style-name="P12"><text:s text:c="2"/>"name": "Bobcat Breakin",</text:p>
      <text:p text:style-name="P12"><text:s text:c="2"/>"description": "Incidents usually feature a shared TTP of a bobcat being released within the building containing network access, scaring users to leave their computers without locking them first. Still determining where the threat actors are getting the bobcats.",</text:p>
      <text:p text:style-name="P12"><text:s text:c="2"/>"aliases": ["Zookeeper"],</text:p>
      <text:p text:style-name="P12"><text:s text:c="2"/>"goals": ["acquisition-theft", "harassment", "damage"]</text:p>
      <text:p text:style-name="P12">}</text:p>
      <text:p text:style-name="P97"><text:bookmark text:name="_s5l7katgbp09"/>​2.7​ Malware</text:p>
      <text:p text:style-name="P101">恶意软件</text:p>
      <text:p text:style-name="P4"><text:span text:style-name="T13">Type Name:</text:span> <text:span text:style-name="T26">malware</text:span></text:p>
      <text:p text:style-name="P18"/>
      <text:p text:style-name="P8">Note: The Malware object in STIX 2.0 is a stub. It is included to support basic use cases but is likely not useful for actual malware analysis or for including even simple malware instance data. Future versions of STIX 2 will expand it to include these capabilities.</text:p>
      <text:p text:style-name="P40"><text:bookmark text:name="result_box72"/><text:span text:style-name="T37">注意：</text:span><text:span text:style-name="T33">STIX 2.0</text:span><text:span text:style-name="T37">中的恶意软件对象是存根。 它被包括以支持基本用例，但可能对实际的恶意软件分析或甚至包括简单的恶意软件实例数据没有用。 未来版本的</text:span><text:span text:style-name="T33">STIX 2</text:span><text:span text:style-name="T37">将扩展它以包括这些功能。</text:span></text:p>
      <text:p text:style-name="P1">Malware is a type of TTP that is also known as malicious code and malicious software, and refers to a program that is inserted into a system, usually covertly, with the intent of compromising the confidentiality, <text:soft-page-break/>integrity, or availability of the victim's data, applications, or operating system (OS) or of otherwise annoying or disrupting the victim. Malware such as viruses and worms are usually designed to perform these nefarious functions in such a way that users are unaware of them, at least initially.<text:note text:id="ftn1" text:note-class="footnote"><text:note-citation>1</text:note-citation><text:note-body><text:p text:style-name="P134">NIST SP 800-83. http://csrc.nist.gov/publications/nistpubs/800-83/SP800-83.pdf.</text:p></text:note-body></text:note></text:p>
      <text:p text:style-name="P40"><text:bookmark text:name="result_box73"/><text:span text:style-name="T37">恶意软件是一种也被称为恶意代码和恶意软件的</text:span><text:span text:style-name="T33">TTP</text:span><text:span text:style-name="T37">类型，并且是指通常隐蔽地插入到系统中的程序，目的是危及受害者的数据的保密性，完整性或可用性，应用程序 ，或操作系统（</text:span><text:span text:style-name="T33">OS</text:span><text:span text:style-name="T37">），或以其他方式干扰或干扰受害者。 诸如病毒和蠕虫的恶意软件通常被设计为以这样的方式执行这些恶意功能，使得用户至少最初不知道它们。</text:span></text:p>
      <text:p text:style-name="P1"/>
      <text:p text:style-name="P1">The Malware SDO characterizes, identifies, and categorizes malware samples and families via a text <text:span text:style-name="T17">description</text:span> property. This provides detailed information about how the malware works and what it does. Relationships from Malware can capture what the malware targets (Vulnerability and Identity) and link it to another Malware SDO that it is a variant of.</text:p>
      <text:p text:style-name="P40"><text:bookmark text:name="result_box74"/><text:span text:style-name="T37">恶意软件</text:span><text:span text:style-name="T34">威胁情报</text:span><text:span text:style-name="T37">通过文本描述属性来表征，识别和分类恶意软件样本和系列。 这提供了有关恶意软件如何工作及其功能的详细信息。 恶意软件的关系可以捕获恶意软件的目标（漏洞和身份），并将其链接到另一个恶意软件</text:span><text:span text:style-name="T33">SDO</text:span><text:span text:style-name="T37">，它是一个变体。</text:span></text:p>
      <text:p text:style-name="P93"><text:bookmark text:name="_gc4ooz6oaz7y"/>​2.7.1​ Properties</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28">Common Properties</text:p>
          </table:table-cell>
          <table:covered-table-cell/>
          <table:covered-table-cell/>
        </table:table-row>
        <table:table-row table:style-name="Table13.1">
          <table:table-cell table:style-name="Table13.A2" table:number-columns-spanned="3" office:value-type="string">
            <text:p text:style-name="P13">type, id, created_by_ref, created, modified, revoked, labels, external_references, object_marking_refs, granular_markings</text:p>
          </table:table-cell>
          <table:covered-table-cell/>
          <table:covered-table-cell/>
        </table:table-row>
        <table:table-row table:style-name="Table13.1">
          <table:table-cell table:style-name="Table13.A1" table:number-columns-spanned="3" office:value-type="string">
            <text:p text:style-name="P30">Malware Specific Properties</text:p>
          </table:table-cell>
          <table:covered-table-cell/>
          <table:covered-table-cell/>
        </table:table-row>
        <table:table-row table:style-name="Table13.1">
          <table:table-cell table:style-name="Table13.A4" table:number-columns-spanned="3" office:value-type="string">
            <text:p text:style-name="P13">name, description, kill_chain_phases</text:p>
          </table:table-cell>
          <table:covered-table-cell/>
          <table:covered-table-cell/>
        </table:table-row>
        <table:table-row table:style-name="Table13.1">
          <table:table-cell table:style-name="Table13.A1" office:value-type="string">
            <text:p text:style-name="P31">Property Name</text:p>
          </table:table-cell>
          <table:table-cell table:style-name="Table13.A1" office:value-type="string">
            <text:p text:style-name="P31">Type</text:p>
          </table:table-cell>
          <table:table-cell table:style-name="Table13.A1" office:value-type="string">
            <text:p text:style-name="P31">Description</text:p>
          </table:table-cell>
        </table:table-row>
        <table:table-row table:style-name="Table13.1">
          <table:table-cell table:style-name="Table13.A6" office:value-type="string">
            <text:p text:style-name="P7"><text:span text:style-name="T17">type</text:span><text:span text:style-name="T29"> (required)</text:span></text:p>
          </table:table-cell>
          <table:table-cell table:style-name="Table13.A6" office:value-type="string">
            <text:p text:style-name="P18">string</text:p>
          </table:table-cell>
          <table:table-cell table:style-name="Table13.A6" office:value-type="string">
            <text:p text:style-name="P7"><text:span text:style-name="T29">The value of this property </text:span><text:span text:style-name="T15">MUST</text:span><text:span text:style-name="T29"> be </text:span><text:span text:style-name="T28">malware</text:span>.<text:bookmark text:name="result_box75"/><text:span text:style-name="T42">此属性的值必须是恶意软件</text:span><text:span text:style-name="T37">。</text:span></text:p>
          </table:table-cell>
        </table:table-row>
        <table:table-row table:style-name="Table13.1">
          <table:table-cell table:style-name="Table13.A6" office:value-type="string">
            <text:p text:style-name="P7"><text:span text:style-name="T17">labels</text:span> (required)</text:p>
          </table:table-cell>
          <table:table-cell table:style-name="Table13.A6" office:value-type="string">
            <text:p text:style-name="P4"><text:span text:style-name="T26">list</text:span><text:span text:style-name="T27"> </text:span>of type<text:span text:style-name="T27"> </text:span><text:span text:style-name="T26">open-vocab</text:span></text:p>
          </table:table-cell>
          <table:table-cell table:style-name="Table13.A6" office:value-type="string">
            <text:p text:style-name="P5">The type of malware being described. </text:p>
            <text:p text:style-name="P43">描述恶意软件的类型</text:p>
            <text:p text:style-name="P5">This is an open vocabulary and values <text:span text:style-name="T13">SHOULD </text:span>come from the <text:span text:style-name="T26">malware-label-ov</text:span> vocabulary.</text:p>
            <text:p text:style-name="P43"><text:bookmark text:name="result_box76"/><text:span text:style-name="T37">这是一个开放的词汇和价值应该来自</text:span><text:span text:style-name="T33">malware-label-ov</text:span><text:span text:style-name="T37">词汇表。</text:span></text:p>
          </table:table-cell>
        </table:table-row>
        <table:table-row table:style-name="Table13.1">
          <table:table-cell table:style-name="Table13.A8" office:value-type="string">
            <text:p text:style-name="P7"><text:span text:style-name="T17">name</text:span><text:span text:style-name="T30"> (required)</text:span></text:p>
          </table:table-cell>
          <table:table-cell table:style-name="Table13.A8" office:value-type="string">
            <text:p text:style-name="P18">string</text:p>
          </table:table-cell>
          <table:table-cell table:style-name="Table13.A8" office:value-type="string">
            <text:p text:style-name="P5">A name used to identify the Malware sample.</text:p>
            <text:p text:style-name="P43"><text:bookmark text:name="result_box77"/><text:span text:style-name="T37">用于标识恶意软件示例的名称。</text:span></text:p>
          </table:table-cell>
        </table:table-row>
        <table:table-row table:style-name="Table13.1">
          <table:table-cell table:style-name="Table13.A8" office:value-type="string">
            <text:p text:style-name="P7"><text:span text:style-name="T17">description</text:span><text:span text:style-name="T30"> (optional)</text:span></text:p>
          </table:table-cell>
          <table:table-cell table:style-name="Table13.A8" office:value-type="string">
            <text:p text:style-name="P18">string</text:p>
          </table:table-cell>
          <table:table-cell table:style-name="Table13.A8" office:value-type="string">
            <text:p text:style-name="P130">A description that provides more details and context about the Malware, potentially including its purpose and its key characteristics.</text:p>
            <text:p text:style-name="P117"><text:bookmark text:name="result_box78"/><text:span text:style-name="T37">描述，提供有关恶意软件的更多详细信息和</text:span><text:soft-page-break/><text:span text:style-name="T37">上下文，可能包括其目的和关键特性。</text:span></text:p>
          </table:table-cell>
        </table:table-row>
        <table:table-row table:style-name="Table13.1">
          <table:table-cell table:style-name="Table13.A8" office:value-type="string">
            <text:p text:style-name="P7"><text:span text:style-name="T17">kill_chain_phases</text:span><text:span text:style-name="T30"> (optional)</text:span></text:p>
          </table:table-cell>
          <table:table-cell table:style-name="Table13.A8" office:value-type="string">
            <text:p text:style-name="P4"><text:span text:style-name="T26">list</text:span><text:span text:style-name="T27"> </text:span>of type<text:span text:style-name="T27"> </text:span><text:span text:style-name="T26">kill-chain-phase</text:span></text:p>
          </table:table-cell>
          <table:table-cell table:style-name="Table13.A8" office:value-type="string">
            <text:p text:style-name="P5">The list of Kill Chain Phases for which this Malware can be used.</text:p>
            <text:p text:style-name="P43"><text:bookmark text:name="result_box79"/><text:span text:style-name="T37">可以使用此恶意软件的</text:span><text:span text:style-name="T34">杀伤力组件</text:span><text:span text:style-name="T37">列表。</text:span></text:p>
          </table:table-cell>
        </table:table-row>
      </table:table>
      <text:p text:style-name="P8"/>
      <text:p text:style-name="P93"><text:bookmark text:name="_wete2ohmtz4y"/>​2.7.2​ Relationships</text:p>
      <text:p text:style-name="P1">These are the relationships explicitly defined between the Malware object and other objects. The first section lists the embedded relationships by property name along with their corresponding target. The rest of the table identifies the relationships that can be made from the Malware object by way of the Relationship object. The reverse relationships (relationships "to" the Malware object) are included as a convenience. For their definitions, please see the objects for which they represent a "from" relationship.</text:p>
      <text:p text:style-name="P1"><text:bookmark text:name="result_box80"/><text:span text:style-name="T42">这些是在恶意软件对象和其他对象之间明确定义的关系。 第一部分按属性名称列出嵌入的关系及其相应的目标。 表的其余部分标识可以通过</text:span><text:span text:style-name="T45">Relationship</text:span><text:span text:style-name="T42">对象从</text:span><text:span text:style-name="T45">Malware</text:span><text:span text:style-name="T42">对象创建的关系。 为了方便起见，包括反向关系（与“恶意软件”对象的关系）。 对于它们的定义，请查看它们代表“</text:span><text:span text:style-name="T45">from”</text:span><text:span text:style-name="T42">关系的对象。</text:span></text:p>
      <text:p text:style-name="P1">Relationships are not restricted to those listed below. Relationships can be created between any objects using the <text:span text:style-name="T28">related-to</text:span> relationship type or, as with open vocabularies, user-defined names.</text:p>
      <text:p text:style-name="P1"><text:bookmark text:name="result_box81"/><text:span text:style-name="T42">关系不限于下面列出的那些。 可以使用关联到关系类型在任何对象之间创建关系，或者像打开的词汇一样，在用户定义的名称之间创建关系。</text:span></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30">Embedded Relationships</text:p>
          </table:table-cell>
          <table:covered-table-cell/>
          <table:covered-table-cell/>
          <table:covered-table-cell/>
        </table:table-row>
        <table:table-row table:style-name="Table14.1">
          <table:table-cell table:style-name="Table14.A2" table:number-columns-spanned="2" office:value-type="string">
            <text:p text:style-name="P13">created_by_ref</text:p>
          </table:table-cell>
          <table:covered-table-cell/>
          <table:table-cell table:style-name="Table14.C2" table:number-columns-spanned="2" office:value-type="string">
            <text:p text:style-name="P5"><text:span text:style-name="T26">identifier</text:span> (of type <text:span text:style-name="T26">identity</text:span>)</text:p>
          </table:table-cell>
          <table:covered-table-cell/>
        </table:table-row>
        <table:table-row table:style-name="Table14.1">
          <table:table-cell table:style-name="Table14.A3" table:number-columns-spanned="2" office:value-type="string">
            <text:p text:style-name="P13">object_marking_refs</text:p>
          </table:table-cell>
          <table:covered-table-cell/>
          <table:table-cell table:style-name="Table14.C3" table:number-columns-spanned="2" office:value-type="string">
            <text:p text:style-name="P5"><text:span text:style-name="T26">identifier</text:span> (of type <text:span text:style-name="T26">marking-definition</text:span>)</text:p>
          </table:table-cell>
          <table:covered-table-cell/>
        </table:table-row>
        <table:table-row table:style-name="Table14.1">
          <table:table-cell table:style-name="Table14.A1" table:number-columns-spanned="4" office:value-type="string">
            <text:p text:style-name="P30">Common Relationships</text:p>
          </table:table-cell>
          <table:covered-table-cell/>
          <table:covered-table-cell/>
          <table:covered-table-cell/>
        </table:table-row>
        <table:table-row table:style-name="Table14.1">
          <table:table-cell table:style-name="Table14.A5" table:number-columns-spanned="4" office:value-type="string">
            <text:p text:style-name="P5"><text:span text:style-name="T28">duplicate-of</text:span>, <text:span text:style-name="T28">derived-from</text:span>, <text:span text:style-name="T28">related-to</text:span></text:p>
          </table:table-cell>
          <table:covered-table-cell/>
          <table:covered-table-cell/>
          <table:covered-table-cell/>
        </table:table-row>
        <table:table-row table:style-name="Table14.1">
          <table:table-cell table:style-name="Table14.A1" office:value-type="string">
            <text:p text:style-name="P28">Source</text:p>
          </table:table-cell>
          <table:table-cell table:style-name="Table14.A1" office:value-type="string">
            <text:p text:style-name="P28">Relationship Type</text:p>
          </table:table-cell>
          <table:table-cell table:style-name="Table14.A1" office:value-type="string">
            <text:p text:style-name="P30">Target </text:p>
          </table:table-cell>
          <table:table-cell table:style-name="Table14.A1" office:value-type="string">
            <text:p text:style-name="P30">Description</text:p>
          </table:table-cell>
        </table:table-row>
        <table:table-row table:style-name="Table14.1">
          <table:table-cell table:style-name="Table14.A7" office:value-type="string">
            <text:p text:style-name="P19">malware</text:p>
          </table:table-cell>
          <table:table-cell table:style-name="Table14.B7" office:value-type="string">
            <text:p text:style-name="P35">targets</text:p>
          </table:table-cell>
          <table:table-cell table:style-name="Table14.C7" office:value-type="string">
            <text:p text:style-name="P5"><text:span text:style-name="T26">identity</text:span>, <text:span text:style-name="T26">vulnerability</text:span></text:p>
          </table:table-cell>
          <table:table-cell table:style-name="Table14.D7" office:value-type="string">
            <text:p text:style-name="P5">This Relationship documents that this Malware is being used to target this Identity or exploit the Vulnerability.</text:p>
            <text:p text:style-name="P43"><text:span text:style-name="T37">这种关系记录了此恶意软件用于定向此身份或利用漏洞。</text:span></text:p>
            <text:p text:style-name="P5">For example, a <text:span text:style-name="T28">targets</text:span> Relationship linking a Malware representing a downloader to a Vulnerability for CVE-2016-0001 means that the malware exploits that vulnerability.</text:p>
            <text:p text:style-name="P43"><text:bookmark text:name="result_box83"/><text:span text:style-name="T37">例如，当表示下载程序的恶意软件与</text:span><text:span text:style-name="T33">CVE-2016-0001</text:span><text:span text:style-name="T37">的漏洞产生关系，这意味着恶意软件利用该漏洞。</text:span></text:p>
            <text:p text:style-name="P5">Similarly, a <text:span text:style-name="T28">targets</text:span> Relationship linking a Malware representing a downloader to an Identity representing <text:soft-page-break/>the energy sector means that downloader is typically used against targets in the energy sector.</text:p>
            <text:p text:style-name="P43"><text:bookmark text:name="result_box84"/><text:span text:style-name="T37">类似地，将表示下载者的恶意软件与表示能量扇区的身份产生关系，这意味着下载者的目标通常是对能量扇区进行利用。</text:span></text:p>
          </table:table-cell>
        </table:table-row>
        <table:table-row table:style-name="Table14.1">
          <table:table-cell table:style-name="Table14.A8" office:value-type="string">
            <text:p text:style-name="P19">malware</text:p>
          </table:table-cell>
          <table:table-cell table:style-name="Table14.B8" office:value-type="string">
            <text:p text:style-name="P35">uses</text:p>
          </table:table-cell>
          <table:table-cell table:style-name="Table14.C8" office:value-type="string">
            <text:p text:style-name="P19">tool</text:p>
          </table:table-cell>
          <table:table-cell table:style-name="Table14.D8" office:value-type="string">
            <text:p text:style-name="P5">This Relationship documents that this Malware uses the related tool to perform its functions.</text:p>
            <text:p text:style-name="P43"><text:bookmark text:name="result_box85"/><text:span text:style-name="T37">此关系记录了此恶意软件使用相关工具来执行其功能。</text:span></text:p>
          </table:table-cell>
        </table:table-row>
        <table:table-row table:style-name="Table14.1">
          <table:table-cell table:style-name="Table14.A9" office:value-type="string">
            <text:p text:style-name="P19">malware</text:p>
          </table:table-cell>
          <table:table-cell table:style-name="Table14.B9" office:value-type="string">
            <text:p text:style-name="P35">variant-of</text:p>
          </table:table-cell>
          <table:table-cell table:style-name="Table14.C9" office:value-type="string">
            <text:p text:style-name="P19">malware</text:p>
          </table:table-cell>
          <table:table-cell table:style-name="Table14.D9" office:value-type="string">
            <text:p text:style-name="P5">This Relationship is used to document that one piece of Malware is a variant of another piece of Malware.</text:p>
            <text:p text:style-name="P43"><text:bookmark text:name="result_box86"/><text:span text:style-name="T37">此关系用于记录一个恶意软件是另一个恶意软件的变体。</text:span></text:p>
            <text:p text:style-name="P5">For example, TorrentLocker is a variant of CryptoLocker.<text:bookmark text:name="result_box87"/><text:span text:style-name="T42">例如，</text:span><text:span text:style-name="T45">TorrentLocker</text:span><text:span text:style-name="T42">是</text:span><text:span text:style-name="T45">CryptoLocker</text:span><text:span text:style-name="T42">的一个变体</text:span></text:p>
          </table:table-cell>
        </table:table-row>
        <table:table-row table:style-name="Table14.1">
          <table:table-cell table:style-name="Table14.A10" table:number-columns-spanned="4" office:value-type="string">
            <text:p text:style-name="P9">Reverse Relationships</text:p>
          </table:table-cell>
          <table:covered-table-cell/>
          <table:covered-table-cell/>
          <table:covered-table-cell/>
        </table:table-row>
        <table:table-row table:style-name="Table14.1">
          <table:table-cell table:style-name="Table14.A11" office:value-type="string">
            <text:p text:style-name="P19">indicator</text:p>
          </table:table-cell>
          <table:table-cell table:style-name="Table14.B11" office:value-type="string">
            <text:p text:style-name="P35">indicates</text:p>
          </table:table-cell>
          <table:table-cell table:style-name="Table14.C11" office:value-type="string">
            <text:p text:style-name="P19">malware</text:p>
          </table:table-cell>
          <table:table-cell table:style-name="Table14.D11" office:value-type="string">
            <text:p text:style-name="P5">See forward relationship for definition.</text:p>
          </table:table-cell>
        </table:table-row>
        <table:table-row table:style-name="Table14.1">
          <table:table-cell table:style-name="Table14.A12" office:value-type="string">
            <text:p text:style-name="P19">course-of-action</text:p>
          </table:table-cell>
          <table:table-cell table:style-name="Table14.B12" office:value-type="string">
            <text:p text:style-name="P35">mitigates</text:p>
          </table:table-cell>
          <table:table-cell table:style-name="Table14.C12" office:value-type="string">
            <text:p text:style-name="P19">malware</text:p>
          </table:table-cell>
          <table:table-cell table:style-name="Table14.D12" office:value-type="string">
            <text:p text:style-name="P5">See forward relationship for definition.</text:p>
          </table:table-cell>
        </table:table-row>
        <table:table-row table:style-name="Table14.1">
          <table:table-cell table:style-name="Table14.A13" office:value-type="string">
            <text:p text:style-name="P5"><text:span text:style-name="T26">attack-pattern</text:span>, <text:span text:style-name="T26">campaign</text:span>, <text:span text:style-name="T26">intrusion-set</text:span>, <text:span text:style-name="T26">threat-actor</text:span></text:p>
          </table:table-cell>
          <table:table-cell table:style-name="Table14.B13" office:value-type="string">
            <text:p text:style-name="P35">uses</text:p>
          </table:table-cell>
          <table:table-cell table:style-name="Table14.C13" office:value-type="string">
            <text:p text:style-name="P19">malware</text:p>
          </table:table-cell>
          <table:table-cell table:style-name="Table14.D13" office:value-type="string">
            <text:p text:style-name="P5">See forward relationship for definition.</text:p>
          </table:table-cell>
        </table:table-row>
      </table:table>
      <text:p text:style-name="P1">​</text:p>
      <text:p text:style-name="P11">Examples</text:p>
      <text:p text:style-name="P12">{</text:p>
      <text:p text:style-name="P12"><text:s text:c="2"/>"type": "malware",</text:p>
      <text:p text:style-name="P12"><text:s text:c="2"/>"id": "malware--0c7b5b88-8ff7-4a4d-aa9d-feb398cd0061",</text:p>
      <text:p text:style-name="P12"><text:s text:c="2"/>"created": "2016-05-12T08:17:27.000Z",</text:p>
      <text:p text:style-name="P12"><text:s text:c="2"/>"modified": "2016-05-12T08:17:27.000Z",</text:p>
      <text:p text:style-name="P12"><text:s text:c="2"/>"name": "Cryptolocker",</text:p>
      <text:p text:style-name="P12"><text:s text:c="2"/>"description": "...",</text:p>
      <text:p text:style-name="P12"><text:s text:c="2"/>"labels": ["ransomware"]</text:p>
      <text:p text:style-name="P12">}</text:p>
      <text:p text:style-name="P97"><text:bookmark text:name="_p49j1fwoxldc"/>​2.8​ Observed Data</text:p>
      <text:p text:style-name="P101">监视数据</text:p>
      <text:p text:style-name="P4"><text:span text:style-name="T13">Type Name:</text:span> <text:span text:style-name="T26">observed-data</text:span></text:p>
      <text:p text:style-name="P1"/>
      <text:p text:style-name="P1"><text:soft-page-break/>Observed Data conveys information that was observed on systems and networks using the Cyber Observable specification defined in parts 3 and 4 of this specification. For example, Observed Data can capture the observation of an IP address, a network connection, a file, or a registry key. Observed Data is not an intelligence assertion, it is simply information: this file was seen, without any context for what it means.</text:p>
      <text:p text:style-name="P1"><text:bookmark text:name="result_box88"/><text:span text:style-name="T42">监视数据传达使用本规范第</text:span><text:span text:style-name="T45">3</text:span><text:span text:style-name="T42">部分和第</text:span><text:span text:style-name="T45">4</text:span><text:span text:style-name="T42">部分定义的</text:span><text:span text:style-name="T45">Cyber Observable</text:span><text:span text:style-name="T42">规范在系统和网络上监视到的信息。 例如，监视数据可以捕获对</text:span><text:span text:style-name="T45">IP</text:span><text:span text:style-name="T42">地址，网络连接，文件或注册表项的监视。 监视数据不是一个智能判断，它只是信息：这个文件被看到，它不表示任何内容。</text:span></text:p>
      <text:p text:style-name="P1">Observed Data captures both a single observation of a single entity (file, network connection) as well as the aggregation of multiple observations of an entity. When the <text:span text:style-name="T17">number_observed</text:span><text:span text:style-name="T13"> </text:span>property is <text:span text:style-name="T28">1</text:span> the Observed Data is of a single entity. When the <text:span text:style-name="T17">number_observed</text:span><text:span text:style-name="T13"> </text:span>property is greater than <text:span text:style-name="T28">1</text:span>, the observed data consists of several instances of an entity collected over the time window specified by the <text:span text:style-name="T17">first_observed</text:span> and <text:span text:style-name="T17">last_observed</text:span> properties. When used to collect aggregate data, it is likely that some fields in the Cyber Observable Object (e.g., timestamp fields) will be omitted because they would differ for each of the individual observations.</text:p>
      <text:p text:style-name="P124">监视数据捕获单个实体（文件，网络连接）的单个监视以及多个实体的多个监视的聚合。 当number_observed属性为1时，监视数据是单个实体。 当number_observed属性大于1时，监视数据由通过first_observed和last_observed属性指定的时间窗口收集的实体的几个实例的组成。 当用于收集聚合数据时，可能会省略网络可监视对象中的一些字段（例如，时间戳字段），因为它们对于每个单独的监视结果将是不同的。</text:p>
      <text:p text:style-name="P1">Observed Data may be used by itself (without relationships) to convey raw data collected from network and host-based detection tools. A firewall could emit a single Observed Data instance containing a single Network Traffic object for each connection it sees. The firewall could also aggregate data and instead send out an Observed Data instance every ten minutes with an IP address and an appropriate <text:span text:style-name="T17">number_observed</text:span> value to indicate the number of times that IP address was observed in that window.</text:p>
      <text:p text:style-name="P124">监视数据可以单独使用（无关系）以传送从网络和基于主机的检测工具收集到的原始数据。 防火墙可以发出一个单独的监视数据实例，包含它所看到的每个连接的单个网络流量对象。 防火墙还可以聚合数据，使用IP地址和适当的number_observed值每隔十分钟发送一个监视数据实例，以指示在该窗口中观察到IP地址的次数。</text:p>
      <text:p text:style-name="P1">Observed Data may also be related to other SDOs to represent raw data that is relevant to those objects. The Sighting object, which captures the sighting of an Indicator, Malware, or other SDO, uses Observed Data to represent the raw information that led to the creation of the Sighting (e.g., what was actually seen that suggested that a particular instance of malware was active). </text:p>
      <text:p text:style-name="P124">监视数据还可以与其他SDO相关以表示与哪些对象相关的原始数据。 捕获指示符，恶意软件或其他SDO的瞄准的对象使用监视数据来表示导致创建瞄准的原始信息（例如，实际看到的暗示特定恶意软件实例是处于激活状态的）。</text:p>
      <text:p text:style-name="P93"><text:bookmark text:name="_h1590esrzg5f"/>​2.8.1​ Propertie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28">Common Properties</text:p>
          </table:table-cell>
          <table:covered-table-cell/>
          <table:covered-table-cell/>
        </table:table-row>
        <table:table-row table:style-name="Table15.1">
          <table:table-cell table:style-name="Table15.A2" table:number-columns-spanned="3" office:value-type="string">
            <text:p text:style-name="P13">type, id, created_by_ref, created, modified, revoked, labels, external_references, object_marking_refs, granular_markings</text:p>
          </table:table-cell>
          <table:covered-table-cell/>
          <table:covered-table-cell/>
        </table:table-row>
        <table:table-row table:style-name="Table15.3">
          <table:table-cell table:style-name="Table15.A1" table:number-columns-spanned="3" office:value-type="string">
            <text:p text:style-name="P30">Observed Data Specific Properties</text:p>
          </table:table-cell>
          <table:covered-table-cell/>
          <table:covered-table-cell/>
        </table:table-row>
        <text:soft-page-break/>
        <table:table-row table:style-name="Table15.4">
          <table:table-cell table:style-name="Table15.A4" table:number-columns-spanned="3" office:value-type="string">
            <text:p text:style-name="P13">first_observed, last_observed, number_observed, objects</text:p>
          </table:table-cell>
          <table:covered-table-cell/>
          <table:covered-table-cell/>
        </table:table-row>
        <table:table-row table:style-name="Table15.5">
          <table:table-cell table:style-name="Table15.A5" office:value-type="string">
            <text:p text:style-name="P29">Property Name</text:p>
          </table:table-cell>
          <table:table-cell table:style-name="Table15.A5" office:value-type="string">
            <text:p text:style-name="P29">Type</text:p>
          </table:table-cell>
          <table:table-cell table:style-name="Table15.A5" office:value-type="string">
            <text:p text:style-name="P29">Description</text:p>
          </table:table-cell>
        </table:table-row>
        <table:table-row table:style-name="Table15.6">
          <table:table-cell table:style-name="Table15.A6" office:value-type="string">
            <text:p text:style-name="P6"><text:span text:style-name="T17">type</text:span> (required)</text:p>
          </table:table-cell>
          <table:table-cell table:style-name="Table15.A6" office:value-type="string">
            <text:p text:style-name="P20">string</text:p>
          </table:table-cell>
          <table:table-cell table:style-name="Table15.A6" office:value-type="string">
            <text:p text:style-name="P6">The value of this property <text:span text:style-name="T13">MUST</text:span> be <text:span text:style-name="T28">observed-data</text:span>.<text:bookmark text:name="result_box89"/><text:span text:style-name="T42">这个属性的值必须是监视数据</text:span></text:p>
          </table:table-cell>
        </table:table-row>
        <table:table-row table:style-name="Table15.7">
          <table:table-cell table:style-name="Table15.A7" office:value-type="string">
            <text:p text:style-name="P6"><text:span text:style-name="T17">first_observed</text:span><text:span text:style-name="T13"> </text:span>(required)</text:p>
          </table:table-cell>
          <table:table-cell table:style-name="Table15.B7" office:value-type="string">
            <text:p text:style-name="P20">timestamp</text:p>
          </table:table-cell>
          <table:table-cell table:style-name="Table15.C7" office:value-type="string">
            <text:p text:style-name="P6">The beginning of the time window during which the data was observed.</text:p>
            <text:p text:style-name="P125">监视数据的时间窗口的开始。</text:p>
          </table:table-cell>
        </table:table-row>
        <table:table-row table:style-name="Table15.8">
          <table:table-cell table:style-name="Table15.A8" office:value-type="string">
            <text:p text:style-name="P6"><text:span text:style-name="T17">last_observed</text:span> (required)</text:p>
          </table:table-cell>
          <table:table-cell table:style-name="Table15.B8" office:value-type="string">
            <text:p text:style-name="P20">timestamp</text:p>
          </table:table-cell>
          <table:table-cell table:style-name="Table15.C8" office:value-type="string">
            <text:p text:style-name="P5">The end of the time window during which the data was observed.</text:p>
            <text:p text:style-name="P43">监视数据的时间窗口的结束</text:p>
          </table:table-cell>
        </table:table-row>
        <table:table-row table:style-name="Table15.9">
          <table:table-cell table:style-name="Table15.A9" office:value-type="string">
            <text:p text:style-name="P7"><text:span text:style-name="T17">number_observed</text:span><text:span text:style-name="T20"> </text:span>(required)</text:p>
          </table:table-cell>
          <table:table-cell table:style-name="Table15.B9" office:value-type="string">
            <text:p text:style-name="P22">integer</text:p>
          </table:table-cell>
          <table:table-cell table:style-name="Table15.C9" office:value-type="string">
            <text:p text:style-name="P5">The number of times the data represented in the <text:span text:style-name="T17">objects</text:span> property was observed. This <text:span text:style-name="T13">MUST</text:span> be an integer between 1 and 999,999,999 inclusive.</text:p>
            <text:p text:style-name="P43"><text:bookmark text:name="result_box90"/><text:span text:style-name="T37">监视在</text:span><text:span text:style-name="T34">对象</text:span><text:span text:style-name="T37">属性中表示的数据的次数。 这必须是介于</text:span><text:span text:style-name="T33">1</text:span><text:span text:style-name="T37">和</text:span><text:span text:style-name="T33">999,999,999</text:span><text:span text:style-name="T37">之间的整数。</text:span></text:p>
            <text:p text:style-name="P43"/>
            <text:p text:style-name="P5">If the <text:span text:style-name="T17">number_observed</text:span> property is greater than <text:span text:style-name="T28">1</text:span>, the data contained in the <text:span text:style-name="T17">objects</text:span> property was observed multiple times. In these cases, object creators <text:span text:style-name="T13">MAY</text:span> omit properties of the Cyber Observable object (such as timestamps) that are specific to a single instance of that observed data.</text:p>
            <text:p text:style-name="P5"><text:bookmark text:name="result_box91"/><text:span text:style-name="T42">如果</text:span><text:span text:style-name="T45">number_observed</text:span><text:span text:style-name="T42">属性大于</text:span><text:span text:style-name="T45">1</text:span><text:span text:style-name="T42">，则会多次监视</text:span><text:span text:style-name="T46">对象</text:span><text:span text:style-name="T42">属性中包含的数据。 在这些情况下，对象创建器可以忽略特定于该观察数据的单个实例的</text:span><text:span text:style-name="T45">Cyber Observable</text:span><text:span text:style-name="T42">对象的属性（例如时间戳）。</text:span></text:p>
          </table:table-cell>
        </table:table-row>
        <table:table-row table:style-name="Table15.10">
          <table:table-cell table:style-name="Table15.A10" office:value-type="string">
            <text:p text:style-name="P6"><text:span text:style-name="T17">objects</text:span> (required)</text:p>
          </table:table-cell>
          <table:table-cell table:style-name="Table15.B10" office:value-type="string">
            <text:p text:style-name="P17">observable-objects</text:p>
          </table:table-cell>
          <table:table-cell table:style-name="Table15.C10" office:value-type="string">
            <text:p text:style-name="P6">A dictionary of Cyber Observable Objects representing the observation. The dictionary <text:span text:style-name="T13">MUST </text:span>contain at least one object. The <text:span text:style-name="T26">observable-objects</text:span> type is defined in <text:a xlink:type="simple" xlink:href="#huzygj4zc8zh" text:style-name="Internet_20_link" text:visited-style-name="Visited_20_Internet_20_Link"><text:span text:style-name="T7">STIX™ Version 2.0. Part 3: Cyber Observable Core Concepts</text:span></text:a>.</text:p>
            <text:p text:style-name="P118"><text:bookmark text:name="result_box92"/><text:span text:style-name="T37">表示监视的网络可观测对象的字典。 字典必须包含至少一个对象。 可观察对象类型在</text:span><text:span text:style-name="T33">STIX™2.0</text:span><text:span text:style-name="T37">版中定义。 第</text:span><text:span text:style-name="T33">3</text:span><text:span text:style-name="T37">部分：网络可监视核心概念。</text:span></text:p>
            <text:p text:style-name="P6">The Cyber Observable content <text:span text:style-name="T13">MAY</text:span> include multiple objects if those objects are related as part of a single observation. Multiple objects not related <text:soft-page-break/>to each other via Cyber Observable Relationships <text:span text:style-name="T13">MUST NOT </text:span>be contained within the same Observed Data instance.</text:p>
            <text:p text:style-name="P126"><text:span text:style-name="T37">如果这些对象作为单个监视的一部分相关内容，则Cyber Observable中可以包括多个对象。 通过网络可监视关系不相互关联的多个对象不得包含在同一个观察数据实例中。</text:span></text:p>
            <text:p text:style-name="P6"/>
            <text:p text:style-name="P132">For example, a Network Traffic object and two IPv4 Address objects related via the <text:span text:style-name="T17">src_ref</text:span> and <text:span text:style-name="T17">dst_ref</text:span> properties can be contained in the same Observed Data because they are all related and used to characterize that single entity. Two unrelated IPv4 address objects that just happened to be observed at the same time, however, must be represented in separate Observed Data instances.<text:span text:style-name="T50">例如，网络流量对象和通过src_ref和dst_ref属性相关的两个IPv4地址对象可以包含在同一监视数据中，因为它们都是相关的，且用于表征该单个实体。 然而，刚刚发生同时观察的两个不相关的IPv4地址对象必须在单独的监视数据实例中表示。</text:span></text:p>
          </table:table-cell>
        </table:table-row>
      </table:table>
      <text:p text:style-name="P1">​</text:p>
      <text:p text:style-name="P93"><text:bookmark text:name="_oohyqxufcj2b"/>​2.8.2​ Relationships</text:p>
      <text:p text:style-name="P1">There are no relationships explicitly defined between the Observed Data object and other objects, other than those defined as common relationships. The first section lists the embedded relationships by property name along with their corresponding target.</text:p>
      <text:p text:style-name="P127">除了定义为公共关系的对象之外，在监视数据对象和其他对象之间没有明确定义的关系。 第一部分按属性名称列出嵌入的关系及其相应的目标。</text:p>
      <text:p text:style-name="P1">In addition to the relationships created using the generic Relationship object, Observed Data is also a direct target of the Sighting SRO. Sightings represent a relationship between some intelligence entity that was seen (e.g., an Indicator or Malware instance), where it was seen, and what evidence was actually seen. The evidence (or raw data) in that relationship is captured as Observed Data.</text:p>
      <text:p text:style-name="P1"/>
      <text:p text:style-name="P1">Relationships are not restricted to those listed below. Relationships can be created between any objects using the <text:span text:style-name="T28">related-to</text:span> relationship type or, as with open vocabularies, user-defined names.</text:p>
      <text:p text:style-name="P1"/>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30">Embedded Relationships</text:p>
          </table:table-cell>
          <table:covered-table-cell/>
          <table:covered-table-cell/>
          <table:covered-table-cell/>
        </table:table-row>
        <table:table-row table:style-name="Table16.1">
          <table:table-cell table:style-name="Table16.A2" table:number-columns-spanned="2" office:value-type="string">
            <text:p text:style-name="P13">created_by_ref</text:p>
          </table:table-cell>
          <table:covered-table-cell/>
          <table:table-cell table:style-name="Table16.C2" table:number-columns-spanned="2" office:value-type="string">
            <text:p text:style-name="P5"><text:span text:style-name="T26">identifier</text:span> (of type <text:span text:style-name="T26">identity</text:span>)</text:p>
          </table:table-cell>
          <table:covered-table-cell/>
        </table:table-row>
        <table:table-row table:style-name="Table16.1">
          <table:table-cell table:style-name="Table16.A3" table:number-columns-spanned="2" office:value-type="string">
            <text:p text:style-name="P13">object_marking_refs</text:p>
          </table:table-cell>
          <table:covered-table-cell/>
          <table:table-cell table:style-name="Table16.C3" table:number-columns-spanned="2" office:value-type="string">
            <text:p text:style-name="P5"><text:span text:style-name="T26">identifier</text:span> (of type <text:span text:style-name="T26">marking-definition</text:span>)</text:p>
          </table:table-cell>
          <table:covered-table-cell/>
        </table:table-row>
        <text:soft-page-break/>
        <table:table-row table:style-name="Table16.1">
          <table:table-cell table:style-name="Table16.A1" table:number-columns-spanned="4" office:value-type="string">
            <text:p text:style-name="P30">Common Relationships</text:p>
          </table:table-cell>
          <table:covered-table-cell/>
          <table:covered-table-cell/>
          <table:covered-table-cell/>
        </table:table-row>
        <table:table-row table:style-name="Table16.1">
          <table:table-cell table:style-name="Table16.A5" table:number-columns-spanned="4" office:value-type="string">
            <text:p text:style-name="P5"><text:span text:style-name="T28">duplicate-of</text:span>, <text:span text:style-name="T28">derived-from</text:span>, <text:span text:style-name="T28">related-to</text:span></text:p>
          </table:table-cell>
          <table:covered-table-cell/>
          <table:covered-table-cell/>
          <table:covered-table-cell/>
        </table:table-row>
        <table:table-row table:style-name="Table16.1">
          <table:table-cell table:style-name="Table16.A1" office:value-type="string">
            <text:p text:style-name="P28">Source</text:p>
          </table:table-cell>
          <table:table-cell table:style-name="Table16.A1" office:value-type="string">
            <text:p text:style-name="P28">Name</text:p>
          </table:table-cell>
          <table:table-cell table:style-name="Table16.A1" office:value-type="string">
            <text:p text:style-name="P30">Target </text:p>
          </table:table-cell>
          <table:table-cell table:style-name="Table16.A1" office:value-type="string">
            <text:p text:style-name="P30">Description</text:p>
          </table:table-cell>
        </table:table-row>
        <table:table-row table:style-name="Table16.1">
          <table:table-cell table:style-name="Table16.A7" office:value-type="string">
            <text:p text:style-name="P5">—</text:p>
          </table:table-cell>
          <table:table-cell table:style-name="Table16.B7" office:value-type="string">
            <text:p text:style-name="P5">—</text:p>
          </table:table-cell>
          <table:table-cell table:style-name="Table16.C7" office:value-type="string">
            <text:p text:style-name="P5">—</text:p>
          </table:table-cell>
          <table:table-cell table:style-name="Table16.D7" office:value-type="string">
            <text:p text:style-name="P5">—</text:p>
          </table:table-cell>
        </table:table-row>
      </table:table>
      <text:p text:style-name="P1">​</text:p>
      <text:p text:style-name="P11">Examples</text:p>
      <text:p text:style-name="P1">Observed Data of a File object</text:p>
      <text:p text:style-name="P12">{</text:p>
      <text:p text:style-name="P12"><text:s text:c="2"/>"type": "observed-data",</text:p>
      <text:p text:style-name="P12"><text:s text:c="2"/>"id": "observed-data--b67d30ff-02ac-498a-92f9-32f845f448cf",</text:p>
      <text:p text:style-name="P12"><text:s text:c="2"/>"created_by_ref": "identity--f431f809-377b-45e0-aa1c-6a4751cae5ff",</text:p>
      <text:p text:style-name="P12"><text:s text:c="2"/>"created": "2016-04-06T19:58:16.000Z",</text:p>
      <text:p text:style-name="P12"><text:s text:c="2"/>"modified": "2016-04-06T19:58:16.000Z",</text:p>
      <text:p text:style-name="P12"><text:s text:c="2"/>"first_observed": "2015-12-21T19:00:00Z",</text:p>
      <text:p text:style-name="P12"><text:s text:c="2"/>"last_observed": "2015-12-21T19:00:00Z",</text:p>
      <text:p text:style-name="P12"><text:s text:c="2"/>"number_observed": 50,</text:p>
      <text:p text:style-name="P12"><text:s text:c="2"/>"objects": {</text:p>
      <text:p text:style-name="P12"><text:s text:c="4"/>"0": {</text:p>
      <text:p text:style-name="P12"><text:s text:c="6"/>"type": "file",</text:p>
      <text:p text:style-name="P12"><text:s text:c="6"/>...</text:p>
      <text:p text:style-name="P12"><text:s text:c="4"/>}</text:p>
      <text:p text:style-name="P12"><text:s text:c="2"/>}</text:p>
      <text:p text:style-name="P12">}</text:p>
      <text:p text:style-name="P97"><text:bookmark text:name="_n8bjzg1ysgdq"/>​2.9​ Report</text:p>
      <text:p text:style-name="P4"><text:span text:style-name="T13">Type Name:</text:span> <text:span text:style-name="T26">report</text:span></text:p>
      <text:p text:style-name="P1"/>
      <text:p text:style-name="P1">Reports are collections of threat intelligence focused on one or more topics, such as a description of a threat actor, malware, or attack technique, including context and related details. They are used to group related threat intelligence together so that it can be published as a comprehensive cyber threat story.</text:p>
      <text:p text:style-name="P1"/>
      <text:p text:style-name="P1">The Report SDO contains a list of references to SDOs and SROs (the CTI objects included in the report) along with a textual description and the name of the report.</text:p>
      <text:p text:style-name="P1"/>
      <text:p text:style-name="P1">For example, a threat report produced by ACME Defense Corp. discussing the Glass Gazelle campaign should be represented using Report. The Report itself would contain the narrative of the report while the Campaign SDO and any related SDOs (e.g., Indicators for the Campaign, Malware it uses, and the associated Relationships) would be referenced in the report contents.</text:p>
      <text:p text:style-name="P92"><text:bookmark text:name="_ha4fpad0r9pf"/>​2.9.1​ Properties</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28">Common Properties</text:p>
          </table:table-cell>
          <table:covered-table-cell/>
          <table:covered-table-cell/>
        </table:table-row>
        <table:table-row table:style-name="Table17.1">
          <table:table-cell table:style-name="Table17.A2" table:number-columns-spanned="3" office:value-type="string">
            <text:p text:style-name="P13">type, id, created_by_ref, created, modified, revoked, labels, external_references, <text:soft-page-break/>object_marking_refs, granular_markings</text:p>
          </table:table-cell>
          <table:covered-table-cell/>
          <table:covered-table-cell/>
        </table:table-row>
        <table:table-row table:style-name="Table17.3">
          <table:table-cell table:style-name="Table17.A1" table:number-columns-spanned="3" office:value-type="string">
            <text:p text:style-name="P30">Report Specific Properties</text:p>
          </table:table-cell>
          <table:covered-table-cell/>
          <table:covered-table-cell/>
        </table:table-row>
        <table:table-row table:style-name="Table17.4">
          <table:table-cell table:style-name="Table17.A4" table:number-columns-spanned="3" office:value-type="string">
            <text:p text:style-name="P13">name, description, published, object_refs</text:p>
          </table:table-cell>
          <table:covered-table-cell/>
          <table:covered-table-cell/>
        </table:table-row>
        <table:table-row table:style-name="Table17.5">
          <table:table-cell table:style-name="Table17.A5" office:value-type="string">
            <text:p text:style-name="P29">Property Name</text:p>
          </table:table-cell>
          <table:table-cell table:style-name="Table17.A5" office:value-type="string">
            <text:p text:style-name="P29">Type</text:p>
          </table:table-cell>
          <table:table-cell table:style-name="Table17.A5" office:value-type="string">
            <text:p text:style-name="P29">Description</text:p>
          </table:table-cell>
        </table:table-row>
        <table:table-row table:style-name="Table17.6">
          <table:table-cell table:style-name="Table17.A6" office:value-type="string">
            <text:p text:style-name="P6"><text:span text:style-name="T17">type</text:span> (required)</text:p>
          </table:table-cell>
          <table:table-cell table:style-name="Table17.A6" office:value-type="string">
            <text:p text:style-name="P17">string</text:p>
          </table:table-cell>
          <table:table-cell table:style-name="Table17.A6" office:value-type="string">
            <text:p text:style-name="P6">The value of this property <text:span text:style-name="T13">MUST</text:span> be <text:span text:style-name="T28">report</text:span></text:p>
          </table:table-cell>
        </table:table-row>
        <table:table-row table:style-name="Table17.7">
          <table:table-cell table:style-name="Table17.A6" office:value-type="string">
            <text:p text:style-name="P6"><text:span text:style-name="T17">labels</text:span> (required)</text:p>
          </table:table-cell>
          <table:table-cell table:style-name="Table17.A6" office:value-type="string">
            <text:p text:style-name="P5"><text:span text:style-name="T26">list</text:span> of type <text:span text:style-name="T26">open-vocab</text:span></text:p>
          </table:table-cell>
          <table:table-cell table:style-name="Table17.A6" office:value-type="string">
            <text:p text:style-name="P5">This property is an Open Vocabulary that specifies the primary subject of this report. </text:p>
            <text:p text:style-name="P26"/>
            <text:p text:style-name="P5">This is an open vocabulary and values <text:span text:style-name="T13">SHOULD </text:span>come from the <text:span text:style-name="T26">report-label-ov</text:span> vocabulary.</text:p>
          </table:table-cell>
        </table:table-row>
        <table:table-row table:style-name="Table17.8">
          <table:table-cell table:style-name="Table17.A8" office:value-type="string">
            <text:p text:style-name="P6"><text:span text:style-name="T17">name</text:span> (required)</text:p>
          </table:table-cell>
          <table:table-cell table:style-name="Table17.A8" office:value-type="string">
            <text:p text:style-name="P17">string</text:p>
          </table:table-cell>
          <table:table-cell table:style-name="Table17.C8" office:value-type="string">
            <text:p text:style-name="P5">A name used to identify the Report.</text:p>
          </table:table-cell>
        </table:table-row>
        <table:table-row table:style-name="Table17.9">
          <table:table-cell table:style-name="Table17.A8" office:value-type="string">
            <text:p text:style-name="P6"><text:span text:style-name="T17">description</text:span> (optional)</text:p>
          </table:table-cell>
          <table:table-cell table:style-name="Table17.A8" office:value-type="string">
            <text:p text:style-name="P17">string</text:p>
          </table:table-cell>
          <table:table-cell table:style-name="Table17.C8" office:value-type="string">
            <text:p text:style-name="P5">A description that provides more details and context about the Report, potentially including its purpose and its key characteristics.</text:p>
          </table:table-cell>
        </table:table-row>
        <table:table-row table:style-name="Table17.10">
          <table:table-cell table:style-name="Table17.A8" office:value-type="string">
            <text:p text:style-name="P6"><text:span text:style-name="T17">published</text:span><text:span text:style-name="T13"> </text:span>(required)</text:p>
          </table:table-cell>
          <table:table-cell table:style-name="Table17.A8" office:value-type="string">
            <text:p text:style-name="P20">timestamp</text:p>
          </table:table-cell>
          <table:table-cell table:style-name="Table17.A8" office:value-type="string">
            <text:p text:style-name="P6">The date that this Report object was officially published by the creator of this report.</text:p>
            <text:p text:style-name="P6"/>
            <text:p text:style-name="P6">The publication date (public release, legal release, etc.) may be different than the date the report was created or shared internally (the date in the <text:span text:style-name="T17">created</text:span> property).</text:p>
          </table:table-cell>
        </table:table-row>
        <table:table-row table:style-name="Table17.11">
          <table:table-cell table:style-name="Table17.A11" office:value-type="string">
            <text:p text:style-name="P6"><text:span text:style-name="T17">object_refs</text:span> (required)</text:p>
          </table:table-cell>
          <table:table-cell table:style-name="Table17.B11" office:value-type="string">
            <text:p text:style-name="P5"><text:span text:style-name="T26">list</text:span><text:span text:style-name="T20"> </text:span>of type <text:span text:style-name="T26">identifier</text:span></text:p>
          </table:table-cell>
          <table:table-cell table:style-name="Table17.C11" office:value-type="string">
            <text:p text:style-name="P6">Specifies the STIX Objects that are referred to by this Report.</text:p>
          </table:table-cell>
        </table:table-row>
      </table:table>
      <text:p text:style-name="P1"/>
      <text:p text:style-name="P94"><text:bookmark text:name="_u1alc2ppehw4"/>​2.9.2​ Relationships</text:p>
      <text:p text:style-name="P1">There are no relationships explicitly defined between the Report object and other objects, other than those defined as common relationships. The first section lists the embedded relationships by property name along with their corresponding target.</text:p>
      <text:p text:style-name="P1"/>
      <text:p text:style-name="P1">Relationships are not restricted to those listed below. Relationships can be created between any objects using the <text:span text:style-name="T28">related-to</text:span> relationship name or, as with open vocabularies, user-defined names.</text:p>
      <text:p text:style-name="P1"/>
      <table:table table:name="Table18" table:style-name="Table18">
        <table:table-column table:style-name="Table18.A"/>
        <table:table-column table:style-name="Table18.B"/>
        <table:table-row table:style-name="Table18.1">
          <table:table-cell table:style-name="Table18.A1" table:number-columns-spanned="2" office:value-type="string">
            <text:p text:style-name="P30">Embedded Relationships</text:p>
          </table:table-cell>
          <table:covered-table-cell/>
        </table:table-row>
        <table:table-row table:style-name="Table18.1">
          <table:table-cell table:style-name="Table18.A2" office:value-type="string">
            <text:p text:style-name="P13">created_by_ref</text:p>
          </table:table-cell>
          <table:table-cell table:style-name="Table18.B2" office:value-type="string">
            <text:p text:style-name="P5"><text:span text:style-name="T26">identifier</text:span> (of type <text:span text:style-name="T26">identity</text:span>)</text:p>
          </table:table-cell>
        </table:table-row>
        <table:table-row table:style-name="Table18.1">
          <table:table-cell table:style-name="Table18.A3" office:value-type="string">
            <text:p text:style-name="P13">object_marking_refs</text:p>
          </table:table-cell>
          <table:table-cell table:style-name="Table18.B3" office:value-type="string">
            <text:p text:style-name="P5"><text:span text:style-name="T26">identifier</text:span> (of type <text:span text:style-name="T26">marking-definition</text:span>)</text:p>
          </table:table-cell>
        </table:table-row>
        <text:soft-page-break/>
        <table:table-row table:style-name="Table18.1">
          <table:table-cell table:style-name="Table18.A4" office:value-type="string">
            <text:p text:style-name="P15">object_refs</text:p>
          </table:table-cell>
          <table:table-cell table:style-name="Table18.B4" office:value-type="string">
            <text:p text:style-name="P5"><text:span text:style-name="T26">list</text:span><text:span text:style-name="T20"> </text:span>of type <text:span text:style-name="T26">identifier</text:span> (of STIX Object or <text:span text:style-name="T26">marking-definition</text:span> type)</text:p>
          </table:table-cell>
        </table:table-row>
        <table:table-row table:style-name="Table18.1">
          <table:table-cell table:style-name="Table18.A1" table:number-columns-spanned="2" office:value-type="string">
            <text:p text:style-name="P30">Common Relationships</text:p>
          </table:table-cell>
          <table:covered-table-cell/>
        </table:table-row>
        <table:table-row table:style-name="Table18.1">
          <table:table-cell table:style-name="Table18.A6" table:number-columns-spanned="2" office:value-type="string">
            <text:p text:style-name="P5"><text:span text:style-name="T28">duplicate-of</text:span>, <text:span text:style-name="T28">derived-from</text:span>, <text:span text:style-name="T28">related-to</text:span></text:p>
          </table:table-cell>
          <table:covered-table-cell/>
        </table:table-row>
      </table:table>
      <text:p text:style-name="P1">​</text:p>
      <text:p text:style-name="P8">Examples</text:p>
      <text:p text:style-name="P1">A standalone Report; the consumer may or may not already have access to the referenced STIX Objects.</text:p>
      <text:p text:style-name="P12">{</text:p>
      <text:p text:style-name="P12"><text:s text:c="2"/>"type": "report", <text:s text:c="2"/></text:p>
      <text:p text:style-name="P12"><text:s text:c="2"/>"id": "report--84e4d88f-44ea-4bcd-bbf3-b2c1c320bcb3",</text:p>
      <text:p text:style-name="P12"><text:s text:c="2"/>"created_by_ref": "identity--a463ffb3-1bd9-4d94-b02d-74e4f1658283",</text:p>
      <text:p text:style-name="P12"><text:s text:c="2"/>"created": "2015-12-21T19:59:11.000Z",</text:p>
      <text:p text:style-name="P12"><text:s text:c="2"/>"modified": "2015-12-21T19:59:11.000Z",</text:p>
      <text:p text:style-name="P12"><text:s text:c="2"/>"name": "The Black Vine Cyberespionage Group",</text:p>
      <text:p text:style-name="P12"><text:s text:c="2"/>"description": "A simple report with an indicator and campaign",</text:p>
      <text:p text:style-name="P12"><text:s text:c="2"/>"published": "2016-01-201T17:00:00Z",</text:p>
      <text:p text:style-name="P12"><text:s text:c="2"/>"labels": ["campaign"],</text:p>
      <text:p text:style-name="P12"><text:s text:c="2"/>"object_refs": [</text:p>
      <text:p text:style-name="P12"><text:s text:c="4"/>"indicator--26ffb872-1dd9-446e-b6f5-d58527e5b5d2",</text:p>
      <text:p text:style-name="P12"><text:s text:c="4"/>"campaign--83422c77-904c-4dc1-aff5-5c38f3a2c55c",</text:p>
      <text:p text:style-name="P12"><text:s text:c="4"/>"relationship--f82356ae-fe6c-437c-9c24-6b64314ae68a"</text:p>
      <text:p text:style-name="P12"><text:s text:c="2"/>]</text:p>
      <text:p text:style-name="P12">}</text:p>
      <text:p text:style-name="P12"/>
      <text:p text:style-name="P1">A Bundle with a Report and the STIX Objects that are referred to by the Report</text:p>
      <text:p text:style-name="P12">{</text:p>
      <text:p text:style-name="P12"><text:s text:c="2"/>"type": "bundle",</text:p>
      <text:p text:style-name="P12"><text:s text:c="2"/>"id": "bundle--44af6c39-c09b-49c5-9de2-394224b04982",</text:p>
      <text:p text:style-name="P12"><text:s text:c="2"/>"objects": [</text:p>
      <text:p text:style-name="P12"><text:s text:c="4"/>{</text:p>
      <text:p text:style-name="P12"><text:s text:c="6"/>"type": "identity",</text:p>
      <text:p text:style-name="P12"><text:s text:c="6"/>"id": "identity--a463ffb3-1bd9-4d94-b02d-74e4f1658283",</text:p>
      <text:p text:style-name="P12"><text:s text:c="6"/>...,</text:p>
      <text:p text:style-name="P12"><text:s text:c="6"/>"name": "Acme Cybersecurity Solutions"</text:p>
      <text:p text:style-name="P12"><text:s text:c="4"/>},</text:p>
      <text:p text:style-name="P12"><text:s text:c="4"/>{</text:p>
      <text:p text:style-name="P12"><text:s text:c="6"/>"type": "report", <text:s text:c="2"/></text:p>
      <text:p text:style-name="P12"><text:s text:c="6"/>"id": "report--84e4d88f-44ea-4bcd-bbf3-b2c1c320bcbd",</text:p>
      <text:p text:style-name="P12"><text:s text:c="6"/>"created_by_ref": "identity--a463ffb3-1bd9-4d94-b02d-74e4f1658283",</text:p>
      <text:p text:style-name="P12"><text:s text:c="6"/>"created": "2015-12-21T19:59:11.000Z",</text:p>
      <text:p text:style-name="P12"><text:s text:c="6"/>"modified": "2016-05-21T19:59:11.000Z",</text:p>
      <text:p text:style-name="P12"><text:s text:c="6"/>"name": "The Black Vine Cyberespionage Group",</text:p>
      <text:p text:style-name="P12"><text:s text:c="6"/>"description": "A simple report with an indicator and campaign",</text:p>
      <text:p text:style-name="P12"><text:s text:c="6"/>"published": "2016-01-201T17:00:00Z",</text:p>
      <text:p text:style-name="P12"><text:s text:c="6"/>"labels": ["campaign"],</text:p>
      <text:p text:style-name="P12"><text:s text:c="6"/>"object_refs": [</text:p>
      <text:p text:style-name="P12"><text:s text:c="8"/>"indicator--26ffb872-1dd9-446e-b6f5-d58527e5b5d2",</text:p>
      <text:p text:style-name="P12"><text:s text:c="8"/>"campaign--83422c77-904c-4dc1-aff5-5c38f3a2c55c",</text:p>
      <text:p text:style-name="P12"><text:soft-page-break/><text:s text:c="8"/>"relationship--f82356ae-fe6c-437c-9c24-6b64314ae68a"</text:p>
      <text:p text:style-name="P12"><text:s text:c="6"/>]</text:p>
      <text:p text:style-name="P12"><text:s text:c="4"/>},</text:p>
      <text:p text:style-name="P12"><text:s text:c="4"/>{</text:p>
      <text:p text:style-name="P12"><text:s text:c="6"/>"type": "indicator",</text:p>
      <text:p text:style-name="P12"><text:s text:c="6"/>"id": "indicator--26ffb872-1dd9-446e-b6f5-d58527e5b5d2",</text:p>
      <text:p text:style-name="P12"><text:s text:c="6"/>"created": "2015-12-21T19:59:17.000Z",</text:p>
      <text:p text:style-name="P12"><text:s text:c="6"/>"modified": "2016-05-21T19:59:17.000Z",</text:p>
      <text:p text:style-name="P12"><text:s text:c="6"/>"name": "Some indicator",</text:p>
      <text:p text:style-name="P12"><text:s text:c="6"/>"labels": ["malicious-activity"],</text:p>
      <text:p text:style-name="P12"><text:s text:c="6"/>"pattern": "[ file.hashes.MD5 = '3773a88f65a5e780c8dff9cdc3a056f3' ]",</text:p>
      <text:p text:style-name="P12"><text:s text:c="6"/>"valid_from": "2015-12-21T19:59:17Z",</text:p>
      <text:p text:style-name="P12"><text:s text:c="6"/>"created_by_ref": "identity--a463ffb3-1bd9-4d94-b02d-74e4f1658283"</text:p>
      <text:p text:style-name="P12"><text:s text:c="4"/>},</text:p>
      <text:p text:style-name="P12"><text:s text:c="4"/>{</text:p>
      <text:p text:style-name="P12"><text:s text:c="6"/>"type": "campaign",</text:p>
      <text:p text:style-name="P12"><text:s text:c="6"/>"id": "campaign--83422c77-904c-4dc1-aff5-5c38f3a2c55c",</text:p>
      <text:p text:style-name="P12"><text:s text:c="6"/>"created_by_ref": "identity--a463ffb3-1bd9-4d94-b02d-74e4f1658283",</text:p>
      <text:p text:style-name="P12"><text:s text:c="6"/>"created": "2015-12-21T19:59:17.000Z",</text:p>
      <text:p text:style-name="P12"><text:s text:c="6"/>"modified": "2016-05-21T19:59:17.000Z",</text:p>
      <text:p text:style-name="P12"><text:s text:c="6"/>"name": "Some Campaign"</text:p>
      <text:p text:style-name="P12"><text:s text:c="4"/>},</text:p>
      <text:p text:style-name="P12"><text:s text:c="4"/>{</text:p>
      <text:p text:style-name="P12"><text:s text:c="6"/>"id": "relationship--f82356ae-fe6c-437c-9c24-6b64314ae68a",</text:p>
      <text:p text:style-name="P12"><text:s text:c="6"/>"type": "relationship",</text:p>
      <text:p text:style-name="P12"><text:s text:c="6"/>"created_by_ref": "identity--a463ffb3-1bd9-4d94-b02d-74e4f1658283",</text:p>
      <text:p text:style-name="P12"><text:s text:c="6"/>"created": "2015-12-21T19:59:17.000Z",</text:p>
      <text:p text:style-name="P12"><text:s text:c="6"/>"modified": "2015-12-21T19:59:17.000Z",</text:p>
      <text:p text:style-name="P12"><text:s text:c="6"/>"source_ref": "indicator--26ffb872-1dd9-446e-b6f5-d58527e5b5d2",</text:p>
      <text:p text:style-name="P12"><text:s text:c="6"/>"target_ref": "campaign--26ffb872-1dd9-446e-b6f5-d58527e5b5d2",</text:p>
      <text:p text:style-name="P12"><text:s text:c="6"/>"name": "indicates"</text:p>
      <text:p text:style-name="P12"><text:s text:c="4"/>}</text:p>
      <text:p text:style-name="P12"><text:s text:c="2"/>]</text:p>
      <text:p text:style-name="P12">}</text:p>
      <text:p text:style-name="P97"><text:bookmark text:name="_k017w16zutw"/>​2.10​ Threat Actor</text:p>
      <text:p text:style-name="P4"><text:span text:style-name="T13">Type Name:</text:span> <text:span text:style-name="T26">threat-actor</text:span></text:p>
      <text:p text:style-name="P1"/>
      <text:p text:style-name="P1">Threat Actors are actual individuals, groups, or organizations believed to be operating with malicious intent. A Threat Actor is not an Intrusion Set but may support or be affiliated with various Intrusion Sets, groups, or organizations over time.</text:p>
      <text:p text:style-name="P1"><text:s/></text:p>
      <text:p text:style-name="P1">Threat Actors leverage their resources, and possibly the resources of an Intrusion Set, to conduct attacks and run Campaigns against targets.</text:p>
      <text:p text:style-name="P1"><text:s/></text:p>
      <text:p text:style-name="P1">Threat Actors can be characterized by their motives, capabilities, goals, sophistication level, past activities, resources they have access to, and their role in the organization.</text:p>
      <text:p text:style-name="P93"><text:bookmark text:name="_2wowmlcbkqst"/><text:soft-page-break/>​2.10.1​ Properties</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28">Common Properties</text:p>
          </table:table-cell>
          <table:covered-table-cell/>
          <table:covered-table-cell/>
        </table:table-row>
        <table:table-row table:style-name="Table19.1">
          <table:table-cell table:style-name="Table19.A2" table:number-columns-spanned="3" office:value-type="string">
            <text:p text:style-name="P13">type, id, created_by_ref, created, modified, revoked, labels, external_references, object_marking_refs, granular_markings</text:p>
          </table:table-cell>
          <table:covered-table-cell/>
          <table:covered-table-cell/>
        </table:table-row>
        <table:table-row table:style-name="Table19.3">
          <table:table-cell table:style-name="Table19.A1" table:number-columns-spanned="3" office:value-type="string">
            <text:p text:style-name="P30">Threat Actor Specific Properties</text:p>
          </table:table-cell>
          <table:covered-table-cell/>
          <table:covered-table-cell/>
        </table:table-row>
        <table:table-row table:style-name="Table19.4">
          <table:table-cell table:style-name="Table19.A4" table:number-columns-spanned="3" office:value-type="string">
            <text:p text:style-name="P13">name, description, aliases, roles, goals, sophistication, resource_level, primary_motivation, secondary_motivations, personal_motivations</text:p>
          </table:table-cell>
          <table:covered-table-cell/>
          <table:covered-table-cell/>
        </table:table-row>
        <table:table-row table:style-name="Table19.5">
          <table:table-cell table:style-name="Table19.A5" office:value-type="string">
            <text:p text:style-name="P30">Property Name</text:p>
          </table:table-cell>
          <table:table-cell table:style-name="Table19.A5" office:value-type="string">
            <text:p text:style-name="P30">Type</text:p>
          </table:table-cell>
          <table:table-cell table:style-name="Table19.A5" office:value-type="string">
            <text:p text:style-name="P30">Description</text:p>
          </table:table-cell>
        </table:table-row>
        <table:table-row table:style-name="Table19.6">
          <table:table-cell table:style-name="Table19.A6" office:value-type="string">
            <text:p text:style-name="P5"><text:span text:style-name="T17">type</text:span> (required)</text:p>
          </table:table-cell>
          <table:table-cell table:style-name="Table19.A6" office:value-type="string">
            <text:p text:style-name="P17">string</text:p>
          </table:table-cell>
          <table:table-cell table:style-name="Table19.A6" office:value-type="string">
            <text:p text:style-name="P5">The value of this property <text:span text:style-name="T13">MUST</text:span> be </text:p>
            <text:p text:style-name="P16">threat-actor</text:p>
          </table:table-cell>
        </table:table-row>
        <table:table-row table:style-name="Table19.7">
          <table:table-cell table:style-name="Table19.A6" office:value-type="string">
            <text:p text:style-name="P6"><text:span text:style-name="T17">labels</text:span> (required)</text:p>
          </table:table-cell>
          <table:table-cell table:style-name="Table19.A6" office:value-type="string">
            <text:p text:style-name="P5"><text:span text:style-name="T26">list</text:span> of type <text:span text:style-name="T26">open-vocab</text:span></text:p>
          </table:table-cell>
          <table:table-cell table:style-name="Table19.A6" office:value-type="string">
            <text:p text:style-name="P5">This property specifies the type of Threat Actor. </text:p>
            <text:p text:style-name="P26"/>
            <text:p text:style-name="P5">This is an open vocabulary and values <text:span text:style-name="T13">SHOULD </text:span>come from the <text:span text:style-name="T26">threat-actor-label-ov</text:span> vocabulary.</text:p>
          </table:table-cell>
        </table:table-row>
        <table:table-row table:style-name="Table19.8">
          <table:table-cell table:style-name="Table19.A8" office:value-type="string">
            <text:p text:style-name="P6"><text:span text:style-name="T17">name</text:span> (required)</text:p>
          </table:table-cell>
          <table:table-cell table:style-name="Table19.A8" office:value-type="string">
            <text:p text:style-name="P17">string</text:p>
          </table:table-cell>
          <table:table-cell table:style-name="Table19.A8" office:value-type="string">
            <text:p text:style-name="P5">A name used to identify this Threat Actor or Threat Actor group.</text:p>
          </table:table-cell>
        </table:table-row>
        <table:table-row table:style-name="Table19.9">
          <table:table-cell table:style-name="Table19.A8" office:value-type="string">
            <text:p text:style-name="P6"><text:span text:style-name="T17">description</text:span> (optional)</text:p>
          </table:table-cell>
          <table:table-cell table:style-name="Table19.A8" office:value-type="string">
            <text:p text:style-name="P17">string</text:p>
          </table:table-cell>
          <table:table-cell table:style-name="Table19.C9" office:value-type="string">
            <text:p text:style-name="P5">A description that provides more details and context about the Threat Actor, potentially including its purpose and its key characteristics.</text:p>
          </table:table-cell>
        </table:table-row>
        <table:table-row table:style-name="Table19.10">
          <table:table-cell table:style-name="Table19.A10" office:value-type="string">
            <text:p text:style-name="P7"><text:span text:style-name="T17">aliases</text:span> (optional)</text:p>
          </table:table-cell>
          <table:table-cell table:style-name="Table19.B10" office:value-type="string">
            <text:p text:style-name="P7"><text:span text:style-name="T26">list</text:span> of type <text:span text:style-name="T26">string</text:span></text:p>
          </table:table-cell>
          <table:table-cell table:style-name="Table19.C10" office:value-type="string">
            <text:p text:style-name="P5">A list of other names that this Threat Actor is believed to use.</text:p>
          </table:table-cell>
        </table:table-row>
        <table:table-row table:style-name="Table19.11">
          <table:table-cell table:style-name="Table19.A11" office:value-type="string">
            <text:p text:style-name="P7"><text:span text:style-name="T17">roles</text:span> (optional)</text:p>
          </table:table-cell>
          <table:table-cell table:style-name="Table19.B11" office:value-type="string">
            <text:p text:style-name="P7"><text:span text:style-name="T26">list</text:span> of type <text:span text:style-name="T26">open-vocab</text:span></text:p>
          </table:table-cell>
          <table:table-cell table:style-name="Table19.C11" office:value-type="string">
            <text:p text:style-name="P5">A list of roles the Threat Actor plays. </text:p>
            <text:p text:style-name="P5"/>
            <text:p text:style-name="P5">This is an open vocabulary and the values <text:span text:style-name="T13">SHOULD</text:span> come from the <text:span text:style-name="T26">threat-actor-role-ov</text:span> vocabulary.</text:p>
          </table:table-cell>
        </table:table-row>
        <table:table-row table:style-name="Table19.12">
          <table:table-cell table:style-name="Table19.A8" office:value-type="string">
            <text:p text:style-name="P6"><text:span text:style-name="T17">goals</text:span> (optional)</text:p>
          </table:table-cell>
          <table:table-cell table:style-name="Table19.A8" office:value-type="string">
            <text:p text:style-name="P7"><text:span text:style-name="T26">list</text:span> of type <text:span text:style-name="T26">string</text:span></text:p>
          </table:table-cell>
          <table:table-cell table:style-name="Table19.A8" office:value-type="string">
            <text:p text:style-name="P5">The high level goals of this Threat Actor, namely, <text:span text:style-name="T11">what</text:span> are they trying to do. For example, they may be motivated by personal gain, but their goal is to steal credit card numbers. To do this, they may execute specific Campaigns that have detailed objectives like compromising point of sale systems at a large retailer. </text:p>
          </table:table-cell>
        </table:table-row>
        <table:table-row table:style-name="Table19.13">
          <table:table-cell table:style-name="Table19.A8" office:value-type="string">
            <text:p text:style-name="P6"><text:span text:style-name="T17">sophistication</text:span> (optional)</text:p>
          </table:table-cell>
          <table:table-cell table:style-name="Table19.A8" office:value-type="string">
            <text:p text:style-name="P19">open-vocab</text:p>
          </table:table-cell>
          <table:table-cell table:style-name="Table19.A8" office:value-type="string">
            <text:p text:style-name="P5">The skill, specific knowledge, special training, or expertise a Threat Actor must have to perform the attack.</text:p>
            <text:p text:style-name="P5"/>
            <text:p text:style-name="P5"><text:span text:style-name="T30">This is an open vocabulary and values </text:span><text:span text:style-name="T14">SHOULD </text:span><text:span text:style-name="T30">come from the </text:span><text:span text:style-name="T26">threat-actor-sophistication-ov</text:span><text:span text:style-name="T30"> vocabulary.</text:span></text:p>
          </table:table-cell>
        </table:table-row>
        <text:soft-page-break/>
        <table:table-row table:style-name="Table19.14">
          <table:table-cell table:style-name="Table19.A8" office:value-type="string">
            <text:p text:style-name="P6"><text:span text:style-name="T17">resource_level</text:span> (optional)</text:p>
          </table:table-cell>
          <table:table-cell table:style-name="Table19.A8" office:value-type="string">
            <text:p text:style-name="P19">open-vocab</text:p>
          </table:table-cell>
          <table:table-cell table:style-name="Table19.A8" office:value-type="string">
            <text:p text:style-name="P5">This defines the organizational level at which this Threat Actor typically works, which in turn determines the resources available to this Threat Actor for use in an attack. This attribute is linked to the <text:span text:style-name="T17">sophistication</text:span> property — a specific resource level implies that the Threat Actor has access to at least a specific sophistication level.</text:p>
            <text:p text:style-name="P5"/>
            <text:p text:style-name="P5"><text:span text:style-name="T30">This is an open vocabulary and values </text:span><text:span text:style-name="T14">SHOULD </text:span><text:span text:style-name="T30">come from the </text:span><text:span text:style-name="T26">attack-resource-level-ov</text:span><text:span text:style-name="T30"> vocabulary.</text:span></text:p>
          </table:table-cell>
        </table:table-row>
        <table:table-row table:style-name="Table19.15">
          <table:table-cell table:style-name="Table19.A15" office:value-type="string">
            <text:p text:style-name="P1"><text:span text:style-name="T17">primary_motivation</text:span> (optional)</text:p>
          </table:table-cell>
          <table:table-cell table:style-name="Table19.B15" office:value-type="string">
            <text:p text:style-name="P19">open-vocab</text:p>
          </table:table-cell>
          <table:table-cell table:style-name="Table19.C15" office:value-type="string">
            <text:p text:style-name="P5">The primary reason, motivation, or purpose behind this Threat Actor. The motivation is <text:span text:style-name="T11">why</text:span> the Threat Actor wishes to achieve the goal (what they are trying to achieve).</text:p>
            <text:p text:style-name="P5"/>
            <text:p text:style-name="P5">For example, a Threat Actor with a goal to disrupt the finance sector in a country might be motivated by ideological hatred of capitalism.</text:p>
            <text:p text:style-name="P5"/>
            <text:p text:style-name="P5"><text:span text:style-name="T30">This is an open vocabulary and values </text:span><text:span text:style-name="T14">SHOULD </text:span><text:span text:style-name="T30">come from the </text:span><text:span text:style-name="T26">attack-motivation-ov</text:span> vocabulary.</text:p>
          </table:table-cell>
        </table:table-row>
        <table:table-row table:style-name="Table19.16">
          <table:table-cell table:style-name="Table19.A16" office:value-type="string">
            <text:p text:style-name="P1"><text:span text:style-name="T17">secondary_motivations</text:span> (optional)</text:p>
          </table:table-cell>
          <table:table-cell table:style-name="Table19.B16" office:value-type="string">
            <text:p text:style-name="P5"><text:span text:style-name="T26">list</text:span> of type <text:span text:style-name="T26">open-vocab</text:span></text:p>
          </table:table-cell>
          <table:table-cell table:style-name="Table19.C16" office:value-type="string">
            <text:p text:style-name="P5">The secondary reasons, motivations, or purposes behind this Threat Actor. </text:p>
            <text:p text:style-name="P5"/>
            <text:p text:style-name="P5">These motivations can exist as an equal or near-equal cause to the primary motivation. However, it does not replace or necessarily magnify the primary motivation, but it might indicate additional context.</text:p>
            <text:p text:style-name="P5"/>
            <text:p text:style-name="P5"><text:span text:style-name="T30">This is an open vocabulary and values </text:span><text:span text:style-name="T14">SHOULD </text:span><text:span text:style-name="T30">come from the </text:span><text:span text:style-name="T26">attack-motivation-ov</text:span> vocabulary.</text:p>
          </table:table-cell>
        </table:table-row>
        <table:table-row table:style-name="Table19.17">
          <table:table-cell table:style-name="Table19.A17" office:value-type="string">
            <text:p text:style-name="P1"><text:span text:style-name="T17">personal_motivations</text:span> (optional)</text:p>
          </table:table-cell>
          <table:table-cell table:style-name="Table19.B17" office:value-type="string">
            <text:p text:style-name="P5"><text:span text:style-name="T26">list</text:span> of type <text:span text:style-name="T26">open-vocab</text:span></text:p>
          </table:table-cell>
          <table:table-cell table:style-name="Table19.C17" office:value-type="string">
            <text:p text:style-name="P5">The personal reasons, motivations, or purposes of the Threat Actor regardless of organizational goals.</text:p>
            <text:p text:style-name="P5"/>
            <text:p text:style-name="P5">Personal motivation, which is independent of the organization’s goals, describes what impels an individual to carry out an attack. Personal motivation may align with the organization’s motivation—as is common with activists—but more often it supports personal goals. For example, an individual analyst may join a Data Miner corporation because his or her skills may align with the corporation’s objectives. But the analyst most likely performs his or her daily work toward those objectives for personal reward in the form of a paycheck. The motivation of personal reward may be even stronger for Threat Actors <text:soft-page-break/>who commit illegal acts, as it is more difficult for someone to cross that line purely for altruistic reasons.</text:p>
            <text:p text:style-name="P5"/>
            <text:p text:style-name="P5"><text:span text:style-name="T30">This is an open vocabulary and values </text:span><text:span text:style-name="T14">SHOULD </text:span><text:span text:style-name="T30">come from the </text:span><text:span text:style-name="T26">attack-motivation-ov</text:span> vocabulary.</text:p>
          </table:table-cell>
        </table:table-row>
      </table:table>
      <text:p text:style-name="P1"/>
      <text:p text:style-name="P93"><text:bookmark text:name="_rddgtiv420uc"/>​2.10.2​ Relationships</text:p>
      <text:p text:style-name="P1">These are the relationships explicitly defined between the Threat Actor object and other objects. The first section lists the embedded relationships by property name along with their corresponding target. The rest of the table identifies the relationships that can be made from the Threat Actor object by way of the Relationship object. The reverse relationships (relationships "to" the Threat Actor object) are included as a convenience. For their definitions, please see the objects for which they represent a "from" relationship.</text:p>
      <text:p text:style-name="P1"/>
      <text:p text:style-name="P1">Relationships are not restricted to those listed below. Relationships can be created between any objects using the <text:span text:style-name="T28">related-to</text:span> relationship type or, as with open vocabularies, user-defined names.</text:p>
      <text:p text:style-name="P1"/>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table:number-columns-spanned="4" office:value-type="string">
            <text:p text:style-name="P30">Embedded Relationships</text:p>
          </table:table-cell>
          <table:covered-table-cell/>
          <table:covered-table-cell/>
          <table:covered-table-cell/>
        </table:table-row>
        <table:table-row table:style-name="Table20.1">
          <table:table-cell table:style-name="Table20.A2" table:number-columns-spanned="2" office:value-type="string">
            <text:p text:style-name="P13">created_by_ref</text:p>
          </table:table-cell>
          <table:covered-table-cell/>
          <table:table-cell table:style-name="Table20.C2" table:number-columns-spanned="2" office:value-type="string">
            <text:p text:style-name="P5"><text:span text:style-name="T26">identifier</text:span> (of type <text:span text:style-name="T26">identity</text:span>)</text:p>
          </table:table-cell>
          <table:covered-table-cell/>
        </table:table-row>
        <table:table-row table:style-name="Table20.1">
          <table:table-cell table:style-name="Table20.A3" table:number-columns-spanned="2" office:value-type="string">
            <text:p text:style-name="P13">object_marking_refs</text:p>
          </table:table-cell>
          <table:covered-table-cell/>
          <table:table-cell table:style-name="Table20.C3" table:number-columns-spanned="2" office:value-type="string">
            <text:p text:style-name="P5"><text:span text:style-name="T26">identifier</text:span> (of type <text:span text:style-name="T26">marking-definition</text:span>)</text:p>
          </table:table-cell>
          <table:covered-table-cell/>
        </table:table-row>
        <table:table-row table:style-name="Table20.1">
          <table:table-cell table:style-name="Table20.A1" table:number-columns-spanned="4" office:value-type="string">
            <text:p text:style-name="P30">Common Relationships</text:p>
          </table:table-cell>
          <table:covered-table-cell/>
          <table:covered-table-cell/>
          <table:covered-table-cell/>
        </table:table-row>
        <table:table-row table:style-name="Table20.1">
          <table:table-cell table:style-name="Table20.A5" table:number-columns-spanned="4" office:value-type="string">
            <text:p text:style-name="P5"><text:span text:style-name="T28">duplicate-of</text:span>, <text:span text:style-name="T28">derived-from</text:span>, <text:span text:style-name="T28">related-to</text:span></text:p>
          </table:table-cell>
          <table:covered-table-cell/>
          <table:covered-table-cell/>
          <table:covered-table-cell/>
        </table:table-row>
        <table:table-row table:style-name="Table20.1">
          <table:table-cell table:style-name="Table20.A1" office:value-type="string">
            <text:p text:style-name="P28">Source</text:p>
          </table:table-cell>
          <table:table-cell table:style-name="Table20.A1" office:value-type="string">
            <text:p text:style-name="P28">Relationship Type</text:p>
          </table:table-cell>
          <table:table-cell table:style-name="Table20.A1" office:value-type="string">
            <text:p text:style-name="P30">Target</text:p>
          </table:table-cell>
          <table:table-cell table:style-name="Table20.A1" office:value-type="string">
            <text:p text:style-name="P30">Description</text:p>
          </table:table-cell>
        </table:table-row>
        <table:table-row table:style-name="Table20.1">
          <table:table-cell table:style-name="Table20.A7" office:value-type="string">
            <text:p text:style-name="P19">threat-actor</text:p>
          </table:table-cell>
          <table:table-cell table:style-name="Table20.B7" office:value-type="string">
            <text:p text:style-name="P35">attributed-to</text:p>
          </table:table-cell>
          <table:table-cell table:style-name="Table20.C7" office:value-type="string">
            <text:p text:style-name="P19">identity</text:p>
          </table:table-cell>
          <table:table-cell table:style-name="Table20.D7" office:value-type="string">
            <text:p text:style-name="P5">This Relationship describes that the Threat Actor's real identity is the related Identity.</text:p>
            <text:p text:style-name="P5"/>
            <text:p text:style-name="P5">For example, an <text:span text:style-name="T28">attributed-to</text:span> Relationship from the jay-sm17h Threat Actor to the John Smith Identity means that the actor known as jay-sm17h is John Smith.</text:p>
          </table:table-cell>
        </table:table-row>
        <table:table-row table:style-name="Table20.1">
          <table:table-cell table:style-name="Table20.A8" office:value-type="string">
            <text:p text:style-name="P19">threat-actor</text:p>
          </table:table-cell>
          <table:table-cell table:style-name="Table20.B8" office:value-type="string">
            <text:p text:style-name="P35">impersonates</text:p>
          </table:table-cell>
          <table:table-cell table:style-name="Table20.C8" office:value-type="string">
            <text:p text:style-name="P19">identity</text:p>
          </table:table-cell>
          <table:table-cell table:style-name="Table20.D8" office:value-type="string">
            <text:p text:style-name="P5">This Relationship describes that the Threat Actor impersonates the related Identity. </text:p>
            <text:p text:style-name="P5"/>
            <text:p text:style-name="P5">For example, an <text:s/><text:span text:style-name="T28">impersonates</text:span> Relationship from the gh0st Threat Actor to the ACME Corp. Identity means that the actor known as gh0st impersonates ACME Corp.</text:p>
          </table:table-cell>
        </table:table-row>
        <text:soft-page-break/>
        <table:table-row table:style-name="Table20.1">
          <table:table-cell table:style-name="Table20.A9" office:value-type="string">
            <text:p text:style-name="P19">threat-actor</text:p>
          </table:table-cell>
          <table:table-cell table:style-name="Table20.B9" office:value-type="string">
            <text:p text:style-name="P35">targets</text:p>
          </table:table-cell>
          <table:table-cell table:style-name="Table20.C9" office:value-type="string">
            <text:p text:style-name="P5"><text:span text:style-name="T26">identity</text:span>, <text:span text:style-name="T26">vulnerability</text:span></text:p>
          </table:table-cell>
          <table:table-cell table:style-name="Table20.D9" office:value-type="string">
            <text:p text:style-name="P5">This Relationship describes that the Threat Actor uses exploits of the related Vulnerability or targets the type of victims described by the related Identity.</text:p>
            <text:p text:style-name="P5"/>
            <text:p text:style-name="P5">For example, a <text:span text:style-name="T28">targets</text:span> Relationship from the jay-sm17h Threat Actor to a Vulnerability in a blogging platform indicates that attacks performed by John Smith often exploit that Vulnerability.</text:p>
            <text:p text:style-name="P5"/>
            <text:p text:style-name="P5">Similarly, a <text:span text:style-name="T28">targets</text:span> Relationship from the jay-sm17h Threat Actor to an Identity describing the energy sector in the United States means that John Smith often carries out attacks against targets in that sector.</text:p>
          </table:table-cell>
        </table:table-row>
        <table:table-row table:style-name="Table20.1">
          <table:table-cell table:style-name="Table20.A10" office:value-type="string">
            <text:p text:style-name="P19">threat-actor</text:p>
          </table:table-cell>
          <table:table-cell table:style-name="Table20.B10" office:value-type="string">
            <text:p text:style-name="P35">uses</text:p>
          </table:table-cell>
          <table:table-cell table:style-name="Table20.C10" office:value-type="string">
            <text:p text:style-name="P5"><text:span text:style-name="T26">attack-pattern</text:span>, <text:span text:style-name="T26">malware</text:span>, <text:span text:style-name="T26">tool</text:span></text:p>
          </table:table-cell>
          <table:table-cell table:style-name="Table20.D10" office:value-type="string">
            <text:p text:style-name="P5">This Relationship describes that attacks carried out as part of the Threat Actor typically use the related Attack Pattern, Malware, or Tool.</text:p>
            <text:p text:style-name="P5"/>
            <text:p text:style-name="P5">For example, a <text:span text:style-name="T28">uses</text:span> Relationship from the jay-sm17h Threat Actor to the xInject Malware indicates that xInject is often used by John Smith.</text:p>
          </table:table-cell>
        </table:table-row>
        <table:table-row table:style-name="Table20.1">
          <table:table-cell table:style-name="Table20.A11" table:number-columns-spanned="4" office:value-type="string">
            <text:p text:style-name="P9">Reverse Relationships</text:p>
          </table:table-cell>
          <table:covered-table-cell/>
          <table:covered-table-cell/>
          <table:covered-table-cell/>
        </table:table-row>
        <table:table-row table:style-name="Table20.1">
          <table:table-cell table:style-name="Table20.A12" office:value-type="string">
            <text:p text:style-name="P5"><text:span text:style-name="T26">campaign</text:span>, <text:span text:style-name="T26">intrusion-set </text:span></text:p>
          </table:table-cell>
          <table:table-cell table:style-name="Table20.B12" office:value-type="string">
            <text:p text:style-name="P35">attributed-to</text:p>
          </table:table-cell>
          <table:table-cell table:style-name="Table20.C12" office:value-type="string">
            <text:p text:style-name="P19">threat-actor</text:p>
          </table:table-cell>
          <table:table-cell table:style-name="Table20.D12" office:value-type="string">
            <text:p text:style-name="P5">See forward relationship for definition.</text:p>
          </table:table-cell>
        </table:table-row>
        <table:table-row table:style-name="Table20.1">
          <table:table-cell table:style-name="Table20.A13" office:value-type="string">
            <text:p text:style-name="P19">indicator</text:p>
          </table:table-cell>
          <table:table-cell table:style-name="Table20.B13" office:value-type="string">
            <text:p text:style-name="P35">indicates</text:p>
          </table:table-cell>
          <table:table-cell table:style-name="Table20.C13" office:value-type="string">
            <text:p text:style-name="P19">threat-actor</text:p>
          </table:table-cell>
          <table:table-cell table:style-name="Table20.D13" office:value-type="string">
            <text:p text:style-name="P5">See forward relationship for definition.</text:p>
          </table:table-cell>
        </table:table-row>
      </table:table>
      <text:p text:style-name="P4"/>
      <text:p text:style-name="P11">Examples</text:p>
      <text:p text:style-name="P12">{</text:p>
      <text:p text:style-name="P12"><text:s text:c="2"/>"type": "threat-actor",</text:p>
      <text:p text:style-name="P12"><text:s text:c="2"/>"id": "threat-actor--8e2e2d2b-17d4-4cbf-938f-98ee46b3cd3f",</text:p>
      <text:p text:style-name="P12"><text:s text:c="2"/>"created_by_ref": "identity--f431f809-377b-45e0-aa1c-6a4751cae5ff",</text:p>
      <text:p text:style-name="P12"><text:s text:c="2"/>"created": "2016-04-06T20:03:48.000Z",</text:p>
      <text:p text:style-name="P12"><text:s text:c="2"/>"modified": "2016-04-06T20:03:48.000Z",</text:p>
      <text:p text:style-name="P12"><text:s text:c="2"/>"labels": [ "crime-syndicate"],</text:p>
      <text:p text:style-name="P12"><text:s text:c="2"/>"name": "Evil Org",</text:p>
      <text:p text:style-name="P12"><text:s text:c="2"/>"description": "The Evil Org threat actor group"</text:p>
      <text:p text:style-name="P12">}</text:p>
      <text:p text:style-name="P98"><text:bookmark text:name="_z4voa9ndw8v"/><text:soft-page-break/>​2.11​ Tool</text:p>
      <text:p text:style-name="P4"><text:span text:style-name="T13">Type Name:</text:span> <text:span text:style-name="T26">tool</text:span></text:p>
      <text:p text:style-name="P1"/>
      <text:p text:style-name="P1">Tools are legitimate software that can be used by threat actors to perform attacks. Knowing how and when threat actors use such tools can be important for understanding how campaigns are executed. Unlike malware, these tools or software packages are often found on a system and have legitimate purposes for power users, system administrators, network administrators, or even normal users. Remote access tools (e.g., RDP) and network scanning tools (e.g., Nmap) are examples of Tools that may be used by a Threat Actor during an attack.</text:p>
      <text:p text:style-name="P1"/>
      <text:p text:style-name="P1">The Tool SDO characterizes the properties of these software tools and can be used as a basis for making an assertion about how a Threat Actor uses them during an attack. It contains properties to name and describe the tool, a list of Kill Chain Phases the tool can be used to carry out, and the version of the tool.</text:p>
      <text:p text:style-name="P1"/>
      <text:p text:style-name="P1">This SDO <text:span text:style-name="T13">MUST NOT</text:span> be used to characterize malware. Further, Tool <text:span text:style-name="T13">MUST NOT</text:span> be used to characterise tools used as part of a course of action in response to an attack. Tools used during response activities can be included directly as part of a Course of Action SDO.</text:p>
      <text:p text:style-name="P93"><text:bookmark text:name="_m21z3a1f3lou"/>​2.11.1​ Properties</text:p>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28">Common Properties</text:p>
          </table:table-cell>
          <table:covered-table-cell/>
          <table:covered-table-cell/>
        </table:table-row>
        <table:table-row table:style-name="Table21.1">
          <table:table-cell table:style-name="Table21.A2" table:number-columns-spanned="3" office:value-type="string">
            <text:p text:style-name="P13">type, id, created_by_ref, created, modified, revoked, labels, external_references, object_marking_refs, granular_markings</text:p>
          </table:table-cell>
          <table:covered-table-cell/>
          <table:covered-table-cell/>
        </table:table-row>
        <table:table-row table:style-name="Table21.3">
          <table:table-cell table:style-name="Table21.A1" table:number-columns-spanned="3" office:value-type="string">
            <text:p text:style-name="P30">Tool Specific Properties</text:p>
          </table:table-cell>
          <table:covered-table-cell/>
          <table:covered-table-cell/>
        </table:table-row>
        <table:table-row table:style-name="Table21.4">
          <table:table-cell table:style-name="Table21.A4" table:number-columns-spanned="3" office:value-type="string">
            <text:p text:style-name="P13">name, description, kill_chain_phases, tool_version</text:p>
          </table:table-cell>
          <table:covered-table-cell/>
          <table:covered-table-cell/>
        </table:table-row>
        <table:table-row table:style-name="Table21.5">
          <table:table-cell table:style-name="Table21.A1" office:value-type="string">
            <text:p text:style-name="P32">Property Name</text:p>
          </table:table-cell>
          <table:table-cell table:style-name="Table21.A1" office:value-type="string">
            <text:p text:style-name="P32">Type</text:p>
          </table:table-cell>
          <table:table-cell table:style-name="Table21.A1" office:value-type="string">
            <text:p text:style-name="P32">Description</text:p>
          </table:table-cell>
        </table:table-row>
        <table:table-row table:style-name="Table21.6">
          <table:table-cell table:style-name="Table21.A6" office:value-type="string">
            <text:p text:style-name="P4"><text:span text:style-name="T19">type</text:span><text:span text:style-name="T29"> (required)</text:span></text:p>
          </table:table-cell>
          <table:table-cell table:style-name="Table21.A6" office:value-type="string">
            <text:p text:style-name="P18">string</text:p>
          </table:table-cell>
          <table:table-cell table:style-name="Table21.A6" office:value-type="string">
            <text:p text:style-name="P4"><text:span text:style-name="T29">The value of this property </text:span><text:span text:style-name="T15">MUST</text:span><text:span text:style-name="T29"> be </text:span><text:span text:style-name="T28">tool</text:span></text:p>
          </table:table-cell>
        </table:table-row>
        <table:table-row table:style-name="Table21.7">
          <table:table-cell table:style-name="Table21.A7" office:value-type="string">
            <text:p text:style-name="P7"><text:span text:style-name="T17">labels</text:span> (required)</text:p>
          </table:table-cell>
          <table:table-cell table:style-name="Table21.A7" office:value-type="string">
            <text:p text:style-name="P7"><text:span text:style-name="T26">list</text:span> of type <text:span text:style-name="T26">open-vocab</text:span></text:p>
          </table:table-cell>
          <table:table-cell table:style-name="Table21.A7" office:value-type="string">
            <text:p text:style-name="P5">The kind(s) of tool(s) being described. </text:p>
            <text:p text:style-name="P5"/>
            <text:p text:style-name="P5">This is an open vocabulary and values <text:span text:style-name="T13">SHOULD </text:span>come from the <text:span text:style-name="T26">tool-label-ov</text:span> vocabulary.</text:p>
          </table:table-cell>
        </table:table-row>
        <table:table-row table:style-name="Table21.8">
          <table:table-cell table:style-name="Table21.A8" office:value-type="string">
            <text:p text:style-name="P5"><text:span text:style-name="T17">name</text:span> (required)</text:p>
          </table:table-cell>
          <table:table-cell table:style-name="Table21.B8" office:value-type="string">
            <text:p text:style-name="P22">string</text:p>
          </table:table-cell>
          <table:table-cell table:style-name="Table21.C8" office:value-type="string">
            <text:p text:style-name="P5">The name used to identify the Tool.</text:p>
          </table:table-cell>
        </table:table-row>
        <table:table-row table:style-name="Table21.9">
          <table:table-cell table:style-name="Table21.A9" office:value-type="string">
            <text:p text:style-name="P5"><text:span text:style-name="T17">description</text:span> (optional)</text:p>
          </table:table-cell>
          <table:table-cell table:style-name="Table21.B9" office:value-type="string">
            <text:p text:style-name="P22">string</text:p>
          </table:table-cell>
          <table:table-cell table:style-name="Table21.C8" office:value-type="string">
            <text:p text:style-name="P5">A description that provides more details and context about the Tool, potentially including its purpose and its key characteristics.</text:p>
          </table:table-cell>
        </table:table-row>
        <table:table-row table:style-name="Table21.10">
          <table:table-cell table:style-name="Table21.C8" office:value-type="string">
            <text:p text:style-name="P7"><text:span text:style-name="T17">kill_chain_phases</text:span><text:span text:style-name="T30"> (optional)</text:span></text:p>
          </table:table-cell>
          <table:table-cell table:style-name="Table21.C8" office:value-type="string">
            <text:p text:style-name="P4"><text:span text:style-name="T26">list</text:span> of type<text:span text:style-name="T27"> </text:span><text:span text:style-name="T26">kill-chain-phase</text:span></text:p>
          </table:table-cell>
          <table:table-cell table:style-name="Table21.C8" office:value-type="string">
            <text:p text:style-name="P5">The list of kill chain phases for which this Tool can be used. </text:p>
          </table:table-cell>
        </table:table-row>
        <table:table-row table:style-name="Table21.11">
          <table:table-cell table:style-name="Table21.C8" office:value-type="string">
            <text:p text:style-name="P7"><text:span text:style-name="T17">tool_version</text:span> (optional)</text:p>
          </table:table-cell>
          <table:table-cell table:style-name="Table21.C8" office:value-type="string">
            <text:p text:style-name="P18">string</text:p>
          </table:table-cell>
          <table:table-cell table:style-name="Table21.C8" office:value-type="string">
            <text:p text:style-name="P5">The version identifier associated with the Tool.</text:p>
          </table:table-cell>
        </table:table-row>
      </table:table>
      <text:p text:style-name="P1"><text:soft-page-break/></text:p>
      <text:p text:style-name="P93"><text:bookmark text:name="_d8kskhd6k7bd"/>​2.11.2​ Relationships</text:p>
      <text:p text:style-name="P1">These are the relationships explicitly defined between the Tool object and other objects. The first section lists the embedded relationships by property name along with their corresponding target. The rest of the table identifies the relationships that can be made from the Tool object by way of the Relationship object. The reverse relationships (relationships "to" the Tool object) are included as a convenience. For their definitions, please see the objects for which they represent a "from" relationship.</text:p>
      <text:p text:style-name="P1"/>
      <text:p text:style-name="P1">Relationships are not restricted to those listed below. Relationships can be created between any objects using the <text:span text:style-name="T28">related-to</text:span> relationship type or, as with open vocabularies, user-defined names.</text:p>
      <text:p text:style-name="P1"/>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table:number-columns-spanned="4" office:value-type="string">
            <text:p text:style-name="P30">Embedded Relationships</text:p>
          </table:table-cell>
          <table:covered-table-cell/>
          <table:covered-table-cell/>
          <table:covered-table-cell/>
        </table:table-row>
        <table:table-row table:style-name="Table22.1">
          <table:table-cell table:style-name="Table22.A2" table:number-columns-spanned="2" office:value-type="string">
            <text:p text:style-name="P13">created_by_ref</text:p>
          </table:table-cell>
          <table:covered-table-cell/>
          <table:table-cell table:style-name="Table22.C2" table:number-columns-spanned="2" office:value-type="string">
            <text:p text:style-name="P5"><text:span text:style-name="T26">identifier</text:span> (of type <text:span text:style-name="T26">identity</text:span>)</text:p>
          </table:table-cell>
          <table:covered-table-cell/>
        </table:table-row>
        <table:table-row table:style-name="Table22.1">
          <table:table-cell table:style-name="Table22.A3" table:number-columns-spanned="2" office:value-type="string">
            <text:p text:style-name="P13">object_marking_refs</text:p>
          </table:table-cell>
          <table:covered-table-cell/>
          <table:table-cell table:style-name="Table22.C3" table:number-columns-spanned="2" office:value-type="string">
            <text:p text:style-name="P5"><text:span text:style-name="T26">identifier</text:span> (of type <text:span text:style-name="T26">marking-definition</text:span>)</text:p>
          </table:table-cell>
          <table:covered-table-cell/>
        </table:table-row>
        <table:table-row table:style-name="Table22.1">
          <table:table-cell table:style-name="Table22.A1" table:number-columns-spanned="4" office:value-type="string">
            <text:p text:style-name="P30">Common Relationships</text:p>
          </table:table-cell>
          <table:covered-table-cell/>
          <table:covered-table-cell/>
          <table:covered-table-cell/>
        </table:table-row>
        <table:table-row table:style-name="Table22.1">
          <table:table-cell table:style-name="Table22.A5" table:number-columns-spanned="4" office:value-type="string">
            <text:p text:style-name="P5"><text:span text:style-name="T28">duplicate-of</text:span>, <text:span text:style-name="T28">derived-from</text:span>, <text:span text:style-name="T28">related-to</text:span></text:p>
          </table:table-cell>
          <table:covered-table-cell/>
          <table:covered-table-cell/>
          <table:covered-table-cell/>
        </table:table-row>
        <table:table-row table:style-name="Table22.1">
          <table:table-cell table:style-name="Table22.A1" office:value-type="string">
            <text:p text:style-name="P28">Source</text:p>
          </table:table-cell>
          <table:table-cell table:style-name="Table22.A1" office:value-type="string">
            <text:p text:style-name="P28">Relationship Type</text:p>
          </table:table-cell>
          <table:table-cell table:style-name="Table22.A1" office:value-type="string">
            <text:p text:style-name="P30">Target </text:p>
          </table:table-cell>
          <table:table-cell table:style-name="Table22.A1" office:value-type="string">
            <text:p text:style-name="P30">Description</text:p>
          </table:table-cell>
        </table:table-row>
        <table:table-row table:style-name="Table22.1">
          <table:table-cell table:style-name="Table22.A7" office:value-type="string">
            <text:p text:style-name="P19">tool</text:p>
          </table:table-cell>
          <table:table-cell table:style-name="Table22.B7" office:value-type="string">
            <text:p text:style-name="P35">targets</text:p>
          </table:table-cell>
          <table:table-cell table:style-name="Table22.C7" office:value-type="string">
            <text:p text:style-name="P5"><text:span text:style-name="T26">identity</text:span>, <text:span text:style-name="T26">vulnerability</text:span></text:p>
          </table:table-cell>
          <table:table-cell table:style-name="Table22.D7" office:value-type="string">
            <text:p text:style-name="P5">This Relationship documents that this Tool is being used to target this Identity or exploit the Vulnerability.</text:p>
            <text:p text:style-name="P5"/>
            <text:p text:style-name="P5">For example, a <text:span text:style-name="T28">targets</text:span> Relationship linking an exploit Tool to a Vulnerability for CVE-2016-0001 means that the tool exploits that vulnerability.</text:p>
            <text:p text:style-name="P5"/>
            <text:p text:style-name="P5">Similarly, a <text:span text:style-name="T28">targets</text:span> Relationship linking a DDoS Tool to an Identity representing the energy sector means that Tool is typically used against targets in the energy sector.</text:p>
          </table:table-cell>
        </table:table-row>
        <table:table-row table:style-name="Table22.1">
          <table:table-cell table:style-name="Table22.A8" table:number-columns-spanned="4" office:value-type="string">
            <text:p text:style-name="P9">Reverse Relationships</text:p>
          </table:table-cell>
          <table:covered-table-cell/>
          <table:covered-table-cell/>
          <table:covered-table-cell/>
        </table:table-row>
        <table:table-row table:style-name="Table22.1">
          <table:table-cell table:style-name="Table22.A9" office:value-type="string">
            <text:p text:style-name="P19">indicator</text:p>
          </table:table-cell>
          <table:table-cell table:style-name="Table22.B9" office:value-type="string">
            <text:p text:style-name="P35">indicates</text:p>
          </table:table-cell>
          <table:table-cell table:style-name="Table22.C9" office:value-type="string">
            <text:p text:style-name="P19">tool</text:p>
          </table:table-cell>
          <table:table-cell table:style-name="Table22.D9" office:value-type="string">
            <text:p text:style-name="P5">See forward relationship for definition</text:p>
          </table:table-cell>
        </table:table-row>
        <table:table-row table:style-name="Table22.1">
          <table:table-cell table:style-name="Table22.A10" office:value-type="string">
            <text:p text:style-name="P19">course-of-action</text:p>
          </table:table-cell>
          <table:table-cell table:style-name="Table22.B10" office:value-type="string">
            <text:p text:style-name="P35">mitigates</text:p>
          </table:table-cell>
          <table:table-cell table:style-name="Table22.C10" office:value-type="string">
            <text:p text:style-name="P19">tool</text:p>
          </table:table-cell>
          <table:table-cell table:style-name="Table22.D10" office:value-type="string">
            <text:p text:style-name="P5">See forward relationship for definition</text:p>
          </table:table-cell>
        </table:table-row>
        <table:table-row table:style-name="Table22.1">
          <table:table-cell table:style-name="Table22.A11" office:value-type="string">
            <text:p text:style-name="P5"><text:span text:style-name="T26">attack-pattern</text:span>, <text:span text:style-name="T26">campaign</text:span>, <text:span text:style-name="T26">intrusion-set</text:span>, <text:span text:style-name="T26">malware</text:span>,</text:p>
            <text:p text:style-name="P19"><text:soft-page-break/>threat-actor</text:p>
          </table:table-cell>
          <table:table-cell table:style-name="Table22.B11" office:value-type="string">
            <text:p text:style-name="P35">uses</text:p>
          </table:table-cell>
          <table:table-cell table:style-name="Table22.C11" office:value-type="string">
            <text:p text:style-name="P19">tool</text:p>
          </table:table-cell>
          <table:table-cell table:style-name="Table22.D11" office:value-type="string">
            <text:p text:style-name="P5">See forward relationship for definition</text:p>
          </table:table-cell>
        </table:table-row>
      </table:table>
      <text:p text:style-name="P1">​</text:p>
      <text:p text:style-name="P8">Examples</text:p>
      <text:p text:style-name="P12">{</text:p>
      <text:p text:style-name="P12"><text:s text:c="2"/>"type": "tool",</text:p>
      <text:p text:style-name="P12"><text:s text:c="2"/>"id": "tool--8e2e2d2b-17d4-4cbf-938f-98ee46b3cd3f",</text:p>
      <text:p text:style-name="P12"><text:s text:c="2"/>"created_by_ref": "identity--f431f809-377b-45e0-aa1c-6a4751cae5ff",</text:p>
      <text:p text:style-name="P12"><text:s text:c="2"/>"created": "2016-04-06T20:03:48.000Z",</text:p>
      <text:p text:style-name="P12"><text:s text:c="2"/>"modified": "2016-04-06T20:03:48.000Z",</text:p>
      <text:p text:style-name="P12"><text:s text:c="2"/>"labels": [ "remote-access"],</text:p>
      <text:p text:style-name="P12"><text:s text:c="2"/>"name": "VNC"</text:p>
      <text:p text:style-name="P12">}</text:p>
      <text:p text:style-name="P100"><text:bookmark text:name="_q5ytzmajn6re"/>​2.12​ Vulnerability</text:p>
      <text:p text:style-name="P4"><text:span text:style-name="T13">Type Name:</text:span> <text:span text:style-name="T26">vulnerability</text:span></text:p>
      <text:p text:style-name="P1"/>
      <text:p text:style-name="P1">A Vulnerability is "a mistake in software that can be directly used by a hacker to gain access to a system or network" [<text:a xlink:type="simple" xlink:href="#omgb5053jgfy" text:style-name="Internet_20_link" text:visited-style-name="Visited_20_Internet_20_Link"><text:span text:style-name="T8">CVE</text:span></text:a>]. For example, if a piece of malware exploits CVE-2015-12345, a Malware object could be linked to a Vulnerability object that references CVE-2015-12345.</text:p>
      <text:p text:style-name="P1"/>
      <text:p text:style-name="P1">The Vulnerability SDO is primarily used to link to external definitions of vulnerabilities or to describe 0-day vulnerabilities that do not yet have an external definition. Typically, other SDOs assert relationships to Vulnerability objects when a specific vulnerability is targeted and exploited as part of malicious cyber activity. As such, Vulnerability objects can be used as a linkage to the asset management and compliance process.</text:p>
      <text:p text:style-name="P93"><text:bookmark text:name="_d9f0iay06wtx"/>​2.12.1​ Properties</text:p>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28">Common Properties</text:p>
          </table:table-cell>
          <table:covered-table-cell/>
          <table:covered-table-cell/>
        </table:table-row>
        <table:table-row table:style-name="Table23.1">
          <table:table-cell table:style-name="Table23.A2" table:number-columns-spanned="3" office:value-type="string">
            <text:p text:style-name="P13">type, id, created_by_ref, created, modified, revoked, labels, external_references, object_marking_refs, granular_markings</text:p>
          </table:table-cell>
          <table:covered-table-cell/>
          <table:covered-table-cell/>
        </table:table-row>
        <table:table-row table:style-name="Table23.1">
          <table:table-cell table:style-name="Table23.A1" table:number-columns-spanned="3" office:value-type="string">
            <text:p text:style-name="P30">Vulnerability Specific Properties</text:p>
          </table:table-cell>
          <table:covered-table-cell/>
          <table:covered-table-cell/>
        </table:table-row>
        <table:table-row table:style-name="Table23.1">
          <table:table-cell table:style-name="Table23.A4" table:number-columns-spanned="3" office:value-type="string">
            <text:p text:style-name="P13">name, description</text:p>
          </table:table-cell>
          <table:covered-table-cell/>
          <table:covered-table-cell/>
        </table:table-row>
        <table:table-row table:style-name="Table23.1">
          <table:table-cell table:style-name="Table23.A1" office:value-type="string">
            <text:p text:style-name="P31">Property Name</text:p>
          </table:table-cell>
          <table:table-cell table:style-name="Table23.A1" office:value-type="string">
            <text:p text:style-name="P31">Type</text:p>
          </table:table-cell>
          <table:table-cell table:style-name="Table23.A1" office:value-type="string">
            <text:p text:style-name="P31">Description</text:p>
          </table:table-cell>
        </table:table-row>
        <table:table-row table:style-name="Table23.1">
          <table:table-cell table:style-name="Table23.A6" office:value-type="string">
            <text:p text:style-name="P7"><text:span text:style-name="T17">type</text:span><text:span text:style-name="T29"> (required)</text:span></text:p>
          </table:table-cell>
          <table:table-cell table:style-name="Table23.A6" office:value-type="string">
            <text:p text:style-name="P18">string</text:p>
          </table:table-cell>
          <table:table-cell table:style-name="Table23.A6" office:value-type="string">
            <text:p text:style-name="P7"><text:span text:style-name="T29">The value of this property MUST be </text:span><text:span text:style-name="T28">vulnerability</text:span></text:p>
          </table:table-cell>
        </table:table-row>
        <table:table-row table:style-name="Table23.1">
          <table:table-cell table:style-name="Table23.A6" office:value-type="string">
            <text:p text:style-name="P14">external_references </text:p>
            <text:p text:style-name="P5">(optional)</text:p>
          </table:table-cell>
          <table:table-cell table:style-name="Table23.A6" office:value-type="string">
            <text:p text:style-name="P5"><text:span text:style-name="T26">list</text:span><text:span text:style-name="T20"> </text:span>of type<text:span text:style-name="T26"> external-reference</text:span></text:p>
          </table:table-cell>
          <table:table-cell table:style-name="Table23.A6" office:value-type="string">
            <text:p text:style-name="P5">A list of external references which refer to non-STIX information. This property <text:span text:style-name="T13">MAY </text:span>be used to provide one or more Vulnerability identifiers, such as a CVE ID<text:span text:style-name="T32"> </text:span>[<text:a xlink:type="simple" xlink:href="#omgb5053jgfy" text:style-name="Internet_20_link" text:visited-style-name="Visited_20_Internet_20_Link"><text:span text:style-name="T8">CVE</text:span></text:a>]. When specifying a CVE ID, the <text:span text:style-name="T17">source_name</text:span> <text:soft-page-break/>property of the external reference <text:span text:style-name="T13">MUST </text:span>be set to <text:span text:style-name="T28">cve</text:span> and the <text:span text:style-name="T17">external_id</text:span> property <text:span text:style-name="T13">MUST</text:span> be the exact CVE identifier.</text:p>
          </table:table-cell>
        </table:table-row>
        <table:table-row table:style-name="Table23.1">
          <table:table-cell table:style-name="Table23.A8" office:value-type="string">
            <text:p text:style-name="P7"><text:span text:style-name="T17">name</text:span><text:span text:style-name="T30"> (required)</text:span></text:p>
          </table:table-cell>
          <table:table-cell table:style-name="Table23.A8" office:value-type="string">
            <text:p text:style-name="P18">string</text:p>
          </table:table-cell>
          <table:table-cell table:style-name="Table23.A8" office:value-type="string">
            <text:p text:style-name="P5">A name used to identify the Vulnerability.</text:p>
          </table:table-cell>
        </table:table-row>
        <table:table-row table:style-name="Table23.1">
          <table:table-cell table:style-name="Table23.A8" office:value-type="string">
            <text:p text:style-name="P7"><text:span text:style-name="T17">description</text:span><text:span text:style-name="T30"> (optional)</text:span></text:p>
          </table:table-cell>
          <table:table-cell table:style-name="Table23.A8" office:value-type="string">
            <text:p text:style-name="P18">string</text:p>
          </table:table-cell>
          <table:table-cell table:style-name="Table23.A8" office:value-type="string">
            <text:p text:style-name="P5">A description that provides more details and context about the Vulnerability, potentially including its purpose and its key characteristics.</text:p>
          </table:table-cell>
        </table:table-row>
      </table:table>
      <text:p text:style-name="P8"/>
      <text:p text:style-name="P93"><text:bookmark text:name="_ibz8ltydjosa"/>​2.12.2​ Relationships</text:p>
      <text:p text:style-name="P1">These are the relationships explicitly defined between the Vulnerability object and other objects. The first section lists the embedded relationships by property name along with their corresponding target. The rest of the table identifies the relationships that can be made from the Vulnerability object by way of the Relationship object. None are defined for the Vulnerability object. The reverse relationships (relationships "to" the Vulnerability object) are included as a convenience. For their definitions, please see the objects for which they represent a "from" relationship.</text:p>
      <text:p text:style-name="P1"/>
      <text:p text:style-name="P1">Relationships are not restricted to those listed below. Relationships can be created between any objects using the <text:span text:style-name="T28">related-to</text:span> relationship type or, as with open vocabularies, user-defined names.</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table:number-columns-spanned="4" office:value-type="string">
            <text:p text:style-name="P30">Embedded Relationships</text:p>
          </table:table-cell>
          <table:covered-table-cell/>
          <table:covered-table-cell/>
          <table:covered-table-cell/>
        </table:table-row>
        <table:table-row table:style-name="Table24.1">
          <table:table-cell table:style-name="Table24.A2" table:number-columns-spanned="2" office:value-type="string">
            <text:p text:style-name="P13">created_by_ref</text:p>
          </table:table-cell>
          <table:covered-table-cell/>
          <table:table-cell table:style-name="Table24.C2" table:number-columns-spanned="2" office:value-type="string">
            <text:p text:style-name="P5"><text:span text:style-name="T26">identifier</text:span> (of type <text:span text:style-name="T26">identity</text:span>)</text:p>
          </table:table-cell>
          <table:covered-table-cell/>
        </table:table-row>
        <table:table-row table:style-name="Table24.1">
          <table:table-cell table:style-name="Table24.A3" table:number-columns-spanned="2" office:value-type="string">
            <text:p text:style-name="P13">object_marking_refs</text:p>
          </table:table-cell>
          <table:covered-table-cell/>
          <table:table-cell table:style-name="Table24.C3" table:number-columns-spanned="2" office:value-type="string">
            <text:p text:style-name="P5"><text:span text:style-name="T26">identifier</text:span> (of type <text:span text:style-name="T26">marking-definition</text:span>)</text:p>
          </table:table-cell>
          <table:covered-table-cell/>
        </table:table-row>
        <table:table-row table:style-name="Table24.4">
          <table:table-cell table:style-name="Table24.A1" table:number-columns-spanned="4" office:value-type="string">
            <text:p text:style-name="P30">Common Relationships</text:p>
          </table:table-cell>
          <table:covered-table-cell/>
          <table:covered-table-cell/>
          <table:covered-table-cell/>
        </table:table-row>
        <table:table-row table:style-name="Table24.1">
          <table:table-cell table:style-name="Table24.A5" table:number-columns-spanned="4" office:value-type="string">
            <text:p text:style-name="P5"><text:span text:style-name="T28">duplicate-of</text:span>, <text:span text:style-name="T28">derived-from</text:span>, <text:span text:style-name="T28">related-to</text:span></text:p>
          </table:table-cell>
          <table:covered-table-cell/>
          <table:covered-table-cell/>
          <table:covered-table-cell/>
        </table:table-row>
        <table:table-row table:style-name="Table24.6">
          <table:table-cell table:style-name="Table24.A1" office:value-type="string">
            <text:p text:style-name="P28">Source</text:p>
          </table:table-cell>
          <table:table-cell table:style-name="Table24.A1" office:value-type="string">
            <text:p text:style-name="P28">Relationship Type</text:p>
          </table:table-cell>
          <table:table-cell table:style-name="Table24.A1" office:value-type="string">
            <text:p text:style-name="P30">Target </text:p>
          </table:table-cell>
          <table:table-cell table:style-name="Table24.A1" office:value-type="string">
            <text:p text:style-name="P30">Description</text:p>
          </table:table-cell>
        </table:table-row>
        <table:table-row table:style-name="Table24.7">
          <table:table-cell table:style-name="Table24.A7" office:value-type="string">
            <text:p text:style-name="P5">—</text:p>
          </table:table-cell>
          <table:table-cell table:style-name="Table24.B7" office:value-type="string">
            <text:p text:style-name="P5">—</text:p>
          </table:table-cell>
          <table:table-cell table:style-name="Table24.C7" office:value-type="string">
            <text:p text:style-name="P5">—</text:p>
          </table:table-cell>
          <table:table-cell table:style-name="Table24.D7" office:value-type="string">
            <text:p text:style-name="P5">—</text:p>
          </table:table-cell>
        </table:table-row>
        <table:table-row table:style-name="Table24.1">
          <table:table-cell table:style-name="Table24.A8" table:number-columns-spanned="4" office:value-type="string">
            <text:p text:style-name="P9">Reverse Relationships</text:p>
          </table:table-cell>
          <table:covered-table-cell/>
          <table:covered-table-cell/>
          <table:covered-table-cell/>
        </table:table-row>
        <table:table-row table:style-name="Table24.9">
          <table:table-cell table:style-name="Table24.A9" office:value-type="string">
            <text:p text:style-name="P5"><text:span text:style-name="T26">attack-pattern</text:span>, <text:span text:style-name="T26">campaign</text:span>, <text:span text:style-name="T26">intrusion-set</text:span>, <text:span text:style-name="T26">malware</text:span>, <text:span text:style-name="T26">threat-actor</text:span>, <text:span text:style-name="T26">tool</text:span></text:p>
          </table:table-cell>
          <table:table-cell table:style-name="Table24.B9" office:value-type="string">
            <text:p text:style-name="P35">targets</text:p>
          </table:table-cell>
          <table:table-cell table:style-name="Table24.C9" office:value-type="string">
            <text:p text:style-name="P19">vulnerability</text:p>
          </table:table-cell>
          <table:table-cell table:style-name="Table24.D9" office:value-type="string">
            <text:p text:style-name="P5">See forward relationship for definition.</text:p>
          </table:table-cell>
        </table:table-row>
        <table:table-row table:style-name="Table24.10">
          <table:table-cell table:style-name="Table24.A10" office:value-type="string">
            <text:p text:style-name="P19">course-of-action</text:p>
          </table:table-cell>
          <table:table-cell table:style-name="Table24.B10" office:value-type="string">
            <text:p text:style-name="P35">mitigates</text:p>
          </table:table-cell>
          <table:table-cell table:style-name="Table24.C10" office:value-type="string">
            <text:p text:style-name="P19">vulnerability</text:p>
          </table:table-cell>
          <table:table-cell table:style-name="Table24.D10" office:value-type="string">
            <text:p text:style-name="P5">See forward relationship for definition.</text:p>
          </table:table-cell>
        </table:table-row>
      </table:table>
      <text:p text:style-name="P1"/>
      <text:p text:style-name="P11">​Examples</text:p>
      <text:p text:style-name="P12"><text:soft-page-break/>{</text:p>
      <text:p text:style-name="P12"><text:s text:c="2"/>"type": "vulnerability",</text:p>
      <text:p text:style-name="P12"><text:s text:c="2"/>"id": "vulnerability--0c7b5b88-8ff7-4a4d-aa9d-feb398cd0061",</text:p>
      <text:p text:style-name="P12"><text:s text:c="2"/>"created": "2016-05-12T08:17:27.000Z",</text:p>
      <text:p text:style-name="P12"><text:s text:c="2"/>"modified": "2016-05-12T08:17:27.000Z",</text:p>
      <text:p text:style-name="P12"><text:s text:c="2"/>"name": "CVE-2016-1234",</text:p>
      <text:p text:style-name="P12"><text:s text:c="2"/>"external_references": [</text:p>
      <text:p text:style-name="P12"><text:s text:c="4"/>{</text:p>
      <text:p text:style-name="P12"><text:s text:c="6"/>"source_name": "cve",</text:p>
      <text:p text:style-name="P12"><text:s text:c="6"/>"external_id": "CVE-2016-1234"</text:p>
      <text:p text:style-name="P12"><text:s text:c="4"/>}</text:p>
      <text:p text:style-name="P12"><text:s text:c="2"/>]</text:p>
      <text:p text:style-name="P12">}</text:p>
      <text:p text:style-name="P1"/>
      <text:p text:style-name="P1">​</text:p>
      <text:p text:style-name="Standard"/>
      <text:p text:style-name="P76"/>
      <text:p text:style-name="P90"><text:bookmark text:name="_ceolg84lu8th"/><draw:rect text:anchor-type="as-char" svg:y="0cm" draw:z-index="4" draw:style-name="gr1" draw:text-style-name="P147" svg:width="0.003cm" svg:height="0.054cm"><text:p/></draw:rect>​3​ STIX Relationship Objects</text:p>
      <text:p text:style-name="P1">STIX Relationship Objects (SROs) represent types of relationships used to describe CTI. The generic Relationship SRO is used to describe many varied types of relationships, while the specific Sighting SRO contains additional properties to represent Sighting relationships.</text:p>
      <text:p text:style-name="P1"/>
      <text:p text:style-name="P1">Property information, relationship information, and examples are provided for each SRO defined below. Property information includes common properties as well as properties that are specific to each SRO. Because SROs cannot be the source or target of other SROs, relationship information is included but only to describe embedded relationships (e.g., <text:span text:style-name="T17">created_by_ref</text:span>).</text:p>
      <text:p text:style-name="P97"><text:bookmark text:name="_e2e1szrqfoan"/>​3.1​ Relationship</text:p>
      <text:p text:style-name="P4"><text:span text:style-name="T13">Type Name:</text:span> <text:span text:style-name="T26">relationship</text:span></text:p>
      <text:p text:style-name="P27"/>
      <text:p text:style-name="P1">The Relationship object is used to link together two SDOs in order to describe how they are related to each other. If SDOs are considered "nodes" or "vertices" in the graph, the Relationship Objects (SROs) represent "edges".</text:p>
      <text:p text:style-name="P1"/>
      <text:p text:style-name="P1">STIX defines many relationship types to link together SDOs. These relationships are contained in the "Relationships" table under each SDO definition. Relationship types defined in the specification <text:span text:style-name="T13">SHOULD </text:span>be used to ensure consistency. An example of a specification-defined relationship is that an <text:span text:style-name="T26">indicator</text:span> <text:span text:style-name="T28">indicates</text:span> a <text:span text:style-name="T26">campaign</text:span>. That relationship type is listed in the Relationships section of the Indicator SDO definition.</text:p>
      <text:p text:style-name="P1"/>
      <text:p text:style-name="P1">STIX also allows relationships from any SDO to any SDO that have not been defined in this specification. These relationships <text:span text:style-name="T13">MAY </text:span>use the <text:span text:style-name="T28">related-to</text:span> relationship type or <text:span text:style-name="T13">MAY </text:span>use a custom relationship type. As an example, a user might want to link <text:span text:style-name="T26">malware</text:span> directly to a <text:span text:style-name="T26">tool</text:span>. They can do so using <text:span text:style-name="T28">related-to</text:span> to say that the Malware is related to the Tool but not describe how, or they could use <text:span text:style-name="T28">delivered-by</text:span> (a custom name they determined) to indicate more detail.</text:p>
      <text:p text:style-name="P1"/>
      <text:p text:style-name="P1">Note that some relationships in STIX may seem like "shortcuts". For example, an Indicator doesn't really detect a Campaign: it detects activity (Attack Patterns, Malware, etc.) that are often used by that campaign. While some analysts might want all of the source data and think that shortcuts are misleading, in many cases it's helpful to provide just the key points (shortcuts) and leave out the low-level details. In other cases, the low-level analysis may not be known or sharable, while the high-level analysis is. For these reasons, relationships that might appear to be "shortcuts" are not excluded from STIX.</text:p>
      <text:p text:style-name="P93"><text:bookmark text:name="_sypzg7rvdvc1"/>​3.1.1​ Specification-Defined Relationships Summary</text:p>
      <text:p text:style-name="P1">This relationship summary table is provided as a convenience. If there is a discrepancy between this table and the relationships defined with each of the SDOs, then the relationships defined with the SDOs <text:span text:style-name="T13">MUST</text:span> be viewed as authoritative.</text:p>
      <text:p text:style-name="P1"/>
      <table:table table:name="Table25" table:style-name="Table25">
        <table:table-column table:style-name="Table25.A"/>
        <table:table-column table:style-name="Table25.B"/>
        <table:table-column table:style-name="Table25.C"/>
        <table:table-column table:style-name="Table25.D"/>
        <table:table-column table:style-name="Table25.B"/>
        <table:table-column table:style-name="Table25.F"/>
        <table:table-row table:style-name="Table25.1">
          <table:table-cell table:style-name="Table25.A1" office:value-type="string">
            <text:p text:style-name="P33">Source</text:p>
          </table:table-cell>
          <table:table-cell table:style-name="Table25.A1" office:value-type="string">
            <text:p text:style-name="P33">Type</text:p>
          </table:table-cell>
          <table:table-cell table:style-name="Table25.A1" office:value-type="string">
            <text:p text:style-name="P33">Target</text:p>
          </table:table-cell>
          <table:table-cell table:style-name="Table25.A1" office:value-type="string">
            <text:p text:style-name="P33">Source</text:p>
          </table:table-cell>
          <table:table-cell table:style-name="Table25.A1" office:value-type="string">
            <text:p text:style-name="P33">Type</text:p>
          </table:table-cell>
          <table:table-cell table:style-name="Table25.A1" office:value-type="string">
            <text:p text:style-name="P33">Target</text:p>
          </table:table-cell>
        </table:table-row>
        <text:soft-page-break/>
        <table:table-row table:style-name="Table25.1">
          <table:table-cell table:style-name="Table25.A2" office:value-type="string">
            <text:p text:style-name="P23">attack-pattern</text:p>
          </table:table-cell>
          <table:table-cell table:style-name="Table25.B2" office:value-type="string">
            <text:p text:style-name="P34">targets</text:p>
          </table:table-cell>
          <table:table-cell table:style-name="Table25.C2" office:value-type="string">
            <text:p text:style-name="P23">vulnerability</text:p>
          </table:table-cell>
          <table:table-cell table:style-name="Table25.D2" office:value-type="string">
            <text:p text:style-name="P23">intrusion-set</text:p>
          </table:table-cell>
          <table:table-cell table:style-name="Table25.E2" office:value-type="string">
            <text:p text:style-name="P34">attributed-to</text:p>
          </table:table-cell>
          <table:table-cell table:style-name="Table25.F2" office:value-type="string">
            <text:p text:style-name="P23">threat-actor</text:p>
          </table:table-cell>
        </table:table-row>
        <table:table-row table:style-name="Table25.1">
          <table:table-cell table:style-name="Table25.A3" office:value-type="string">
            <text:p text:style-name="P23">attack-pattern</text:p>
          </table:table-cell>
          <table:table-cell table:style-name="Table25.B3" office:value-type="string">
            <text:p text:style-name="P34">targets</text:p>
          </table:table-cell>
          <table:table-cell table:style-name="Table25.C3" office:value-type="string">
            <text:p text:style-name="P23">identity</text:p>
          </table:table-cell>
          <table:table-cell table:style-name="Table25.D3" office:value-type="string">
            <text:p text:style-name="P23">intrusion-set</text:p>
          </table:table-cell>
          <table:table-cell table:style-name="Table25.E3" office:value-type="string">
            <text:p text:style-name="P34">targets</text:p>
          </table:table-cell>
          <table:table-cell table:style-name="Table25.F3" office:value-type="string">
            <text:p text:style-name="P23">identity</text:p>
          </table:table-cell>
        </table:table-row>
        <table:table-row table:style-name="Table25.1">
          <table:table-cell table:style-name="Table25.A4" office:value-type="string">
            <text:p text:style-name="P23">attack-pattern</text:p>
          </table:table-cell>
          <table:table-cell table:style-name="Table25.B4" office:value-type="string">
            <text:p text:style-name="P34">uses</text:p>
          </table:table-cell>
          <table:table-cell table:style-name="Table25.C4" office:value-type="string">
            <text:p text:style-name="P23">malware</text:p>
          </table:table-cell>
          <table:table-cell table:style-name="Table25.D4" office:value-type="string">
            <text:p text:style-name="P23">intrusion-set</text:p>
          </table:table-cell>
          <table:table-cell table:style-name="Table25.E4" office:value-type="string">
            <text:p text:style-name="P34">targets</text:p>
          </table:table-cell>
          <table:table-cell table:style-name="Table25.F4" office:value-type="string">
            <text:p text:style-name="P23">vulnerability</text:p>
          </table:table-cell>
        </table:table-row>
        <table:table-row table:style-name="Table25.1">
          <table:table-cell table:style-name="Table25.A5" office:value-type="string">
            <text:p text:style-name="P23">attack-pattern</text:p>
          </table:table-cell>
          <table:table-cell table:style-name="Table25.B5" office:value-type="string">
            <text:p text:style-name="P34">uses</text:p>
          </table:table-cell>
          <table:table-cell table:style-name="Table25.C5" office:value-type="string">
            <text:p text:style-name="P23">tool</text:p>
          </table:table-cell>
          <table:table-cell table:style-name="Table25.D5" office:value-type="string">
            <text:p text:style-name="P23">intrusion-set</text:p>
          </table:table-cell>
          <table:table-cell table:style-name="Table25.E5" office:value-type="string">
            <text:p text:style-name="P34">uses</text:p>
          </table:table-cell>
          <table:table-cell table:style-name="Table25.F5" office:value-type="string">
            <text:p text:style-name="P23">attack-pattern</text:p>
          </table:table-cell>
        </table:table-row>
        <table:table-row table:style-name="Table25.1">
          <table:table-cell table:style-name="Table25.A6" office:value-type="string">
            <text:p text:style-name="P23">campaign</text:p>
          </table:table-cell>
          <table:table-cell table:style-name="Table25.B6" office:value-type="string">
            <text:p text:style-name="P34">attributed-to</text:p>
          </table:table-cell>
          <table:table-cell table:style-name="Table25.C6" office:value-type="string">
            <text:p text:style-name="P23">intrusion-set</text:p>
          </table:table-cell>
          <table:table-cell table:style-name="Table25.D6" office:value-type="string">
            <text:p text:style-name="P23">intrusion-set</text:p>
          </table:table-cell>
          <table:table-cell table:style-name="Table25.E6" office:value-type="string">
            <text:p text:style-name="P34">uses</text:p>
          </table:table-cell>
          <table:table-cell table:style-name="Table25.F6" office:value-type="string">
            <text:p text:style-name="P23">malware</text:p>
          </table:table-cell>
        </table:table-row>
        <table:table-row table:style-name="Table25.1">
          <table:table-cell table:style-name="Table25.A7" office:value-type="string">
            <text:p text:style-name="P23">campaign</text:p>
          </table:table-cell>
          <table:table-cell table:style-name="Table25.B7" office:value-type="string">
            <text:p text:style-name="P34">attributed-to</text:p>
          </table:table-cell>
          <table:table-cell table:style-name="Table25.C7" office:value-type="string">
            <text:p text:style-name="P23">threat-actor</text:p>
          </table:table-cell>
          <table:table-cell table:style-name="Table25.D7" office:value-type="string">
            <text:p text:style-name="P23">intrusion-set</text:p>
          </table:table-cell>
          <table:table-cell table:style-name="Table25.E7" office:value-type="string">
            <text:p text:style-name="P34">uses</text:p>
          </table:table-cell>
          <table:table-cell table:style-name="Table25.F7" office:value-type="string">
            <text:p text:style-name="P23">tool</text:p>
          </table:table-cell>
        </table:table-row>
        <table:table-row table:style-name="Table25.1">
          <table:table-cell table:style-name="Table25.A8" office:value-type="string">
            <text:p text:style-name="P23">campaign</text:p>
          </table:table-cell>
          <table:table-cell table:style-name="Table25.B8" office:value-type="string">
            <text:p text:style-name="P34">targets</text:p>
          </table:table-cell>
          <table:table-cell table:style-name="Table25.C8" office:value-type="string">
            <text:p text:style-name="P23">identity</text:p>
          </table:table-cell>
          <table:table-cell table:style-name="Table25.D8" office:value-type="string">
            <text:p text:style-name="P23">malware</text:p>
          </table:table-cell>
          <table:table-cell table:style-name="Table25.E8" office:value-type="string">
            <text:p text:style-name="P34">targets</text:p>
          </table:table-cell>
          <table:table-cell table:style-name="Table25.F8" office:value-type="string">
            <text:p text:style-name="P23">identity</text:p>
          </table:table-cell>
        </table:table-row>
        <table:table-row table:style-name="Table25.1">
          <table:table-cell table:style-name="Table25.A9" office:value-type="string">
            <text:p text:style-name="P23">campaign</text:p>
          </table:table-cell>
          <table:table-cell table:style-name="Table25.B9" office:value-type="string">
            <text:p text:style-name="P34">targets</text:p>
          </table:table-cell>
          <table:table-cell table:style-name="Table25.C9" office:value-type="string">
            <text:p text:style-name="P23">vulnerability</text:p>
          </table:table-cell>
          <table:table-cell table:style-name="Table25.D9" office:value-type="string">
            <text:p text:style-name="P23">malware</text:p>
          </table:table-cell>
          <table:table-cell table:style-name="Table25.E9" office:value-type="string">
            <text:p text:style-name="P34">targets</text:p>
          </table:table-cell>
          <table:table-cell table:style-name="Table25.F9" office:value-type="string">
            <text:p text:style-name="P23">vulnerability</text:p>
          </table:table-cell>
        </table:table-row>
        <table:table-row table:style-name="Table25.1">
          <table:table-cell table:style-name="Table25.A10" office:value-type="string">
            <text:p text:style-name="P23">campaign</text:p>
          </table:table-cell>
          <table:table-cell table:style-name="Table25.B10" office:value-type="string">
            <text:p text:style-name="P34">uses</text:p>
          </table:table-cell>
          <table:table-cell table:style-name="Table25.C10" office:value-type="string">
            <text:p text:style-name="P23">attack-pattern</text:p>
          </table:table-cell>
          <table:table-cell table:style-name="Table25.D10" office:value-type="string">
            <text:p text:style-name="P23">malware</text:p>
          </table:table-cell>
          <table:table-cell table:style-name="Table25.E10" office:value-type="string">
            <text:p text:style-name="P34">uses</text:p>
          </table:table-cell>
          <table:table-cell table:style-name="Table25.F10" office:value-type="string">
            <text:p text:style-name="P23">tool</text:p>
          </table:table-cell>
        </table:table-row>
        <table:table-row table:style-name="Table25.1">
          <table:table-cell table:style-name="Table25.A11" office:value-type="string">
            <text:p text:style-name="P23">campaign</text:p>
          </table:table-cell>
          <table:table-cell table:style-name="Table25.B11" office:value-type="string">
            <text:p text:style-name="P34">uses</text:p>
          </table:table-cell>
          <table:table-cell table:style-name="Table25.C11" office:value-type="string">
            <text:p text:style-name="P23">malware</text:p>
          </table:table-cell>
          <table:table-cell table:style-name="Table25.D11" office:value-type="string">
            <text:p text:style-name="P23">malware</text:p>
          </table:table-cell>
          <table:table-cell table:style-name="Table25.E11" office:value-type="string">
            <text:p text:style-name="P34">variant-of</text:p>
          </table:table-cell>
          <table:table-cell table:style-name="Table25.F11" office:value-type="string">
            <text:p text:style-name="P23">malware</text:p>
          </table:table-cell>
        </table:table-row>
        <table:table-row table:style-name="Table25.1">
          <table:table-cell table:style-name="Table25.A12" office:value-type="string">
            <text:p text:style-name="P23">campaign</text:p>
          </table:table-cell>
          <table:table-cell table:style-name="Table25.B12" office:value-type="string">
            <text:p text:style-name="P34">uses</text:p>
          </table:table-cell>
          <table:table-cell table:style-name="Table25.C12" office:value-type="string">
            <text:p text:style-name="P23">tool</text:p>
          </table:table-cell>
          <table:table-cell table:style-name="Table25.D12" office:value-type="string">
            <text:p text:style-name="P23">threat-actor</text:p>
          </table:table-cell>
          <table:table-cell table:style-name="Table25.E12" office:value-type="string">
            <text:p text:style-name="P34">attributed-to</text:p>
          </table:table-cell>
          <table:table-cell table:style-name="Table25.F12" office:value-type="string">
            <text:p text:style-name="P23">identity</text:p>
          </table:table-cell>
        </table:table-row>
        <table:table-row table:style-name="Table25.1">
          <table:table-cell table:style-name="Table25.A13" office:value-type="string">
            <text:p text:style-name="P23">course-of-action</text:p>
          </table:table-cell>
          <table:table-cell table:style-name="Table25.B13" office:value-type="string">
            <text:p text:style-name="P34">mitigates</text:p>
          </table:table-cell>
          <table:table-cell table:style-name="Table25.C13" office:value-type="string">
            <text:p text:style-name="P23">attack-pattern</text:p>
          </table:table-cell>
          <table:table-cell table:style-name="Table25.D13" office:value-type="string">
            <text:p text:style-name="P23">threat-actor</text:p>
          </table:table-cell>
          <table:table-cell table:style-name="Table25.E13" office:value-type="string">
            <text:p text:style-name="P34">impersonates</text:p>
          </table:table-cell>
          <table:table-cell table:style-name="Table25.F13" office:value-type="string">
            <text:p text:style-name="P23">identity</text:p>
          </table:table-cell>
        </table:table-row>
        <table:table-row table:style-name="Table25.1">
          <table:table-cell table:style-name="Table25.A14" office:value-type="string">
            <text:p text:style-name="P23">course-of-action</text:p>
          </table:table-cell>
          <table:table-cell table:style-name="Table25.B14" office:value-type="string">
            <text:p text:style-name="P34">mitigates</text:p>
          </table:table-cell>
          <table:table-cell table:style-name="Table25.C14" office:value-type="string">
            <text:p text:style-name="P23">malware</text:p>
          </table:table-cell>
          <table:table-cell table:style-name="Table25.D14" office:value-type="string">
            <text:p text:style-name="P23">threat-actor</text:p>
          </table:table-cell>
          <table:table-cell table:style-name="Table25.E14" office:value-type="string">
            <text:p text:style-name="P34">targets</text:p>
          </table:table-cell>
          <table:table-cell table:style-name="Table25.F14" office:value-type="string">
            <text:p text:style-name="P23">identity</text:p>
          </table:table-cell>
        </table:table-row>
        <table:table-row table:style-name="Table25.1">
          <table:table-cell table:style-name="Table25.A15" office:value-type="string">
            <text:p text:style-name="P23">course-of-action</text:p>
          </table:table-cell>
          <table:table-cell table:style-name="Table25.B15" office:value-type="string">
            <text:p text:style-name="P34">mitigates</text:p>
          </table:table-cell>
          <table:table-cell table:style-name="Table25.C15" office:value-type="string">
            <text:p text:style-name="P23">tool</text:p>
          </table:table-cell>
          <table:table-cell table:style-name="Table25.D15" office:value-type="string">
            <text:p text:style-name="P23">threat-actor</text:p>
          </table:table-cell>
          <table:table-cell table:style-name="Table25.E15" office:value-type="string">
            <text:p text:style-name="P34">targets</text:p>
          </table:table-cell>
          <table:table-cell table:style-name="Table25.F15" office:value-type="string">
            <text:p text:style-name="P23">vulnerability</text:p>
          </table:table-cell>
        </table:table-row>
        <table:table-row table:style-name="Table25.1">
          <table:table-cell table:style-name="Table25.A16" office:value-type="string">
            <text:p text:style-name="P23">course-of-action</text:p>
          </table:table-cell>
          <table:table-cell table:style-name="Table25.B16" office:value-type="string">
            <text:p text:style-name="P34">mitigates</text:p>
          </table:table-cell>
          <table:table-cell table:style-name="Table25.C16" office:value-type="string">
            <text:p text:style-name="P23">vulnerability</text:p>
          </table:table-cell>
          <table:table-cell table:style-name="Table25.D16" office:value-type="string">
            <text:p text:style-name="P23">threat-actor</text:p>
          </table:table-cell>
          <table:table-cell table:style-name="Table25.E16" office:value-type="string">
            <text:p text:style-name="P34">uses</text:p>
          </table:table-cell>
          <table:table-cell table:style-name="Table25.F16" office:value-type="string">
            <text:p text:style-name="P23">attack-pattern</text:p>
          </table:table-cell>
        </table:table-row>
        <table:table-row table:style-name="Table25.1">
          <table:table-cell table:style-name="Table25.A17" office:value-type="string">
            <text:p text:style-name="P23">indicator</text:p>
          </table:table-cell>
          <table:table-cell table:style-name="Table25.B17" office:value-type="string">
            <text:p text:style-name="P34">indicates</text:p>
          </table:table-cell>
          <table:table-cell table:style-name="Table25.C17" office:value-type="string">
            <text:p text:style-name="P23">attack-pattern</text:p>
          </table:table-cell>
          <table:table-cell table:style-name="Table25.D17" office:value-type="string">
            <text:p text:style-name="P23">threat-actor</text:p>
          </table:table-cell>
          <table:table-cell table:style-name="Table25.E17" office:value-type="string">
            <text:p text:style-name="P34">uses</text:p>
          </table:table-cell>
          <table:table-cell table:style-name="Table25.F17" office:value-type="string">
            <text:p text:style-name="P23">malware</text:p>
          </table:table-cell>
        </table:table-row>
        <table:table-row table:style-name="Table25.1">
          <table:table-cell table:style-name="Table25.A18" office:value-type="string">
            <text:p text:style-name="P23">indicator</text:p>
          </table:table-cell>
          <table:table-cell table:style-name="Table25.B18" office:value-type="string">
            <text:p text:style-name="P34">indicates</text:p>
          </table:table-cell>
          <table:table-cell table:style-name="Table25.C18" office:value-type="string">
            <text:p text:style-name="P23">campaign</text:p>
          </table:table-cell>
          <table:table-cell table:style-name="Table25.D18" office:value-type="string">
            <text:p text:style-name="P23">threat-actor</text:p>
          </table:table-cell>
          <table:table-cell table:style-name="Table25.E18" office:value-type="string">
            <text:p text:style-name="P34">uses</text:p>
          </table:table-cell>
          <table:table-cell table:style-name="Table25.F18" office:value-type="string">
            <text:p text:style-name="P23">tool</text:p>
          </table:table-cell>
        </table:table-row>
        <table:table-row table:style-name="Table25.1">
          <table:table-cell table:style-name="Table25.A19" office:value-type="string">
            <text:p text:style-name="P23">indicator</text:p>
          </table:table-cell>
          <table:table-cell table:style-name="Table25.B19" office:value-type="string">
            <text:p text:style-name="P34">indicates</text:p>
          </table:table-cell>
          <table:table-cell table:style-name="Table25.C19" office:value-type="string">
            <text:p text:style-name="P23">intrusion-set</text:p>
          </table:table-cell>
          <table:table-cell table:style-name="Table25.D19" office:value-type="string">
            <text:p text:style-name="P23">tool</text:p>
          </table:table-cell>
          <table:table-cell table:style-name="Table25.E19" office:value-type="string">
            <text:p text:style-name="P34">targets</text:p>
          </table:table-cell>
          <table:table-cell table:style-name="Table25.F19" office:value-type="string">
            <text:p text:style-name="P23">identity</text:p>
          </table:table-cell>
        </table:table-row>
        <table:table-row table:style-name="Table25.1">
          <table:table-cell table:style-name="Table25.A20" office:value-type="string">
            <text:p text:style-name="P23">indicator</text:p>
          </table:table-cell>
          <table:table-cell table:style-name="Table25.B20" office:value-type="string">
            <text:p text:style-name="P34">indicates</text:p>
          </table:table-cell>
          <table:table-cell table:style-name="Table25.C20" office:value-type="string">
            <text:p text:style-name="P23">malware</text:p>
          </table:table-cell>
          <table:table-cell table:style-name="Table25.D20" office:value-type="string">
            <text:p text:style-name="P23">tool</text:p>
          </table:table-cell>
          <table:table-cell table:style-name="Table25.E20" office:value-type="string">
            <text:p text:style-name="P34">targets</text:p>
          </table:table-cell>
          <table:table-cell table:style-name="Table25.F20" office:value-type="string">
            <text:p text:style-name="P23">vulnerability</text:p>
          </table:table-cell>
        </table:table-row>
        <table:table-row table:style-name="Table25.1">
          <table:table-cell table:style-name="Table25.A21" office:value-type="string">
            <text:p text:style-name="P23">indicator</text:p>
          </table:table-cell>
          <table:table-cell table:style-name="Table25.B21" office:value-type="string">
            <text:p text:style-name="P34">indicates</text:p>
          </table:table-cell>
          <table:table-cell table:style-name="Table25.C21" office:value-type="string">
            <text:p text:style-name="P23">threat-actor</text:p>
          </table:table-cell>
          <table:table-cell table:style-name="Table25.D21" office:value-type="string">
            <text:p text:style-name="P23"/>
          </table:table-cell>
          <table:table-cell table:style-name="Table25.E21" office:value-type="string">
            <text:p text:style-name="P34"/>
          </table:table-cell>
          <table:table-cell table:style-name="Table25.F21" office:value-type="string">
            <text:p text:style-name="P23"/>
          </table:table-cell>
        </table:table-row>
        <table:table-row table:style-name="Table25.1">
          <table:table-cell table:style-name="Table25.A22" office:value-type="string">
            <text:p text:style-name="P23">indicator</text:p>
          </table:table-cell>
          <table:table-cell table:style-name="Table25.B22" office:value-type="string">
            <text:p text:style-name="P34">indicates</text:p>
          </table:table-cell>
          <table:table-cell table:style-name="Table25.C22" office:value-type="string">
            <text:p text:style-name="P23">tool</text:p>
          </table:table-cell>
          <table:table-cell table:style-name="Table25.D22" office:value-type="string">
            <text:p text:style-name="P23"/>
          </table:table-cell>
          <table:table-cell table:style-name="Table25.E22" office:value-type="string">
            <text:p text:style-name="P34"/>
          </table:table-cell>
          <table:table-cell table:style-name="Table25.F22" office:value-type="string">
            <text:p text:style-name="P23"/>
          </table:table-cell>
        </table:table-row>
      </table:table>
      <text:p text:style-name="P1"/>
      <text:p text:style-name="P92"><text:bookmark text:name="_2y6ddegzfg0"/>​3.1.2​ Properties</text:p>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28">Common Properties</text:p>
          </table:table-cell>
          <table:covered-table-cell/>
          <table:covered-table-cell/>
        </table:table-row>
        <table:table-row table:style-name="Table26.1">
          <table:table-cell table:style-name="Table26.A2" table:number-columns-spanned="3" office:value-type="string">
            <text:p text:style-name="P13">type, id, created_by_ref, created, modified, revoked, labels, external_references, object_marking_refs, granular_markings</text:p>
          </table:table-cell>
          <table:covered-table-cell/>
          <table:covered-table-cell/>
        </table:table-row>
        <table:table-row table:style-name="Table26.3">
          <table:table-cell table:style-name="Table26.A1" table:number-columns-spanned="3" office:value-type="string">
            <text:p text:style-name="P30">Relationship Specific Properties</text:p>
          </table:table-cell>
          <table:covered-table-cell/>
          <table:covered-table-cell/>
        </table:table-row>
        <table:table-row table:style-name="Table26.4">
          <table:table-cell table:style-name="Table26.A4" table:number-columns-spanned="3" office:value-type="string">
            <text:p text:style-name="P13">relationship_type, description, source_ref, target_ref</text:p>
          </table:table-cell>
          <table:covered-table-cell/>
          <table:covered-table-cell/>
        </table:table-row>
        <table:table-row table:style-name="Table26.5">
          <table:table-cell table:style-name="Table26.A5" office:value-type="string">
            <text:p text:style-name="P29">Property Name</text:p>
          </table:table-cell>
          <table:table-cell table:style-name="Table26.A5" office:value-type="string">
            <text:p text:style-name="P29">Type</text:p>
          </table:table-cell>
          <table:table-cell table:style-name="Table26.A5" office:value-type="string">
            <text:p text:style-name="P29">Description</text:p>
          </table:table-cell>
        </table:table-row>
        <table:table-row table:style-name="Table26.6">
          <table:table-cell table:style-name="Table26.A6" office:value-type="string">
            <text:p text:style-name="P6"><text:span text:style-name="T17">type</text:span> (required)</text:p>
          </table:table-cell>
          <table:table-cell table:style-name="Table26.A6" office:value-type="string">
            <text:p text:style-name="P17">string</text:p>
          </table:table-cell>
          <table:table-cell table:style-name="Table26.A6" office:value-type="string">
            <text:p text:style-name="P6">The value of this property <text:span text:style-name="T13">MUST</text:span> be <text:soft-page-break/><text:span text:style-name="T28">relationship</text:span></text:p>
          </table:table-cell>
        </table:table-row>
        <table:table-row table:style-name="Table26.7">
          <table:table-cell table:style-name="Table26.A7" office:value-type="string">
            <text:p text:style-name="P6"><text:span text:style-name="T17">relationship_type</text:span> (required)</text:p>
          </table:table-cell>
          <table:table-cell table:style-name="Table26.A7" office:value-type="string">
            <text:p text:style-name="P17">string</text:p>
          </table:table-cell>
          <table:table-cell table:style-name="Table26.C7" office:value-type="string">
            <text:p text:style-name="P5">The name used to identify the type of Relationship. This value <text:span text:style-name="T13">SHOULD </text:span>be an exact value listed in the relationships for the source and target SDO, but <text:span text:style-name="T13">MAY </text:span>be any string. The value of this property <text:span text:style-name="T13">MUST </text:span>be in ASCII and is limited to characters a–z (lowercase ASCII), 0–9, and dash (-).</text:p>
          </table:table-cell>
        </table:table-row>
        <table:table-row table:style-name="Table26.8">
          <table:table-cell table:style-name="Table26.A7" office:value-type="string">
            <text:p text:style-name="P6"><text:span text:style-name="T17">description</text:span> (optional)</text:p>
          </table:table-cell>
          <table:table-cell table:style-name="Table26.A7" office:value-type="string">
            <text:p text:style-name="P17">string</text:p>
          </table:table-cell>
          <table:table-cell table:style-name="Table26.C7" office:value-type="string">
            <text:p text:style-name="P5">A description that provides more details and context about the Relationship, potentially including its purpose and its key characteristics.</text:p>
          </table:table-cell>
        </table:table-row>
        <table:table-row table:style-name="Table26.9">
          <table:table-cell table:style-name="Table26.A9" office:value-type="string">
            <text:p text:style-name="P6"><text:span text:style-name="T17">source_ref</text:span> (required)</text:p>
          </table:table-cell>
          <table:table-cell table:style-name="Table26.B9" office:value-type="string">
            <text:p text:style-name="P17">identifier</text:p>
          </table:table-cell>
          <table:table-cell table:style-name="Table26.C9" office:value-type="string">
            <text:p text:style-name="P6">The <text:span text:style-name="T17">id</text:span> of the source (from) object. The value <text:span text:style-name="T13">MUST</text:span> be an ID reference to an SDO (i.e., it cannot point to an SRO, Bundle, or Marking Definition).</text:p>
          </table:table-cell>
        </table:table-row>
        <table:table-row table:style-name="Table26.10">
          <table:table-cell table:style-name="Table26.A10" office:value-type="string">
            <text:p text:style-name="P6"><text:span text:style-name="T17">target_ref</text:span> (required)</text:p>
          </table:table-cell>
          <table:table-cell table:style-name="Table26.B10" office:value-type="string">
            <text:p text:style-name="P17">identifier</text:p>
          </table:table-cell>
          <table:table-cell table:style-name="Table26.C10" office:value-type="string">
            <text:p text:style-name="P6">The <text:span text:style-name="T17">id</text:span> of the target (to) object. The value <text:span text:style-name="T13">MUST</text:span> be an ID reference to an SDO (i.e., it cannot point to an SRO, Bundle, or Marking Definition).</text:p>
          </table:table-cell>
        </table:table-row>
      </table:table>
      <text:p text:style-name="P1"/>
      <text:p text:style-name="P92"><text:bookmark text:name="_pw1glqtz6mh2"/>​3.1.3​ Relationships</text:p>
      <text:p text:style-name="P1">There are no relationships between the Relationship object and other objects, other than the embedded relationships listed below by property name along with their corresponding target. </text:p>
      <table:table table:name="Table27" table:style-name="Table27">
        <table:table-column table:style-name="Table27.A"/>
        <table:table-column table:style-name="Table27.B"/>
        <table:table-row table:style-name="Table27.1">
          <table:table-cell table:style-name="Table27.A1" table:number-columns-spanned="2" office:value-type="string">
            <text:p text:style-name="P30">Embedded Relationships</text:p>
          </table:table-cell>
          <table:covered-table-cell/>
        </table:table-row>
        <table:table-row table:style-name="Table27.1">
          <table:table-cell table:style-name="Table27.A2" office:value-type="string">
            <text:p text:style-name="P13">created_by_ref</text:p>
          </table:table-cell>
          <table:table-cell table:style-name="Table27.B2" office:value-type="string">
            <text:p text:style-name="P5"><text:span text:style-name="T26">identifier</text:span> (of type <text:span text:style-name="T26">identity</text:span>)</text:p>
          </table:table-cell>
        </table:table-row>
        <table:table-row table:style-name="Table27.1">
          <table:table-cell table:style-name="Table27.A3" office:value-type="string">
            <text:p text:style-name="P13">object_marking_refs</text:p>
          </table:table-cell>
          <table:table-cell table:style-name="Table27.B3" office:value-type="string">
            <text:p text:style-name="P5"><text:span text:style-name="T26">identifier</text:span> (of type <text:span text:style-name="T26">marking-definition</text:span>)</text:p>
          </table:table-cell>
        </table:table-row>
      </table:table>
      <text:p text:style-name="P1"/>
      <text:p text:style-name="P97"><text:bookmark text:name="_a795guqsap3r"/>​3.2​ Sighting</text:p>
      <text:p text:style-name="P4"><text:span text:style-name="T13">Type Name:</text:span> <text:span text:style-name="T26">sighting</text:span></text:p>
      <text:p text:style-name="P1"/>
      <text:p text:style-name="P1">A Sighting denotes the belief that something in CTI (e.g., an indicator, malware, tool, threat actor, etc.) was seen. Sightings are used to track who and what are being targeted, how attacks are carried out, and to track trends in attack behavior.</text:p>
      <text:p text:style-name="P1"/>
      <text:p text:style-name="P1">The Sighting relationship object is a special type of SRO; it is a relationship that contains extra properties not present on the generic Relationship object. These extra properties are included to represent data specific to sighting relationships (e.g., <text:span text:style-name="T17">count</text:span>, representing how many times something was seen), but for other purposes a Sighting can be thought of as a Relationship with a name of "sighting-of". Sighting is <text:soft-page-break/>captured as a relationship because you cannot have a sighting unless you have something that has been sighted. Sighting does not make sense without the relationship to what was sighted.</text:p>
      <text:p text:style-name="P1"/>
      <text:p text:style-name="P1">Sighting relationships relate three aspects of the sighting:</text:p>
      <text:list xml:id="list5861993104515822870" text:style-name="WWNum3">
        <text:list-item>
          <text:p text:style-name="P140">What was sighted, such as the Indicator, Malware, Campaign, or other SDO (<text:span text:style-name="T17">sighting_of_ref</text:span>)</text:p>
        </text:list-item>
        <text:list-item>
          <text:p text:style-name="P140">Who sighted it and/or where it was sighted, represented as an Identity (<text:span text:style-name="T17">where_sighted_refs</text:span>) and</text:p>
        </text:list-item>
        <text:list-item>
          <text:p text:style-name="P140">What was actually seen on systems and networks, represented as Observed Data (<text:span text:style-name="T17">observed_data_refs</text:span>)</text:p>
        </text:list-item>
      </text:list>
      <text:p text:style-name="P1"/>
      <text:p text:style-name="P1">What was sighted is required; a sighting does not make sense unless you say what you saw. Who sighted it, where it was sighted, and what was actually seen are optional. In many cases it is not necessary to provide that level of detail in order to provide value.</text:p>
      <text:p text:style-name="P1"/>
      <text:p text:style-name="P1">Sightings are used whenever any SDO has been "seen". In some cases, the object creator wishes to convey very little information about the sighting; the details might be sensitive, but the fact that they saw a malware instance or threat actor could still be very useful. In other cases, providing the details may be helpful or even necessary; saying exactly which of the 1000 IP addresses in an indicator were sighted is helpful when tracking which of those IPs is still malicious.</text:p>
      <text:p text:style-name="P1"/>
      <text:p text:style-name="P1">Sighting is distinct from Observed Data in that Sighting is an intelligence assertion ("I saw this threat actor") while Observed Data is simply information ("I saw this file"). When you combine them by including the linked Observed Data (<text:span text:style-name="T17">observed_data_refs</text:span>) from a Sighting, you can say "I saw this file, and that makes me think I saw this threat actor". Although <text:span text:style-name="T13">confidence</text:span> is currently reserved, notionally confidence would be added to Sighting (the intelligence relationship) but not to Observed Data (the raw information).</text:p>
      <text:p text:style-name="P92"><text:bookmark text:name="_7p0n81ikux8f"/>​3.2.1​ Properties</text:p>
      <table:table table:name="Table28" table:style-name="Table28">
        <table:table-column table:style-name="Table28.A"/>
        <table:table-column table:style-name="Table28.B"/>
        <table:table-column table:style-name="Table28.C"/>
        <table:table-row table:style-name="Table28.1">
          <table:table-cell table:style-name="Table28.A1" table:number-columns-spanned="3" office:value-type="string">
            <text:p text:style-name="P28">Common Properties</text:p>
          </table:table-cell>
          <table:covered-table-cell/>
          <table:covered-table-cell/>
        </table:table-row>
        <table:table-row table:style-name="Table28.1">
          <table:table-cell table:style-name="Table28.A2" table:number-columns-spanned="3" office:value-type="string">
            <text:p text:style-name="P13">type, id, created_by_ref, created, modified, revoked, labels, external_references, object_marking_refs, granular_markings</text:p>
          </table:table-cell>
          <table:covered-table-cell/>
          <table:covered-table-cell/>
        </table:table-row>
        <table:table-row table:style-name="Table28.3">
          <table:table-cell table:style-name="Table28.A1" table:number-columns-spanned="3" office:value-type="string">
            <text:p text:style-name="P30">Sighting Specific Properties</text:p>
          </table:table-cell>
          <table:covered-table-cell/>
          <table:covered-table-cell/>
        </table:table-row>
        <table:table-row table:style-name="Table28.4">
          <table:table-cell table:style-name="Table28.A4" table:number-columns-spanned="3" office:value-type="string">
            <text:p text:style-name="P13">first_seen, last_seen, count, sighting_of_ref, observed_data_refs, where_sighted_refs, summary</text:p>
          </table:table-cell>
          <table:covered-table-cell/>
          <table:covered-table-cell/>
        </table:table-row>
        <table:table-row table:style-name="Table28.5">
          <table:table-cell table:style-name="Table28.A5" office:value-type="string">
            <text:p text:style-name="P28">Property Name</text:p>
          </table:table-cell>
          <table:table-cell table:style-name="Table28.A5" office:value-type="string">
            <text:p text:style-name="P28">Type</text:p>
          </table:table-cell>
          <table:table-cell table:style-name="Table28.A5" office:value-type="string">
            <text:p text:style-name="P29">Description</text:p>
          </table:table-cell>
        </table:table-row>
        <table:table-row table:style-name="Table28.6">
          <table:table-cell table:style-name="Table28.A6" office:value-type="string">
            <text:p text:style-name="P5"><text:span text:style-name="T17">type</text:span> (required)</text:p>
          </table:table-cell>
          <table:table-cell table:style-name="Table28.A6" office:value-type="string">
            <text:p text:style-name="P19">string</text:p>
          </table:table-cell>
          <table:table-cell table:style-name="Table28.A6" office:value-type="string">
            <text:p text:style-name="P6">The value of this property <text:span text:style-name="T13">MUST</text:span> be <text:span text:style-name="T28">sighting</text:span></text:p>
          </table:table-cell>
        </table:table-row>
        <table:table-row table:style-name="Table28.7">
          <table:table-cell table:style-name="Table28.A7" office:value-type="string">
            <text:p text:style-name="P5"><text:span text:style-name="T17">first_seen</text:span><text:span text:style-name="T13"> </text:span>(optional)</text:p>
          </table:table-cell>
          <table:table-cell table:style-name="Table28.B7" office:value-type="string">
            <text:p text:style-name="P19">timestamp</text:p>
          </table:table-cell>
          <table:table-cell table:style-name="Table28.C7" office:value-type="string">
            <text:p text:style-name="P5">The beginning of the time window during which the SDO referenced by the <text:span text:style-name="T26">sighting_of_ref</text:span> property was sighted.</text:p>
          </table:table-cell>
        </table:table-row>
        <table:table-row table:style-name="Table28.8">
          <table:table-cell table:style-name="Table28.A8" office:value-type="string">
            <text:p text:style-name="P5"><text:span text:style-name="T17">last_seen</text:span> (optional)</text:p>
          </table:table-cell>
          <table:table-cell table:style-name="Table28.B8" office:value-type="string">
            <text:p text:style-name="P19">timestamp</text:p>
          </table:table-cell>
          <table:table-cell table:style-name="Table28.C8" office:value-type="string">
            <text:p text:style-name="P5">The end of the time window during which the SDO referenced by the <text:span text:style-name="T26">sighting_of_ref</text:span> property was sighted.</text:p>
          </table:table-cell>
        </table:table-row>
        <text:soft-page-break/>
        <table:table-row table:style-name="Table28.9">
          <table:table-cell table:style-name="Table28.A9" office:value-type="string">
            <text:p text:style-name="P7"><text:span text:style-name="T17">count</text:span> (optional)</text:p>
          </table:table-cell>
          <table:table-cell table:style-name="Table28.B9" office:value-type="string">
            <text:p text:style-name="P22">integer</text:p>
          </table:table-cell>
          <table:table-cell table:style-name="Table28.C9" office:value-type="string">
            <text:p text:style-name="P5">This <text:span text:style-name="T13">MUST</text:span> be an integer between 0 and 999,999,999 inclusive and represents the number of times the SDO referenced by the <text:span text:style-name="T26">sighting_of_ref</text:span> property was sighted.</text:p>
            <text:p text:style-name="P5"/>
            <text:p text:style-name="P5">Observed Data has a similar property called <text:span text:style-name="T17">number_observed</text:span>, which refers to the number of times the data was observed. These counts refer to different concepts and are distinct.</text:p>
            <text:p text:style-name="P5"/>
            <text:p text:style-name="P5">For example, a single sighting of a DDoS bot might have many millions of observations of the network traffic that it generates. Thus, the Sighting <text:span text:style-name="T17">count</text:span> would be 1 (the bot was observed once) but the Observed Data <text:span text:style-name="T17">number_observed</text:span> would be much higher.</text:p>
            <text:p text:style-name="P5"/>
            <text:p text:style-name="P5">As another example, a sighting with a count of 0 can be used to express that an indicator was not seen at all.</text:p>
          </table:table-cell>
        </table:table-row>
        <table:table-row table:style-name="Table28.10">
          <table:table-cell table:style-name="Table28.A10" office:value-type="string">
            <text:p text:style-name="P7"><text:span text:style-name="T17">sighting_of_ref</text:span> (required)</text:p>
          </table:table-cell>
          <table:table-cell table:style-name="Table28.B10" office:value-type="string">
            <text:p text:style-name="P22">identifier</text:p>
          </table:table-cell>
          <table:table-cell table:style-name="Table28.C10" office:value-type="string">
            <text:p text:style-name="P5">An ID reference to the SDO that was sighted (e.g., Indicator or Malware). </text:p>
            <text:p text:style-name="P5"/>
            <text:p text:style-name="P5">For example, if this is a Sighting of an Indicator, that Indicator’s ID would be the value of this property.</text:p>
            <text:p text:style-name="P5"/>
            <text:p text:style-name="P5">This property <text:span text:style-name="T13">MUST </text:span>reference only an SDO or a Custom Object.</text:p>
          </table:table-cell>
        </table:table-row>
        <table:table-row table:style-name="Table28.11">
          <table:table-cell table:style-name="Table28.A11" office:value-type="string">
            <text:p text:style-name="P7"><text:span text:style-name="T17">observed_data_refs</text:span> (optional)</text:p>
          </table:table-cell>
          <table:table-cell table:style-name="Table28.B11" office:value-type="string">
            <text:p text:style-name="P7"><text:span text:style-name="T26">list</text:span> of type <text:span text:style-name="T26">identifier </text:span></text:p>
          </table:table-cell>
          <table:table-cell table:style-name="Table28.C11" office:value-type="string">
            <text:p text:style-name="P5">A list of ID references to the Observed Data objects that contain the raw cyber data for this Sighting.</text:p>
            <text:p text:style-name="P5"/>
            <text:p text:style-name="P5">For example, a Sighting of an Indicator with an IP address could include the Observed Data for the network connection that the Indicator was used to detect.</text:p>
            <text:p text:style-name="P5"/>
            <text:p text:style-name="P5">This property <text:span text:style-name="T13">MUST </text:span>reference only Observed Data SDOs.</text:p>
          </table:table-cell>
        </table:table-row>
        <table:table-row table:style-name="Table28.12">
          <table:table-cell table:style-name="Table28.A12" office:value-type="string">
            <text:p text:style-name="P7"><text:span text:style-name="T17">where_sighted_refs</text:span> (optional)</text:p>
          </table:table-cell>
          <table:table-cell table:style-name="Table28.B12" office:value-type="string">
            <text:p text:style-name="P7"><text:span text:style-name="T26">list</text:span> of type <text:span text:style-name="T26">identifier</text:span></text:p>
          </table:table-cell>
          <table:table-cell table:style-name="Table28.C12" office:value-type="string">
            <text:p text:style-name="P5">A list of ID references to the Identity (victim) objects of the entities that saw the sighting.</text:p>
            <text:p text:style-name="P5"/>
            <text:p text:style-name="P5">Omitting the <text:span text:style-name="T17">where_sighted_refs</text:span> <text:soft-page-break/>property does not imply that the sighting was seen by the object creator. To indicate that the sighting was seen by the object creator, an Identity representing the object creator should be listed in <text:span text:style-name="T17">where_sighted_refs</text:span>.</text:p>
            <text:p text:style-name="P5"/>
            <text:p text:style-name="P5">This property <text:span text:style-name="T13">MUST </text:span>reference only Identity SDOs.</text:p>
          </table:table-cell>
        </table:table-row>
        <table:table-row table:style-name="Table28.13">
          <table:table-cell table:style-name="Table28.A13" office:value-type="string">
            <text:p text:style-name="P7"><text:span text:style-name="T17">summary</text:span> (optional)</text:p>
          </table:table-cell>
          <table:table-cell table:style-name="Table28.B13" office:value-type="string">
            <text:p text:style-name="P22">boolean</text:p>
          </table:table-cell>
          <table:table-cell table:style-name="Table28.C13" office:value-type="string">
            <text:p text:style-name="P5">The <text:span text:style-name="T17">summary</text:span> property indicates whether the Sighting should be considered summary data. Summary data is an aggregation of previous Sightings reports and should not be considered primary source data. Default value is <text:span text:style-name="T28">false</text:span>.</text:p>
          </table:table-cell>
        </table:table-row>
      </table:table>
      <text:p text:style-name="P4"/>
      <text:p text:style-name="P92"><text:bookmark text:name="_jwntpfv8ddt4"/>​3.2.2​ Relationships</text:p>
      <text:p text:style-name="P1">There are no relationships between the Sighting object and other objects, other than the embedded relationships listed below by property name along with their corresponding target. </text:p>
      <table:table table:name="Table29" table:style-name="Table29">
        <table:table-column table:style-name="Table29.A"/>
        <table:table-column table:style-name="Table29.B"/>
        <table:table-row table:style-name="Table29.1">
          <table:table-cell table:style-name="Table29.A1" table:number-columns-spanned="2" office:value-type="string">
            <text:p text:style-name="P30">Embedded Relationships</text:p>
          </table:table-cell>
          <table:covered-table-cell/>
        </table:table-row>
        <table:table-row table:style-name="Table29.1">
          <table:table-cell table:style-name="Table29.A2" office:value-type="string">
            <text:p text:style-name="P13">created_by_ref</text:p>
          </table:table-cell>
          <table:table-cell table:style-name="Table29.B2" office:value-type="string">
            <text:p text:style-name="P5"><text:span text:style-name="T26">identifier</text:span> (of type <text:span text:style-name="T26">identity</text:span>)</text:p>
          </table:table-cell>
        </table:table-row>
        <table:table-row table:style-name="Table29.1">
          <table:table-cell table:style-name="Table29.A3" office:value-type="string">
            <text:p text:style-name="P13">object_marking_refs</text:p>
          </table:table-cell>
          <table:table-cell table:style-name="Table29.B3" office:value-type="string">
            <text:p text:style-name="P5"><text:span text:style-name="T26">identifier</text:span> (of type <text:span text:style-name="T26">marking-definition</text:span>)</text:p>
          </table:table-cell>
        </table:table-row>
        <table:table-row table:style-name="Table29.1">
          <table:table-cell table:style-name="Table29.A4" office:value-type="string">
            <text:p text:style-name="P13">sighting_of_ref</text:p>
          </table:table-cell>
          <table:table-cell table:style-name="Table29.B4" office:value-type="string">
            <text:p text:style-name="P5"><text:span text:style-name="T26">identifier</text:span> (of type any STIX Object type)</text:p>
          </table:table-cell>
        </table:table-row>
        <table:table-row table:style-name="Table29.1">
          <table:table-cell table:style-name="Table29.A5" office:value-type="string">
            <text:p text:style-name="P13">observed_data_refs</text:p>
          </table:table-cell>
          <table:table-cell table:style-name="Table29.B5" office:value-type="string">
            <text:p text:style-name="P7"><text:span text:style-name="T26">list</text:span> of type <text:span text:style-name="T26">identifier</text:span> (of type <text:span text:style-name="T26">observed-data</text:span>)</text:p>
          </table:table-cell>
        </table:table-row>
        <table:table-row table:style-name="Table29.1">
          <table:table-cell table:style-name="Table29.A6" office:value-type="string">
            <text:p text:style-name="P13">where_sighted_refs</text:p>
          </table:table-cell>
          <table:table-cell table:style-name="Table29.B6" office:value-type="string">
            <text:p text:style-name="P7"><text:span text:style-name="T26">list</text:span> of type <text:span text:style-name="T26">identifier</text:span> (of type <text:span text:style-name="T26">identity</text:span>)</text:p>
          </table:table-cell>
        </table:table-row>
      </table:table>
      <text:p text:style-name="P1">​</text:p>
      <text:p text:style-name="P8">Examples</text:p>
      <text:p text:style-name="P1">Sighting of Indicator, without Observed Data</text:p>
      <text:p text:style-name="P12">{</text:p>
      <text:p text:style-name="P12"><text:s text:c="2"/>"type": "sighting",</text:p>
      <text:p text:style-name="P12"><text:s text:c="2"/>"id": "sighting--ee20065d-2555-424f-ad9e-0f8428623c75",</text:p>
      <text:p text:style-name="P12"><text:s text:c="2"/>"created_by_ref": "identity--f431f809-377b-45e0-aa1c-6a4751cae5ff",</text:p>
      <text:p text:style-name="P12"><text:s text:c="2"/>"created": "2016-04-06T20:08:31.000Z",</text:p>
      <text:p text:style-name="P12"><text:s text:c="2"/>"modified": "2016-04-06T20:08:31.000Z",</text:p>
      <text:p text:style-name="P12"><text:s text:c="2"/>"sighting_of_ref": "indicator--8e2e2d2b-17d4-4cbf-938f-98ee46b3cd3f"</text:p>
      <text:p text:style-name="P12">}</text:p>
      <text:p text:style-name="P12"/>
      <text:p text:style-name="P1">Sighting of Indicator, with Observed Data (what exactly was seen) and where it was seen</text:p>
      <text:p text:style-name="P12">[</text:p>
      <text:p text:style-name="P12"><text:s text:c="2"/>{</text:p>
      <text:p text:style-name="P12"><text:s text:c="4"/>"type": "sighting",</text:p>
      <text:p text:style-name="P12"><text:s text:c="4"/>"id": "sighting--ee20065d-2555-424f-ad9e-0f8428623c75",</text:p>
      <text:p text:style-name="P12"><text:soft-page-break/><text:s text:c="4"/>"created_by_ref": "identity--f431f809-377b-45e0-aa1c-6a4751cae5ff",</text:p>
      <text:p text:style-name="P12"><text:s text:c="4"/>"created": "2016-04-06T20:08:31.000Z",</text:p>
      <text:p text:style-name="P12"><text:s text:c="4"/>"modified": "2016-04-06T20:08:31.000Z",</text:p>
      <text:p text:style-name="P12"><text:s text:c="4"/>"first_seen": "2015-12-21T19:00:00Z",</text:p>
      <text:p text:style-name="P12"><text:s text:c="4"/>"last_seen": "2015-12-21T19:00:00Z",</text:p>
      <text:p text:style-name="P12"><text:s text:c="4"/>"count": 50,</text:p>
      <text:p text:style-name="P12"><text:s text:c="4"/>"sighting_of_ref": "indicator--8e2e2d2b-17d4-4cbf-938f-98ee46b3cd3f",</text:p>
      <text:p text:style-name="P12"><text:s text:c="4"/>"observed_data_refs": ["observed-data--b67d30ff-02ac-498a-92f9-32f845f448cf"],</text:p>
      <text:p text:style-name="P12"><text:s text:c="4"/>"where_sighted_refs": ["identity--b67d30ff-02ac-498a-92f9-32f845f448ff"]</text:p>
      <text:p text:style-name="P12"><text:s text:c="2"/>},</text:p>
      <text:p text:style-name="P12"><text:s text:c="2"/>{</text:p>
      <text:p text:style-name="P12"><text:s text:c="4"/>"type": "observed-data",</text:p>
      <text:p text:style-name="P12"><text:s text:c="4"/>"id": "observed-data--b67d30ff-02ac-498a-92f9-32f845f448cf",</text:p>
      <text:p text:style-name="P12"><text:s text:c="4"/>"created_by_ref": "identity--f431f809-377b-45e0-aa1c-6a4751cae5ff",</text:p>
      <text:p text:style-name="P12"><text:s text:c="4"/>"created": "2016-04-06T19:58:16.000Z",</text:p>
      <text:p text:style-name="P12"><text:s text:c="4"/>"modified": "2016-04-06T19:58:16.000Z",</text:p>
      <text:p text:style-name="P12"><text:s text:c="4"/>"start": "2015-12-21T19:00:00Z",</text:p>
      <text:p text:style-name="P12"><text:s text:c="4"/>"stop": "2016-04-06T19:58:16Z",</text:p>
      <text:p text:style-name="P12"><text:s text:c="4"/>"count": 50,</text:p>
      <text:p text:style-name="P12"><text:s text:c="4"/>"objects": {</text:p>
      <text:p text:style-name="P12"><text:s text:c="6"/>"0": {</text:p>
      <text:p text:style-name="P12"><text:s text:c="8"/>"type": "file",</text:p>
      <text:p text:style-name="P12"><text:s text:c="8"/>...</text:p>
      <text:p text:style-name="P12"><text:s text:c="6"/>}</text:p>
      <text:p text:style-name="P12"><text:s text:c="4"/>}</text:p>
      <text:p text:style-name="P12"><text:s text:c="2"/>}</text:p>
      <text:p text:style-name="P12">]</text:p>
      <text:p text:style-name="P1"/>
      <text:p text:style-name="P1"/>
      <text:p text:style-name="Standard"/>
      <text:p text:style-name="P76"/>
      <text:p text:style-name="P90"><text:bookmark text:name="_dnm4ez5y24uh"/><draw:rect text:anchor-type="as-char" svg:y="0cm" draw:z-index="5" draw:style-name="gr1" draw:text-style-name="P147" svg:width="0.003cm" svg:height="0.054cm"><text:p/></draw:rect>​4​ Conformance</text:p>
      <text:p text:style-name="P97"><text:bookmark text:name="_x79t357iob9m"/>​4.1​ Object Producers</text:p>
      <text:p text:style-name="P1">A "STIX 2.0 Producer" that creates an object from section <text:a xlink:type="simple" xlink:href="#_ijxibryz1sr" text:style-name="Internet_20_link" text:visited-style-name="Visited_20_Internet_20_Link"><text:span text:style-name="T8">2</text:span></text:a> (STIX Domain Objects) or section <text:a xlink:type="simple" xlink:href="#_ceolg84lu8th" text:style-name="Internet_20_link" text:visited-style-name="Visited_20_Internet_20_Link"><text:span text:style-name="T8">3</text:span></text:a> (STIX Relationship Objects) is a "Producer" of that object. Object producers <text:span text:style-name="T13">MUST </text:span>conform to all normative requirements in the section for that object.</text:p>
      <text:p text:style-name="P1"/>
      <text:p text:style-name="P38">For example, a "STIX 2.0 Producer" that can produce Indicators is an "Indicator Producer". That producer has to conform to all normative requirements in section 2.5, Indicator.</text:p>
      <text:p text:style-name="P97"><text:bookmark text:name="_l60gzacqqb9y"/>​4.2​ Object Consumers</text:p>
      <text:p text:style-name="P1">A "STIX 2.0 Consumer" that receives an object from section <text:a xlink:type="simple" xlink:href="#_ijxibryz1sr" text:style-name="Internet_20_link" text:visited-style-name="Visited_20_Internet_20_Link"><text:span text:style-name="T8">2</text:span></text:a> (STIX Domain Objects) or section <text:a xlink:type="simple" xlink:href="#_ceolg84lu8th" text:style-name="Internet_20_link" text:visited-style-name="Visited_20_Internet_20_Link"><text:span text:style-name="T8">3</text:span></text:a> (STIX Relationship Objects) is a "Consumer" of that object. Object consumers <text:span text:style-name="T13">MUST </text:span>conform to all normative requirements in the section for that object.</text:p>
      <text:p text:style-name="P8"/>
      <text:p text:style-name="P38">For example, a "STIX 2.0 Consumer" that can receive Campaigns is a "Campaign Consumer". That consumer has to conform to all normative requirements in section 2.2, Campaign.</text:p>
      <text:p text:style-name="P1">​</text:p>
      <text:p text:style-name="Standard"/>
      <text:p text:style-name="P76"/>
      <text:p text:style-name="P90"><text:bookmark text:name="_njbmjsldzvjt"/><draw:rect text:anchor-type="as-char" svg:y="0cm" draw:z-index="6" draw:style-name="gr1" draw:text-style-name="P147" svg:width="0.003cm" svg:height="0.054cm"><text:p/></draw:rect>​Appendix A. Acknowledgments</text:p>
      <text:p text:style-name="P39">STIX Subcommittee Chairs:</text:p>
      <text:p text:style-name="P78">Sarah Kelley, Center for Internet Security (CIS)</text:p>
      <text:p text:style-name="P78">John Wunder, MITRE Corporation</text:p>
      <text:p text:style-name="P78"><text:s/></text:p>
      <text:p text:style-name="P39">Cyber Observable Subcommittee Chairs:</text:p>
      <text:p text:style-name="P78">Trey Darley, Kingfisher Operations, sprl</text:p>
      <text:p text:style-name="P78">Ivan Kirillov, MITRE Corporation</text:p>
      <text:p text:style-name="P78"><text:s/></text:p>
      <text:p text:style-name="P39">Special Thanks:</text:p>
      <text:p text:style-name="P5">Substantial contributions to this specification from the following individuals are gratefully acknowledged:</text:p>
      <text:p text:style-name="P78"><text:s/></text:p>
      <text:p text:style-name="P78">Sarah Kelley, Center for Internet Security (CIS)</text:p>
      <text:p text:style-name="P78">Terry MacDonald, Cosive</text:p>
      <text:p text:style-name="P78">Jane Ginn, Cyber Threat Intelligence Network, Inc. (CTIN)</text:p>
      <text:p text:style-name="P78">Richard Struse, DHS Office of Cybersecurity and Communications</text:p>
      <text:p text:style-name="P78">Iain Brown, GDS</text:p>
      <text:p text:style-name="P78">Jason Keirstead, IBM</text:p>
      <text:p text:style-name="P78">Tim Casey, Intel</text:p>
      <text:p text:style-name="P78">Trey Darley, Kingfisher Operations, sprl</text:p>
      <text:p text:style-name="P78">Allan Thomson, LookingGlass Cyber</text:p>
      <text:p text:style-name="P78">Greg Back, MITRE Corporation</text:p>
      <text:p text:style-name="P78">Ivan Kirillov, MITRE Corporation</text:p>
      <text:p text:style-name="P78">Jon Baker, MITRE Corporation</text:p>
      <text:p text:style-name="P78">John Wunder, MITRE Corporation</text:p>
      <text:p text:style-name="P78">Sean Barnum, MITRE Corporation</text:p>
      <text:p text:style-name="P78">Richard Piazza, MITRE Corporation</text:p>
      <text:p text:style-name="P78">Christian Hunt, New Context Services, Inc.</text:p>
      <text:p text:style-name="P78">John-Mark Gurney, New Context Services, Inc.</text:p>
      <text:p text:style-name="P78">Aharon Chernin, Perch</text:p>
      <text:p text:style-name="P78">Dave Cridland, Surevine</text:p>
      <text:p text:style-name="P78">Bret Jordan, Symantec Corp.</text:p>
      <text:p text:style-name="P5"/>
      <text:p text:style-name="P39">Participants:</text:p>
      <text:p text:style-name="P5">The following individuals were members of the OASIS CTI Technical Committee during the creation of this specification and their contributions are gratefully acknowledged:</text:p>
      <text:p text:style-name="P5"/>
      <text:p text:style-name="P78">David Crawford, Aetna</text:p>
      <text:p text:style-name="P78">Marcos Orallo, Airbus Group SAS</text:p>
      <text:p text:style-name="P78">Sébastien Rummelhardt, Airbus Group SAS</text:p>
      <text:p text:style-name="P78">Roman Fiedler AIT Austrian Institute of Technology</text:p>
      <text:p text:style-name="P78">Giuseppe Settanni, AIT Austrian Institute of Technology</text:p>
      <text:p text:style-name="P78">Florian Skopik, AIT Austrian Institute of Technology</text:p>
      <text:p text:style-name="P78">Ryan Clough, Anomali</text:p>
      <text:p text:style-name="P78">Wei Huang, Anomali</text:p>
      <text:p text:style-name="P78">Hugh Njemanze, Anomali</text:p>
      <text:p text:style-name="P78">Katie Pelusi, Anomali</text:p>
      <text:p text:style-name="P78">Aaron Shelmire, Anomali</text:p>
      <text:p text:style-name="P78">Jason Trost, Anomali</text:p>
      <text:p text:style-name="P78">Dean Thompson, Australia and New Zealand Banking Group (ANZ Bank)</text:p>
      <text:p text:style-name="P78">Alexander Foley, Bank of America</text:p>
      <text:p text:style-name="P78">Tony Pham, Bank of America</text:p>
      <text:p text:style-name="P78"><text:soft-page-break/>Sounil Yu, Bank of America</text:p>
      <text:p text:style-name="P78">Humphrey Christian, Bay Dynamics</text:p>
      <text:p text:style-name="P78">Ryan Stolte, Bay Dynamics</text:p>
      <text:p text:style-name="P78">Owen Johnson, Blue Coat Systems, Inc.</text:p>
      <text:p text:style-name="P78">Aubrey Merchant, Blue Coat Systems, Inc.</text:p>
      <text:p text:style-name="P78">Sarah Kelley, Center for Internet Security (CIS)</text:p>
      <text:p text:style-name="P78">Cory Kennedy, CenturyLink</text:p>
      <text:p text:style-name="P78">Alexandre Dulaunoy, CIRCL</text:p>
      <text:p text:style-name="P78">Andras Iklody, CIRCL</text:p>
      <text:p text:style-name="P78">Raphaël Vinot, CIRCL</text:p>
      <text:p text:style-name="P78">Syam Appala, Cisco Systems</text:p>
      <text:p text:style-name="P78">Ted Bedwell, Cisco Systems</text:p>
      <text:p text:style-name="P78">Craig Brozefsky, Cisco Systems</text:p>
      <text:p text:style-name="P78">David McGrew, Cisco Systems</text:p>
      <text:p text:style-name="P78">Mark-David McLaughlin, Cisco Systems</text:p>
      <text:p text:style-name="P78">Henry Peltokangas, Cisco Systems</text:p>
      <text:p text:style-name="P78">Pavan Reddy, Cisco Systems</text:p>
      <text:p text:style-name="P78">Omar Santos, Cisco Systems</text:p>
      <text:p text:style-name="P78">Jyoti Verma, Cisco Systems</text:p>
      <text:p text:style-name="P78">Doug DePeppe, Cyber Threat Intelligence Network, Inc. (CTIN)</text:p>
      <text:p text:style-name="P78">Jane Ginn, Cyber Threat Intelligence Network, Inc. (CTIN)</text:p>
      <text:p text:style-name="P78">Ben Othman, Cyber Threat Intelligence Network, Inc. (CTIN)</text:p>
      <text:p text:style-name="P78">Andrew Byrne, Dell</text:p>
      <text:p text:style-name="P78">Jeff Odom, Dell</text:p>
      <text:p text:style-name="P78">Sreejith Padmajadevi, Dell</text:p>
      <text:p text:style-name="P78">Ravi Sharda, Dell</text:p>
      <text:p text:style-name="P78">Will Urbanski, Dell</text:p>
      <text:p text:style-name="P78">Jeff Williams, Dell</text:p>
      <text:p text:style-name="P78">Inette Furey, DHS Office of Cybersecurity and Communications (CS&amp;C)</text:p>
      <text:p text:style-name="P78">Michael Rosa, DHS Office of Cybersecurity and Communications (CS&amp;C)</text:p>
      <text:p text:style-name="P78">Sean Sobieraj, DHS Office of Cybersecurity and Communications (CS&amp;C)</text:p>
      <text:p text:style-name="P78">Richard Struse, DHS Office of Cybersecurity and Communications (CS&amp;C)</text:p>
      <text:p text:style-name="P78">Marlon Taylor, DHS Office of Cybersecurity and Communications (CS&amp;C)</text:p>
      <text:p text:style-name="P78">Jens Aabol, Difi-Agency for Public Management and eGovernment</text:p>
      <text:p text:style-name="P78">Wouter Bolsterlee, EclecticIQ</text:p>
      <text:p text:style-name="P78">Marko Dragoljevic, EclecticIQ</text:p>
      <text:p text:style-name="P78">Joep Gommers, EclecticIQ</text:p>
      <text:p text:style-name="P78">Sergey Polzunov, EclecticIQ</text:p>
      <text:p text:style-name="P78">Rutger Prins, EclecticIQ</text:p>
      <text:p text:style-name="P78">Andrei Sîrghi, EclecticIQ</text:p>
      <text:p text:style-name="P78">Aukjan van Belkum, EclecticIQ</text:p>
      <text:p text:style-name="P78">Raymon van der Velde, EclecticIQ</text:p>
      <text:p text:style-name="P78">Carolina Canales-Valenzuela, Ericsson</text:p>
      <text:p text:style-name="P78">Chris Ricard, Financial Services Information Sharing and Analysis Center (FS-ISAC)</text:p>
      <text:p text:style-name="P78">Phillip Boles, FireEye, Inc.</text:p>
      <text:p text:style-name="P78">Prasad Gaikwad, FireEye, Inc.</text:p>
      <text:p text:style-name="P78">Rajeev Jha, FireEye, Inc.</text:p>
      <text:p text:style-name="P78">Anuj Kumar, FireEye, Inc.</text:p>
      <text:p text:style-name="P78">Shyamal Pandya, FireEye, Inc.</text:p>
      <text:p text:style-name="P78">Paul Patrick, FireEye, Inc.</text:p>
      <text:p text:style-name="P78">Scott Shreve, FireEye, Inc.</text:p>
      <text:p text:style-name="P78">Jon Warren, FireEye, Inc.</text:p>
      <text:p text:style-name="P78">Charles White, Fornetix</text:p>
      <text:p text:style-name="P78">Simon Bryden, Fortinet Inc.</text:p>
      <text:p text:style-name="P78"><text:soft-page-break/>Gavin Chow, Fortinet Inc.</text:p>
      <text:p text:style-name="P78">Steve Fossen, Fortinet Inc.</text:p>
      <text:p text:style-name="P78">Adam Shewchuk, Fortinet Inc.</text:p>
      <text:p text:style-name="P78">Kenichi Terashita, Fortinet Inc.</text:p>
      <text:p text:style-name="P78">Yasutaka Ebihara, Fujitsu Limited</text:p>
      <text:p text:style-name="P78">David Markham, Fujitsu Limited</text:p>
      <text:p text:style-name="P78">Ryusuke Masuoka, Fujitsu Limited</text:p>
      <text:p text:style-name="P78">Daisuke Murabayashi, Fujitsu Limited</text:p>
      <text:p text:style-name="P78">Derek Northrope, Fujitsu Limited</text:p>
      <text:p text:style-name="P78">Koji Yamada, Fujitsu Limited</text:p>
      <text:p text:style-name="P78">Kunihiko Yoshimura, Fujitsu Limited</text:p>
      <text:p text:style-name="P78">Jonathan Algar, GDS</text:p>
      <text:p text:style-name="P78">Iain Brown, GDS</text:p>
      <text:p text:style-name="P78">Adam Cooper, GDS</text:p>
      <text:p text:style-name="P78">Mike McLellan, GDS</text:p>
      <text:p text:style-name="P78">Tyrone Nembhard, GDS</text:p>
      <text:p text:style-name="P78">Chris O'Brien, GDS</text:p>
      <text:p text:style-name="P78">James Penman, GDS</text:p>
      <text:p text:style-name="P78">Howard Staple, GDS</text:p>
      <text:p text:style-name="P78">Chris Taylor, GDS</text:p>
      <text:p text:style-name="P78">Laurie Thomson, GDS</text:p>
      <text:p text:style-name="P78">Alastair Treharne, GDS</text:p>
      <text:p text:style-name="P78">Julian White, GDS</text:p>
      <text:p text:style-name="P78">Peter Yapp, GDS</text:p>
      <text:p text:style-name="P78">Bethany Yates, GDS</text:p>
      <text:p text:style-name="P78">Robert van Engelen, Genivia</text:p>
      <text:p text:style-name="P78">Eric Burger, Georgetown University</text:p>
      <text:p text:style-name="P78">Mark Risher, Google Inc.</text:p>
      <text:p text:style-name="P78">Richard Austin, Hewlett Packard Enterprise (HPE)</text:p>
      <text:p text:style-name="P78">Tomas Sander, Hewlett Packard Enterprise (HPE)</text:p>
      <text:p text:style-name="P78">Naoki Hayashi, Hitachi, Ltd.</text:p>
      <text:p text:style-name="P78">Yoshihide Kawada, Hitachi, Ltd.</text:p>
      <text:p text:style-name="P78">Jun Nakanishi, Hitachi, Ltd.</text:p>
      <text:p text:style-name="P78">Kazuo Noguchi, Hitachi, Ltd.</text:p>
      <text:p text:style-name="P78">Akihito Sawada, Hitachi, Ltd.</text:p>
      <text:p text:style-name="P78">Yutaka Takami, Hitachi, Ltd.</text:p>
      <text:p text:style-name="P78">Masato Terada, Hitachi, Ltd.</text:p>
      <text:p text:style-name="P78">Xiaoyu Ge, Huawei Technologies Co., Ltd.</text:p>
      <text:p text:style-name="P78">Peter Allor, IBM</text:p>
      <text:p text:style-name="P78">Eldan Ben-Haim, IBM</text:p>
      <text:p text:style-name="P78">Allen Hadden, IBM</text:p>
      <text:p text:style-name="P78">Sandra Hernandez, IBM</text:p>
      <text:p text:style-name="P78">Jason Keirstead, IBM</text:p>
      <text:p text:style-name="P78">John Morris, IBM</text:p>
      <text:p text:style-name="P78">Laura Rusu, IBM</text:p>
      <text:p text:style-name="P78">frank schaffa, IBM</text:p>
      <text:p text:style-name="P78">Ron Williams, IBM</text:p>
      <text:p text:style-name="P78">Paul Martini, iboss, Inc.</text:p>
      <text:p text:style-name="P78">Ashwini Jarral, IJIS Institute</text:p>
      <text:p text:style-name="P78">Jerome Athias, Individual</text:p>
      <text:p text:style-name="P78">Peter Brown, Individual</text:p>
      <text:p text:style-name="P78">Joerg Eschweiler, Individual</text:p>
      <text:p text:style-name="P78">Stefan Hagen, Individual</text:p>
      <text:p text:style-name="P78">Elysa Jones, Individual</text:p>
      <text:p text:style-name="P78"><text:soft-page-break/>Sanjiv Kalkar, Individual</text:p>
      <text:p text:style-name="P78">Terry MacDonald, Individual</text:p>
      <text:p text:style-name="P78">Patrick Maroney, Individual</text:p>
      <text:p text:style-name="P78">Alex Pinto, Individual</text:p>
      <text:p text:style-name="P78">Mike Schmidt, Individual</text:p>
      <text:p text:style-name="P78">Srinivasa Addepalli, Intel Corporation</text:p>
      <text:p text:style-name="P78">Tim Casey, Intel Corporation</text:p>
      <text:p text:style-name="P78">Kent Landfield, Intel Corporation</text:p>
      <text:p text:style-name="P78">Andres More, Intel Corporation</text:p>
      <text:p text:style-name="P78">Steve Orrin, Intel Corporation</text:p>
      <text:p text:style-name="P78">Karin Marr, Johns Hopkins University Applied Physics Laboratory</text:p>
      <text:p text:style-name="P78">Julie Modlin, Johns Hopkins University Applied Physics Laboratory</text:p>
      <text:p text:style-name="P78">Mark Moss, Johns Hopkins University Applied Physics Laboratory</text:p>
      <text:p text:style-name="P78">Mark Munoz, Johns Hopkins University Applied Physics Laboratory</text:p>
      <text:p text:style-name="P78">Pamela Smith, Johns Hopkins University Applied Physics Laboratory</text:p>
      <text:p text:style-name="P78">David Laurance, JPMorgan Chase Bank, N.A.</text:p>
      <text:p text:style-name="P78">Russell Culpepper, Kaiser Permanente</text:p>
      <text:p text:style-name="P78">Beth Pumo, Kaiser Permanente</text:p>
      <text:p text:style-name="P78">Michael Slavick, Kaiser Permanente</text:p>
      <text:p text:style-name="P78">Trey Darley, Kingfisher Operations, sprl</text:p>
      <text:p text:style-name="P78">Jacob Hinkle, LexisNexis, a Division of Reed Elsevier</text:p>
      <text:p text:style-name="P78">Kinshuk Pahare, LookingGlass</text:p>
      <text:p text:style-name="P78">Allan Thomson, LookingGlass</text:p>
      <text:p text:style-name="P78">Ian Truslove, LookingGlass</text:p>
      <text:p text:style-name="P78">Chris Wood, LookingGlass</text:p>
      <text:p text:style-name="P78">Greg Back, Mitre Corporation</text:p>
      <text:p text:style-name="P78">Jonathan Baker, Mitre Corporation</text:p>
      <text:p text:style-name="P78">Sean Barnum, Mitre Corporation</text:p>
      <text:p text:style-name="P78">Desiree Beck, Mitre Corporation</text:p>
      <text:p text:style-name="P78">Jen, Burns Mitre Corporation</text:p>
      <text:p text:style-name="P78">Michael Chisholm, Mitre Corporation</text:p>
      <text:p text:style-name="P78">Nicole Gong, Mitre Corporation</text:p>
      <text:p text:style-name="P78">Jasen Jacobsen, Mitre Corporation</text:p>
      <text:p text:style-name="P78">Ivan Kirillov, Mitre Corporation</text:p>
      <text:p text:style-name="P78">Chris Lenk, Mitre Corporation</text:p>
      <text:p text:style-name="P78">Bob Natale, Mitre Corporation</text:p>
      <text:p text:style-name="P78">Richard Piazza, Mitre Corporation</text:p>
      <text:p text:style-name="P78">Larry Rodrigues, Mitre Corporation</text:p>
      <text:p text:style-name="P78">Jon Salwen, Mitre Corporation</text:p>
      <text:p text:style-name="P78">Charles Schmidt, Mitre Corporation</text:p>
      <text:p text:style-name="P78">Matt Scola, Mitre Corporation</text:p>
      <text:p text:style-name="P78">Alex Tweed, Mitre Corporation</text:p>
      <text:p text:style-name="P78">Emmanuelle Vargas-Gonzalez, Mitre Corporation</text:p>
      <text:p text:style-name="P78">Bryan Worrell, Mitre Corporation</text:p>
      <text:p text:style-name="P78">John Wunder, Mitre Corporation</text:p>
      <text:p text:style-name="P78">Jackson Wynn, Mitre Corporation</text:p>
      <text:p text:style-name="P78">James Cabral, MTG Management Consultants, LLC.</text:p>
      <text:p text:style-name="P78">Scott Algeier, National Council of ISACs (NCI)</text:p>
      <text:p text:style-name="P78">Denise Anderson, National Council of ISACs (NCI)</text:p>
      <text:p text:style-name="P78">Josh Poster, National Council of ISACs (NCI)</text:p>
      <text:p text:style-name="P78">Mike Boyle, National Security Agency</text:p>
      <text:p text:style-name="P78">Jessica Fitzgerald-McKay, National Security Agency</text:p>
      <text:p text:style-name="P78">David Kemp, National Security Agency</text:p>
      <text:p text:style-name="P78">Shaun McCullough, National Security Agency</text:p>
      <text:p text:style-name="P78"><text:soft-page-break/>John Anderson, Nc4</text:p>
      <text:p text:style-name="P78">Michael Butt, Nc4</text:p>
      <text:p text:style-name="P78">Mark Davidson, Nc4</text:p>
      <text:p text:style-name="P78">Daniel Dye, Nc4</text:p>
      <text:p text:style-name="P78">Angelo Mendonca, Nc4</text:p>
      <text:p text:style-name="P78">Michael Pepin, Nc4</text:p>
      <text:p text:style-name="P78">Natalie Suarez, Nc4</text:p>
      <text:p text:style-name="P78">Takahiro Kakumaru, NEC Corporation</text:p>
      <text:p text:style-name="P78">Lauri Korts-Pärn, NEC Corporation</text:p>
      <text:p text:style-name="P78">John-Mark Gurney, New Context Services, Inc.</text:p>
      <text:p text:style-name="P78">Christian Hunt, New Context Services, Inc.</text:p>
      <text:p text:style-name="P78">Daniel Riedel, New Context Services, Inc.</text:p>
      <text:p text:style-name="P78">Andrew Storms, New Context Services, Inc.</text:p>
      <text:p text:style-name="P78">Phil Cutforth, New Zealand Government</text:p>
      <text:p text:style-name="P78">Stephen Banghart, NIST</text:p>
      <text:p text:style-name="P78">David Darnell, North American Energy Standards Board</text:p>
      <text:p text:style-name="P78">Cory Casanave, Object Management Group</text:p>
      <text:p text:style-name="P78">Johnny Gau, Oracle</text:p>
      <text:p text:style-name="P78">Sunil Ravipati, Oracle</text:p>
      <text:p text:style-name="P78">Aharon Chernin, Perch</text:p>
      <text:p text:style-name="P78">Josh Larkins, PhishMe Inc.</text:p>
      <text:p text:style-name="P78">John Tolbert, Queralt Inc.</text:p>
      <text:p text:style-name="P78">Daniel Wyschogrod, Raytheon Company-SAS</text:p>
      <text:p text:style-name="P78">Ted Julian, Resilient Systems, Inc..</text:p>
      <text:p text:style-name="P78">Igor Baikalov, Securonix</text:p>
      <text:p text:style-name="P78">Joseph Brand, Semper Fortis Solutions</text:p>
      <text:p text:style-name="P78">Duncan Sparrell, sFractal Consulting LLC</text:p>
      <text:p text:style-name="P78">Thomas Schreck, Siemens AG</text:p>
      <text:p text:style-name="P78">Rob Roel, Southern California Edison</text:p>
      <text:p text:style-name="P78">Dave Cridland, Surevine Ltd.</text:p>
      <text:p text:style-name="P78">Tom Blauvelt, Symantec Corp.</text:p>
      <text:p text:style-name="P78">Bret Jordan, Symantec Corp.</text:p>
      <text:p text:style-name="P78">Robert Keith, Symantec Corp.</text:p>
      <text:p text:style-name="P78">Curtis Kostrosky, Symantec Corp.</text:p>
      <text:p text:style-name="P78">Juha Haaga, Synopsys</text:p>
      <text:p text:style-name="P78">Greg Reaume, TELUS</text:p>
      <text:p text:style-name="P78">Alan Steer, TELUS</text:p>
      <text:p text:style-name="P78">Crystal Hayes, The Boeing Company</text:p>
      <text:p text:style-name="P78">Wade Baker, ThreatConnect, Inc.</text:p>
      <text:p text:style-name="P78">Cole Iliff, ThreatConnect, Inc.</text:p>
      <text:p text:style-name="P78">Andrew Pendergast, ThreatConnect, Inc.</text:p>
      <text:p text:style-name="P78">Ben Schmoker, ThreatConnect, Inc.</text:p>
      <text:p text:style-name="P78">Jason Spies, ThreatConnect, Inc.</text:p>
      <text:p text:style-name="P78">Alejandro Valdivia, ThreatConnect, Inc.</text:p>
      <text:p text:style-name="P78">Ryan Trost, ThreatQuotient, Inc.</text:p>
      <text:p text:style-name="P78">Chris Roblee, TruSTAR Technology</text:p>
      <text:p text:style-name="P78">Mark Angel, U.S. Bank</text:p>
      <text:p text:style-name="P78">Brian Fay, U.S. Bank</text:p>
      <text:p text:style-name="P78">Joseph Frazier, U.S. Bank</text:p>
      <text:p text:style-name="P78">Mark Heidrick, U.S. Bank</text:p>
      <text:p text:style-name="P78">Mona Magathan, U.S. Bank</text:p>
      <text:p text:style-name="P78">Yevgen Sautin, U.S. Bank</text:p>
      <text:p text:style-name="P78">Richard Shok, U.S. Bank</text:p>
      <text:p text:style-name="P78">Todd Youngblood, U.S. Bank</text:p>
      <text:p text:style-name="P78"><text:soft-page-break/>James Bohling, US Department of Defense (DoD)</text:p>
      <text:p text:style-name="P78">Eoghan Casey, US Department of Defense (DoD)</text:p>
      <text:p text:style-name="P78">Gary Katz, US Department of Defense (DoD)</text:p>
      <text:p text:style-name="P78">Jeffrey Mates, US Department of Defense (DoD)</text:p>
      <text:p text:style-name="P78">Juan Gonzalez, US Department of Homeland Security</text:p>
      <text:p text:style-name="P78">Evette Maynard-Noel, US Department of Homeland Security</text:p>
      <text:p text:style-name="P78">Ray-yu Chang, VeriSign</text:p>
      <text:p text:style-name="P78">Robert Coderre, VeriSign</text:p>
      <text:p text:style-name="P78">Haripriya Gajendran, VeriSign</text:p>
      <text:p text:style-name="P78">Kyle Maxwell, VeriSign</text:p>
      <text:p text:style-name="P78">Eric Osterweil, VeriSign</text:p>
      <text:p text:style-name="P78">Ralph Thomas, VeriSign</text:p>
      <text:p text:style-name="P78">Anthony Rutkowski, Yanna Technologies LLC</text:p>
      <text:p text:style-name="P1"/>
      <text:p text:style-name="P1"/>
      <text:p text:style-name="P1"/>
      <text:p text:style-name="Standard"/>
      <text:p text:style-name="P76"/>
      <text:p text:style-name="P90"><text:bookmark text:name="_ezgh5tad1keg"/><draw:rect text:anchor-type="as-char" svg:y="0cm" draw:z-index="7" draw:style-name="gr1" draw:text-style-name="P147" svg:width="0.003cm" svg:height="0.054cm"><text:p/></draw:rect>​Appendix B. Revision History</text:p>
      <text:p text:style-name="P1"/>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0">Revision</text:p>
          </table:table-cell>
          <table:table-cell table:style-name="Table30.B1" office:value-type="string">
            <text:p text:style-name="P10">Date</text:p>
          </table:table-cell>
          <table:table-cell table:style-name="Table30.B1" office:value-type="string">
            <text:p text:style-name="P10">Editor</text:p>
          </table:table-cell>
          <table:table-cell table:style-name="Table30.B1" office:value-type="string">
            <text:p text:style-name="P9">Changes Made</text:p>
          </table:table-cell>
        </table:table-row>
        <table:table-row table:style-name="Table30.1">
          <table:table-cell table:style-name="Table30.A2" office:value-type="string">
            <text:p text:style-name="P6">01</text:p>
          </table:table-cell>
          <table:table-cell table:style-name="Table30.B2" office:value-type="string">
            <text:p text:style-name="P84">2017-01-20</text:p>
          </table:table-cell>
          <table:table-cell table:style-name="Table30.B2" office:value-type="string">
            <text:p text:style-name="P84">Bret Jordan,</text:p>
            <text:p text:style-name="P84">John Wunder,</text:p>
            <text:p text:style-name="P84">Rich Piazza,</text:p>
            <text:p text:style-name="P84">Ivan Kirillov,</text:p>
            <text:p text:style-name="P84">Trey Darley</text:p>
          </table:table-cell>
          <table:table-cell table:style-name="Table30.B2" office:value-type="string">
            <text:p text:style-name="P6">Initial Version</text:p>
          </table:table-cell>
        </table:table-row>
      </table:table>
      <text:p text:style-name="P1"/>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style:letter-kerning="true" style:font-name-asian="Arial1" style:font-size-asian="10pt" style:language-asian="zh" style:country-asian="CN" style:font-style-asian="normal" style:font-weight-asian="normal" style:font-name-complex="Arial1" style:font-size-complex="10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style:letter-kerning="true" style:font-name-asian="Arial1" style:font-size-asian="10pt" style:language-asian="zh" style:country-asian="CN" style:font-style-asian="normal" style:font-weight-asian="normal"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212cm" loext:contextual-spacing="true" fo:line-height="100%" fo:keep-together="always" fo:keep-with-next="always"/>
      <style:text-properties fo:color="#3b0070"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color="#3b0070"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3b0070" fo:font-size="13pt" fo:font-weight="bold" style:font-size-asian="13pt" style:font-weight-asian="bold" style:font-size-complex="13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353cm" loext:contextual-spacing="true" fo:line-height="100%" fo:keep-together="always" fo:keep-with-next="always"/>
      <style:text-properties fo:color="#3b0070" fo:font-size="14pt" fo:font-weight="bold" style:font-size-asian="14pt" style:font-weight-asian="bold" style:font-size-complex="14pt"/>
    </style:style>
    <style:style style:name="Subtitle" style:family="paragraph" style:parent-style-name="normal" style:next-style-name="Standard" style:default-outline-level="" style:class="chapter">
      <style:paragraph-properties fo:margin-top="0.212cm" fo:margin-bottom="0cm" loext:contextual-spacing="true" fo:line-height="100%" fo:keep-together="always" fo:keep-with-next="always"/>
      <style:text-properties fo:color="#3b0070" fo:font-size="10pt" fo:font-weight="bold" style:font-size-asian="10pt" style:font-weight-asian="bold" style:font-size-complex="10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fo:color="#000000"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12.065cm" fo:margin-left="12.7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3.3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12.065cm" fo:margin-left="12.7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3.3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style style:name="MP2" style:family="paragraph" style:parent-style-name="Standard">
      <style:paragraph-properties fo:margin-top="0cm" fo:margin-bottom="0cm" loext:contextual-spacing="false"/>
      <style:text-properties fo:font-size="8pt" style:font-size-asian="8pt" style:font-size-complex="8pt"/>
    </style:style>
    <style:style style:name="MP3" style:family="paragraph" style:parent-style-name="Standard">
      <style:paragraph-properties fo:margin-top="0cm" fo:margin-bottom="0cm" loext:contextual-spacing="false" fo:text-align="end" style:justify-single-word="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footer>
        <text:p text:style-name="MP2"/>
        <text:p text:style-name="MP2"/>
        <text:p text:style-name="MP2">stix-v2.0-wd01-part2-stix-objects <text:s text:c="38"/>Working Draft 01 <text:s text:c="51"/><text:tab/> <text:s text:c="4"/>20 January 2017</text:p>
        <text:p text:style-name="MP1"><text:span text:style-name="MT1">Standards Track Draft <text:s text:c="27"/><text:tab/> Copyright © OASIS Open 2017. All Rights Reserved. <text:s text:c="36"/>Page </text:span><text:span text:style-name="MT1"><text:page-number text:select-page="current">1</text:page-number></text:span><text:span text:style-name="MT1"> of </text:span><text:span text:style-name="MT1"><text:page-count>66</text:page-count></text:span></text:p>
        <text:p text:style-name="MP3"/>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dc:date>2017-03-20T19:22:53.854872002</dc:date>
    <meta:editing-duration>P1DT1H52M1S</meta:editing-duration>
    <meta:editing-cycles>6</meta:editing-cycles>
    <meta:document-statistic meta:table-count="30" meta:image-count="0" meta:object-count="0" meta:page-count="66" meta:paragraph-count="1988" meta:word-count="20577" meta:character-count="105608" meta:non-whitespace-character-count="91009"/>
  </office:meta>
</office:document-meta>
</file>